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ta-5" style:family="table" style:master-page-name="ta-mp-5">
      <style:table-properties table:display="true" style:writing-mode="lr-tb" gnm:display-formulas="false" gnm:display-col-header="true" gnm:display-row-header="true"/>
    </style:style>
    <style:style style:name="ta-6" style:family="table" style:master-page-name="ta-mp-6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71cm solid #000000" fo:border-bottom="0.000cm none #c7c7c7" fo:border-left="0.071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71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71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71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35cm solid #000000" fo:border-bottom="0.071cm solid #000000" fo:border-left="0.071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71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35cm solid #000000" fo:border-bottom="0.071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71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" style:family="table-cell" style:data-style-name="General">
      <style:table-cell-properties fo:background-color="transparent" gnm:background-colour="#ffffff" gnm:pattern-colour="#000000" gnm:pattern="0" fo:border-top="0.035cm solid #000000" fo:border-bottom="0.071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" style:family="table-cell" style:data-style-name="General">
      <style:table-cell-properties fo:background-color="transparent" gnm:background-colour="#ffffff" gnm:pattern-colour="#000000" gnm:pattern="0" fo:border-top="0.071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3" style:family="table-cell" style:data-style-name="General">
      <style:table-cell-properties fo:background-color="transparent" gnm:background-colour="#ffffff" gnm:pattern-colour="#000000" gnm:pattern="0" fo:border-top="0.035cm solid #000000" fo:border-bottom="0.071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4" style:family="table-cell" style:data-style-name="General">
      <style:table-cell-properties fo:background-color="transparent" gnm:background-colour="#ffffff" gnm:pattern-colour="#000000" gnm:pattern="0" fo:border-top="0.071cm solid #000000" fo:border-bottom="0.035cm solid #000000" fo:border-left="0.035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5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8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9" style:family="table-cell" style:data-style-name="General">
      <style:table-cell-properties fo:background-color="transparent" gnm:background-colour="#ffffff" gnm:pattern-colour="#000000" gnm:pattern="0" fo:border-top="0.035cm solid #000000" fo:border-bottom="0.071cm solid #000000" fo:border-left="0.035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71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71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3" style:family="table-cell" style:data-style-name="General">
      <style:table-cell-properties fo:background-color="transparent" gnm:background-colour="#ffffff" gnm:pattern-colour="#000000" gnm:pattern="0" fo:border-top="0.035cm solid #000000" fo:border-bottom="0.071cm solid #000000" fo:border-left="0.071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6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7" style:family="table-cell" style:data-style-name="General">
      <style:table-cell-properties fo:background-color="transparent" gnm:background-colour="#ffffff" gnm:pattern-colour="#000000" gnm:pattern="0" fo:border-top="0.035cm solid #000000" fo:border-bottom="0.071cm solid #000000" fo:border-left="0.035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9" style:family="table-cell" style:data-style-name="General">
      <style:table-cell-properties fo:background-color="transparent" gnm:background-colour="#ffffff" gnm:pattern-colour="#000000" gnm:pattern="0" fo:border-top="0.071cm solid #000000" fo:border-bottom="0.000cm none #c7c7c7" fo:border-left="0.071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0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71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71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71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3" style:family="table-cell" style:data-style-name="General">
      <style:table-cell-properties fo:background-color="transparent" gnm:background-colour="#ffffff" gnm:pattern-colour="#000000" gnm:pattern="0" fo:border-top="0.035cm solid #000000" fo:border-bottom="0.071cm solid #000000" fo:border-left="0.071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5" style:family="table-cell" style:data-style-name="General">
      <style:table-cell-properties fo:background-color="transparent" gnm:background-colour="#ffffff" gnm:pattern-colour="#000000" gnm:pattern="0" fo:border-top="0.071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6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9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0" style:family="table-cell" style:data-style-name="General">
      <style:table-cell-properties fo:background-color="transparent" gnm:background-colour="#ffffff" gnm:pattern-colour="#000000" gnm:pattern="0" fo:border-top="0.035cm solid #000000" fo:border-bottom="0.071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1" style:family="table-cell" style:data-style-name="General">
      <style:table-cell-properties fo:background-color="transparent" gnm:background-colour="#ffffff" gnm:pattern-colour="#000000" gnm:pattern="0" fo:border-top="0.071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2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4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5" style:family="table-cell" style:data-style-name="General">
      <style:table-cell-properties fo:background-color="transparent" gnm:background-colour="#ffffff" gnm:pattern-colour="#000000" gnm:pattern="0" fo:border-top="0.035cm solid #000000" fo:border-bottom="0.071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6" style:family="table-cell" style:data-style-name="General">
      <style:table-cell-properties fo:background-color="transparent" gnm:background-colour="#ffffff" gnm:pattern-colour="#000000" gnm:pattern="0" fo:border-top="0.071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7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0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1" style:family="table-cell" style:data-style-name="General">
      <style:table-cell-properties fo:background-color="transparent" gnm:background-colour="#ffffff" gnm:pattern-colour="#000000" gnm:pattern="0" fo:border-top="0.035cm solid #000000" fo:border-bottom="0.071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2" style:family="table-cell" style:data-style-name="General">
      <style:table-cell-properties fo:background-color="transparent" gnm:background-colour="#ffffff" gnm:pattern-colour="#000000" gnm:pattern="0" fo:border-top="0.071cm solid #000000" fo:border-bottom="0.035cm solid #000000" fo:border-left="0.035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3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6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7" style:family="table-cell" style:data-style-name="General">
      <style:table-cell-properties fo:background-color="transparent" gnm:background-colour="#ffffff" gnm:pattern-colour="#000000" gnm:pattern="0" fo:border-top="0.035cm solid #000000" fo:border-bottom="0.071cm solid #000000" fo:border-left="0.035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9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4.01pt" style:use-optimal-column-width="true"/>
    </style:style>
    <style:style style:name="ACOL-2" style:family="table-column"/>
    <style:style style:name="ACOL-3" style:family="table-column">
      <style:table-column-properties style:column-width="121.40624999999997pt" style:use-optimal-column-width="true"/>
    </style:style>
    <style:style style:name="ACOL-4" style:family="table-column">
      <style:table-column-properties style:column-width="117.65624999999997pt" style:use-optimal-column-width="true"/>
    </style:style>
    <style:style style:name="ACOL-5" style:family="table-column">
      <style:table-column-properties style:column-width="129.84374999999997pt" style:use-optimal-column-width="true"/>
    </style:style>
    <style:style style:name="ACOL-6" style:family="table-column">
      <style:table-column-properties style:column-width="135.93749999999997pt" style:use-optimal-column-width="true"/>
    </style:style>
    <style:style style:name="ACOL-7" style:family="table-column">
      <style:table-column-properties style:column-width="103.12499999999999pt" style:use-optimal-column-width="true"/>
    </style:style>
    <style:style style:name="ACOL-8" style:family="table-column">
      <style:table-column-properties style:column-width="115.31249999999997pt" style:use-optimal-column-width="true"/>
    </style:style>
    <style:style style:name="ACOL-9" style:family="table-column">
      <style:table-column-properties style:column-width="123.74999999999997pt" style:use-optimal-column-width="true"/>
    </style:style>
    <style:style style:name="ACOL-10" style:family="table-column">
      <style:table-column-properties style:column-width="72.75pt" style:use-optimal-column-width="true"/>
    </style:style>
    <style:style style:name="ACOL-11" style:family="table-column">
      <style:table-column-properties style:column-width="64.5pt" style:use-optimal-column-width="true"/>
    </style:style>
    <style:style style:name="ACOL-12" style:family="table-column">
      <style:table-column-properties style:column-width="48.75pt" style:use-optimal-column-width="true"/>
    </style:style>
    <style:style style:name="ACOL-13" style:family="table-column">
      <style:table-column-properties style:column-width="96.75pt" style:use-optimal-column-width="true"/>
    </style:style>
    <style:style style:name="ACOL-14" style:family="table-column">
      <style:table-column-properties style:column-width="114.75pt" style:use-optimal-column-width="true"/>
    </style:style>
    <style:style style:name="ACOL-15" style:family="table-column">
      <style:table-column-properties style:column-width="78.75pt" style:use-optimal-column-width="true"/>
    </style:style>
    <style:style style:name="AROW-1" style:family="table-row">
      <style:table-row-properties style:row-height="12.81pt" style:use-optimal-row-height="true"/>
    </style:style>
    <style:style style:name="AROW-2" style:family="table-row"/>
    <style:style style:name="AROW-3" style:family="table-row">
      <style:table-row-properties style:row-height="13.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op 10" table:style-name="ta-0" table:print="true">
        <office:forms form:automatic-focus="false" form:apply-design-mode="false">
          <form:form/>
        </office:forms>
        <table:table-column table:default-cell-style-name="ACE-0" table:style-name="ACOL-1" table:number-columns-repeated="8"/>
        <table:table-column table:default-cell-style-name="ACE-0" table:style-name="ACOL-0" table:number-columns-repeated="120"/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5" table:style-name="ACE-0"/>
          <table:table-cell table:style-name="ACE-0" office:value-type="string">
            <text:p>Dataset</text:p>
          </table:table-cell>
          <table:table-cell table:style-name="ACE-0" office:value-type="string">
            <text:p>Average_paradigm_size</text:p>
          </table:table-cell>
          <table:table-cell table:style-name="ACE-0" office:value-type="string">
            <text:p>LCS_threshold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aey</text:p>
          </table:table-cell>
          <table:table-cell table:style-name="ACE-0" office:value-type="float" office:value="5.5822000000000003">
            <text:p>5.5822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aey</text:p>
          </table:table-cell>
          <table:table-cell table:style-name="ACE-0" office:value-type="float" office:value="4.5191999999999997">
            <text:p>4.5192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aey</text:p>
          </table:table-cell>
          <table:table-cell table:style-name="ACE-0" office:value-type="float" office:value="3.7063000000000001">
            <text:p>3.7063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aey</text:p>
          </table:table-cell>
          <table:table-cell table:style-name="ACE-0" office:value-type="float" office:value="2.9946000000000002">
            <text:p>2.9946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aey</text:p>
          </table:table-cell>
          <table:table-cell table:style-name="ACE-0" office:value-type="float" office:value="2.6295999999999999">
            <text:p>2.6296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aey</text:p>
          </table:table-cell>
          <table:table-cell table:style-name="ACE-0" office:value-type="float" office:value="2.4552999999999998">
            <text:p>2.4553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aey</text:p>
          </table:table-cell>
          <table:table-cell table:style-name="ACE-0" office:value-type="float" office:value="2.2187999999999999">
            <text:p>2.2188</text:p>
          </table:table-cell>
          <table:table-cell table:style-name="ACE-0" office:value-type="float" office:value="0.90000000000000002">
            <text:p>0.9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amp</text:p>
          </table:table-cell>
          <table:table-cell table:style-name="ACE-0" office:value-type="float" office:value="6.2042999999999999">
            <text:p>6.2043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amp</text:p>
          </table:table-cell>
          <table:table-cell table:style-name="ACE-0" office:value-type="float" office:value="5.3621999999999996">
            <text:p>5.3622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amp</text:p>
          </table:table-cell>
          <table:table-cell table:style-name="ACE-0" office:value-type="float" office:value="4.6276000000000002">
            <text:p>4.6276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amp</text:p>
          </table:table-cell>
          <table:table-cell table:style-name="ACE-0" office:value-type="float" office:value="3.8694000000000002">
            <text:p>3.8694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amp</text:p>
          </table:table-cell>
          <table:table-cell table:style-name="ACE-0" office:value-type="float" office:value="3.4491999999999998">
            <text:p>3.4492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amp</text:p>
          </table:table-cell>
          <table:table-cell table:style-name="ACE-0" office:value-type="float" office:value="3.1297000000000001">
            <text:p>3.1297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amp</text:p>
          </table:table-cell>
          <table:table-cell table:style-name="ACE-0" office:value-type="float" office:value="2.8500999999999999">
            <text:p>2.8501</text:p>
          </table:table-cell>
          <table:table-cell table:style-name="ACE-0" office:value-type="float" office:value="0.90000000000000002">
            <text:p>0.9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ape</text:p>
          </table:table-cell>
          <table:table-cell table:style-name="ACE-0" office:value-type="float" office:value="6.1356000000000002">
            <text:p>6.1356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ape</text:p>
          </table:table-cell>
          <table:table-cell table:style-name="ACE-0" office:value-type="float" office:value="5.2012">
            <text:p>5.2012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ape</text:p>
          </table:table-cell>
          <table:table-cell table:style-name="ACE-0" office:value-type="float" office:value="4.3822000000000001">
            <text:p>4.3822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ape</text:p>
          </table:table-cell>
          <table:table-cell table:style-name="ACE-0" office:value-type="float" office:value="3.6057999999999999">
            <text:p>3.6058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ape</text:p>
          </table:table-cell>
          <table:table-cell table:style-name="ACE-0" office:value-type="float" office:value="3.1149">
            <text:p>3.1149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ape</text:p>
          </table:table-cell>
          <table:table-cell table:style-name="ACE-0" office:value-type="float" office:value="2.7589999999999999">
            <text:p>2.759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ape</text:p>
          </table:table-cell>
          <table:table-cell table:style-name="ACE-0" office:value-type="float" office:value="2.6482000000000001">
            <text:p>2.6482</text:p>
          </table:table-cell>
          <table:table-cell table:style-name="ACE-0" office:value-type="float" office:value="0.90000000000000002">
            <text:p>0.9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apu</text:p>
          </table:table-cell>
          <table:table-cell table:style-name="ACE-0" office:value-type="float" office:value="6.4184999999999999">
            <text:p>6.4185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apu</text:p>
          </table:table-cell>
          <table:table-cell table:style-name="ACE-0" office:value-type="float" office:value="5.3567">
            <text:p>5.3567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apu</text:p>
          </table:table-cell>
          <table:table-cell table:style-name="ACE-0" office:value-type="float" office:value="4.5606">
            <text:p>4.5606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apu</text:p>
          </table:table-cell>
          <table:table-cell table:style-name="ACE-0" office:value-type="float" office:value="3.8948999999999998">
            <text:p>3.8949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apu</text:p>
          </table:table-cell>
          <table:table-cell table:style-name="ACE-0" office:value-type="float" office:value="3.4137">
            <text:p>3.4137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apu</text:p>
          </table:table-cell>
          <table:table-cell table:style-name="ACE-0" office:value-type="float" office:value="2.9630000000000001">
            <text:p>2.963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apu</text:p>
          </table:table-cell>
          <table:table-cell table:style-name="ACE-0" office:value-type="float" office:value="2.7355999999999998">
            <text:p>2.7356</text:p>
          </table:table-cell>
          <table:table-cell table:style-name="ACE-0" office:value-type="float" office:value="0.90000000000000002">
            <text:p>0.9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arn</text:p>
          </table:table-cell>
          <table:table-cell table:style-name="ACE-0" office:value-type="float" office:value="5.2664999999999997">
            <text:p>5.2665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arn</text:p>
          </table:table-cell>
          <table:table-cell table:style-name="ACE-0" office:value-type="float" office:value="4.4004000000000003">
            <text:p>4.4004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arn</text:p>
          </table:table-cell>
          <table:table-cell table:style-name="ACE-0" office:value-type="float" office:value="3.7324000000000002">
            <text:p>3.7324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arn</text:p>
          </table:table-cell>
          <table:table-cell table:style-name="ACE-0" office:value-type="float" office:value="3.1652999999999998">
            <text:p>3.1653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arn</text:p>
          </table:table-cell>
          <table:table-cell table:style-name="ACE-0" office:value-type="float" office:value="2.7160000000000002">
            <text:p>2.716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arn</text:p>
          </table:table-cell>
          <table:table-cell table:style-name="ACE-0" office:value-type="float" office:value="2.3601999999999999">
            <text:p>2.3602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arn</text:p>
          </table:table-cell>
          <table:table-cell table:style-name="ACE-0" office:value-type="float" office:value="2.1661999999999999">
            <text:p>2.1662</text:p>
          </table:table-cell>
          <table:table-cell table:style-name="ACE-0" office:value-type="float" office:value="0.90000000000000002">
            <text:p>0.9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arz</text:p>
          </table:table-cell>
          <table:table-cell table:style-name="ACE-0" office:value-type="float" office:value="5.8140000000000001">
            <text:p>5.814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arz</text:p>
          </table:table-cell>
          <table:table-cell table:style-name="ACE-0" office:value-type="float" office:value="4.5941000000000001">
            <text:p>4.5941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arz</text:p>
          </table:table-cell>
          <table:table-cell table:style-name="ACE-0" office:value-type="float" office:value="3.7052">
            <text:p>3.7052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arz</text:p>
          </table:table-cell>
          <table:table-cell table:style-name="ACE-0" office:value-type="float" office:value="3.0775000000000001">
            <text:p>3.0775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arz</text:p>
          </table:table-cell>
          <table:table-cell table:style-name="ACE-0" office:value-type="float" office:value="2.6917">
            <text:p>2.6917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arz</text:p>
          </table:table-cell>
          <table:table-cell table:style-name="ACE-0" office:value-type="float" office:value="2.4794">
            <text:p>2.4794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arz</text:p>
          </table:table-cell>
          <table:table-cell table:style-name="ACE-0" office:value-type="float" office:value="2.3371">
            <text:p>2.3371</text:p>
          </table:table-cell>
          <table:table-cell table:style-name="ACE-0" office:value-type="float" office:value="0.90000000000000002">
            <text:p>0.9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bsn</text:p>
          </table:table-cell>
          <table:table-cell table:style-name="ACE-0" office:value-type="float" office:value="6.2885999999999997">
            <text:p>6.2886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bsn</text:p>
          </table:table-cell>
          <table:table-cell table:style-name="ACE-0" office:value-type="float" office:value="5.0857999999999999">
            <text:p>5.0858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bsn</text:p>
          </table:table-cell>
          <table:table-cell table:style-name="ACE-0" office:value-type="float" office:value="4.1089000000000002">
            <text:p>4.1089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bsn</text:p>
          </table:table-cell>
          <table:table-cell table:style-name="ACE-0" office:value-type="float" office:value="3.2787999999999999">
            <text:p>3.2788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bsn</text:p>
          </table:table-cell>
          <table:table-cell table:style-name="ACE-0" office:value-type="float" office:value="2.7505000000000002">
            <text:p>2.7505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bsn</text:p>
          </table:table-cell>
          <table:table-cell table:style-name="ACE-0" office:value-type="float" office:value="2.3816000000000002">
            <text:p>2.3816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bsn</text:p>
          </table:table-cell>
          <table:table-cell table:style-name="ACE-0" office:value-type="float" office:value="2.1488999999999998">
            <text:p>2.1489</text:p>
          </table:table-cell>
          <table:table-cell table:style-name="ACE-0" office:value-type="float" office:value="0.90000000000000002">
            <text:p>0.9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cha</text:p>
          </table:table-cell>
          <table:table-cell table:style-name="ACE-0" office:value-type="float" office:value="3.8167">
            <text:p>3.8167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cha</text:p>
          </table:table-cell>
          <table:table-cell table:style-name="ACE-0" office:value-type="float" office:value="3.1029">
            <text:p>3.1029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cha</text:p>
          </table:table-cell>
          <table:table-cell table:style-name="ACE-0" office:value-type="float" office:value="2.7088999999999999">
            <text:p>2.7089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cha</text:p>
          </table:table-cell>
          <table:table-cell table:style-name="ACE-0" office:value-type="float" office:value="2.4190999999999998">
            <text:p>2.4191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cha</text:p>
          </table:table-cell>
          <table:table-cell table:style-name="ACE-0" office:value-type="float" office:value="2.2403">
            <text:p>2.2403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cha</text:p>
          </table:table-cell>
          <table:table-cell table:style-name="ACE-0" office:value-type="float" office:value="2.1059000000000001">
            <text:p>2.1059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cha</text:p>
          </table:table-cell>
          <table:table-cell table:style-name="ACE-0" office:value-type="float" office:value="2.0667">
            <text:p>2.0667</text:p>
          </table:table-cell>
          <table:table-cell table:style-name="ACE-0" office:value-type="float" office:value="0.90000000000000002">
            <text:p>0.9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ckt</text:p>
          </table:table-cell>
          <table:table-cell table:style-name="ACE-0" office:value-type="float" office:value="3.9336000000000002">
            <text:p>3.9336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ckt</text:p>
          </table:table-cell>
          <table:table-cell table:style-name="ACE-0" office:value-type="float" office:value="3.4095">
            <text:p>3.4095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ckt</text:p>
          </table:table-cell>
          <table:table-cell table:style-name="ACE-0" office:value-type="float" office:value="3.0041000000000002">
            <text:p>3.0041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ckt</text:p>
          </table:table-cell>
          <table:table-cell table:style-name="ACE-0" office:value-type="float" office:value="2.6703000000000001">
            <text:p>2.6703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ckt</text:p>
          </table:table-cell>
          <table:table-cell table:style-name="ACE-0" office:value-type="float" office:value="2.4443999999999999">
            <text:p>2.4444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ckt</text:p>
          </table:table-cell>
          <table:table-cell table:style-name="ACE-0" office:value-type="float" office:value="2.3502000000000001">
            <text:p>2.3502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ckt</text:p>
          </table:table-cell>
          <table:table-cell table:style-name="ACE-0" office:value-type="float" office:value="2.2753999999999999">
            <text:p>2.2754</text:p>
          </table:table-cell>
          <table:table-cell table:style-name="ACE-0" office:value-type="float" office:value="0.90000000000000002">
            <text:p>0.9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deu</text:p>
          </table:table-cell>
          <table:table-cell table:style-name="ACE-0" office:value-type="float" office:value="5.2710999999999997">
            <text:p>5.2711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deu</text:p>
          </table:table-cell>
          <table:table-cell table:style-name="ACE-0" office:value-type="float" office:value="4.2695999999999996">
            <text:p>4.2696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deu</text:p>
          </table:table-cell>
          <table:table-cell table:style-name="ACE-0" office:value-type="float" office:value="3.4658000000000002">
            <text:p>3.4658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deu</text:p>
          </table:table-cell>
          <table:table-cell table:style-name="ACE-0" office:value-type="float" office:value="2.8915999999999999">
            <text:p>2.8916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deu</text:p>
          </table:table-cell>
          <table:table-cell table:style-name="ACE-0" office:value-type="float" office:value="2.5869">
            <text:p>2.5869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deu</text:p>
          </table:table-cell>
          <table:table-cell table:style-name="ACE-0" office:value-type="float" office:value="2.3976000000000002">
            <text:p>2.3976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deu</text:p>
          </table:table-cell>
          <table:table-cell table:style-name="ACE-0" office:value-type="float" office:value="2.27">
            <text:p>2.27</text:p>
          </table:table-cell>
          <table:table-cell table:style-name="ACE-0" office:value-type="float" office:value="0.90000000000000002">
            <text:p>0.9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dgz</text:p>
          </table:table-cell>
          <table:table-cell table:style-name="ACE-0" office:value-type="float" office:value="6.2907999999999999">
            <text:p>6.2908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dgz</text:p>
          </table:table-cell>
          <table:table-cell table:style-name="ACE-0" office:value-type="float" office:value="5.3315000000000001">
            <text:p>5.3315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dgz</text:p>
          </table:table-cell>
          <table:table-cell table:style-name="ACE-0" office:value-type="float" office:value="4.4176000000000002">
            <text:p>4.4176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dgz</text:p>
          </table:table-cell>
          <table:table-cell table:style-name="ACE-0" office:value-type="float" office:value="3.5148000000000001">
            <text:p>3.5148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dgz</text:p>
          </table:table-cell>
          <table:table-cell table:style-name="ACE-0" office:value-type="float" office:value="3.0243000000000002">
            <text:p>3.0243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dgz</text:p>
          </table:table-cell>
          <table:table-cell table:style-name="ACE-0" office:value-type="float" office:value="2.7328999999999999">
            <text:p>2.7329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dgz</text:p>
          </table:table-cell>
          <table:table-cell table:style-name="ACE-0" office:value-type="float" office:value="2.4746999999999999">
            <text:p>2.4747</text:p>
          </table:table-cell>
          <table:table-cell table:style-name="ACE-0" office:value-type="float" office:value="0.90000000000000002">
            <text:p>0.9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ell</text:p>
          </table:table-cell>
          <table:table-cell table:style-name="ACE-0" office:value-type="float" office:value="4.7442000000000002">
            <text:p>4.7442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ell</text:p>
          </table:table-cell>
          <table:table-cell table:style-name="ACE-0" office:value-type="float" office:value="3.7633999999999999">
            <text:p>3.7634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ell</text:p>
          </table:table-cell>
          <table:table-cell table:style-name="ACE-0" office:value-type="float" office:value="3.0962000000000001">
            <text:p>3.0962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ell</text:p>
          </table:table-cell>
          <table:table-cell table:style-name="ACE-0" office:value-type="float" office:value="2.6909000000000001">
            <text:p>2.6909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ell</text:p>
          </table:table-cell>
          <table:table-cell table:style-name="ACE-0" office:value-type="float" office:value="2.4245999999999999">
            <text:p>2.4246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ell</text:p>
          </table:table-cell>
          <table:table-cell table:style-name="ACE-0" office:value-type="float" office:value="2.2833999999999999">
            <text:p>2.2834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ell</text:p>
          </table:table-cell>
          <table:table-cell table:style-name="ACE-0" office:value-type="float" office:value="2.1993">
            <text:p>2.1993</text:p>
          </table:table-cell>
          <table:table-cell table:style-name="ACE-0" office:value-type="float" office:value="0.90000000000000002">
            <text:p>0.9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eng</text:p>
          </table:table-cell>
          <table:table-cell table:style-name="ACE-0" office:value-type="float" office:value="4.4546999999999999">
            <text:p>4.4547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eng</text:p>
          </table:table-cell>
          <table:table-cell table:style-name="ACE-0" office:value-type="float" office:value="3.6229">
            <text:p>3.6229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eng</text:p>
          </table:table-cell>
          <table:table-cell table:style-name="ACE-0" office:value-type="float" office:value="3.0364">
            <text:p>3.0364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eng</text:p>
          </table:table-cell>
          <table:table-cell table:style-name="ACE-0" office:value-type="float" office:value="2.5463">
            <text:p>2.5463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eng</text:p>
          </table:table-cell>
          <table:table-cell table:style-name="ACE-0" office:value-type="float" office:value="2.3702000000000001">
            <text:p>2.3702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eng</text:p>
          </table:table-cell>
          <table:table-cell table:style-name="ACE-0" office:value-type="float" office:value="2.2475999999999998">
            <text:p>2.2476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eng</text:p>
          </table:table-cell>
          <table:table-cell table:style-name="ACE-0" office:value-type="float" office:value="2.0325000000000002">
            <text:p>2.0325</text:p>
          </table:table-cell>
          <table:table-cell table:style-name="ACE-0" office:value-type="float" office:value="0.90000000000000002">
            <text:p>0.9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eus</text:p>
          </table:table-cell>
          <table:table-cell table:style-name="ACE-0" office:value-type="float" office:value="3.4767000000000001">
            <text:p>3.4767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eus</text:p>
          </table:table-cell>
          <table:table-cell table:style-name="ACE-0" office:value-type="float" office:value="3.0583999999999998">
            <text:p>3.0584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eus</text:p>
          </table:table-cell>
          <table:table-cell table:style-name="ACE-0" office:value-type="float" office:value="2.7511000000000001">
            <text:p>2.7511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eus</text:p>
          </table:table-cell>
          <table:table-cell table:style-name="ACE-0" office:value-type="float" office:value="2.4581">
            <text:p>2.4581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eus</text:p>
          </table:table-cell>
          <table:table-cell table:style-name="ACE-0" office:value-type="float" office:value="2.2642000000000002">
            <text:p>2.2642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eus</text:p>
          </table:table-cell>
          <table:table-cell table:style-name="ACE-0" office:value-type="float" office:value="2.1997">
            <text:p>2.1997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eus</text:p>
          </table:table-cell>
          <table:table-cell table:style-name="ACE-0" office:value-type="float" office:value="2.0556000000000001">
            <text:p>2.0556</text:p>
          </table:table-cell>
          <table:table-cell table:style-name="ACE-0" office:value-type="float" office:value="0.90000000000000002">
            <text:p>0.9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fij</text:p>
          </table:table-cell>
          <table:table-cell table:style-name="ACE-0" office:value-type="float" office:value="4.5621">
            <text:p>4.5621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fij</text:p>
          </table:table-cell>
          <table:table-cell table:style-name="ACE-0" office:value-type="float" office:value="3.7671000000000001">
            <text:p>3.7671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fij</text:p>
          </table:table-cell>
          <table:table-cell table:style-name="ACE-0" office:value-type="float" office:value="2.9851000000000001">
            <text:p>2.9851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fij</text:p>
          </table:table-cell>
          <table:table-cell table:style-name="ACE-0" office:value-type="float" office:value="2.5600000000000001">
            <text:p>2.56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fij</text:p>
          </table:table-cell>
          <table:table-cell table:style-name="ACE-0" office:value-type="float" office:value="2.2513999999999998">
            <text:p>2.2514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fij</text:p>
          </table:table-cell>
          <table:table-cell table:style-name="ACE-0" office:value-type="float" office:value="2.1341999999999999">
            <text:p>2.1342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fij</text:p>
          </table:table-cell>
          <table:table-cell table:style-name="ACE-0" office:value-type="float" office:value="2.0533000000000001">
            <text:p>2.0533</text:p>
          </table:table-cell>
          <table:table-cell table:style-name="ACE-0" office:value-type="float" office:value="0.90000000000000002">
            <text:p>0.9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fin</text:p>
          </table:table-cell>
          <table:table-cell table:style-name="ACE-0" office:value-type="float" office:value="5.0858999999999996">
            <text:p>5.0859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fin</text:p>
          </table:table-cell>
          <table:table-cell table:style-name="ACE-0" office:value-type="float" office:value="4.0155000000000003">
            <text:p>4.0155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fin</text:p>
          </table:table-cell>
          <table:table-cell table:style-name="ACE-0" office:value-type="float" office:value="3.2404999999999999">
            <text:p>3.2405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fin</text:p>
          </table:table-cell>
          <table:table-cell table:style-name="ACE-0" office:value-type="float" office:value="2.7200000000000002">
            <text:p>2.72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fin</text:p>
          </table:table-cell>
          <table:table-cell table:style-name="ACE-0" office:value-type="float" office:value="2.4649999999999999">
            <text:p>2.465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fin</text:p>
          </table:table-cell>
          <table:table-cell table:style-name="ACE-0" office:value-type="float" office:value="2.3144">
            <text:p>2.3144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fin</text:p>
          </table:table-cell>
          <table:table-cell table:style-name="ACE-0" office:value-type="float" office:value="2.2246000000000001">
            <text:p>2.2246</text:p>
          </table:table-cell>
          <table:table-cell table:style-name="ACE-0" office:value-type="float" office:value="0.90000000000000002">
            <text:p>0.9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fra</text:p>
          </table:table-cell>
          <table:table-cell table:style-name="ACE-0" office:value-type="float" office:value="4.7855999999999996">
            <text:p>4.7856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fra</text:p>
          </table:table-cell>
          <table:table-cell table:style-name="ACE-0" office:value-type="float" office:value="3.8411">
            <text:p>3.8411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fra</text:p>
          </table:table-cell>
          <table:table-cell table:style-name="ACE-0" office:value-type="float" office:value="3.2025000000000001">
            <text:p>3.2025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fra</text:p>
          </table:table-cell>
          <table:table-cell table:style-name="ACE-0" office:value-type="float" office:value="2.7606000000000002">
            <text:p>2.7606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fra</text:p>
          </table:table-cell>
          <table:table-cell table:style-name="ACE-0" office:value-type="float" office:value="2.5122">
            <text:p>2.5122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fra</text:p>
          </table:table-cell>
          <table:table-cell table:style-name="ACE-0" office:value-type="float" office:value="2.4279000000000002">
            <text:p>2.4279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fra</text:p>
          </table:table-cell>
          <table:table-cell table:style-name="ACE-0" office:value-type="float" office:value="2.1053000000000002">
            <text:p>2.1053</text:p>
          </table:table-cell>
          <table:table-cell table:style-name="ACE-0" office:value-type="float" office:value="0.90000000000000002">
            <text:p>0.9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gug</text:p>
          </table:table-cell>
          <table:table-cell table:style-name="ACE-0" office:value-type="float" office:value="4.2167000000000003">
            <text:p>4.2167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gug</text:p>
          </table:table-cell>
          <table:table-cell table:style-name="ACE-0" office:value-type="float" office:value="3.6985000000000001">
            <text:p>3.6985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gug</text:p>
          </table:table-cell>
          <table:table-cell table:style-name="ACE-0" office:value-type="float" office:value="3.1920999999999999">
            <text:p>3.1921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gug</text:p>
          </table:table-cell>
          <table:table-cell table:style-name="ACE-0" office:value-type="float" office:value="2.7096">
            <text:p>2.7096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gug</text:p>
          </table:table-cell>
          <table:table-cell table:style-name="ACE-0" office:value-type="float" office:value="2.3974000000000002">
            <text:p>2.3974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gug</text:p>
          </table:table-cell>
          <table:table-cell table:style-name="ACE-0" office:value-type="float" office:value="2.2829999999999999">
            <text:p>2.283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gug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0.90000000000000002">
            <text:p>0.9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hae</text:p>
          </table:table-cell>
          <table:table-cell table:style-name="ACE-0" office:value-type="float" office:value="4.6851000000000003">
            <text:p>4.6851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hae</text:p>
          </table:table-cell>
          <table:table-cell table:style-name="ACE-0" office:value-type="float" office:value="3.9197000000000002">
            <text:p>3.9197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hae</text:p>
          </table:table-cell>
          <table:table-cell table:style-name="ACE-0" office:value-type="float" office:value="3.3635000000000002">
            <text:p>3.3635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hae</text:p>
          </table:table-cell>
          <table:table-cell table:style-name="ACE-0" office:value-type="float" office:value="2.8868999999999998">
            <text:p>2.8869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hae</text:p>
          </table:table-cell>
          <table:table-cell table:style-name="ACE-0" office:value-type="float" office:value="2.6236999999999999">
            <text:p>2.6237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hae</text:p>
          </table:table-cell>
          <table:table-cell table:style-name="ACE-0" office:value-type="float" office:value="2.4964">
            <text:p>2.4964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hae</text:p>
          </table:table-cell>
          <table:table-cell table:style-name="ACE-0" office:value-type="float" office:value="2.2545999999999999">
            <text:p>2.2546</text:p>
          </table:table-cell>
          <table:table-cell table:style-name="ACE-0" office:value-type="float" office:value="0.90000000000000002">
            <text:p>0.9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hau</text:p>
          </table:table-cell>
          <table:table-cell table:style-name="ACE-0" office:value-type="float" office:value="3.8182">
            <text:p>3.8182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hau</text:p>
          </table:table-cell>
          <table:table-cell table:style-name="ACE-0" office:value-type="float" office:value="3.2927">
            <text:p>3.2927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hau</text:p>
          </table:table-cell>
          <table:table-cell table:style-name="ACE-0" office:value-type="float" office:value="2.9279999999999999">
            <text:p>2.928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hau</text:p>
          </table:table-cell>
          <table:table-cell table:style-name="ACE-0" office:value-type="float" office:value="2.5505">
            <text:p>2.5505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hau</text:p>
          </table:table-cell>
          <table:table-cell table:style-name="ACE-0" office:value-type="float" office:value="2.3607">
            <text:p>2.3607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hau</text:p>
          </table:table-cell>
          <table:table-cell table:style-name="ACE-0" office:value-type="float" office:value="2.2355">
            <text:p>2.2355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hau</text:p>
          </table:table-cell>
          <table:table-cell table:style-name="ACE-0" office:value-type="float" office:value="2.3214000000000001">
            <text:p>2.3214</text:p>
          </table:table-cell>
          <table:table-cell table:style-name="ACE-0" office:value-type="float" office:value="0.90000000000000002">
            <text:p>0.9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hin</text:p>
          </table:table-cell>
          <table:table-cell table:style-name="ACE-0" office:value-type="float" office:value="4.6764000000000001">
            <text:p>4.6764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hin</text:p>
          </table:table-cell>
          <table:table-cell table:style-name="ACE-0" office:value-type="float" office:value="3.7244000000000002">
            <text:p>3.7244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hin</text:p>
          </table:table-cell>
          <table:table-cell table:style-name="ACE-0" office:value-type="float" office:value="3.1509">
            <text:p>3.1509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hin</text:p>
          </table:table-cell>
          <table:table-cell table:style-name="ACE-0" office:value-type="float" office:value="2.6393">
            <text:p>2.6393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hin</text:p>
          </table:table-cell>
          <table:table-cell table:style-name="ACE-0" office:value-type="float" office:value="2.4401000000000002">
            <text:p>2.4401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hin</text:p>
          </table:table-cell>
          <table:table-cell table:style-name="ACE-0" office:value-type="float" office:value="2.2568999999999999">
            <text:p>2.2569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hin</text:p>
          </table:table-cell>
          <table:table-cell table:style-name="ACE-0" office:value-type="float" office:value="2.0861999999999998">
            <text:p>2.0862</text:p>
          </table:table-cell>
          <table:table-cell table:style-name="ACE-0" office:value-type="float" office:value="0.90000000000000002">
            <text:p>0.9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ind</text:p>
          </table:table-cell>
          <table:table-cell table:style-name="ACE-0" office:value-type="float" office:value="5.9082999999999997">
            <text:p>5.9083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ind</text:p>
          </table:table-cell>
          <table:table-cell table:style-name="ACE-0" office:value-type="float" office:value="4.6840999999999999">
            <text:p>4.6841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ind</text:p>
          </table:table-cell>
          <table:table-cell table:style-name="ACE-0" office:value-type="float" office:value="3.6781000000000001">
            <text:p>3.6781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ind</text:p>
          </table:table-cell>
          <table:table-cell table:style-name="ACE-0" office:value-type="float" office:value="2.9398">
            <text:p>2.9398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ind</text:p>
          </table:table-cell>
          <table:table-cell table:style-name="ACE-0" office:value-type="float" office:value="2.5200999999999998">
            <text:p>2.5201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ind</text:p>
          </table:table-cell>
          <table:table-cell table:style-name="ACE-0" office:value-type="float" office:value="2.2555999999999998">
            <text:p>2.2556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ind</text:p>
          </table:table-cell>
          <table:table-cell table:style-name="ACE-0" office:value-type="float" office:value="2.1452">
            <text:p>2.1452</text:p>
          </table:table-cell>
          <table:table-cell table:style-name="ACE-0" office:value-type="float" office:value="0.90000000000000002">
            <text:p>0.9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jac</text:p>
          </table:table-cell>
          <table:table-cell table:style-name="ACE-0" office:value-type="float" office:value="5.2191999999999998">
            <text:p>5.2192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jac</text:p>
          </table:table-cell>
          <table:table-cell table:style-name="ACE-0" office:value-type="float" office:value="4.2857000000000003">
            <text:p>4.2857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jac</text:p>
          </table:table-cell>
          <table:table-cell table:style-name="ACE-0" office:value-type="float" office:value="3.4967999999999999">
            <text:p>3.4968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jac</text:p>
          </table:table-cell>
          <table:table-cell table:style-name="ACE-0" office:value-type="float" office:value="2.8748">
            <text:p>2.8748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jac</text:p>
          </table:table-cell>
          <table:table-cell table:style-name="ACE-0" office:value-type="float" office:value="2.4937999999999998">
            <text:p>2.4938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jac</text:p>
          </table:table-cell>
          <table:table-cell table:style-name="ACE-0" office:value-type="float" office:value="2.3605">
            <text:p>2.3605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jac</text:p>
          </table:table-cell>
          <table:table-cell table:style-name="ACE-0" office:value-type="float" office:value="2.2275">
            <text:p>2.2275</text:p>
          </table:table-cell>
          <table:table-cell table:style-name="ACE-0" office:value-type="float" office:value="0.90000000000000002">
            <text:p>0.9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kal</text:p>
          </table:table-cell>
          <table:table-cell table:style-name="ACE-0" office:value-type="float" office:value="2.8628">
            <text:p>2.8628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kal</text:p>
          </table:table-cell>
          <table:table-cell table:style-name="ACE-0" office:value-type="float" office:value="2.6356000000000002">
            <text:p>2.6356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kal</text:p>
          </table:table-cell>
          <table:table-cell table:style-name="ACE-0" office:value-type="float" office:value="2.4403999999999999">
            <text:p>2.4404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kal</text:p>
          </table:table-cell>
          <table:table-cell table:style-name="ACE-0" office:value-type="float" office:value="2.3224">
            <text:p>2.3224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kal</text:p>
          </table:table-cell>
          <table:table-cell table:style-name="ACE-0" office:value-type="float" office:value="2.2323">
            <text:p>2.2323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kal</text:p>
          </table:table-cell>
          <table:table-cell table:style-name="ACE-0" office:value-type="float" office:value="2.1514000000000002">
            <text:p>2.1514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kal</text:p>
          </table:table-cell>
          <table:table-cell table:style-name="ACE-0" office:value-type="float" office:value="2.0741000000000001">
            <text:p>2.0741</text:p>
          </table:table-cell>
          <table:table-cell table:style-name="ACE-0" office:value-type="float" office:value="0.90000000000000002">
            <text:p>0.9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kat</text:p>
          </table:table-cell>
          <table:table-cell table:style-name="ACE-0" office:value-type="float" office:value="2.9706000000000001">
            <text:p>2.9706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kat</text:p>
          </table:table-cell>
          <table:table-cell table:style-name="ACE-0" office:value-type="float" office:value="2.7088000000000001">
            <text:p>2.7088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kat</text:p>
          </table:table-cell>
          <table:table-cell table:style-name="ACE-0" office:value-type="float" office:value="2.4649000000000001">
            <text:p>2.4649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kat</text:p>
          </table:table-cell>
          <table:table-cell table:style-name="ACE-0" office:value-type="float" office:value="2.3332999999999999">
            <text:p>2.3333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kat</text:p>
          </table:table-cell>
          <table:table-cell table:style-name="ACE-0" office:value-type="float" office:value="2.2734000000000001">
            <text:p>2.2734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kat</text:p>
          </table:table-cell>
          <table:table-cell table:style-name="ACE-0" office:value-type="float" office:value="2.1934999999999998">
            <text:p>2.1935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kat</text:p>
          </table:table-cell>
          <table:table-cell table:style-name="ACE-0" office:value-type="float" office:value="2.3332999999999999">
            <text:p>2.3333</text:p>
          </table:table-cell>
          <table:table-cell table:style-name="ACE-0" office:value-type="float" office:value="0.90000000000000002">
            <text:p>0.9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kew</text:p>
          </table:table-cell>
          <table:table-cell table:style-name="ACE-0" office:value-type="float" office:value="6.7008999999999999">
            <text:p>6.7009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kew</text:p>
          </table:table-cell>
          <table:table-cell table:style-name="ACE-0" office:value-type="float" office:value="5.5106000000000002">
            <text:p>5.5106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kew</text:p>
          </table:table-cell>
          <table:table-cell table:style-name="ACE-0" office:value-type="float" office:value="4.4207999999999998">
            <text:p>4.4208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kew</text:p>
          </table:table-cell>
          <table:table-cell table:style-name="ACE-0" office:value-type="float" office:value="3.4272999999999998">
            <text:p>3.4273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kew</text:p>
          </table:table-cell>
          <table:table-cell table:style-name="ACE-0" office:value-type="float" office:value="2.8557000000000001">
            <text:p>2.8557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kew</text:p>
          </table:table-cell>
          <table:table-cell table:style-name="ACE-0" office:value-type="float" office:value="2.5714999999999999">
            <text:p>2.5715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kew</text:p>
          </table:table-cell>
          <table:table-cell table:style-name="ACE-0" office:value-type="float" office:value="2.2660999999999998">
            <text:p>2.2661</text:p>
          </table:table-cell>
          <table:table-cell table:style-name="ACE-0" office:value-type="float" office:value="0.90000000000000002">
            <text:p>0.9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khk</text:p>
          </table:table-cell>
          <table:table-cell table:style-name="ACE-0" office:value-type="float" office:value="3.7715999999999998">
            <text:p>3.7716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khk</text:p>
          </table:table-cell>
          <table:table-cell table:style-name="ACE-0" office:value-type="float" office:value="3.3100000000000001">
            <text:p>3.31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khk</text:p>
          </table:table-cell>
          <table:table-cell table:style-name="ACE-0" office:value-type="float" office:value="2.8868999999999998">
            <text:p>2.8869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khk</text:p>
          </table:table-cell>
          <table:table-cell table:style-name="ACE-0" office:value-type="float" office:value="2.5567000000000002">
            <text:p>2.5567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khk</text:p>
          </table:table-cell>
          <table:table-cell table:style-name="ACE-0" office:value-type="float" office:value="2.3582000000000001">
            <text:p>2.3582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khk</text:p>
          </table:table-cell>
          <table:table-cell table:style-name="ACE-0" office:value-type="float" office:value="2.2797000000000001">
            <text:p>2.2797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khk</text:p>
          </table:table-cell>
          <table:table-cell table:style-name="ACE-0" office:value-type="float" office:value="2.2021000000000002">
            <text:p>2.2021</text:p>
          </table:table-cell>
          <table:table-cell table:style-name="ACE-0" office:value-type="float" office:value="0.90000000000000002">
            <text:p>0.9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kor</text:p>
          </table:table-cell>
          <table:table-cell table:style-name="ACE-0" office:value-type="float" office:value="5.1525999999999996">
            <text:p>5.1526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kor</text:p>
          </table:table-cell>
          <table:table-cell table:style-name="ACE-0" office:value-type="float" office:value="4.6056999999999997">
            <text:p>4.6057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kor</text:p>
          </table:table-cell>
          <table:table-cell table:style-name="ACE-0" office:value-type="float" office:value="3.5871">
            <text:p>3.5871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kor</text:p>
          </table:table-cell>
          <table:table-cell table:style-name="ACE-0" office:value-type="float" office:value="3.1831999999999998">
            <text:p>3.1832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kor</text:p>
          </table:table-cell>
          <table:table-cell table:style-name="ACE-0" office:value-type="float" office:value="2.694">
            <text:p>2.694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kor</text:p>
          </table:table-cell>
          <table:table-cell table:style-name="ACE-0" office:value-type="float" office:value="2.8584000000000001">
            <text:p>2.8584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laj</text:p>
          </table:table-cell>
          <table:table-cell table:style-name="ACE-0" office:value-type="float" office:value="4.6826999999999996">
            <text:p>4.6827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laj</text:p>
          </table:table-cell>
          <table:table-cell table:style-name="ACE-0" office:value-type="float" office:value="3.7555999999999998">
            <text:p>3.7556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laj</text:p>
          </table:table-cell>
          <table:table-cell table:style-name="ACE-0" office:value-type="float" office:value="3.3628999999999998">
            <text:p>3.3629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laj</text:p>
          </table:table-cell>
          <table:table-cell table:style-name="ACE-0" office:value-type="float" office:value="2.9272">
            <text:p>2.9272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laj</text:p>
          </table:table-cell>
          <table:table-cell table:style-name="ACE-0" office:value-type="float" office:value="2.7054">
            <text:p>2.7054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laj</text:p>
          </table:table-cell>
          <table:table-cell table:style-name="ACE-0" office:value-type="float" office:value="2.5933000000000002">
            <text:p>2.5933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mig</text:p>
          </table:table-cell>
          <table:table-cell table:style-name="ACE-0" office:value-type="float" office:value="4.8773">
            <text:p>4.8773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mig</text:p>
          </table:table-cell>
          <table:table-cell table:style-name="ACE-0" office:value-type="float" office:value="3.996">
            <text:p>3.996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mig</text:p>
          </table:table-cell>
          <table:table-cell table:style-name="ACE-0" office:value-type="float" office:value="3.3915000000000002">
            <text:p>3.3915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mig</text:p>
          </table:table-cell>
          <table:table-cell table:style-name="ACE-0" office:value-type="float" office:value="2.8321999999999998">
            <text:p>2.8322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mig</text:p>
          </table:table-cell>
          <table:table-cell table:style-name="ACE-0" office:value-type="float" office:value="2.5291999999999999">
            <text:p>2.5292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mig</text:p>
          </table:table-cell>
          <table:table-cell table:style-name="ACE-0" office:value-type="float" office:value="2.2877999999999998">
            <text:p>2.2878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mig</text:p>
          </table:table-cell>
          <table:table-cell table:style-name="ACE-0" office:value-type="float" office:value="2.2075999999999998">
            <text:p>2.2076</text:p>
          </table:table-cell>
          <table:table-cell table:style-name="ACE-0" office:value-type="float" office:value="0.90000000000000002">
            <text:p>0.9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mph</text:p>
          </table:table-cell>
          <table:table-cell table:style-name="ACE-0" office:value-type="float" office:value="2.9742999999999999">
            <text:p>2.9743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mph</text:p>
          </table:table-cell>
          <table:table-cell table:style-name="ACE-0" office:value-type="float" office:value="2.6103999999999998">
            <text:p>2.6104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mph</text:p>
          </table:table-cell>
          <table:table-cell table:style-name="ACE-0" office:value-type="float" office:value="2.3521000000000001">
            <text:p>2.3521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mph</text:p>
          </table:table-cell>
          <table:table-cell table:style-name="ACE-0" office:value-type="float" office:value="2.2136">
            <text:p>2.2136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mph</text:p>
          </table:table-cell>
          <table:table-cell table:style-name="ACE-0" office:value-type="float" office:value="2.1408">
            <text:p>2.1408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mph</text:p>
          </table:table-cell>
          <table:table-cell table:style-name="ACE-0" office:value-type="float" office:value="2.0832999999999999">
            <text:p>2.0833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mph</text:p>
          </table:table-cell>
          <table:table-cell table:style-name="ACE-0" office:value-type="float" office:value="2.069">
            <text:p>2.069</text:p>
          </table:table-cell>
          <table:table-cell table:style-name="ACE-0" office:value-type="float" office:value="0.90000000000000002">
            <text:p>0.9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mya</text:p>
          </table:table-cell>
          <table:table-cell table:style-name="ACE-0" office:value-type="float" office:value="3.5842999999999998">
            <text:p>3.5843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mya</text:p>
          </table:table-cell>
          <table:table-cell table:style-name="ACE-0" office:value-type="float" office:value="3.218">
            <text:p>3.218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mya</text:p>
          </table:table-cell>
          <table:table-cell table:style-name="ACE-0" office:value-type="float" office:value="2.9079000000000002">
            <text:p>2.9079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mya</text:p>
          </table:table-cell>
          <table:table-cell table:style-name="ACE-0" office:value-type="float" office:value="2.6031">
            <text:p>2.6031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mya</text:p>
          </table:table-cell>
          <table:table-cell table:style-name="ACE-0" office:value-type="float" office:value="2.3618999999999999">
            <text:p>2.3619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mya</text:p>
          </table:table-cell>
          <table:table-cell table:style-name="ACE-0" office:value-type="float" office:value="2.1375999999999999">
            <text:p>2.1376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mya</text:p>
          </table:table-cell>
          <table:table-cell table:style-name="ACE-0" office:value-type="float" office:value="2.0152000000000001">
            <text:p>2.0152</text:p>
          </table:table-cell>
          <table:table-cell table:style-name="ACE-0" office:value-type="float" office:value="0.90000000000000002">
            <text:p>0.9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mzh</text:p>
          </table:table-cell>
          <table:table-cell table:style-name="ACE-0" office:value-type="float" office:value="6.3033000000000001">
            <text:p>6.3033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mzh</text:p>
          </table:table-cell>
          <table:table-cell table:style-name="ACE-0" office:value-type="float" office:value="5.2544000000000004">
            <text:p>5.2544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mzh</text:p>
          </table:table-cell>
          <table:table-cell table:style-name="ACE-0" office:value-type="float" office:value="4.2925000000000004">
            <text:p>4.2925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mzh</text:p>
          </table:table-cell>
          <table:table-cell table:style-name="ACE-0" office:value-type="float" office:value="3.5041000000000002">
            <text:p>3.5041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mzh</text:p>
          </table:table-cell>
          <table:table-cell table:style-name="ACE-0" office:value-type="float" office:value="2.9958">
            <text:p>2.9958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mzh</text:p>
          </table:table-cell>
          <table:table-cell table:style-name="ACE-0" office:value-type="float" office:value="2.6063999999999998">
            <text:p>2.6064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mzh</text:p>
          </table:table-cell>
          <table:table-cell table:style-name="ACE-0" office:value-type="float" office:value="2.3666">
            <text:p>2.3666</text:p>
          </table:table-cell>
          <table:table-cell table:style-name="ACE-0" office:value-type="float" office:value="0.90000000000000002">
            <text:p>0.9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naq</text:p>
          </table:table-cell>
          <table:table-cell table:style-name="ACE-0" office:value-type="float" office:value="3.847">
            <text:p>3.847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naq</text:p>
          </table:table-cell>
          <table:table-cell table:style-name="ACE-0" office:value-type="float" office:value="3.3742999999999999">
            <text:p>3.3743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naq</text:p>
          </table:table-cell>
          <table:table-cell table:style-name="ACE-0" office:value-type="float" office:value="3.0057999999999998">
            <text:p>3.0058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naq</text:p>
          </table:table-cell>
          <table:table-cell table:style-name="ACE-0" office:value-type="float" office:value="2.7810000000000001">
            <text:p>2.781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naq</text:p>
          </table:table-cell>
          <table:table-cell table:style-name="ACE-0" office:value-type="float" office:value="2.6046999999999998">
            <text:p>2.6047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naq</text:p>
          </table:table-cell>
          <table:table-cell table:style-name="ACE-0" office:value-type="float" office:value="2.5259999999999998">
            <text:p>2.526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naq</text:p>
          </table:table-cell>
          <table:table-cell table:style-name="ACE-0" office:value-type="float" office:value="2.3649">
            <text:p>2.3649</text:p>
          </table:table-cell>
          <table:table-cell table:style-name="ACE-0" office:value-type="float" office:value="0.90000000000000002">
            <text:p>0.9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pes</text:p>
          </table:table-cell>
          <table:table-cell table:style-name="ACE-0" office:value-type="float" office:value="3.827">
            <text:p>3.827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pes</text:p>
          </table:table-cell>
          <table:table-cell table:style-name="ACE-0" office:value-type="float" office:value="3.3525">
            <text:p>3.3525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pes</text:p>
          </table:table-cell>
          <table:table-cell table:style-name="ACE-0" office:value-type="float" office:value="2.9954999999999998">
            <text:p>2.9955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pes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pes</text:p>
          </table:table-cell>
          <table:table-cell table:style-name="ACE-0" office:value-type="float" office:value="2.4872000000000001">
            <text:p>2.4872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pes</text:p>
          </table:table-cell>
          <table:table-cell table:style-name="ACE-0" office:value-type="float" office:value="2.4885999999999999">
            <text:p>2.4886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plt</text:p>
          </table:table-cell>
          <table:table-cell table:style-name="ACE-0" office:value-type="float" office:value="6.4025999999999996">
            <text:p>6.4026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plt</text:p>
          </table:table-cell>
          <table:table-cell table:style-name="ACE-0" office:value-type="float" office:value="5.1211000000000002">
            <text:p>5.1211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plt</text:p>
          </table:table-cell>
          <table:table-cell table:style-name="ACE-0" office:value-type="float" office:value="3.9622999999999999">
            <text:p>3.9623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plt</text:p>
          </table:table-cell>
          <table:table-cell table:style-name="ACE-0" office:value-type="float" office:value="3.1816">
            <text:p>3.1816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plt</text:p>
          </table:table-cell>
          <table:table-cell table:style-name="ACE-0" office:value-type="float" office:value="2.7069000000000001">
            <text:p>2.7069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plt</text:p>
          </table:table-cell>
          <table:table-cell table:style-name="ACE-0" office:value-type="float" office:value="2.4954999999999998">
            <text:p>2.4955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plt</text:p>
          </table:table-cell>
          <table:table-cell table:style-name="ACE-0" office:value-type="float" office:value="2.3199000000000001">
            <text:p>2.3199</text:p>
          </table:table-cell>
          <table:table-cell table:style-name="ACE-0" office:value-type="float" office:value="0.90000000000000002">
            <text:p>0.9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qvi</text:p>
          </table:table-cell>
          <table:table-cell table:style-name="ACE-0" office:value-type="float" office:value="7.0236000000000001">
            <text:p>7.0236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qvi</text:p>
          </table:table-cell>
          <table:table-cell table:style-name="ACE-0" office:value-type="float" office:value="5.6765999999999996">
            <text:p>5.6766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qvi</text:p>
          </table:table-cell>
          <table:table-cell table:style-name="ACE-0" office:value-type="float" office:value="4.5255000000000001">
            <text:p>4.5255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qvi</text:p>
          </table:table-cell>
          <table:table-cell table:style-name="ACE-0" office:value-type="float" office:value="3.4777999999999998">
            <text:p>3.4778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qvi</text:p>
          </table:table-cell>
          <table:table-cell table:style-name="ACE-0" office:value-type="float" office:value="2.8117999999999999">
            <text:p>2.8118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qvi</text:p>
          </table:table-cell>
          <table:table-cell table:style-name="ACE-0" office:value-type="float" office:value="2.3961000000000001">
            <text:p>2.3961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qvi</text:p>
          </table:table-cell>
          <table:table-cell table:style-name="ACE-0" office:value-type="float" office:value="2.1111">
            <text:p>2.1111</text:p>
          </table:table-cell>
          <table:table-cell table:style-name="ACE-0" office:value-type="float" office:value="0.90000000000000002">
            <text:p>0.9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rus</text:p>
          </table:table-cell>
          <table:table-cell table:style-name="ACE-0" office:value-type="float" office:value="3.4708999999999999">
            <text:p>3.4709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rus</text:p>
          </table:table-cell>
          <table:table-cell table:style-name="ACE-0" office:value-type="float" office:value="3.1448">
            <text:p>3.1448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rus</text:p>
          </table:table-cell>
          <table:table-cell table:style-name="ACE-0" office:value-type="float" office:value="2.9066000000000001">
            <text:p>2.9066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rus</text:p>
          </table:table-cell>
          <table:table-cell table:style-name="ACE-0" office:value-type="float" office:value="2.6684999999999999">
            <text:p>2.6685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rus</text:p>
          </table:table-cell>
          <table:table-cell table:style-name="ACE-0" office:value-type="float" office:value="2.532">
            <text:p>2.532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rus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rus</text:p>
          </table:table-cell>
          <table:table-cell table:style-name="ACE-0" office:value-type="float" office:value="2.5240999999999998">
            <text:p>2.5241</text:p>
          </table:table-cell>
          <table:table-cell table:style-name="ACE-0" office:value-type="float" office:value="0.90000000000000002">
            <text:p>0.9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sag</text:p>
          </table:table-cell>
          <table:table-cell table:style-name="ACE-0" office:value-type="float" office:value="4.5869">
            <text:p>4.5869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sag</text:p>
          </table:table-cell>
          <table:table-cell table:style-name="ACE-0" office:value-type="float" office:value="3.8683000000000001">
            <text:p>3.8683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sag</text:p>
          </table:table-cell>
          <table:table-cell table:style-name="ACE-0" office:value-type="float" office:value="3.3222999999999998">
            <text:p>3.3223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sag</text:p>
          </table:table-cell>
          <table:table-cell table:style-name="ACE-0" office:value-type="float" office:value="2.8184999999999998">
            <text:p>2.8185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sag</text:p>
          </table:table-cell>
          <table:table-cell table:style-name="ACE-0" office:value-type="float" office:value="2.3691">
            <text:p>2.3691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sag</text:p>
          </table:table-cell>
          <table:table-cell table:style-name="ACE-0" office:value-type="float" office:value="2.2513000000000001">
            <text:p>2.2513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sag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0.90000000000000002">
            <text:p>0.9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spa</text:p>
          </table:table-cell>
          <table:table-cell table:style-name="ACE-0" office:value-type="float" office:value="4.875">
            <text:p>4.875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spa</text:p>
          </table:table-cell>
          <table:table-cell table:style-name="ACE-0" office:value-type="float" office:value="3.8645999999999998">
            <text:p>3.8646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spa</text:p>
          </table:table-cell>
          <table:table-cell table:style-name="ACE-0" office:value-type="float" office:value="3.2648000000000001">
            <text:p>3.2648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spa</text:p>
          </table:table-cell>
          <table:table-cell table:style-name="ACE-0" office:value-type="float" office:value="2.7905000000000002">
            <text:p>2.7905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spa</text:p>
          </table:table-cell>
          <table:table-cell table:style-name="ACE-0" office:value-type="float" office:value="2.5558000000000001">
            <text:p>2.5558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spa</text:p>
          </table:table-cell>
          <table:table-cell table:style-name="ACE-0" office:value-type="float" office:value="2.4382999999999999">
            <text:p>2.4383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spa</text:p>
          </table:table-cell>
          <table:table-cell table:style-name="ACE-0" office:value-type="float" office:value="2.2947000000000002">
            <text:p>2.2947</text:p>
          </table:table-cell>
          <table:table-cell table:style-name="ACE-0" office:value-type="float" office:value="0.90000000000000002">
            <text:p>0.9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swh</text:p>
          </table:table-cell>
          <table:table-cell table:style-name="ACE-0" office:value-type="float" office:value="4.0585000000000004">
            <text:p>4.0585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swh</text:p>
          </table:table-cell>
          <table:table-cell table:style-name="ACE-0" office:value-type="float" office:value="3.3996">
            <text:p>3.3996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swh</text:p>
          </table:table-cell>
          <table:table-cell table:style-name="ACE-0" office:value-type="float" office:value="2.9542000000000002">
            <text:p>2.9542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swh</text:p>
          </table:table-cell>
          <table:table-cell table:style-name="ACE-0" office:value-type="float" office:value="2.5804">
            <text:p>2.5804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swh</text:p>
          </table:table-cell>
          <table:table-cell table:style-name="ACE-0" office:value-type="float" office:value="2.3283999999999998">
            <text:p>2.3284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swh</text:p>
          </table:table-cell>
          <table:table-cell table:style-name="ACE-0" office:value-type="float" office:value="2.2999999999999998">
            <text:p>2.3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swh</text:p>
          </table:table-cell>
          <table:table-cell table:style-name="ACE-0" office:value-type="float" office:value="2.1429">
            <text:p>2.1429</text:p>
          </table:table-cell>
          <table:table-cell table:style-name="ACE-0" office:value-type="float" office:value="0.90000000000000002">
            <text:p>0.9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tgl</text:p>
          </table:table-cell>
          <table:table-cell table:style-name="ACE-0" office:value-type="float" office:value="4.1590999999999996">
            <text:p>4.1591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tgl</text:p>
          </table:table-cell>
          <table:table-cell table:style-name="ACE-0" office:value-type="float" office:value="3.4499">
            <text:p>3.4499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tgl</text:p>
          </table:table-cell>
          <table:table-cell table:style-name="ACE-0" office:value-type="float" office:value="2.8666999999999998">
            <text:p>2.8667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tgl</text:p>
          </table:table-cell>
          <table:table-cell table:style-name="ACE-0" office:value-type="float" office:value="2.4982000000000002">
            <text:p>2.4982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tgl</text:p>
          </table:table-cell>
          <table:table-cell table:style-name="ACE-0" office:value-type="float" office:value="2.2892000000000001">
            <text:p>2.2892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tgl</text:p>
          </table:table-cell>
          <table:table-cell table:style-name="ACE-0" office:value-type="float" office:value="2.1554000000000002">
            <text:p>2.1554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tgl</text:p>
          </table:table-cell>
          <table:table-cell table:style-name="ACE-0" office:value-type="float" office:value="2.1358000000000001">
            <text:p>2.1358</text:p>
          </table:table-cell>
          <table:table-cell table:style-name="ACE-0" office:value-type="float" office:value="0.90000000000000002">
            <text:p>0.9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tha</text:p>
          </table:table-cell>
          <table:table-cell table:style-name="ACE-0" office:value-type="float" office:value="4.5148000000000001">
            <text:p>4.5148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tha</text:p>
          </table:table-cell>
          <table:table-cell table:style-name="ACE-0" office:value-type="float" office:value="4.2019000000000002">
            <text:p>4.2019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tha</text:p>
          </table:table-cell>
          <table:table-cell table:style-name="ACE-0" office:value-type="float" office:value="3.3934000000000002">
            <text:p>3.3934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tha</text:p>
          </table:table-cell>
          <table:table-cell table:style-name="ACE-0" office:value-type="float" office:value="3.3752">
            <text:p>3.3752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tha</text:p>
          </table:table-cell>
          <table:table-cell table:style-name="ACE-0" office:value-type="float" office:value="3.8730000000000002">
            <text:p>3.873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tha</text:p>
          </table:table-cell>
          <table:table-cell table:style-name="ACE-0" office:value-type="float" office:value="3.7183999999999999">
            <text:p>3.7184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tur</text:p>
          </table:table-cell>
          <table:table-cell table:style-name="ACE-0" office:value-type="float" office:value="6.2058">
            <text:p>6.2058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tur</text:p>
          </table:table-cell>
          <table:table-cell table:style-name="ACE-0" office:value-type="float" office:value="5.0551000000000004">
            <text:p>5.0551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tur</text:p>
          </table:table-cell>
          <table:table-cell table:style-name="ACE-0" office:value-type="float" office:value="4.0669000000000004">
            <text:p>4.0669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tur</text:p>
          </table:table-cell>
          <table:table-cell table:style-name="ACE-0" office:value-type="float" office:value="3.2806999999999999">
            <text:p>3.2807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tur</text:p>
          </table:table-cell>
          <table:table-cell table:style-name="ACE-0" office:value-type="float" office:value="2.8047">
            <text:p>2.8047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tur</text:p>
          </table:table-cell>
          <table:table-cell table:style-name="ACE-0" office:value-type="float" office:value="2.5531000000000001">
            <text:p>2.5531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tur</text:p>
          </table:table-cell>
          <table:table-cell table:style-name="ACE-0" office:value-type="float" office:value="2.359">
            <text:p>2.359</text:p>
          </table:table-cell>
          <table:table-cell table:style-name="ACE-0" office:value-type="float" office:value="0.90000000000000002">
            <text:p>0.9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vie</text:p>
          </table:table-cell>
          <table:table-cell table:style-name="ACE-0" office:value-type="float" office:value="5.2591999999999999">
            <text:p>5.2592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vie</text:p>
          </table:table-cell>
          <table:table-cell table:style-name="ACE-0" office:value-type="float" office:value="4.6218000000000004">
            <text:p>4.6218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vie</text:p>
          </table:table-cell>
          <table:table-cell table:style-name="ACE-0" office:value-type="float" office:value="3.7719999999999998">
            <text:p>3.772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vie</text:p>
          </table:table-cell>
          <table:table-cell table:style-name="ACE-0" office:value-type="float" office:value="3.1964999999999999">
            <text:p>3.1965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vie</text:p>
          </table:table-cell>
          <table:table-cell table:style-name="ACE-0" office:value-type="float" office:value="2.5767000000000002">
            <text:p>2.5767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vie</text:p>
          </table:table-cell>
          <table:table-cell table:style-name="ACE-0" office:value-type="float" office:value="2.2867000000000002">
            <text:p>2.2867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vie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0.90000000000000002">
            <text:p>0.9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xsu</text:p>
          </table:table-cell>
          <table:table-cell table:style-name="ACE-0" office:value-type="float" office:value="6.5031999999999996">
            <text:p>6.5032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xsu</text:p>
          </table:table-cell>
          <table:table-cell table:style-name="ACE-0" office:value-type="float" office:value="5.3388">
            <text:p>5.3388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xsu</text:p>
          </table:table-cell>
          <table:table-cell table:style-name="ACE-0" office:value-type="float" office:value="4.2648000000000001">
            <text:p>4.2648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xsu</text:p>
          </table:table-cell>
          <table:table-cell table:style-name="ACE-0" office:value-type="float" office:value="3.2749000000000001">
            <text:p>3.2749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xsu</text:p>
          </table:table-cell>
          <table:table-cell table:style-name="ACE-0" office:value-type="float" office:value="2.8199999999999998">
            <text:p>2.82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xsu</text:p>
          </table:table-cell>
          <table:table-cell table:style-name="ACE-0" office:value-type="float" office:value="2.5630000000000002">
            <text:p>2.563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xsu</text:p>
          </table:table-cell>
          <table:table-cell table:style-name="ACE-0" office:value-type="float" office:value="2.1949000000000001">
            <text:p>2.1949</text:p>
          </table:table-cell>
          <table:table-cell table:style-name="ACE-0" office:value-type="float" office:value="0.90000000000000002">
            <text:p>0.9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yad</text:p>
          </table:table-cell>
          <table:table-cell table:style-name="ACE-0" office:value-type="float" office:value="5.0019">
            <text:p>5.0019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yad</text:p>
          </table:table-cell>
          <table:table-cell table:style-name="ACE-0" office:value-type="float" office:value="4.1391">
            <text:p>4.1391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yad</text:p>
          </table:table-cell>
          <table:table-cell table:style-name="ACE-0" office:value-type="float" office:value="3.4702000000000002">
            <text:p>3.4702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yad</text:p>
          </table:table-cell>
          <table:table-cell table:style-name="ACE-0" office:value-type="float" office:value="2.9512999999999998">
            <text:p>2.9513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yad</text:p>
          </table:table-cell>
          <table:table-cell table:style-name="ACE-0" office:value-type="float" office:value="2.5667">
            <text:p>2.5667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yad</text:p>
          </table:table-cell>
          <table:table-cell table:style-name="ACE-0" office:value-type="float" office:value="2.2848000000000002">
            <text:p>2.2848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yad</text:p>
          </table:table-cell>
          <table:table-cell table:style-name="ACE-0" office:value-type="float" office:value="2.1503000000000001">
            <text:p>2.1503</text:p>
          </table:table-cell>
          <table:table-cell table:style-name="ACE-0" office:value-type="float" office:value="0.90000000000000002">
            <text:p>0.9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yaq</text:p>
          </table:table-cell>
          <table:table-cell table:style-name="ACE-0" office:value-type="float" office:value="6.1531000000000002">
            <text:p>6.1531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yaq</text:p>
          </table:table-cell>
          <table:table-cell table:style-name="ACE-0" office:value-type="float" office:value="5.1600999999999999">
            <text:p>5.1601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yaq</text:p>
          </table:table-cell>
          <table:table-cell table:style-name="ACE-0" office:value-type="float" office:value="4.2720000000000002">
            <text:p>4.272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yaq</text:p>
          </table:table-cell>
          <table:table-cell table:style-name="ACE-0" office:value-type="float" office:value="3.5022000000000002">
            <text:p>3.5022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yaq</text:p>
          </table:table-cell>
          <table:table-cell table:style-name="ACE-0" office:value-type="float" office:value="2.9590999999999998">
            <text:p>2.9591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yaq</text:p>
          </table:table-cell>
          <table:table-cell table:style-name="ACE-0" office:value-type="float" office:value="2.6255999999999999">
            <text:p>2.6256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yaq</text:p>
          </table:table-cell>
          <table:table-cell table:style-name="ACE-0" office:value-type="float" office:value="2.2808000000000002">
            <text:p>2.2808</text:p>
          </table:table-cell>
          <table:table-cell table:style-name="ACE-0" office:value-type="float" office:value="0.90000000000000002">
            <text:p>0.9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yor</text:p>
          </table:table-cell>
          <table:table-cell table:style-name="ACE-0" office:value-type="float" office:value="4.8775000000000004">
            <text:p>4.8775</text:p>
          </table:table-cell>
          <table:table-cell table:style-name="ACE-0" office:value-type="float" office:value="0.59999999999999998">
            <text:p>0.6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yor</text:p>
          </table:table-cell>
          <table:table-cell table:style-name="ACE-0" office:value-type="float" office:value="3.9043000000000001">
            <text:p>3.9043</text:p>
          </table:table-cell>
          <table:table-cell table:style-name="ACE-0" office:value-type="float" office:value="0.65000000000000002">
            <text:p>0.6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yor</text:p>
          </table:table-cell>
          <table:table-cell table:style-name="ACE-0" office:value-type="float" office:value="3.2719999999999998">
            <text:p>3.272</text:p>
          </table:table-cell>
          <table:table-cell table:style-name="ACE-0" office:value-type="float" office:value="0.69999999999999996">
            <text:p>0.7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yor</text:p>
          </table:table-cell>
          <table:table-cell table:style-name="ACE-0" office:value-type="float" office:value="2.7602000000000002">
            <text:p>2.7602</text:p>
          </table:table-cell>
          <table:table-cell table:style-name="ACE-0" office:value-type="float" office:value="0.75">
            <text:p>0.7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yor</text:p>
          </table:table-cell>
          <table:table-cell table:style-name="ACE-0" office:value-type="float" office:value="2.5348999999999999">
            <text:p>2.5349</text:p>
          </table:table-cell>
          <table:table-cell table:style-name="ACE-0" office:value-type="float" office:value="0.80000000000000004">
            <text:p>0.8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yor</text:p>
          </table:table-cell>
          <table:table-cell table:style-name="ACE-0" office:value-type="float" office:value="2.4081000000000001">
            <text:p>2.4081</text:p>
          </table:table-cell>
          <table:table-cell table:style-name="ACE-0" office:value-type="float" office:value="0.84999999999999998">
            <text:p>0.85</text:p>
          </table:table-cell>
          <table:table-cell table:number-columns-repeated="120" table:style-name="ACE-0"/>
        </table:table-row>
        <table:table-row table:style-name="AROW-1">
          <table:table-cell table:number-columns-repeated="5" table:style-name="ACE-0"/>
          <table:table-cell table:style-name="ACE-0" office:value-type="string">
            <text:p>yor</text:p>
          </table:table-cell>
          <table:table-cell table:style-name="ACE-0" office:value-type="float" office:value="2.2715000000000001">
            <text:p>2.2715</text:p>
          </table:table-cell>
          <table:table-cell table:style-name="ACE-0" office:value-type="float" office:value="0.90000000000000002">
            <text:p>0.9</text:p>
          </table:table-cell>
          <table:table-cell table:number-columns-repeated="120" table:style-name="ACE-0"/>
        </table:table-row>
        <table:table-row table:style-name="AROW-0" table:number-rows-repeated="170">
          <table:table-cell table:number-columns-repeated="128"/>
        </table:table-row>
        <table:named-expressions>
          <table:named-expression table:name="Print_Area" table:expression="of:=#REF!" table:base-cell-address="$'Top 10'.$A$1"/>
          <table:named-expression table:name="Sheet_Title" table:expression="of:=&quot;Top 10&quot;" table:base-cell-address="$'Top 10'.$A$1"/>
        </table:named-expressions>
        <gnm:selections gnm:cursor-col="5" gnm:cursor-row="2">
          <gnm:selection gnm:start-col="5" gnm:start-row="2" gnm:end-col="5" gnm:end-row="2"/>
        </gnm:selections>
      </table:table>
      <table:table table:name="Pivot Table_Top_10" table:style-name="ta-1" table:print="true">
        <office:forms form:automatic-focus="false" form:apply-design-mode="false">
          <form:form/>
        </office:forms>
        <table:table-column table:default-cell-style-name="ACE-6" table:style-name="ACOL-1" table:number-columns-repeated="9"/>
        <table:table-column table:default-cell-style-name="ACE-6" table:style-name="ACOL-0" table:number-columns-repeated="119"/>
        <table:table-row table:style-name="AROW-1">
          <table:table-cell table:style-name="ACE-1" office:value-type="string">
            <text:p>Average - Average_paradigm_size</text:p>
          </table:table-cell>
          <table:table-cell table:style-name="ACE-7" office:value-type="string">
            <text:p>Data</text:p>
          </table:table-cell>
          <table:table-cell table:number-columns-repeated="5" table:style-name="ACE-13"/>
          <table:table-cell table:style-name="ACE-18"/>
          <table:table-cell table:style-name="ACE-24"/>
          <table:table-cell table:number-columns-repeated="119" table:style-name="ACE-6"/>
        </table:table-row>
        <table:table-row table:style-name="AROW-1">
          <table:table-cell table:style-name="ACE-2" office:value-type="string">
            <text:p>Dataset</text:p>
          </table:table-cell>
          <table:table-cell table:style-name="ACE-8" office:value-type="float" office:value="0.59999999999999998">
            <text:p>0.6</text:p>
          </table:table-cell>
          <table:table-cell table:style-name="ACE-14" office:value-type="float" office:value="0.65000000000000002">
            <text:p>0.65</text:p>
          </table:table-cell>
          <table:table-cell table:style-name="ACE-14" office:value-type="float" office:value="0.69999999999999996">
            <text:p>0.7</text:p>
          </table:table-cell>
          <table:table-cell table:style-name="ACE-14" office:value-type="float" office:value="0.75">
            <text:p>0.75</text:p>
          </table:table-cell>
          <table:table-cell table:style-name="ACE-14" office:value-type="float" office:value="0.80000000000000004">
            <text:p>0.8</text:p>
          </table:table-cell>
          <table:table-cell table:style-name="ACE-14" office:value-type="float" office:value="0.84999999999999998">
            <text:p>0.85</text:p>
          </table:table-cell>
          <table:table-cell table:style-name="ACE-19" office:value-type="float" office:value="0.90000000000000002">
            <text:p>0.9</text:p>
          </table:table-cell>
          <table:table-cell table:style-name="ACE-25" office:value-type="string">
            <text:p>Total Result</text:p>
          </table:table-cell>
          <table:table-cell table:number-columns-repeated="119" table:style-name="ACE-6"/>
        </table:table-row>
        <table:table-row table:style-name="AROW-1">
          <table:table-cell table:style-name="ACE-3" office:value-type="string">
            <text:p>aey</text:p>
          </table:table-cell>
          <table:table-cell table:style-name="ACE-9" office:value-type="float" office:value="5.5822000000000003">
            <text:p>5.5822</text:p>
          </table:table-cell>
          <table:table-cell table:style-name="ACE-15" office:value-type="float" office:value="4.5191999999999997">
            <text:p>4.5192</text:p>
          </table:table-cell>
          <table:table-cell table:style-name="ACE-15" office:value-type="float" office:value="3.7063000000000001">
            <text:p>3.7063</text:p>
          </table:table-cell>
          <table:table-cell table:style-name="ACE-15" office:value-type="float" office:value="2.9946000000000002">
            <text:p>2.9946</text:p>
          </table:table-cell>
          <table:table-cell table:style-name="ACE-15" office:value-type="float" office:value="2.6295999999999999">
            <text:p>2.6296</text:p>
          </table:table-cell>
          <table:table-cell table:style-name="ACE-15" office:value-type="float" office:value="2.4552999999999998">
            <text:p>2.4553</text:p>
          </table:table-cell>
          <table:table-cell table:style-name="ACE-20" office:value-type="float" office:value="2.2187999999999999">
            <text:p>2.2188</text:p>
          </table:table-cell>
          <table:table-cell table:style-name="ACE-26" office:value-type="float" office:value="3.4437142857142899">
            <text:p>3.4437143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amp</text:p>
          </table:table-cell>
          <table:table-cell table:style-name="ACE-10" office:value-type="float" office:value="6.2042999999999999">
            <text:p>6.2043</text:p>
          </table:table-cell>
          <table:table-cell table:style-name="ACE-6" office:value-type="float" office:value="5.3621999999999996">
            <text:p>5.3622</text:p>
          </table:table-cell>
          <table:table-cell table:style-name="ACE-6" office:value-type="float" office:value="4.6276000000000002">
            <text:p>4.6276</text:p>
          </table:table-cell>
          <table:table-cell table:style-name="ACE-6" office:value-type="float" office:value="3.8694000000000002">
            <text:p>3.8694</text:p>
          </table:table-cell>
          <table:table-cell table:style-name="ACE-6" office:value-type="float" office:value="3.4491999999999998">
            <text:p>3.4492</text:p>
          </table:table-cell>
          <table:table-cell table:style-name="ACE-6" office:value-type="float" office:value="3.1297000000000001">
            <text:p>3.1297</text:p>
          </table:table-cell>
          <table:table-cell table:style-name="ACE-21" office:value-type="float" office:value="2.8500999999999999">
            <text:p>2.8501</text:p>
          </table:table-cell>
          <table:table-cell table:style-name="ACE-27" office:value-type="float" office:value="4.2132142857142902">
            <text:p>4.2132143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ape</text:p>
          </table:table-cell>
          <table:table-cell table:style-name="ACE-10" office:value-type="float" office:value="6.1356000000000002">
            <text:p>6.1356</text:p>
          </table:table-cell>
          <table:table-cell table:style-name="ACE-6" office:value-type="float" office:value="5.2012">
            <text:p>5.2012</text:p>
          </table:table-cell>
          <table:table-cell table:style-name="ACE-6" office:value-type="float" office:value="4.3822000000000001">
            <text:p>4.3822</text:p>
          </table:table-cell>
          <table:table-cell table:style-name="ACE-6" office:value-type="float" office:value="3.6057999999999999">
            <text:p>3.6058</text:p>
          </table:table-cell>
          <table:table-cell table:style-name="ACE-6" office:value-type="float" office:value="3.1149">
            <text:p>3.1149</text:p>
          </table:table-cell>
          <table:table-cell table:style-name="ACE-6" office:value-type="float" office:value="2.7589999999999999">
            <text:p>2.759</text:p>
          </table:table-cell>
          <table:table-cell table:style-name="ACE-21" office:value-type="float" office:value="2.6482000000000001">
            <text:p>2.6482</text:p>
          </table:table-cell>
          <table:table-cell table:style-name="ACE-27" office:value-type="float" office:value="3.9781285714285701">
            <text:p>3.9781286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apu</text:p>
          </table:table-cell>
          <table:table-cell table:style-name="ACE-10" office:value-type="float" office:value="6.4184999999999999">
            <text:p>6.4185</text:p>
          </table:table-cell>
          <table:table-cell table:style-name="ACE-6" office:value-type="float" office:value="5.3567">
            <text:p>5.3567</text:p>
          </table:table-cell>
          <table:table-cell table:style-name="ACE-6" office:value-type="float" office:value="4.5606">
            <text:p>4.5606</text:p>
          </table:table-cell>
          <table:table-cell table:style-name="ACE-6" office:value-type="float" office:value="3.8948999999999998">
            <text:p>3.8949</text:p>
          </table:table-cell>
          <table:table-cell table:style-name="ACE-6" office:value-type="float" office:value="3.4137">
            <text:p>3.4137</text:p>
          </table:table-cell>
          <table:table-cell table:style-name="ACE-6" office:value-type="float" office:value="2.9630000000000001">
            <text:p>2.963</text:p>
          </table:table-cell>
          <table:table-cell table:style-name="ACE-21" office:value-type="float" office:value="2.7355999999999998">
            <text:p>2.7356</text:p>
          </table:table-cell>
          <table:table-cell table:style-name="ACE-27" office:value-type="float" office:value="4.1918571428571401">
            <text:p>4.1918571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arn</text:p>
          </table:table-cell>
          <table:table-cell table:style-name="ACE-10" office:value-type="float" office:value="5.2664999999999997">
            <text:p>5.2665</text:p>
          </table:table-cell>
          <table:table-cell table:style-name="ACE-6" office:value-type="float" office:value="4.4004000000000003">
            <text:p>4.4004</text:p>
          </table:table-cell>
          <table:table-cell table:style-name="ACE-6" office:value-type="float" office:value="3.7324000000000002">
            <text:p>3.7324</text:p>
          </table:table-cell>
          <table:table-cell table:style-name="ACE-6" office:value-type="float" office:value="3.1652999999999998">
            <text:p>3.1653</text:p>
          </table:table-cell>
          <table:table-cell table:style-name="ACE-6" office:value-type="float" office:value="2.7160000000000002">
            <text:p>2.716</text:p>
          </table:table-cell>
          <table:table-cell table:style-name="ACE-6" office:value-type="float" office:value="2.3601999999999999">
            <text:p>2.3602</text:p>
          </table:table-cell>
          <table:table-cell table:style-name="ACE-21" office:value-type="float" office:value="2.1661999999999999">
            <text:p>2.1662</text:p>
          </table:table-cell>
          <table:table-cell table:style-name="ACE-27" office:value-type="float" office:value="3.4009999999999998">
            <text:p>3.401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arz</text:p>
          </table:table-cell>
          <table:table-cell table:style-name="ACE-10" office:value-type="float" office:value="5.8140000000000001">
            <text:p>5.814</text:p>
          </table:table-cell>
          <table:table-cell table:style-name="ACE-6" office:value-type="float" office:value="4.5941000000000001">
            <text:p>4.5941</text:p>
          </table:table-cell>
          <table:table-cell table:style-name="ACE-6" office:value-type="float" office:value="3.7052">
            <text:p>3.7052</text:p>
          </table:table-cell>
          <table:table-cell table:style-name="ACE-6" office:value-type="float" office:value="3.0775000000000001">
            <text:p>3.0775</text:p>
          </table:table-cell>
          <table:table-cell table:style-name="ACE-6" office:value-type="float" office:value="2.6917">
            <text:p>2.6917</text:p>
          </table:table-cell>
          <table:table-cell table:style-name="ACE-6" office:value-type="float" office:value="2.4794">
            <text:p>2.4794</text:p>
          </table:table-cell>
          <table:table-cell table:style-name="ACE-21" office:value-type="float" office:value="2.3371">
            <text:p>2.3371</text:p>
          </table:table-cell>
          <table:table-cell table:style-name="ACE-27" office:value-type="float" office:value="3.5284285714285701">
            <text:p>3.5284286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bsn</text:p>
          </table:table-cell>
          <table:table-cell table:style-name="ACE-10" office:value-type="float" office:value="6.2885999999999997">
            <text:p>6.2886</text:p>
          </table:table-cell>
          <table:table-cell table:style-name="ACE-6" office:value-type="float" office:value="5.0857999999999999">
            <text:p>5.0858</text:p>
          </table:table-cell>
          <table:table-cell table:style-name="ACE-6" office:value-type="float" office:value="4.1089000000000002">
            <text:p>4.1089</text:p>
          </table:table-cell>
          <table:table-cell table:style-name="ACE-6" office:value-type="float" office:value="3.2787999999999999">
            <text:p>3.2788</text:p>
          </table:table-cell>
          <table:table-cell table:style-name="ACE-6" office:value-type="float" office:value="2.7505000000000002">
            <text:p>2.7505</text:p>
          </table:table-cell>
          <table:table-cell table:style-name="ACE-6" office:value-type="float" office:value="2.3816000000000002">
            <text:p>2.3816</text:p>
          </table:table-cell>
          <table:table-cell table:style-name="ACE-21" office:value-type="float" office:value="2.1488999999999998">
            <text:p>2.1489</text:p>
          </table:table-cell>
          <table:table-cell table:style-name="ACE-27" office:value-type="float" office:value="3.72044285714286">
            <text:p>3.7204429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cha</text:p>
          </table:table-cell>
          <table:table-cell table:style-name="ACE-10" office:value-type="float" office:value="3.8167">
            <text:p>3.8167</text:p>
          </table:table-cell>
          <table:table-cell table:style-name="ACE-6" office:value-type="float" office:value="3.1029">
            <text:p>3.1029</text:p>
          </table:table-cell>
          <table:table-cell table:style-name="ACE-6" office:value-type="float" office:value="2.7088999999999999">
            <text:p>2.7089</text:p>
          </table:table-cell>
          <table:table-cell table:style-name="ACE-6" office:value-type="float" office:value="2.4190999999999998">
            <text:p>2.4191</text:p>
          </table:table-cell>
          <table:table-cell table:style-name="ACE-6" office:value-type="float" office:value="2.2403">
            <text:p>2.2403</text:p>
          </table:table-cell>
          <table:table-cell table:style-name="ACE-6" office:value-type="float" office:value="2.1059000000000001">
            <text:p>2.1059</text:p>
          </table:table-cell>
          <table:table-cell table:style-name="ACE-21" office:value-type="float" office:value="2.0667">
            <text:p>2.0667</text:p>
          </table:table-cell>
          <table:table-cell table:style-name="ACE-27" office:value-type="float" office:value="2.6372142857142902">
            <text:p>2.6372143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ckt</text:p>
          </table:table-cell>
          <table:table-cell table:style-name="ACE-10" office:value-type="float" office:value="3.9336000000000002">
            <text:p>3.9336</text:p>
          </table:table-cell>
          <table:table-cell table:style-name="ACE-6" office:value-type="float" office:value="3.4095">
            <text:p>3.4095</text:p>
          </table:table-cell>
          <table:table-cell table:style-name="ACE-6" office:value-type="float" office:value="3.0041000000000002">
            <text:p>3.0041</text:p>
          </table:table-cell>
          <table:table-cell table:style-name="ACE-6" office:value-type="float" office:value="2.6703000000000001">
            <text:p>2.6703</text:p>
          </table:table-cell>
          <table:table-cell table:style-name="ACE-6" office:value-type="float" office:value="2.4443999999999999">
            <text:p>2.4444</text:p>
          </table:table-cell>
          <table:table-cell table:style-name="ACE-6" office:value-type="float" office:value="2.3502000000000001">
            <text:p>2.3502</text:p>
          </table:table-cell>
          <table:table-cell table:style-name="ACE-21" office:value-type="float" office:value="2.2753999999999999">
            <text:p>2.2754</text:p>
          </table:table-cell>
          <table:table-cell table:style-name="ACE-27" office:value-type="float" office:value="2.86964285714286">
            <text:p>2.8696429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deu</text:p>
          </table:table-cell>
          <table:table-cell table:style-name="ACE-10" office:value-type="float" office:value="5.2710999999999997">
            <text:p>5.2711</text:p>
          </table:table-cell>
          <table:table-cell table:style-name="ACE-6" office:value-type="float" office:value="4.2695999999999996">
            <text:p>4.2696</text:p>
          </table:table-cell>
          <table:table-cell table:style-name="ACE-6" office:value-type="float" office:value="3.4658000000000002">
            <text:p>3.4658</text:p>
          </table:table-cell>
          <table:table-cell table:style-name="ACE-6" office:value-type="float" office:value="2.8915999999999999">
            <text:p>2.8916</text:p>
          </table:table-cell>
          <table:table-cell table:style-name="ACE-6" office:value-type="float" office:value="2.5869">
            <text:p>2.5869</text:p>
          </table:table-cell>
          <table:table-cell table:style-name="ACE-6" office:value-type="float" office:value="2.3976000000000002">
            <text:p>2.3976</text:p>
          </table:table-cell>
          <table:table-cell table:style-name="ACE-21" office:value-type="float" office:value="2.27">
            <text:p>2.27</text:p>
          </table:table-cell>
          <table:table-cell table:style-name="ACE-27" office:value-type="float" office:value="3.3075142857142898">
            <text:p>3.3075143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dgz</text:p>
          </table:table-cell>
          <table:table-cell table:style-name="ACE-10" office:value-type="float" office:value="6.2907999999999999">
            <text:p>6.2908</text:p>
          </table:table-cell>
          <table:table-cell table:style-name="ACE-6" office:value-type="float" office:value="5.3315000000000001">
            <text:p>5.3315</text:p>
          </table:table-cell>
          <table:table-cell table:style-name="ACE-6" office:value-type="float" office:value="4.4176000000000002">
            <text:p>4.4176</text:p>
          </table:table-cell>
          <table:table-cell table:style-name="ACE-6" office:value-type="float" office:value="3.5148000000000001">
            <text:p>3.5148</text:p>
          </table:table-cell>
          <table:table-cell table:style-name="ACE-6" office:value-type="float" office:value="3.0243000000000002">
            <text:p>3.0243</text:p>
          </table:table-cell>
          <table:table-cell table:style-name="ACE-6" office:value-type="float" office:value="2.7328999999999999">
            <text:p>2.7329</text:p>
          </table:table-cell>
          <table:table-cell table:style-name="ACE-21" office:value-type="float" office:value="2.4746999999999999">
            <text:p>2.4747</text:p>
          </table:table-cell>
          <table:table-cell table:style-name="ACE-27" office:value-type="float" office:value="3.9695142857142902">
            <text:p>3.9695143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ell</text:p>
          </table:table-cell>
          <table:table-cell table:style-name="ACE-10" office:value-type="float" office:value="4.7442000000000002">
            <text:p>4.7442</text:p>
          </table:table-cell>
          <table:table-cell table:style-name="ACE-6" office:value-type="float" office:value="3.7633999999999999">
            <text:p>3.7634</text:p>
          </table:table-cell>
          <table:table-cell table:style-name="ACE-6" office:value-type="float" office:value="3.0962000000000001">
            <text:p>3.0962</text:p>
          </table:table-cell>
          <table:table-cell table:style-name="ACE-6" office:value-type="float" office:value="2.6909000000000001">
            <text:p>2.6909</text:p>
          </table:table-cell>
          <table:table-cell table:style-name="ACE-6" office:value-type="float" office:value="2.4245999999999999">
            <text:p>2.4246</text:p>
          </table:table-cell>
          <table:table-cell table:style-name="ACE-6" office:value-type="float" office:value="2.2833999999999999">
            <text:p>2.2834</text:p>
          </table:table-cell>
          <table:table-cell table:style-name="ACE-21" office:value-type="float" office:value="2.1993">
            <text:p>2.1993</text:p>
          </table:table-cell>
          <table:table-cell table:style-name="ACE-27" office:value-type="float" office:value="3.0288571428571398">
            <text:p>3.0288571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eng</text:p>
          </table:table-cell>
          <table:table-cell table:style-name="ACE-10" office:value-type="float" office:value="4.4546999999999999">
            <text:p>4.4547</text:p>
          </table:table-cell>
          <table:table-cell table:style-name="ACE-6" office:value-type="float" office:value="3.6229">
            <text:p>3.6229</text:p>
          </table:table-cell>
          <table:table-cell table:style-name="ACE-6" office:value-type="float" office:value="3.0364">
            <text:p>3.0364</text:p>
          </table:table-cell>
          <table:table-cell table:style-name="ACE-6" office:value-type="float" office:value="2.5463">
            <text:p>2.5463</text:p>
          </table:table-cell>
          <table:table-cell table:style-name="ACE-6" office:value-type="float" office:value="2.3702000000000001">
            <text:p>2.3702</text:p>
          </table:table-cell>
          <table:table-cell table:style-name="ACE-6" office:value-type="float" office:value="2.2475999999999998">
            <text:p>2.2476</text:p>
          </table:table-cell>
          <table:table-cell table:style-name="ACE-21" office:value-type="float" office:value="2.0325000000000002">
            <text:p>2.0325</text:p>
          </table:table-cell>
          <table:table-cell table:style-name="ACE-27" office:value-type="float" office:value="2.9015142857142902">
            <text:p>2.9015143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eus</text:p>
          </table:table-cell>
          <table:table-cell table:style-name="ACE-10" office:value-type="float" office:value="3.4767000000000001">
            <text:p>3.4767</text:p>
          </table:table-cell>
          <table:table-cell table:style-name="ACE-6" office:value-type="float" office:value="3.0583999999999998">
            <text:p>3.0584</text:p>
          </table:table-cell>
          <table:table-cell table:style-name="ACE-6" office:value-type="float" office:value="2.7511000000000001">
            <text:p>2.7511</text:p>
          </table:table-cell>
          <table:table-cell table:style-name="ACE-6" office:value-type="float" office:value="2.4581">
            <text:p>2.4581</text:p>
          </table:table-cell>
          <table:table-cell table:style-name="ACE-6" office:value-type="float" office:value="2.2642000000000002">
            <text:p>2.2642</text:p>
          </table:table-cell>
          <table:table-cell table:style-name="ACE-6" office:value-type="float" office:value="2.1997">
            <text:p>2.1997</text:p>
          </table:table-cell>
          <table:table-cell table:style-name="ACE-21" office:value-type="float" office:value="2.0556000000000001">
            <text:p>2.0556</text:p>
          </table:table-cell>
          <table:table-cell table:style-name="ACE-27" office:value-type="float" office:value="2.6091142857142899">
            <text:p>2.6091143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fij</text:p>
          </table:table-cell>
          <table:table-cell table:style-name="ACE-10" office:value-type="float" office:value="4.5621">
            <text:p>4.5621</text:p>
          </table:table-cell>
          <table:table-cell table:style-name="ACE-6" office:value-type="float" office:value="3.7671000000000001">
            <text:p>3.7671</text:p>
          </table:table-cell>
          <table:table-cell table:style-name="ACE-6" office:value-type="float" office:value="2.9851000000000001">
            <text:p>2.9851</text:p>
          </table:table-cell>
          <table:table-cell table:style-name="ACE-6" office:value-type="float" office:value="2.5600000000000001">
            <text:p>2.56</text:p>
          </table:table-cell>
          <table:table-cell table:style-name="ACE-6" office:value-type="float" office:value="2.2513999999999998">
            <text:p>2.2514</text:p>
          </table:table-cell>
          <table:table-cell table:style-name="ACE-6" office:value-type="float" office:value="2.1341999999999999">
            <text:p>2.1342</text:p>
          </table:table-cell>
          <table:table-cell table:style-name="ACE-21" office:value-type="float" office:value="2.0533000000000001">
            <text:p>2.0533</text:p>
          </table:table-cell>
          <table:table-cell table:style-name="ACE-27" office:value-type="float" office:value="2.9018857142857102">
            <text:p>2.9018857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fin</text:p>
          </table:table-cell>
          <table:table-cell table:style-name="ACE-10" office:value-type="float" office:value="5.0858999999999996">
            <text:p>5.0859</text:p>
          </table:table-cell>
          <table:table-cell table:style-name="ACE-6" office:value-type="float" office:value="4.0155000000000003">
            <text:p>4.0155</text:p>
          </table:table-cell>
          <table:table-cell table:style-name="ACE-6" office:value-type="float" office:value="3.2404999999999999">
            <text:p>3.2405</text:p>
          </table:table-cell>
          <table:table-cell table:style-name="ACE-6" office:value-type="float" office:value="2.7200000000000002">
            <text:p>2.72</text:p>
          </table:table-cell>
          <table:table-cell table:style-name="ACE-6" office:value-type="float" office:value="2.4649999999999999">
            <text:p>2.465</text:p>
          </table:table-cell>
          <table:table-cell table:style-name="ACE-6" office:value-type="float" office:value="2.3144">
            <text:p>2.3144</text:p>
          </table:table-cell>
          <table:table-cell table:style-name="ACE-21" office:value-type="float" office:value="2.2246000000000001">
            <text:p>2.2246</text:p>
          </table:table-cell>
          <table:table-cell table:style-name="ACE-27" office:value-type="float" office:value="3.1522714285714302">
            <text:p>3.1522714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fra</text:p>
          </table:table-cell>
          <table:table-cell table:style-name="ACE-10" office:value-type="float" office:value="4.7855999999999996">
            <text:p>4.7856</text:p>
          </table:table-cell>
          <table:table-cell table:style-name="ACE-6" office:value-type="float" office:value="3.8411">
            <text:p>3.8411</text:p>
          </table:table-cell>
          <table:table-cell table:style-name="ACE-6" office:value-type="float" office:value="3.2025000000000001">
            <text:p>3.2025</text:p>
          </table:table-cell>
          <table:table-cell table:style-name="ACE-6" office:value-type="float" office:value="2.7606000000000002">
            <text:p>2.7606</text:p>
          </table:table-cell>
          <table:table-cell table:style-name="ACE-6" office:value-type="float" office:value="2.5122">
            <text:p>2.5122</text:p>
          </table:table-cell>
          <table:table-cell table:style-name="ACE-6" office:value-type="float" office:value="2.4279000000000002">
            <text:p>2.4279</text:p>
          </table:table-cell>
          <table:table-cell table:style-name="ACE-21" office:value-type="float" office:value="2.1053000000000002">
            <text:p>2.1053</text:p>
          </table:table-cell>
          <table:table-cell table:style-name="ACE-27" office:value-type="float" office:value="3.0907428571428599">
            <text:p>3.0907429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gug</text:p>
          </table:table-cell>
          <table:table-cell table:style-name="ACE-10" office:value-type="float" office:value="4.2167000000000003">
            <text:p>4.2167</text:p>
          </table:table-cell>
          <table:table-cell table:style-name="ACE-6" office:value-type="float" office:value="3.6985000000000001">
            <text:p>3.6985</text:p>
          </table:table-cell>
          <table:table-cell table:style-name="ACE-6" office:value-type="float" office:value="3.1920999999999999">
            <text:p>3.1921</text:p>
          </table:table-cell>
          <table:table-cell table:style-name="ACE-6" office:value-type="float" office:value="2.7096">
            <text:p>2.7096</text:p>
          </table:table-cell>
          <table:table-cell table:style-name="ACE-6" office:value-type="float" office:value="2.3974000000000002">
            <text:p>2.3974</text:p>
          </table:table-cell>
          <table:table-cell table:style-name="ACE-6" office:value-type="float" office:value="2.2829999999999999">
            <text:p>2.283</text:p>
          </table:table-cell>
          <table:table-cell table:style-name="ACE-21" office:value-type="float" office:value="2.2000000000000002">
            <text:p>2.2</text:p>
          </table:table-cell>
          <table:table-cell table:style-name="ACE-27" office:value-type="float" office:value="2.95675714285714">
            <text:p>2.9567571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hae</text:p>
          </table:table-cell>
          <table:table-cell table:style-name="ACE-10" office:value-type="float" office:value="4.6851000000000003">
            <text:p>4.6851</text:p>
          </table:table-cell>
          <table:table-cell table:style-name="ACE-6" office:value-type="float" office:value="3.9197000000000002">
            <text:p>3.9197</text:p>
          </table:table-cell>
          <table:table-cell table:style-name="ACE-6" office:value-type="float" office:value="3.3635000000000002">
            <text:p>3.3635</text:p>
          </table:table-cell>
          <table:table-cell table:style-name="ACE-6" office:value-type="float" office:value="2.8868999999999998">
            <text:p>2.8869</text:p>
          </table:table-cell>
          <table:table-cell table:style-name="ACE-6" office:value-type="float" office:value="2.6236999999999999">
            <text:p>2.6237</text:p>
          </table:table-cell>
          <table:table-cell table:style-name="ACE-6" office:value-type="float" office:value="2.4964">
            <text:p>2.4964</text:p>
          </table:table-cell>
          <table:table-cell table:style-name="ACE-21" office:value-type="float" office:value="2.2545999999999999">
            <text:p>2.2546</text:p>
          </table:table-cell>
          <table:table-cell table:style-name="ACE-27" office:value-type="float" office:value="3.1757">
            <text:p>3.1757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hau</text:p>
          </table:table-cell>
          <table:table-cell table:style-name="ACE-10" office:value-type="float" office:value="3.8182">
            <text:p>3.8182</text:p>
          </table:table-cell>
          <table:table-cell table:style-name="ACE-6" office:value-type="float" office:value="3.2927">
            <text:p>3.2927</text:p>
          </table:table-cell>
          <table:table-cell table:style-name="ACE-6" office:value-type="float" office:value="2.9279999999999999">
            <text:p>2.928</text:p>
          </table:table-cell>
          <table:table-cell table:style-name="ACE-6" office:value-type="float" office:value="2.5505">
            <text:p>2.5505</text:p>
          </table:table-cell>
          <table:table-cell table:style-name="ACE-6" office:value-type="float" office:value="2.3607">
            <text:p>2.3607</text:p>
          </table:table-cell>
          <table:table-cell table:style-name="ACE-6" office:value-type="float" office:value="2.2355">
            <text:p>2.2355</text:p>
          </table:table-cell>
          <table:table-cell table:style-name="ACE-21" office:value-type="float" office:value="2.3214000000000001">
            <text:p>2.3214</text:p>
          </table:table-cell>
          <table:table-cell table:style-name="ACE-27" office:value-type="float" office:value="2.7867142857142899">
            <text:p>2.7867143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hin</text:p>
          </table:table-cell>
          <table:table-cell table:style-name="ACE-10" office:value-type="float" office:value="4.6764000000000001">
            <text:p>4.6764</text:p>
          </table:table-cell>
          <table:table-cell table:style-name="ACE-6" office:value-type="float" office:value="3.7244000000000002">
            <text:p>3.7244</text:p>
          </table:table-cell>
          <table:table-cell table:style-name="ACE-6" office:value-type="float" office:value="3.1509">
            <text:p>3.1509</text:p>
          </table:table-cell>
          <table:table-cell table:style-name="ACE-6" office:value-type="float" office:value="2.6393">
            <text:p>2.6393</text:p>
          </table:table-cell>
          <table:table-cell table:style-name="ACE-6" office:value-type="float" office:value="2.4401000000000002">
            <text:p>2.4401</text:p>
          </table:table-cell>
          <table:table-cell table:style-name="ACE-6" office:value-type="float" office:value="2.2568999999999999">
            <text:p>2.2569</text:p>
          </table:table-cell>
          <table:table-cell table:style-name="ACE-21" office:value-type="float" office:value="2.0861999999999998">
            <text:p>2.0862</text:p>
          </table:table-cell>
          <table:table-cell table:style-name="ACE-27" office:value-type="float" office:value="2.9963142857142802">
            <text:p>2.9963143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ind</text:p>
          </table:table-cell>
          <table:table-cell table:style-name="ACE-10" office:value-type="float" office:value="5.9082999999999997">
            <text:p>5.9083</text:p>
          </table:table-cell>
          <table:table-cell table:style-name="ACE-6" office:value-type="float" office:value="4.6840999999999999">
            <text:p>4.6841</text:p>
          </table:table-cell>
          <table:table-cell table:style-name="ACE-6" office:value-type="float" office:value="3.6781000000000001">
            <text:p>3.6781</text:p>
          </table:table-cell>
          <table:table-cell table:style-name="ACE-6" office:value-type="float" office:value="2.9398">
            <text:p>2.9398</text:p>
          </table:table-cell>
          <table:table-cell table:style-name="ACE-6" office:value-type="float" office:value="2.5200999999999998">
            <text:p>2.5201</text:p>
          </table:table-cell>
          <table:table-cell table:style-name="ACE-6" office:value-type="float" office:value="2.2555999999999998">
            <text:p>2.2556</text:p>
          </table:table-cell>
          <table:table-cell table:style-name="ACE-21" office:value-type="float" office:value="2.1452">
            <text:p>2.1452</text:p>
          </table:table-cell>
          <table:table-cell table:style-name="ACE-27" office:value-type="float" office:value="3.44731428571429">
            <text:p>3.4473143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jac</text:p>
          </table:table-cell>
          <table:table-cell table:style-name="ACE-10" office:value-type="float" office:value="5.2191999999999998">
            <text:p>5.2192</text:p>
          </table:table-cell>
          <table:table-cell table:style-name="ACE-6" office:value-type="float" office:value="4.2857000000000003">
            <text:p>4.2857</text:p>
          </table:table-cell>
          <table:table-cell table:style-name="ACE-6" office:value-type="float" office:value="3.4967999999999999">
            <text:p>3.4968</text:p>
          </table:table-cell>
          <table:table-cell table:style-name="ACE-6" office:value-type="float" office:value="2.8748">
            <text:p>2.8748</text:p>
          </table:table-cell>
          <table:table-cell table:style-name="ACE-6" office:value-type="float" office:value="2.4937999999999998">
            <text:p>2.4938</text:p>
          </table:table-cell>
          <table:table-cell table:style-name="ACE-6" office:value-type="float" office:value="2.3605">
            <text:p>2.3605</text:p>
          </table:table-cell>
          <table:table-cell table:style-name="ACE-21" office:value-type="float" office:value="2.2275">
            <text:p>2.2275</text:p>
          </table:table-cell>
          <table:table-cell table:style-name="ACE-27" office:value-type="float" office:value="3.2797571428571399">
            <text:p>3.2797571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kal</text:p>
          </table:table-cell>
          <table:table-cell table:style-name="ACE-10" office:value-type="float" office:value="2.8628">
            <text:p>2.8628</text:p>
          </table:table-cell>
          <table:table-cell table:style-name="ACE-6" office:value-type="float" office:value="2.6356000000000002">
            <text:p>2.6356</text:p>
          </table:table-cell>
          <table:table-cell table:style-name="ACE-6" office:value-type="float" office:value="2.4403999999999999">
            <text:p>2.4404</text:p>
          </table:table-cell>
          <table:table-cell table:style-name="ACE-6" office:value-type="float" office:value="2.3224">
            <text:p>2.3224</text:p>
          </table:table-cell>
          <table:table-cell table:style-name="ACE-6" office:value-type="float" office:value="2.2323">
            <text:p>2.2323</text:p>
          </table:table-cell>
          <table:table-cell table:style-name="ACE-6" office:value-type="float" office:value="2.1514000000000002">
            <text:p>2.1514</text:p>
          </table:table-cell>
          <table:table-cell table:style-name="ACE-21" office:value-type="float" office:value="2.0741000000000001">
            <text:p>2.0741</text:p>
          </table:table-cell>
          <table:table-cell table:style-name="ACE-27" office:value-type="float" office:value="2.38842857142857">
            <text:p>2.3884286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kat</text:p>
          </table:table-cell>
          <table:table-cell table:style-name="ACE-10" office:value-type="float" office:value="2.9706000000000001">
            <text:p>2.9706</text:p>
          </table:table-cell>
          <table:table-cell table:style-name="ACE-6" office:value-type="float" office:value="2.7088000000000001">
            <text:p>2.7088</text:p>
          </table:table-cell>
          <table:table-cell table:style-name="ACE-6" office:value-type="float" office:value="2.4649000000000001">
            <text:p>2.4649</text:p>
          </table:table-cell>
          <table:table-cell table:style-name="ACE-6" office:value-type="float" office:value="2.3332999999999999">
            <text:p>2.3333</text:p>
          </table:table-cell>
          <table:table-cell table:style-name="ACE-6" office:value-type="float" office:value="2.2734000000000001">
            <text:p>2.2734</text:p>
          </table:table-cell>
          <table:table-cell table:style-name="ACE-6" office:value-type="float" office:value="2.1934999999999998">
            <text:p>2.1935</text:p>
          </table:table-cell>
          <table:table-cell table:style-name="ACE-21" office:value-type="float" office:value="2.3332999999999999">
            <text:p>2.3333</text:p>
          </table:table-cell>
          <table:table-cell table:style-name="ACE-27" office:value-type="float" office:value="2.4682571428571398">
            <text:p>2.4682571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kew</text:p>
          </table:table-cell>
          <table:table-cell table:style-name="ACE-10" office:value-type="float" office:value="6.7008999999999999">
            <text:p>6.7009</text:p>
          </table:table-cell>
          <table:table-cell table:style-name="ACE-6" office:value-type="float" office:value="5.5106000000000002">
            <text:p>5.5106</text:p>
          </table:table-cell>
          <table:table-cell table:style-name="ACE-6" office:value-type="float" office:value="4.4207999999999998">
            <text:p>4.4208</text:p>
          </table:table-cell>
          <table:table-cell table:style-name="ACE-6" office:value-type="float" office:value="3.4272999999999998">
            <text:p>3.4273</text:p>
          </table:table-cell>
          <table:table-cell table:style-name="ACE-6" office:value-type="float" office:value="2.8557000000000001">
            <text:p>2.8557</text:p>
          </table:table-cell>
          <table:table-cell table:style-name="ACE-6" office:value-type="float" office:value="2.5714999999999999">
            <text:p>2.5715</text:p>
          </table:table-cell>
          <table:table-cell table:style-name="ACE-21" office:value-type="float" office:value="2.2660999999999998">
            <text:p>2.2661</text:p>
          </table:table-cell>
          <table:table-cell table:style-name="ACE-27" office:value-type="float" office:value="3.9647000000000001">
            <text:p>3.9647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khk</text:p>
          </table:table-cell>
          <table:table-cell table:style-name="ACE-10" office:value-type="float" office:value="3.7715999999999998">
            <text:p>3.7716</text:p>
          </table:table-cell>
          <table:table-cell table:style-name="ACE-6" office:value-type="float" office:value="3.3100000000000001">
            <text:p>3.31</text:p>
          </table:table-cell>
          <table:table-cell table:style-name="ACE-6" office:value-type="float" office:value="2.8868999999999998">
            <text:p>2.8869</text:p>
          </table:table-cell>
          <table:table-cell table:style-name="ACE-6" office:value-type="float" office:value="2.5567000000000002">
            <text:p>2.5567</text:p>
          </table:table-cell>
          <table:table-cell table:style-name="ACE-6" office:value-type="float" office:value="2.3582000000000001">
            <text:p>2.3582</text:p>
          </table:table-cell>
          <table:table-cell table:style-name="ACE-6" office:value-type="float" office:value="2.2797000000000001">
            <text:p>2.2797</text:p>
          </table:table-cell>
          <table:table-cell table:style-name="ACE-21" office:value-type="float" office:value="2.2021000000000002">
            <text:p>2.2021</text:p>
          </table:table-cell>
          <table:table-cell table:style-name="ACE-27" office:value-type="float" office:value="2.7664571428571398">
            <text:p>2.7664571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kor</text:p>
          </table:table-cell>
          <table:table-cell table:style-name="ACE-10" office:value-type="float" office:value="5.1525999999999996">
            <text:p>5.1526</text:p>
          </table:table-cell>
          <table:table-cell table:style-name="ACE-6" office:value-type="float" office:value="4.6056999999999997">
            <text:p>4.6057</text:p>
          </table:table-cell>
          <table:table-cell table:style-name="ACE-6" office:value-type="float" office:value="3.5871">
            <text:p>3.5871</text:p>
          </table:table-cell>
          <table:table-cell table:style-name="ACE-6" office:value-type="float" office:value="3.1831999999999998">
            <text:p>3.1832</text:p>
          </table:table-cell>
          <table:table-cell table:style-name="ACE-6" office:value-type="float" office:value="2.694">
            <text:p>2.694</text:p>
          </table:table-cell>
          <table:table-cell table:style-name="ACE-6" office:value-type="float" office:value="2.8584000000000001">
            <text:p>2.8584</text:p>
          </table:table-cell>
          <table:table-cell table:style-name="ACE-21"/>
          <table:table-cell table:style-name="ACE-27" office:value-type="float" office:value="3.6801666666666701">
            <text:p>3.6801667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laj</text:p>
          </table:table-cell>
          <table:table-cell table:style-name="ACE-10" office:value-type="float" office:value="4.6826999999999996">
            <text:p>4.6827</text:p>
          </table:table-cell>
          <table:table-cell table:style-name="ACE-6" office:value-type="float" office:value="3.7555999999999998">
            <text:p>3.7556</text:p>
          </table:table-cell>
          <table:table-cell table:style-name="ACE-6" office:value-type="float" office:value="3.3628999999999998">
            <text:p>3.3629</text:p>
          </table:table-cell>
          <table:table-cell table:style-name="ACE-6" office:value-type="float" office:value="2.9272">
            <text:p>2.9272</text:p>
          </table:table-cell>
          <table:table-cell table:style-name="ACE-6" office:value-type="float" office:value="2.7054">
            <text:p>2.7054</text:p>
          </table:table-cell>
          <table:table-cell table:style-name="ACE-6" office:value-type="float" office:value="2.5933000000000002">
            <text:p>2.5933</text:p>
          </table:table-cell>
          <table:table-cell table:style-name="ACE-21"/>
          <table:table-cell table:style-name="ACE-27" office:value-type="float" office:value="3.33785">
            <text:p>3.33785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mig</text:p>
          </table:table-cell>
          <table:table-cell table:style-name="ACE-10" office:value-type="float" office:value="4.8773">
            <text:p>4.8773</text:p>
          </table:table-cell>
          <table:table-cell table:style-name="ACE-6" office:value-type="float" office:value="3.996">
            <text:p>3.996</text:p>
          </table:table-cell>
          <table:table-cell table:style-name="ACE-6" office:value-type="float" office:value="3.3915000000000002">
            <text:p>3.3915</text:p>
          </table:table-cell>
          <table:table-cell table:style-name="ACE-6" office:value-type="float" office:value="2.8321999999999998">
            <text:p>2.8322</text:p>
          </table:table-cell>
          <table:table-cell table:style-name="ACE-6" office:value-type="float" office:value="2.5291999999999999">
            <text:p>2.5292</text:p>
          </table:table-cell>
          <table:table-cell table:style-name="ACE-6" office:value-type="float" office:value="2.2877999999999998">
            <text:p>2.2878</text:p>
          </table:table-cell>
          <table:table-cell table:style-name="ACE-21" office:value-type="float" office:value="2.2075999999999998">
            <text:p>2.2076</text:p>
          </table:table-cell>
          <table:table-cell table:style-name="ACE-27" office:value-type="float" office:value="3.1602285714285698">
            <text:p>3.1602286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mph</text:p>
          </table:table-cell>
          <table:table-cell table:style-name="ACE-10" office:value-type="float" office:value="2.9742999999999999">
            <text:p>2.9743</text:p>
          </table:table-cell>
          <table:table-cell table:style-name="ACE-6" office:value-type="float" office:value="2.6103999999999998">
            <text:p>2.6104</text:p>
          </table:table-cell>
          <table:table-cell table:style-name="ACE-6" office:value-type="float" office:value="2.3521000000000001">
            <text:p>2.3521</text:p>
          </table:table-cell>
          <table:table-cell table:style-name="ACE-6" office:value-type="float" office:value="2.2136">
            <text:p>2.2136</text:p>
          </table:table-cell>
          <table:table-cell table:style-name="ACE-6" office:value-type="float" office:value="2.1408">
            <text:p>2.1408</text:p>
          </table:table-cell>
          <table:table-cell table:style-name="ACE-6" office:value-type="float" office:value="2.0832999999999999">
            <text:p>2.0833</text:p>
          </table:table-cell>
          <table:table-cell table:style-name="ACE-21" office:value-type="float" office:value="2.069">
            <text:p>2.069</text:p>
          </table:table-cell>
          <table:table-cell table:style-name="ACE-27" office:value-type="float" office:value="2.3490714285714298">
            <text:p>2.3490714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mya</text:p>
          </table:table-cell>
          <table:table-cell table:style-name="ACE-10" office:value-type="float" office:value="3.5842999999999998">
            <text:p>3.5843</text:p>
          </table:table-cell>
          <table:table-cell table:style-name="ACE-6" office:value-type="float" office:value="3.218">
            <text:p>3.218</text:p>
          </table:table-cell>
          <table:table-cell table:style-name="ACE-6" office:value-type="float" office:value="2.9079000000000002">
            <text:p>2.9079</text:p>
          </table:table-cell>
          <table:table-cell table:style-name="ACE-6" office:value-type="float" office:value="2.6031">
            <text:p>2.6031</text:p>
          </table:table-cell>
          <table:table-cell table:style-name="ACE-6" office:value-type="float" office:value="2.3618999999999999">
            <text:p>2.3619</text:p>
          </table:table-cell>
          <table:table-cell table:style-name="ACE-6" office:value-type="float" office:value="2.1375999999999999">
            <text:p>2.1376</text:p>
          </table:table-cell>
          <table:table-cell table:style-name="ACE-21" office:value-type="float" office:value="2.0152000000000001">
            <text:p>2.0152</text:p>
          </table:table-cell>
          <table:table-cell table:style-name="ACE-27" office:value-type="float" office:value="2.6897142857142899">
            <text:p>2.6897143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mzh</text:p>
          </table:table-cell>
          <table:table-cell table:style-name="ACE-10" office:value-type="float" office:value="6.3033000000000001">
            <text:p>6.3033</text:p>
          </table:table-cell>
          <table:table-cell table:style-name="ACE-6" office:value-type="float" office:value="5.2544000000000004">
            <text:p>5.2544</text:p>
          </table:table-cell>
          <table:table-cell table:style-name="ACE-6" office:value-type="float" office:value="4.2925000000000004">
            <text:p>4.2925</text:p>
          </table:table-cell>
          <table:table-cell table:style-name="ACE-6" office:value-type="float" office:value="3.5041000000000002">
            <text:p>3.5041</text:p>
          </table:table-cell>
          <table:table-cell table:style-name="ACE-6" office:value-type="float" office:value="2.9958">
            <text:p>2.9958</text:p>
          </table:table-cell>
          <table:table-cell table:style-name="ACE-6" office:value-type="float" office:value="2.6063999999999998">
            <text:p>2.6064</text:p>
          </table:table-cell>
          <table:table-cell table:style-name="ACE-21" office:value-type="float" office:value="2.3666">
            <text:p>2.3666</text:p>
          </table:table-cell>
          <table:table-cell table:style-name="ACE-27" office:value-type="float" office:value="3.9033000000000002">
            <text:p>3.9033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naq</text:p>
          </table:table-cell>
          <table:table-cell table:style-name="ACE-10" office:value-type="float" office:value="3.847">
            <text:p>3.847</text:p>
          </table:table-cell>
          <table:table-cell table:style-name="ACE-6" office:value-type="float" office:value="3.3742999999999999">
            <text:p>3.3743</text:p>
          </table:table-cell>
          <table:table-cell table:style-name="ACE-6" office:value-type="float" office:value="3.0057999999999998">
            <text:p>3.0058</text:p>
          </table:table-cell>
          <table:table-cell table:style-name="ACE-6" office:value-type="float" office:value="2.7810000000000001">
            <text:p>2.781</text:p>
          </table:table-cell>
          <table:table-cell table:style-name="ACE-6" office:value-type="float" office:value="2.6046999999999998">
            <text:p>2.6047</text:p>
          </table:table-cell>
          <table:table-cell table:style-name="ACE-6" office:value-type="float" office:value="2.5259999999999998">
            <text:p>2.526</text:p>
          </table:table-cell>
          <table:table-cell table:style-name="ACE-21" office:value-type="float" office:value="2.3649">
            <text:p>2.3649</text:p>
          </table:table-cell>
          <table:table-cell table:style-name="ACE-27" office:value-type="float" office:value="2.9291">
            <text:p>2.9291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pes</text:p>
          </table:table-cell>
          <table:table-cell table:style-name="ACE-10" office:value-type="float" office:value="3.827">
            <text:p>3.827</text:p>
          </table:table-cell>
          <table:table-cell table:style-name="ACE-6" office:value-type="float" office:value="3.3525">
            <text:p>3.3525</text:p>
          </table:table-cell>
          <table:table-cell table:style-name="ACE-6" office:value-type="float" office:value="2.9954999999999998">
            <text:p>2.9955</text:p>
          </table:table-cell>
          <table:table-cell table:style-name="ACE-6" office:value-type="float" office:value="2.6000000000000001">
            <text:p>2.6</text:p>
          </table:table-cell>
          <table:table-cell table:style-name="ACE-6" office:value-type="float" office:value="2.4872000000000001">
            <text:p>2.4872</text:p>
          </table:table-cell>
          <table:table-cell table:style-name="ACE-6" office:value-type="float" office:value="2.4885999999999999">
            <text:p>2.4886</text:p>
          </table:table-cell>
          <table:table-cell table:style-name="ACE-21"/>
          <table:table-cell table:style-name="ACE-27" office:value-type="float" office:value="2.9584666666666699">
            <text:p>2.9584667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plt</text:p>
          </table:table-cell>
          <table:table-cell table:style-name="ACE-10" office:value-type="float" office:value="6.4025999999999996">
            <text:p>6.4026</text:p>
          </table:table-cell>
          <table:table-cell table:style-name="ACE-6" office:value-type="float" office:value="5.1211000000000002">
            <text:p>5.1211</text:p>
          </table:table-cell>
          <table:table-cell table:style-name="ACE-6" office:value-type="float" office:value="3.9622999999999999">
            <text:p>3.9623</text:p>
          </table:table-cell>
          <table:table-cell table:style-name="ACE-6" office:value-type="float" office:value="3.1816">
            <text:p>3.1816</text:p>
          </table:table-cell>
          <table:table-cell table:style-name="ACE-6" office:value-type="float" office:value="2.7069000000000001">
            <text:p>2.7069</text:p>
          </table:table-cell>
          <table:table-cell table:style-name="ACE-6" office:value-type="float" office:value="2.4954999999999998">
            <text:p>2.4955</text:p>
          </table:table-cell>
          <table:table-cell table:style-name="ACE-21" office:value-type="float" office:value="2.3199000000000001">
            <text:p>2.3199</text:p>
          </table:table-cell>
          <table:table-cell table:style-name="ACE-27" office:value-type="float" office:value="3.7414142857142898">
            <text:p>3.7414143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qvi</text:p>
          </table:table-cell>
          <table:table-cell table:style-name="ACE-10" office:value-type="float" office:value="7.0236000000000001">
            <text:p>7.0236</text:p>
          </table:table-cell>
          <table:table-cell table:style-name="ACE-6" office:value-type="float" office:value="5.6765999999999996">
            <text:p>5.6766</text:p>
          </table:table-cell>
          <table:table-cell table:style-name="ACE-6" office:value-type="float" office:value="4.5255000000000001">
            <text:p>4.5255</text:p>
          </table:table-cell>
          <table:table-cell table:style-name="ACE-6" office:value-type="float" office:value="3.4777999999999998">
            <text:p>3.4778</text:p>
          </table:table-cell>
          <table:table-cell table:style-name="ACE-6" office:value-type="float" office:value="2.8117999999999999">
            <text:p>2.8118</text:p>
          </table:table-cell>
          <table:table-cell table:style-name="ACE-6" office:value-type="float" office:value="2.3961000000000001">
            <text:p>2.3961</text:p>
          </table:table-cell>
          <table:table-cell table:style-name="ACE-21" office:value-type="float" office:value="2.1111">
            <text:p>2.1111</text:p>
          </table:table-cell>
          <table:table-cell table:style-name="ACE-27" office:value-type="float" office:value="4.0032142857142903">
            <text:p>4.0032143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rus</text:p>
          </table:table-cell>
          <table:table-cell table:style-name="ACE-10" office:value-type="float" office:value="3.4708999999999999">
            <text:p>3.4709</text:p>
          </table:table-cell>
          <table:table-cell table:style-name="ACE-6" office:value-type="float" office:value="3.1448">
            <text:p>3.1448</text:p>
          </table:table-cell>
          <table:table-cell table:style-name="ACE-6" office:value-type="float" office:value="2.9066000000000001">
            <text:p>2.9066</text:p>
          </table:table-cell>
          <table:table-cell table:style-name="ACE-6" office:value-type="float" office:value="2.6684999999999999">
            <text:p>2.6685</text:p>
          </table:table-cell>
          <table:table-cell table:style-name="ACE-6" office:value-type="float" office:value="2.532">
            <text:p>2.532</text:p>
          </table:table-cell>
          <table:table-cell table:style-name="ACE-6" office:value-type="float" office:value="2.5">
            <text:p>2.5</text:p>
          </table:table-cell>
          <table:table-cell table:style-name="ACE-21" office:value-type="float" office:value="2.5240999999999998">
            <text:p>2.5241</text:p>
          </table:table-cell>
          <table:table-cell table:style-name="ACE-27" office:value-type="float" office:value="2.82098571428571">
            <text:p>2.8209857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sag</text:p>
          </table:table-cell>
          <table:table-cell table:style-name="ACE-10" office:value-type="float" office:value="4.5869">
            <text:p>4.5869</text:p>
          </table:table-cell>
          <table:table-cell table:style-name="ACE-6" office:value-type="float" office:value="3.8683000000000001">
            <text:p>3.8683</text:p>
          </table:table-cell>
          <table:table-cell table:style-name="ACE-6" office:value-type="float" office:value="3.3222999999999998">
            <text:p>3.3223</text:p>
          </table:table-cell>
          <table:table-cell table:style-name="ACE-6" office:value-type="float" office:value="2.8184999999999998">
            <text:p>2.8185</text:p>
          </table:table-cell>
          <table:table-cell table:style-name="ACE-6" office:value-type="float" office:value="2.3691">
            <text:p>2.3691</text:p>
          </table:table-cell>
          <table:table-cell table:style-name="ACE-6" office:value-type="float" office:value="2.2513000000000001">
            <text:p>2.2513</text:p>
          </table:table-cell>
          <table:table-cell table:style-name="ACE-21" office:value-type="float" office:value="2">
            <text:p>2</text:p>
          </table:table-cell>
          <table:table-cell table:style-name="ACE-27" office:value-type="float" office:value="3.0309142857142901">
            <text:p>3.0309143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spa</text:p>
          </table:table-cell>
          <table:table-cell table:style-name="ACE-10" office:value-type="float" office:value="4.875">
            <text:p>4.875</text:p>
          </table:table-cell>
          <table:table-cell table:style-name="ACE-6" office:value-type="float" office:value="3.8645999999999998">
            <text:p>3.8646</text:p>
          </table:table-cell>
          <table:table-cell table:style-name="ACE-6" office:value-type="float" office:value="3.2648000000000001">
            <text:p>3.2648</text:p>
          </table:table-cell>
          <table:table-cell table:style-name="ACE-6" office:value-type="float" office:value="2.7905000000000002">
            <text:p>2.7905</text:p>
          </table:table-cell>
          <table:table-cell table:style-name="ACE-6" office:value-type="float" office:value="2.5558000000000001">
            <text:p>2.5558</text:p>
          </table:table-cell>
          <table:table-cell table:style-name="ACE-6" office:value-type="float" office:value="2.4382999999999999">
            <text:p>2.4383</text:p>
          </table:table-cell>
          <table:table-cell table:style-name="ACE-21" office:value-type="float" office:value="2.2947000000000002">
            <text:p>2.2947</text:p>
          </table:table-cell>
          <table:table-cell table:style-name="ACE-27" office:value-type="float" office:value="3.15481428571429">
            <text:p>3.1548143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swh</text:p>
          </table:table-cell>
          <table:table-cell table:style-name="ACE-10" office:value-type="float" office:value="4.0585000000000004">
            <text:p>4.0585</text:p>
          </table:table-cell>
          <table:table-cell table:style-name="ACE-6" office:value-type="float" office:value="3.3996">
            <text:p>3.3996</text:p>
          </table:table-cell>
          <table:table-cell table:style-name="ACE-6" office:value-type="float" office:value="2.9542000000000002">
            <text:p>2.9542</text:p>
          </table:table-cell>
          <table:table-cell table:style-name="ACE-6" office:value-type="float" office:value="2.5804">
            <text:p>2.5804</text:p>
          </table:table-cell>
          <table:table-cell table:style-name="ACE-6" office:value-type="float" office:value="2.3283999999999998">
            <text:p>2.3284</text:p>
          </table:table-cell>
          <table:table-cell table:style-name="ACE-6" office:value-type="float" office:value="2.2999999999999998">
            <text:p>2.3</text:p>
          </table:table-cell>
          <table:table-cell table:style-name="ACE-21" office:value-type="float" office:value="2.1429">
            <text:p>2.1429</text:p>
          </table:table-cell>
          <table:table-cell table:style-name="ACE-27" office:value-type="float" office:value="2.8234285714285701">
            <text:p>2.8234286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tgl</text:p>
          </table:table-cell>
          <table:table-cell table:style-name="ACE-10" office:value-type="float" office:value="4.1590999999999996">
            <text:p>4.1591</text:p>
          </table:table-cell>
          <table:table-cell table:style-name="ACE-6" office:value-type="float" office:value="3.4499">
            <text:p>3.4499</text:p>
          </table:table-cell>
          <table:table-cell table:style-name="ACE-6" office:value-type="float" office:value="2.8666999999999998">
            <text:p>2.8667</text:p>
          </table:table-cell>
          <table:table-cell table:style-name="ACE-6" office:value-type="float" office:value="2.4982000000000002">
            <text:p>2.4982</text:p>
          </table:table-cell>
          <table:table-cell table:style-name="ACE-6" office:value-type="float" office:value="2.2892000000000001">
            <text:p>2.2892</text:p>
          </table:table-cell>
          <table:table-cell table:style-name="ACE-6" office:value-type="float" office:value="2.1554000000000002">
            <text:p>2.1554</text:p>
          </table:table-cell>
          <table:table-cell table:style-name="ACE-21" office:value-type="float" office:value="2.1358000000000001">
            <text:p>2.1358</text:p>
          </table:table-cell>
          <table:table-cell table:style-name="ACE-27" office:value-type="float" office:value="2.7934714285714302">
            <text:p>2.7934714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tha</text:p>
          </table:table-cell>
          <table:table-cell table:style-name="ACE-10" office:value-type="float" office:value="4.5148000000000001">
            <text:p>4.5148</text:p>
          </table:table-cell>
          <table:table-cell table:style-name="ACE-6" office:value-type="float" office:value="4.2019000000000002">
            <text:p>4.2019</text:p>
          </table:table-cell>
          <table:table-cell table:style-name="ACE-6" office:value-type="float" office:value="3.3934000000000002">
            <text:p>3.3934</text:p>
          </table:table-cell>
          <table:table-cell table:style-name="ACE-6" office:value-type="float" office:value="3.3752">
            <text:p>3.3752</text:p>
          </table:table-cell>
          <table:table-cell table:style-name="ACE-6" office:value-type="float" office:value="3.8730000000000002">
            <text:p>3.873</text:p>
          </table:table-cell>
          <table:table-cell table:style-name="ACE-6" office:value-type="float" office:value="3.7183999999999999">
            <text:p>3.7184</text:p>
          </table:table-cell>
          <table:table-cell table:style-name="ACE-21"/>
          <table:table-cell table:style-name="ACE-27" office:value-type="float" office:value="3.8461166666666702">
            <text:p>3.8461167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tur</text:p>
          </table:table-cell>
          <table:table-cell table:style-name="ACE-10" office:value-type="float" office:value="6.2058">
            <text:p>6.2058</text:p>
          </table:table-cell>
          <table:table-cell table:style-name="ACE-6" office:value-type="float" office:value="5.0551000000000004">
            <text:p>5.0551</text:p>
          </table:table-cell>
          <table:table-cell table:style-name="ACE-6" office:value-type="float" office:value="4.0669000000000004">
            <text:p>4.0669</text:p>
          </table:table-cell>
          <table:table-cell table:style-name="ACE-6" office:value-type="float" office:value="3.2806999999999999">
            <text:p>3.2807</text:p>
          </table:table-cell>
          <table:table-cell table:style-name="ACE-6" office:value-type="float" office:value="2.8047">
            <text:p>2.8047</text:p>
          </table:table-cell>
          <table:table-cell table:style-name="ACE-6" office:value-type="float" office:value="2.5531000000000001">
            <text:p>2.5531</text:p>
          </table:table-cell>
          <table:table-cell table:style-name="ACE-21" office:value-type="float" office:value="2.359">
            <text:p>2.359</text:p>
          </table:table-cell>
          <table:table-cell table:style-name="ACE-27" office:value-type="float" office:value="3.7607571428571398">
            <text:p>3.7607571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vie</text:p>
          </table:table-cell>
          <table:table-cell table:style-name="ACE-10" office:value-type="float" office:value="5.2591999999999999">
            <text:p>5.2592</text:p>
          </table:table-cell>
          <table:table-cell table:style-name="ACE-6" office:value-type="float" office:value="4.6218000000000004">
            <text:p>4.6218</text:p>
          </table:table-cell>
          <table:table-cell table:style-name="ACE-6" office:value-type="float" office:value="3.7719999999999998">
            <text:p>3.772</text:p>
          </table:table-cell>
          <table:table-cell table:style-name="ACE-6" office:value-type="float" office:value="3.1964999999999999">
            <text:p>3.1965</text:p>
          </table:table-cell>
          <table:table-cell table:style-name="ACE-6" office:value-type="float" office:value="2.5767000000000002">
            <text:p>2.5767</text:p>
          </table:table-cell>
          <table:table-cell table:style-name="ACE-6" office:value-type="float" office:value="2.2867000000000002">
            <text:p>2.2867</text:p>
          </table:table-cell>
          <table:table-cell table:style-name="ACE-21" office:value-type="float" office:value="2">
            <text:p>2</text:p>
          </table:table-cell>
          <table:table-cell table:style-name="ACE-27" office:value-type="float" office:value="3.38755714285714">
            <text:p>3.3875571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xsu</text:p>
          </table:table-cell>
          <table:table-cell table:style-name="ACE-10" office:value-type="float" office:value="6.5031999999999996">
            <text:p>6.5032</text:p>
          </table:table-cell>
          <table:table-cell table:style-name="ACE-6" office:value-type="float" office:value="5.3388">
            <text:p>5.3388</text:p>
          </table:table-cell>
          <table:table-cell table:style-name="ACE-6" office:value-type="float" office:value="4.2648000000000001">
            <text:p>4.2648</text:p>
          </table:table-cell>
          <table:table-cell table:style-name="ACE-6" office:value-type="float" office:value="3.2749000000000001">
            <text:p>3.2749</text:p>
          </table:table-cell>
          <table:table-cell table:style-name="ACE-6" office:value-type="float" office:value="2.8199999999999998">
            <text:p>2.82</text:p>
          </table:table-cell>
          <table:table-cell table:style-name="ACE-6" office:value-type="float" office:value="2.5630000000000002">
            <text:p>2.563</text:p>
          </table:table-cell>
          <table:table-cell table:style-name="ACE-21" office:value-type="float" office:value="2.1949000000000001">
            <text:p>2.1949</text:p>
          </table:table-cell>
          <table:table-cell table:style-name="ACE-27" office:value-type="float" office:value="3.8513714285714298">
            <text:p>3.8513714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yad</text:p>
          </table:table-cell>
          <table:table-cell table:style-name="ACE-10" office:value-type="float" office:value="5.0019">
            <text:p>5.0019</text:p>
          </table:table-cell>
          <table:table-cell table:style-name="ACE-6" office:value-type="float" office:value="4.1391">
            <text:p>4.1391</text:p>
          </table:table-cell>
          <table:table-cell table:style-name="ACE-6" office:value-type="float" office:value="3.4702000000000002">
            <text:p>3.4702</text:p>
          </table:table-cell>
          <table:table-cell table:style-name="ACE-6" office:value-type="float" office:value="2.9512999999999998">
            <text:p>2.9513</text:p>
          </table:table-cell>
          <table:table-cell table:style-name="ACE-6" office:value-type="float" office:value="2.5667">
            <text:p>2.5667</text:p>
          </table:table-cell>
          <table:table-cell table:style-name="ACE-6" office:value-type="float" office:value="2.2848000000000002">
            <text:p>2.2848</text:p>
          </table:table-cell>
          <table:table-cell table:style-name="ACE-21" office:value-type="float" office:value="2.1503000000000001">
            <text:p>2.1503</text:p>
          </table:table-cell>
          <table:table-cell table:style-name="ACE-27" office:value-type="float" office:value="3.2234714285714299">
            <text:p>3.2234714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yaq</text:p>
          </table:table-cell>
          <table:table-cell table:style-name="ACE-10" office:value-type="float" office:value="6.1531000000000002">
            <text:p>6.1531</text:p>
          </table:table-cell>
          <table:table-cell table:style-name="ACE-6" office:value-type="float" office:value="5.1600999999999999">
            <text:p>5.1601</text:p>
          </table:table-cell>
          <table:table-cell table:style-name="ACE-6" office:value-type="float" office:value="4.2720000000000002">
            <text:p>4.272</text:p>
          </table:table-cell>
          <table:table-cell table:style-name="ACE-6" office:value-type="float" office:value="3.5022000000000002">
            <text:p>3.5022</text:p>
          </table:table-cell>
          <table:table-cell table:style-name="ACE-6" office:value-type="float" office:value="2.9590999999999998">
            <text:p>2.9591</text:p>
          </table:table-cell>
          <table:table-cell table:style-name="ACE-6" office:value-type="float" office:value="2.6255999999999999">
            <text:p>2.6256</text:p>
          </table:table-cell>
          <table:table-cell table:style-name="ACE-21" office:value-type="float" office:value="2.2808000000000002">
            <text:p>2.2808</text:p>
          </table:table-cell>
          <table:table-cell table:style-name="ACE-27" office:value-type="float" office:value="3.8504142857142898">
            <text:p>3.8504143</text:p>
          </table:table-cell>
          <table:table-cell table:number-columns-repeated="119" table:style-name="ACE-6"/>
        </table:table-row>
        <table:table-row table:style-name="AROW-1">
          <table:table-cell table:style-name="ACE-4" office:value-type="string">
            <text:p>yor</text:p>
          </table:table-cell>
          <table:table-cell table:style-name="ACE-11" office:value-type="float" office:value="4.8775000000000004">
            <text:p>4.8775</text:p>
          </table:table-cell>
          <table:table-cell table:style-name="ACE-16" office:value-type="float" office:value="3.9043000000000001">
            <text:p>3.9043</text:p>
          </table:table-cell>
          <table:table-cell table:style-name="ACE-16" office:value-type="float" office:value="3.2719999999999998">
            <text:p>3.272</text:p>
          </table:table-cell>
          <table:table-cell table:style-name="ACE-16" office:value-type="float" office:value="2.7602000000000002">
            <text:p>2.7602</text:p>
          </table:table-cell>
          <table:table-cell table:style-name="ACE-16" office:value-type="float" office:value="2.5348999999999999">
            <text:p>2.5349</text:p>
          </table:table-cell>
          <table:table-cell table:style-name="ACE-16" office:value-type="float" office:value="2.4081000000000001">
            <text:p>2.4081</text:p>
          </table:table-cell>
          <table:table-cell table:style-name="ACE-22" office:value-type="float" office:value="2.2715000000000001">
            <text:p>2.2715</text:p>
          </table:table-cell>
          <table:table-cell table:style-name="ACE-28" office:value-type="float" office:value="3.1469285714285702">
            <text:p>3.1469286</text:p>
          </table:table-cell>
          <table:table-cell table:number-columns-repeated="119" table:style-name="ACE-6"/>
        </table:table-row>
        <table:table-row table:style-name="AROW-1">
          <table:table-cell table:style-name="ACE-5" office:value-type="string">
            <text:p>Total Result</text:p>
          </table:table-cell>
          <table:table-cell table:style-name="ACE-12" office:value-type="float" office:value="4.9245204081632696">
            <text:p>4.9245204</text:p>
          </table:table-cell>
          <table:table-cell table:style-name="ACE-17" office:value-type="float" office:value="4.1139693877551">
            <text:p>4.1139694</text:p>
          </table:table-cell>
          <table:table-cell table:style-name="ACE-17" office:value-type="float" office:value="3.4482204081632601">
            <text:p>3.4482204</text:p>
          </table:table-cell>
          <table:table-cell table:style-name="ACE-17" office:value-type="float" office:value="2.9257040816326501">
            <text:p>2.9257041</text:p>
          </table:table-cell>
          <table:table-cell table:style-name="ACE-17" office:value-type="float" office:value="2.6153428571428599">
            <text:p>2.6153429</text:p>
          </table:table-cell>
          <table:table-cell table:style-name="ACE-17" office:value-type="float" office:value="2.4359938775510201">
            <text:p>2.4359939</text:p>
          </table:table-cell>
          <table:table-cell table:style-name="ACE-23" office:value-type="float" office:value="2.2395800000000001">
            <text:p>2.23958</text:p>
          </table:table-cell>
          <table:table-cell table:style-name="ACE-29" office:value-type="float" office:value="3.25517669616519">
            <text:p>3.2551767</text:p>
          </table:table-cell>
          <table:table-cell table:number-columns-repeated="119" table:style-name="ACE-6"/>
        </table:table-row>
        <table:table-row table:style-name="AROW-0" table:number-rows-repeated="76">
          <table:table-cell table:number-columns-repeated="128"/>
        </table:table-row>
        <table:named-expressions>
          <table:named-expression table:name="Print_Area" table:expression="of:=#REF!" table:base-cell-address="$'Pivot Table_Top_10'.$A$1"/>
          <table:named-expression table:name="Sheet_Title" table:expression="of:=&quot;Pivot Table_Top_10&quot;" table:base-cell-address="$'Pivot Table_Top_10'.$A$1"/>
        </table:named-expressions>
        <gnm:selections gnm:cursor-col="0" gnm:cursor-row="2">
          <gnm:selection gnm:start-col="0" gnm:start-row="2" gnm:end-col="0" gnm:end-row="2"/>
        </gnm:selections>
      </table:table>
      <table:table table:name="TTR vs Average regularity" table:style-name="ta-2" table:print="true">
        <office:forms form:automatic-focus="false" form:apply-design-mode="false">
          <form:form/>
        </office:forms>
        <table:table-column table:default-cell-style-name="ACE-30" table:style-name="ACOL-1" table:number-columns-repeated="8"/>
        <table:table-column table:default-cell-style-name="ACE-30" table:style-name="ACOL-0"/>
        <table:table-column table:default-cell-style-name="ACE-30" table:style-name="ACOL-3"/>
        <table:table-column table:default-cell-style-name="ACE-30" table:style-name="ACOL-4"/>
        <table:table-column table:default-cell-style-name="ACE-30" table:style-name="ACOL-5"/>
        <table:table-column table:default-cell-style-name="ACE-30" table:style-name="ACOL-3" table:number-columns-repeated="2"/>
        <table:table-column table:default-cell-style-name="ACE-30" table:style-name="ACOL-5"/>
        <table:table-column table:default-cell-style-name="ACE-30" table:style-name="ACOL-6"/>
        <table:table-column table:default-cell-style-name="ACE-30" table:style-name="ACOL-5"/>
        <table:table-column table:default-cell-style-name="ACE-30" table:style-name="ACOL-7"/>
        <table:table-column table:default-cell-style-name="ACE-30" table:style-name="ACOL-3"/>
        <table:table-column table:default-cell-style-name="ACE-30" table:style-name="ACOL-5"/>
        <table:table-column table:default-cell-style-name="ACE-30" table:style-name="ACOL-8"/>
        <table:table-column table:default-cell-style-name="ACE-30" table:style-name="ACOL-5" table:number-columns-repeated="2"/>
        <table:table-column table:default-cell-style-name="ACE-30" table:style-name="ACOL-9" table:number-columns-repeated="2"/>
        <table:table-column table:default-cell-style-name="ACE-30" table:style-name="ACOL-5"/>
        <table:table-column table:default-cell-style-name="ACE-30" table:style-name="ACOL-8"/>
        <table:table-column table:default-cell-style-name="ACE-30" table:style-name="ACOL-0" table:number-columns-repeated="101"/>
        <table:table-row table:style-name="AROW-1">
          <table:table-cell table:style-name="ACE-30" office:value-type="string">
            <text:p>ISO</text:p>
          </table:table-cell>
          <table:table-cell table:style-name="ACE-30" office:value-type="string">
            <text:p>Nr. Types</text:p>
          </table:table-cell>
          <table:table-cell table:style-name="ACE-30" office:value-type="string">
            <text:p>Nr. Tokens</text:p>
          </table:table-cell>
          <table:table-cell table:style-name="ACE-30" office:value-type="string">
            <text:p>TTR</text:p>
          </table:table-cell>
          <table:table-cell table:style-name="ACE-31" office:value-type="string">
            <text:p>ISO code</text:p>
          </table:table-cell>
          <table:table-cell table:style-name="ACE-34" office:value-type="string">
            <text:p>Average regularity</text:p>
          </table:table-cell>
          <table:table-cell table:number-columns-repeated="3" table:style-name="ACE-30"/>
          <table:table-cell table:style-name="ACE-30" office:value-type="string">
            <text:p>ttr_sampled</text:p>
          </table:table-cell>
          <table:table-cell table:style-name="ACE-30" office:value-type="string">
            <text:p>t_0.1</text:p>
          </table:table-cell>
          <table:table-cell table:style-name="ACE-30" office:value-type="string">
            <text:p>t_0.15</text:p>
          </table:table-cell>
          <table:table-cell table:style-name="ACE-30" office:value-type="string">
            <text:p>t_0.2</text:p>
          </table:table-cell>
          <table:table-cell table:style-name="ACE-30" office:value-type="string">
            <text:p>t_0.25</text:p>
          </table:table-cell>
          <table:table-cell table:style-name="ACE-30" office:value-type="string">
            <text:p>t_0.3</text:p>
          </table:table-cell>
          <table:table-cell table:style-name="ACE-30" office:value-type="string">
            <text:p>t_0.35</text:p>
          </table:table-cell>
          <table:table-cell table:style-name="ACE-30" office:value-type="string">
            <text:p>t_0.4</text:p>
          </table:table-cell>
          <table:table-cell table:style-name="ACE-30" office:value-type="string">
            <text:p>t_0.45</text:p>
          </table:table-cell>
          <table:table-cell table:style-name="ACE-30" office:value-type="string">
            <text:p>t_0.5</text:p>
          </table:table-cell>
          <table:table-cell table:style-name="ACE-30" office:value-type="string">
            <text:p>t_0.55</text:p>
          </table:table-cell>
          <table:table-cell table:style-name="ACE-30" office:value-type="string">
            <text:p>t_0.6</text:p>
          </table:table-cell>
          <table:table-cell table:style-name="ACE-30" office:value-type="string">
            <text:p>t_0.65</text:p>
          </table:table-cell>
          <table:table-cell table:style-name="ACE-30" office:value-type="string">
            <text:p>t_0.7</text:p>
          </table:table-cell>
          <table:table-cell table:style-name="ACE-30" office:value-type="string">
            <text:p>t_0.75</text:p>
          </table:table-cell>
          <table:table-cell table:style-name="ACE-30" office:value-type="string">
            <text:p>t_0.8</text:p>
          </table:table-cell>
          <table:table-cell table:style-name="ACE-30" office:value-type="string">
            <text:p>t_0.85</text:p>
          </table:table-cell>
          <table:table-cell table:style-name="ACE-30" office:value-type="string">
            <text:p>t_0.9</text:p>
          </table:table-cell>
          <table:table-cell table:number-columns-repeated="101" table:style-name="ACE-30"/>
        </table:table-row>
        <table:table-row table:style-name="AROW-1">
          <table:table-cell table:style-name="ACE-30" office:value-type="string">
            <text:p>aey</text:p>
          </table:table-cell>
          <table:table-cell table:style-name="ACE-30" office:value-type="float" office:value="14173">
            <text:p>14173</text:p>
          </table:table-cell>
          <table:table-cell table:style-name="ACE-30" office:value-type="float" office:value="272641">
            <text:p>272641</text:p>
          </table:table-cell>
          <table:table-cell table:style-name="ACE-30" office:value-type="float" office:value="19.236599999999999">
            <text:p>19.2366</text:p>
          </table:table-cell>
          <table:table-cell table:style-name="ACE-32" office:value-type="string">
            <text:p>aey</text:p>
          </table:table-cell>
          <table:table-cell table:style-name="ACE-35" office:value-type="float" office:value="3.4437142857142899">
            <text:p>3.44371429</text:p>
          </table:table-cell>
          <table:table-cell table:style-name="ACE-30"/>
          <table:table-cell table:style-name="ACE-30" table:formula="of:=CORREL([.D2:.D50];[.F2:.F50])" office:value-type="float" office:value="0.074251328870279618">
            <text:p>0.07425133</text:p>
          </table:table-cell>
          <table:table-cell table:style-name="ACE-30" office:value-type="string">
            <text:p>aey-x-bible.txt</text:p>
          </table:table-cell>
          <table:table-cell table:style-name="ACE-30" office:value-type="float" office:value="0.17214500000000002">
            <text:p>0.17214500000000002</text:p>
          </table:table-cell>
          <table:table-cell table:style-name="ACE-30" office:value-type="float" office:value="96.562299999999993">
            <text:p>96.5623</text:p>
          </table:table-cell>
          <table:table-cell table:style-name="ACE-30" office:value-type="float" office:value="90.774299999999997">
            <text:p>90.7743</text:p>
          </table:table-cell>
          <table:table-cell table:style-name="ACE-30" office:value-type="float" office:value="84.838800000000006">
            <text:p>84.8388</text:p>
          </table:table-cell>
          <table:table-cell table:style-name="ACE-30" office:value-type="float" office:value="77.980000000000004">
            <text:p>77.98</text:p>
          </table:table-cell>
          <table:table-cell table:style-name="ACE-30" office:value-type="float" office:value="70.155600000000007">
            <text:p>70.1556</text:p>
          </table:table-cell>
          <table:table-cell table:style-name="ACE-30" office:value-type="float" office:value="62.5184">
            <text:p>62.5184</text:p>
          </table:table-cell>
          <table:table-cell table:style-name="ACE-30" office:value-type="float" office:value="50.709699999999998">
            <text:p>50.7097</text:p>
          </table:table-cell>
          <table:table-cell table:style-name="ACE-30" office:value-type="float" office:value="40.514800000000001">
            <text:p>40.5148</text:p>
          </table:table-cell>
          <table:table-cell table:style-name="ACE-30" office:value-type="float" office:value="27.191099999999999">
            <text:p>27.1911</text:p>
          </table:table-cell>
          <table:table-cell table:style-name="ACE-30" office:value-type="float" office:value="25.444299999999998">
            <text:p>25.4443</text:p>
          </table:table-cell>
          <table:table-cell table:style-name="ACE-30" office:value-type="float" office:value="14.8415">
            <text:p>14.8415</text:p>
          </table:table-cell>
          <table:table-cell table:style-name="ACE-30" office:value-type="float" office:value="11.042">
            <text:p>11.042</text:p>
          </table:table-cell>
          <table:table-cell table:style-name="ACE-30" office:value-type="float" office:value="6.9608999999999996">
            <text:p>6.9609</text:p>
          </table:table-cell>
          <table:table-cell table:style-name="ACE-30" office:value-type="float" office:value="4.2519999999999998">
            <text:p>4.252</text:p>
          </table:table-cell>
          <table:table-cell table:style-name="ACE-30" office:value-type="float" office:value="3.2582">
            <text:p>3.2582</text:p>
          </table:table-cell>
          <table:table-cell table:style-name="ACE-30" office:value-type="float" office:value="2.8439000000000001">
            <text:p>2.8439</text:p>
          </table:table-cell>
          <table:table-cell table:style-name="ACE-30" office:value-type="float" office:value="2.2109000000000001">
            <text:p>2.2109</text:p>
          </table:table-cell>
          <table:table-cell table:number-columns-repeated="101" table:style-name="ACE-30"/>
        </table:table-row>
        <table:table-row table:style-name="AROW-1">
          <table:table-cell table:style-name="ACE-30" office:value-type="string">
            <text:p>amp</text:p>
          </table:table-cell>
          <table:table-cell table:style-name="ACE-30" office:value-type="float" office:value="25728">
            <text:p>25728</text:p>
          </table:table-cell>
          <table:table-cell table:style-name="ACE-30" office:value-type="float" office:value="268933">
            <text:p>268933</text:p>
          </table:table-cell>
          <table:table-cell table:style-name="ACE-30" office:value-type="float" office:value="10.4529">
            <text:p>10.4529</text:p>
          </table:table-cell>
          <table:table-cell table:style-name="ACE-31" office:value-type="string">
            <text:p>amp</text:p>
          </table:table-cell>
          <table:table-cell table:style-name="ACE-34" office:value-type="float" office:value="4.2132142857142902">
            <text:p>4.21321429</text:p>
          </table:table-cell>
          <table:table-cell table:number-columns-repeated="2" table:style-name="ACE-30"/>
          <table:table-cell table:style-name="ACE-30" office:value-type="string">
            <text:p>amp-x-bible.txt</text:p>
          </table:table-cell>
          <table:table-cell table:style-name="ACE-30" office:value-type="float" office:value="0.24393699999999999">
            <text:p>0.243937</text:p>
          </table:table-cell>
          <table:table-cell table:style-name="ACE-30" office:value-type="float" office:value="97.858699999999999">
            <text:p>97.8587</text:p>
          </table:table-cell>
          <table:table-cell table:style-name="ACE-30" office:value-type="float" office:value="92.487099999999998">
            <text:p>92.4871</text:p>
          </table:table-cell>
          <table:table-cell table:style-name="ACE-30" office:value-type="float" office:value="86.255799999999994">
            <text:p>86.2558</text:p>
          </table:table-cell>
          <table:table-cell table:style-name="ACE-30" office:value-type="float" office:value="78.820300000000003">
            <text:p>78.8203</text:p>
          </table:table-cell>
          <table:table-cell table:style-name="ACE-30" office:value-type="float" office:value="71.304100000000005">
            <text:p>71.3041</text:p>
          </table:table-cell>
          <table:table-cell table:style-name="ACE-30" office:value-type="float" office:value="63.856400000000001">
            <text:p>63.8564</text:p>
          </table:table-cell>
          <table:table-cell table:style-name="ACE-30" office:value-type="float" office:value="52.499099999999999">
            <text:p>52.4991</text:p>
          </table:table-cell>
          <table:table-cell table:style-name="ACE-30" office:value-type="float" office:value="43.439700000000002">
            <text:p>43.4397</text:p>
          </table:table-cell>
          <table:table-cell table:style-name="ACE-30" office:value-type="float" office:value="29.801300000000001">
            <text:p>29.8013</text:p>
          </table:table-cell>
          <table:table-cell table:style-name="ACE-30" office:value-type="float" office:value="27.2576">
            <text:p>27.2576</text:p>
          </table:table-cell>
          <table:table-cell table:style-name="ACE-30" office:value-type="float" office:value="17.4223">
            <text:p>17.4223</text:p>
          </table:table-cell>
          <table:table-cell table:style-name="ACE-30" office:value-type="float" office:value="13.2766">
            <text:p>13.2766</text:p>
          </table:table-cell>
          <table:table-cell table:style-name="ACE-30" office:value-type="float" office:value="8.7135999999999996">
            <text:p>8.7136</text:p>
          </table:table-cell>
          <table:table-cell table:style-name="ACE-30" office:value-type="float" office:value="5.6195000000000004">
            <text:p>5.6195</text:p>
          </table:table-cell>
          <table:table-cell table:style-name="ACE-30" office:value-type="float" office:value="4.3781999999999996">
            <text:p>4.3782</text:p>
          </table:table-cell>
          <table:table-cell table:style-name="ACE-30" office:value-type="float" office:value="3.7534999999999998">
            <text:p>3.7535</text:p>
          </table:table-cell>
          <table:table-cell table:style-name="ACE-30" office:value-type="float" office:value="3.0173999999999999">
            <text:p>3.0174</text:p>
          </table:table-cell>
          <table:table-cell table:number-columns-repeated="101" table:style-name="ACE-30"/>
        </table:table-row>
        <table:table-row table:style-name="AROW-1">
          <table:table-cell table:style-name="ACE-30" office:value-type="string">
            <text:p>ape</text:p>
          </table:table-cell>
          <table:table-cell table:style-name="ACE-30" office:value-type="float" office:value="15119">
            <text:p>15119</text:p>
          </table:table-cell>
          <table:table-cell table:style-name="ACE-30" office:value-type="float" office:value="305611">
            <text:p>305611</text:p>
          </table:table-cell>
          <table:table-cell table:style-name="ACE-30" office:value-type="float" office:value="20.213699999999999">
            <text:p>20.2137</text:p>
          </table:table-cell>
          <table:table-cell table:style-name="ACE-31" office:value-type="string">
            <text:p>ape</text:p>
          </table:table-cell>
          <table:table-cell table:style-name="ACE-34" office:value-type="float" office:value="3.9781285714285701">
            <text:p>3.97812857</text:p>
          </table:table-cell>
          <table:table-cell table:number-columns-repeated="2" table:style-name="ACE-30"/>
          <table:table-cell table:style-name="ACE-30" office:value-type="string">
            <text:p>ape-x-bible.txt</text:p>
          </table:table-cell>
          <table:table-cell table:style-name="ACE-30" office:value-type="float" office:value="0.16528950000000001">
            <text:p>0.1652895</text:p>
          </table:table-cell>
          <table:table-cell table:style-name="ACE-30" office:value-type="float" office:value="98.790400000000005">
            <text:p>98.7904</text:p>
          </table:table-cell>
          <table:table-cell table:style-name="ACE-30" office:value-type="float" office:value="94.925200000000004">
            <text:p>94.9252</text:p>
          </table:table-cell>
          <table:table-cell table:style-name="ACE-30" office:value-type="float" office:value="89.808499999999995">
            <text:p>89.8085</text:p>
          </table:table-cell>
          <table:table-cell table:style-name="ACE-30" office:value-type="float" office:value="83.9405">
            <text:p>83.9405</text:p>
          </table:table-cell>
          <table:table-cell table:style-name="ACE-30" office:value-type="float" office:value="75.758099999999999">
            <text:p>75.7581</text:p>
          </table:table-cell>
          <table:table-cell table:style-name="ACE-30" office:value-type="float" office:value="67.122699999999995">
            <text:p>67.1227</text:p>
          </table:table-cell>
          <table:table-cell table:style-name="ACE-30" office:value-type="float" office:value="53.227600000000002">
            <text:p>53.2276</text:p>
          </table:table-cell>
          <table:table-cell table:style-name="ACE-30" office:value-type="float" office:value="42.474600000000002">
            <text:p>42.4746</text:p>
          </table:table-cell>
          <table:table-cell table:style-name="ACE-30" office:value-type="float" office:value="26.9772">
            <text:p>26.9772</text:p>
          </table:table-cell>
          <table:table-cell table:style-name="ACE-30" office:value-type="float" office:value="24.805199999999999">
            <text:p>24.8052</text:p>
          </table:table-cell>
          <table:table-cell table:style-name="ACE-30" office:value-type="float" office:value="15.5227">
            <text:p>15.5227</text:p>
          </table:table-cell>
          <table:table-cell table:style-name="ACE-30" office:value-type="float" office:value="12.1478">
            <text:p>12.1478</text:p>
          </table:table-cell>
          <table:table-cell table:style-name="ACE-30" office:value-type="float" office:value="7.9992000000000001">
            <text:p>7.9992</text:p>
          </table:table-cell>
          <table:table-cell table:style-name="ACE-30" office:value-type="float" office:value="5.3140999999999998">
            <text:p>5.3141</text:p>
          </table:table-cell>
          <table:table-cell table:style-name="ACE-30" office:value-type="float" office:value="4.1246">
            <text:p>4.1246</text:p>
          </table:table-cell>
          <table:table-cell table:style-name="ACE-30" office:value-type="float" office:value="3.3188">
            <text:p>3.3188</text:p>
          </table:table-cell>
          <table:table-cell table:style-name="ACE-30" office:value-type="float" office:value="2.9893000000000001">
            <text:p>2.9893</text:p>
          </table:table-cell>
          <table:table-cell table:number-columns-repeated="101" table:style-name="ACE-30"/>
        </table:table-row>
        <table:table-row table:style-name="AROW-1">
          <table:table-cell table:style-name="ACE-30" office:value-type="string">
            <text:p>apu</text:p>
          </table:table-cell>
          <table:table-cell table:style-name="ACE-30" office:value-type="float" office:value="14712">
            <text:p>14712</text:p>
          </table:table-cell>
          <table:table-cell table:style-name="ACE-30" office:value-type="float" office:value="208147">
            <text:p>208147</text:p>
          </table:table-cell>
          <table:table-cell table:style-name="ACE-30" office:value-type="float" office:value="14.148099999999999">
            <text:p>14.1481</text:p>
          </table:table-cell>
          <table:table-cell table:style-name="ACE-31" office:value-type="string">
            <text:p>apu</text:p>
          </table:table-cell>
          <table:table-cell table:style-name="ACE-34" office:value-type="float" office:value="4.1918571428571401">
            <text:p>4.19185714</text:p>
          </table:table-cell>
          <table:table-cell table:number-columns-repeated="2" table:style-name="ACE-30"/>
          <table:table-cell table:style-name="ACE-30" office:value-type="string">
            <text:p>apu-x-bible.txt</text:p>
          </table:table-cell>
          <table:table-cell table:style-name="ACE-30" office:value-type="float" office:value="0.20164650000000001">
            <text:p>0.2016465</text:p>
          </table:table-cell>
          <table:table-cell table:style-name="ACE-30" office:value-type="float" office:value="100.2304">
            <text:p>100.2304</text:p>
          </table:table-cell>
          <table:table-cell table:style-name="ACE-30" office:value-type="float" office:value="98.407600000000002">
            <text:p>98.4076</text:p>
          </table:table-cell>
          <table:table-cell table:style-name="ACE-30" office:value-type="float" office:value="95.119299999999996">
            <text:p>95.1193</text:p>
          </table:table-cell>
          <table:table-cell table:style-name="ACE-30" office:value-type="float" office:value="90.719300000000004">
            <text:p>90.7193</text:p>
          </table:table-cell>
          <table:table-cell table:style-name="ACE-30" office:value-type="float" office:value="85.138999999999996">
            <text:p>85.139</text:p>
          </table:table-cell>
          <table:table-cell table:style-name="ACE-30" office:value-type="float" office:value="77.933899999999994">
            <text:p>77.9339</text:p>
          </table:table-cell>
          <table:table-cell table:style-name="ACE-30" office:value-type="float" office:value="65.644300000000001">
            <text:p>65.6443</text:p>
          </table:table-cell>
          <table:table-cell table:style-name="ACE-30" office:value-type="float" office:value="56.032400000000003">
            <text:p>56.0324</text:p>
          </table:table-cell>
          <table:table-cell table:style-name="ACE-30" office:value-type="float" office:value="38.183">
            <text:p>38.183</text:p>
          </table:table-cell>
          <table:table-cell table:style-name="ACE-30" office:value-type="float" office:value="32.188400000000001">
            <text:p>32.1884</text:p>
          </table:table-cell>
          <table:table-cell table:style-name="ACE-30" office:value-type="float" office:value="20.961600000000001">
            <text:p>20.9616</text:p>
          </table:table-cell>
          <table:table-cell table:style-name="ACE-30" office:value-type="float" office:value="14.7743">
            <text:p>14.7743</text:p>
          </table:table-cell>
          <table:table-cell table:style-name="ACE-30" office:value-type="float" office:value="9.4825999999999997">
            <text:p>9.4826</text:p>
          </table:table-cell>
          <table:table-cell table:style-name="ACE-30" office:value-type="float" office:value="6.1205999999999996">
            <text:p>6.1206</text:p>
          </table:table-cell>
          <table:table-cell table:style-name="ACE-30" office:value-type="float" office:value="4.4234999999999998">
            <text:p>4.4235</text:p>
          </table:table-cell>
          <table:table-cell table:style-name="ACE-30" office:value-type="float" office:value="3.3734000000000002">
            <text:p>3.3734</text:p>
          </table:table-cell>
          <table:table-cell table:style-name="ACE-30" office:value-type="float" office:value="2.8582999999999998">
            <text:p>2.8583</text:p>
          </table:table-cell>
          <table:table-cell table:number-columns-repeated="101" table:style-name="ACE-30"/>
        </table:table-row>
        <table:table-row table:style-name="AROW-1">
          <table:table-cell table:style-name="ACE-30" office:value-type="string">
            <text:p>arn</text:p>
          </table:table-cell>
          <table:table-cell table:style-name="ACE-30" office:value-type="float" office:value="16648">
            <text:p>16648</text:p>
          </table:table-cell>
          <table:table-cell table:style-name="ACE-30" office:value-type="float" office:value="226063">
            <text:p>226063</text:p>
          </table:table-cell>
          <table:table-cell table:style-name="ACE-30" office:value-type="float" office:value="13.579000000000001">
            <text:p>13.579</text:p>
          </table:table-cell>
          <table:table-cell table:style-name="ACE-31" office:value-type="string">
            <text:p>arn</text:p>
          </table:table-cell>
          <table:table-cell table:style-name="ACE-34" office:value-type="float" office:value="3.4009999999999998">
            <text:p>3.401</text:p>
          </table:table-cell>
          <table:table-cell table:number-columns-repeated="2" table:style-name="ACE-30"/>
          <table:table-cell table:style-name="ACE-30" office:value-type="string">
            <text:p>arn-x-bible.txt</text:p>
          </table:table-cell>
          <table:table-cell table:style-name="ACE-30" office:value-type="float" office:value="0.16191149999999996">
            <text:p>0.16191149999999996</text:p>
          </table:table-cell>
          <table:table-cell table:style-name="ACE-30" office:value-type="float" office:value="97.966700000000003">
            <text:p>97.9667</text:p>
          </table:table-cell>
          <table:table-cell table:style-name="ACE-30" office:value-type="float" office:value="92.534199999999998">
            <text:p>92.5342</text:p>
          </table:table-cell>
          <table:table-cell table:style-name="ACE-30" office:value-type="float" office:value="84.230599999999995">
            <text:p>84.2306</text:p>
          </table:table-cell>
          <table:table-cell table:style-name="ACE-30" office:value-type="float" office:value="75.326899999999995">
            <text:p>75.3269</text:p>
          </table:table-cell>
          <table:table-cell table:style-name="ACE-30" office:value-type="float" office:value="66.351600000000005">
            <text:p>66.3516</text:p>
          </table:table-cell>
          <table:table-cell table:style-name="ACE-30" office:value-type="float" office:value="56.991399999999999">
            <text:p>56.9914</text:p>
          </table:table-cell>
          <table:table-cell table:style-name="ACE-30" office:value-type="float" office:value="44.128100000000003">
            <text:p>44.1281</text:p>
          </table:table-cell>
          <table:table-cell table:style-name="ACE-30" office:value-type="float" office:value="35.998699999999999">
            <text:p>35.9987</text:p>
          </table:table-cell>
          <table:table-cell table:style-name="ACE-30" office:value-type="float" office:value="22.905200000000001">
            <text:p>22.9052</text:p>
          </table:table-cell>
          <table:table-cell table:style-name="ACE-30" office:value-type="float" office:value="18.7636">
            <text:p>18.7636</text:p>
          </table:table-cell>
          <table:table-cell table:style-name="ACE-30" office:value-type="float" office:value="12.2216">
            <text:p>12.2216</text:p>
          </table:table-cell>
          <table:table-cell table:style-name="ACE-30" office:value-type="float" office:value="9.0897000000000006">
            <text:p>9.0897</text:p>
          </table:table-cell>
          <table:table-cell table:style-name="ACE-30" office:value-type="float" office:value="6.0618999999999996">
            <text:p>6.0619</text:p>
          </table:table-cell>
          <table:table-cell table:style-name="ACE-30" office:value-type="float" office:value="4.2092999999999998">
            <text:p>4.2093</text:p>
          </table:table-cell>
          <table:table-cell table:style-name="ACE-30" office:value-type="float" office:value="3.1459000000000001">
            <text:p>3.1459</text:p>
          </table:table-cell>
          <table:table-cell table:style-name="ACE-30" office:value-type="float" office:value="2.5804">
            <text:p>2.5804</text:p>
          </table:table-cell>
          <table:table-cell table:style-name="ACE-30" office:value-type="float" office:value="2.2143999999999999">
            <text:p>2.2144</text:p>
          </table:table-cell>
          <table:table-cell table:number-columns-repeated="101" table:style-name="ACE-30"/>
        </table:table-row>
        <table:table-row table:style-name="AROW-1">
          <table:table-cell table:style-name="ACE-30" office:value-type="string">
            <text:p>arz</text:p>
          </table:table-cell>
          <table:table-cell table:style-name="ACE-30" office:value-type="float" office:value="74275">
            <text:p>74275</text:p>
          </table:table-cell>
          <table:table-cell table:style-name="ACE-30" office:value-type="float" office:value="528637">
            <text:p>528637</text:p>
          </table:table-cell>
          <table:table-cell table:style-name="ACE-30" office:value-type="float" office:value="7.1173000000000002">
            <text:p>7.1173</text:p>
          </table:table-cell>
          <table:table-cell table:style-name="ACE-31" office:value-type="string">
            <text:p>arz</text:p>
          </table:table-cell>
          <table:table-cell table:style-name="ACE-34" office:value-type="float" office:value="3.5284285714285701">
            <text:p>3.52842857</text:p>
          </table:table-cell>
          <table:table-cell table:number-columns-repeated="2" table:style-name="ACE-30"/>
          <table:table-cell table:style-name="ACE-30" office:value-type="string">
            <text:p>arz-x-bible.txt</text:p>
          </table:table-cell>
          <table:table-cell table:style-name="ACE-30" office:value-type="float" office:value="0.40405000000000002">
            <text:p>0.40405</text:p>
          </table:table-cell>
          <table:table-cell table:style-name="ACE-30" office:value-type="float" office:value="100.42829999999999">
            <text:p>100.4283</text:p>
          </table:table-cell>
          <table:table-cell table:style-name="ACE-30" office:value-type="float" office:value="98.512299999999996">
            <text:p>98.5123</text:p>
          </table:table-cell>
          <table:table-cell table:style-name="ACE-30" office:value-type="float" office:value="95.856899999999996">
            <text:p>95.8569</text:p>
          </table:table-cell>
          <table:table-cell table:style-name="ACE-30" office:value-type="float" office:value="91.042599999999993">
            <text:p>91.0426</text:p>
          </table:table-cell>
          <table:table-cell table:style-name="ACE-30" office:value-type="float" office:value="84.845699999999994">
            <text:p>84.8457</text:p>
          </table:table-cell>
          <table:table-cell table:style-name="ACE-30" office:value-type="float" office:value="78.150899999999993">
            <text:p>78.1509</text:p>
          </table:table-cell>
          <table:table-cell table:style-name="ACE-30" office:value-type="float" office:value="64.290099999999995">
            <text:p>64.2901</text:p>
          </table:table-cell>
          <table:table-cell table:style-name="ACE-30" office:value-type="float" office:value="54.566299999999998">
            <text:p>54.5663</text:p>
          </table:table-cell>
          <table:table-cell table:style-name="ACE-30" office:value-type="float" office:value="34.523099999999999">
            <text:p>34.5231</text:p>
          </table:table-cell>
          <table:table-cell table:style-name="ACE-30" office:value-type="float" office:value="28.8978">
            <text:p>28.8978</text:p>
          </table:table-cell>
          <table:table-cell table:style-name="ACE-30" office:value-type="float" office:value="17.633800000000001">
            <text:p>17.6338</text:p>
          </table:table-cell>
          <table:table-cell table:style-name="ACE-30" office:value-type="float" office:value="11.7997">
            <text:p>11.7997</text:p>
          </table:table-cell>
          <table:table-cell table:style-name="ACE-30" office:value-type="float" office:value="6.8509000000000002">
            <text:p>6.8509</text:p>
          </table:table-cell>
          <table:table-cell table:style-name="ACE-30" office:value-type="float" office:value="4.3239000000000001">
            <text:p>4.3239</text:p>
          </table:table-cell>
          <table:table-cell table:style-name="ACE-30" office:value-type="float" office:value="3.1686999999999999">
            <text:p>3.1687</text:p>
          </table:table-cell>
          <table:table-cell table:style-name="ACE-30" office:value-type="float" office:value="2.6680000000000001">
            <text:p>2.668</text:p>
          </table:table-cell>
          <table:table-cell table:style-name="ACE-30" office:value-type="float" office:value="2.4182999999999999">
            <text:p>2.4183</text:p>
          </table:table-cell>
          <table:table-cell table:number-columns-repeated="101" table:style-name="ACE-30"/>
        </table:table-row>
        <table:table-row table:style-name="AROW-1">
          <table:table-cell table:style-name="ACE-30" office:value-type="string">
            <text:p>bsn</text:p>
          </table:table-cell>
          <table:table-cell table:style-name="ACE-30" office:value-type="float" office:value="17104">
            <text:p>17104</text:p>
          </table:table-cell>
          <table:table-cell table:style-name="ACE-30" office:value-type="float" office:value="293923">
            <text:p>293923</text:p>
          </table:table-cell>
          <table:table-cell table:style-name="ACE-30" office:value-type="float" office:value="17.1845">
            <text:p>17.1845</text:p>
          </table:table-cell>
          <table:table-cell table:style-name="ACE-31" office:value-type="string">
            <text:p>bsn</text:p>
          </table:table-cell>
          <table:table-cell table:style-name="ACE-34" office:value-type="float" office:value="3.72044285714286">
            <text:p>3.72044286</text:p>
          </table:table-cell>
          <table:table-cell table:number-columns-repeated="2" table:style-name="ACE-30"/>
          <table:table-cell table:style-name="ACE-30" office:value-type="string">
            <text:p>bsn-x-bible.txt</text:p>
          </table:table-cell>
          <table:table-cell table:style-name="ACE-30" office:value-type="float" office:value="0.17182050000000001">
            <text:p>0.17182050000000001</text:p>
          </table:table-cell>
          <table:table-cell table:style-name="ACE-30" office:value-type="float" office:value="98.964200000000005">
            <text:p>98.9642</text:p>
          </table:table-cell>
          <table:table-cell table:style-name="ACE-30" office:value-type="float" office:value="95.735500000000002">
            <text:p>95.7355</text:p>
          </table:table-cell>
          <table:table-cell table:style-name="ACE-30" office:value-type="float" office:value="90.980500000000006">
            <text:p>90.9805</text:p>
          </table:table-cell>
          <table:table-cell table:style-name="ACE-30" office:value-type="float" office:value="85.112799999999993">
            <text:p>85.1128</text:p>
          </table:table-cell>
          <table:table-cell table:style-name="ACE-30" office:value-type="float" office:value="78.557699999999997">
            <text:p>78.5577</text:p>
          </table:table-cell>
          <table:table-cell table:style-name="ACE-30" office:value-type="float" office:value="70.524600000000007">
            <text:p>70.5246</text:p>
          </table:table-cell>
          <table:table-cell table:style-name="ACE-30" office:value-type="float" office:value="58.6554">
            <text:p>58.6554</text:p>
          </table:table-cell>
          <table:table-cell table:style-name="ACE-30" office:value-type="float" office:value="49.287500000000001">
            <text:p>49.2875</text:p>
          </table:table-cell>
          <table:table-cell table:style-name="ACE-30" office:value-type="float" office:value="33.713700000000003">
            <text:p>33.7137</text:p>
          </table:table-cell>
          <table:table-cell table:style-name="ACE-30" office:value-type="float" office:value="29.0151">
            <text:p>29.0151</text:p>
          </table:table-cell>
          <table:table-cell table:style-name="ACE-30" office:value-type="float" office:value="19.181699999999999">
            <text:p>19.1817</text:p>
          </table:table-cell>
          <table:table-cell table:style-name="ACE-30" office:value-type="float" office:value="13.401400000000001">
            <text:p>13.4014</text:p>
          </table:table-cell>
          <table:table-cell table:style-name="ACE-30" office:value-type="float" office:value="8.3667999999999996">
            <text:p>8.3668</text:p>
          </table:table-cell>
          <table:table-cell table:style-name="ACE-30" office:value-type="float" office:value="5.0673000000000004">
            <text:p>5.0673</text:p>
          </table:table-cell>
          <table:table-cell table:style-name="ACE-30" office:value-type="float" office:value="3.4763000000000002">
            <text:p>3.4763</text:p>
          </table:table-cell>
          <table:table-cell table:style-name="ACE-30" office:value-type="float" office:value="2.7158000000000002">
            <text:p>2.7158</text:p>
          </table:table-cell>
          <table:table-cell table:style-name="ACE-30" office:value-type="float" office:value="2.2757000000000001">
            <text:p>2.2757</text:p>
          </table:table-cell>
          <table:table-cell table:number-columns-repeated="101" table:style-name="ACE-30"/>
        </table:table-row>
        <table:table-row table:style-name="AROW-1">
          <table:table-cell table:style-name="ACE-30" office:value-type="string">
            <text:p>cha</text:p>
          </table:table-cell>
          <table:table-cell table:style-name="ACE-30" office:value-type="float" office:value="11317">
            <text:p>11317</text:p>
          </table:table-cell>
          <table:table-cell table:style-name="ACE-30" office:value-type="float" office:value="221464">
            <text:p>221464</text:p>
          </table:table-cell>
          <table:table-cell table:style-name="ACE-30" office:value-type="float" office:value="19.569099999999999">
            <text:p>19.5691</text:p>
          </table:table-cell>
          <table:table-cell table:style-name="ACE-31" office:value-type="string">
            <text:p>cha</text:p>
          </table:table-cell>
          <table:table-cell table:style-name="ACE-34" office:value-type="float" office:value="2.6372142857142902">
            <text:p>2.63721429</text:p>
          </table:table-cell>
          <table:table-cell table:number-columns-repeated="2" table:style-name="ACE-30"/>
          <table:table-cell table:style-name="ACE-30" office:value-type="string">
            <text:p>cha-x-bible-2003.txt</text:p>
          </table:table-cell>
          <table:table-cell table:style-name="ACE-30" office:value-type="float" office:value="0.14868300000000001">
            <text:p>0.148683</text:p>
          </table:table-cell>
          <table:table-cell table:style-name="ACE-30" office:value-type="float" office:value="96.253100000000003">
            <text:p>96.2531</text:p>
          </table:table-cell>
          <table:table-cell table:style-name="ACE-30" office:value-type="float" office:value="86.702100000000002">
            <text:p>86.7021</text:p>
          </table:table-cell>
          <table:table-cell table:style-name="ACE-30" office:value-type="float" office:value="77.595699999999994">
            <text:p>77.5957</text:p>
          </table:table-cell>
          <table:table-cell table:style-name="ACE-30" office:value-type="float" office:value="67.307299999999998">
            <text:p>67.3073</text:p>
          </table:table-cell>
          <table:table-cell table:style-name="ACE-30" office:value-type="float" office:value="57.487699999999997">
            <text:p>57.4877</text:p>
          </table:table-cell>
          <table:table-cell table:style-name="ACE-30" office:value-type="float" office:value="48.5745">
            <text:p>48.5745</text:p>
          </table:table-cell>
          <table:table-cell table:style-name="ACE-30" office:value-type="float" office:value="36.164000000000001">
            <text:p>36.164</text:p>
          </table:table-cell>
          <table:table-cell table:style-name="ACE-30" office:value-type="float" office:value="27.911899999999999">
            <text:p>27.9119</text:p>
          </table:table-cell>
          <table:table-cell table:style-name="ACE-30" office:value-type="float" office:value="16.170500000000001">
            <text:p>16.1705</text:p>
          </table:table-cell>
          <table:table-cell table:style-name="ACE-30" office:value-type="float" office:value="13.0489">
            <text:p>13.0489</text:p>
          </table:table-cell>
          <table:table-cell table:style-name="ACE-30" office:value-type="float" office:value="7.5453000000000001">
            <text:p>7.5453</text:p>
          </table:table-cell>
          <table:table-cell table:style-name="ACE-30" office:value-type="float" office:value="5.1538000000000004">
            <text:p>5.1538</text:p>
          </table:table-cell>
          <table:table-cell table:style-name="ACE-30" office:value-type="float" office:value="3.5486">
            <text:p>3.5486</text:p>
          </table:table-cell>
          <table:table-cell table:style-name="ACE-30" office:value-type="float" office:value="2.7324000000000002">
            <text:p>2.7324</text:p>
          </table:table-cell>
          <table:table-cell table:style-name="ACE-30" office:value-type="float" office:value="2.3418000000000001">
            <text:p>2.3418</text:p>
          </table:table-cell>
          <table:table-cell table:style-name="ACE-30" office:value-type="float" office:value="2.1312000000000002">
            <text:p>2.1312</text:p>
          </table:table-cell>
          <table:table-cell table:style-name="ACE-30" office:value-type="float" office:value="2.0701999999999998">
            <text:p>2.0702</text:p>
          </table:table-cell>
          <table:table-cell table:number-columns-repeated="101" table:style-name="ACE-30"/>
        </table:table-row>
        <table:table-row table:style-name="AROW-1">
          <table:table-cell table:style-name="ACE-30" office:value-type="string">
            <text:p>ckt</text:p>
          </table:table-cell>
          <table:table-cell table:style-name="ACE-30" office:value-type="float" office:value="5325">
            <text:p>5325</text:p>
          </table:table-cell>
          <table:table-cell table:style-name="ACE-30" office:value-type="float" office:value="21526">
            <text:p>21526</text:p>
          </table:table-cell>
          <table:table-cell table:style-name="ACE-30" office:value-type="float" office:value="4.0423999999999998">
            <text:p>4.0424</text:p>
          </table:table-cell>
          <table:table-cell table:style-name="ACE-31" office:value-type="string">
            <text:p>ckt</text:p>
          </table:table-cell>
          <table:table-cell table:style-name="ACE-34" office:value-type="float" office:value="2.86964285714286">
            <text:p>2.86964286</text:p>
          </table:table-cell>
          <table:table-cell table:number-columns-repeated="2" table:style-name="ACE-30"/>
          <table:table-cell table:style-name="ACE-30" office:value-type="string">
            <text:p>ckt-x-bible.txt</text:p>
          </table:table-cell>
          <table:table-cell table:style-name="ACE-30" office:value-type="float" office:value="0.19351999999999997">
            <text:p>0.19351999999999997</text:p>
          </table:table-cell>
          <table:table-cell table:style-name="ACE-30" office:value-type="float" office:value="93.631200000000007">
            <text:p>93.6312</text:p>
          </table:table-cell>
          <table:table-cell table:style-name="ACE-30" office:value-type="float" office:value="82.626900000000006">
            <text:p>82.6269</text:p>
          </table:table-cell>
          <table:table-cell table:style-name="ACE-30" office:value-type="float" office:value="67.087599999999995">
            <text:p>67.0876</text:p>
          </table:table-cell>
          <table:table-cell table:style-name="ACE-30" office:value-type="float" office:value="51.341700000000003">
            <text:p>51.3417</text:p>
          </table:table-cell>
          <table:table-cell table:style-name="ACE-30" office:value-type="float" office:value="38.712600000000002">
            <text:p>38.7126</text:p>
          </table:table-cell>
          <table:table-cell table:style-name="ACE-30" office:value-type="float" office:value="28.8674">
            <text:p>28.8674</text:p>
          </table:table-cell>
          <table:table-cell table:style-name="ACE-30" office:value-type="float" office:value="18.668600000000001">
            <text:p>18.6686</text:p>
          </table:table-cell>
          <table:table-cell table:style-name="ACE-30" office:value-type="float" office:value="13.9443">
            <text:p>13.9443</text:p>
          </table:table-cell>
          <table:table-cell table:style-name="ACE-30" office:value-type="float" office:value="8.391">
            <text:p>8.391</text:p>
          </table:table-cell>
          <table:table-cell table:style-name="ACE-30" office:value-type="float" office:value="7.1593">
            <text:p>7.1593</text:p>
          </table:table-cell>
          <table:table-cell table:style-name="ACE-30" office:value-type="float" office:value="5.0309999999999997">
            <text:p>5.031</text:p>
          </table:table-cell>
          <table:table-cell table:style-name="ACE-30" office:value-type="float" office:value="4.0946999999999996">
            <text:p>4.0947</text:p>
          </table:table-cell>
          <table:table-cell table:style-name="ACE-30" office:value-type="float" office:value="3.2928999999999999">
            <text:p>3.2929</text:p>
          </table:table-cell>
          <table:table-cell table:style-name="ACE-30" office:value-type="float" office:value="2.7376">
            <text:p>2.7376</text:p>
          </table:table-cell>
          <table:table-cell table:style-name="ACE-30" office:value-type="float" office:value="2.4403999999999999">
            <text:p>2.4404</text:p>
          </table:table-cell>
          <table:table-cell table:style-name="ACE-30" office:value-type="float" office:value="2.3437999999999999">
            <text:p>2.3438</text:p>
          </table:table-cell>
          <table:table-cell table:style-name="ACE-30" office:value-type="float" office:value="2.2675999999999998">
            <text:p>2.2676</text:p>
          </table:table-cell>
          <table:table-cell table:number-columns-repeated="101" table:style-name="ACE-30"/>
        </table:table-row>
        <table:table-row table:style-name="AROW-1">
          <table:table-cell table:style-name="ACE-30" office:value-type="string">
            <text:p>deu</text:p>
          </table:table-cell>
          <table:table-cell table:style-name="ACE-30" office:value-type="float" office:value="27535">
            <text:p>27535</text:p>
          </table:table-cell>
          <table:table-cell table:style-name="ACE-30" office:value-type="float" office:value="810763">
            <text:p>810763</text:p>
          </table:table-cell>
          <table:table-cell table:style-name="ACE-30" office:value-type="float" office:value="29.444800000000001">
            <text:p>29.4448</text:p>
          </table:table-cell>
          <table:table-cell table:style-name="ACE-31" office:value-type="string">
            <text:p>deu</text:p>
          </table:table-cell>
          <table:table-cell table:style-name="ACE-34" office:value-type="float" office:value="3.3075142857142898">
            <text:p>3.30751429</text:p>
          </table:table-cell>
          <table:table-cell table:number-columns-repeated="2" table:style-name="ACE-30"/>
          <table:table-cell table:style-name="ACE-30" office:value-type="string">
            <text:p>deu-x-bible-neue.txt</text:p>
          </table:table-cell>
          <table:table-cell table:style-name="ACE-30" office:value-type="float" office:value="0.19566549999999999">
            <text:p>0.1956655</text:p>
          </table:table-cell>
          <table:table-cell table:style-name="ACE-30" office:value-type="float" office:value="98.316599999999994">
            <text:p>98.3166</text:p>
          </table:table-cell>
          <table:table-cell table:style-name="ACE-30" office:value-type="float" office:value="94.847499999999997">
            <text:p>94.8475</text:p>
          </table:table-cell>
          <table:table-cell table:style-name="ACE-30" office:value-type="float" office:value="89.026399999999995">
            <text:p>89.0264</text:p>
          </table:table-cell>
          <table:table-cell table:style-name="ACE-30" office:value-type="float" office:value="82.154799999999994">
            <text:p>82.1548</text:p>
          </table:table-cell>
          <table:table-cell table:style-name="ACE-30" office:value-type="float" office:value="73.677899999999994">
            <text:p>73.6779</text:p>
          </table:table-cell>
          <table:table-cell table:style-name="ACE-30" office:value-type="float" office:value="63.962299999999999">
            <text:p>63.9623</text:p>
          </table:table-cell>
          <table:table-cell table:style-name="ACE-30" office:value-type="float" office:value="50.1663">
            <text:p>50.1663</text:p>
          </table:table-cell>
          <table:table-cell table:style-name="ACE-30" office:value-type="float" office:value="39.689799999999998">
            <text:p>39.6898</text:p>
          </table:table-cell>
          <table:table-cell table:style-name="ACE-30" office:value-type="float" office:value="24.194600000000001">
            <text:p>24.1946</text:p>
          </table:table-cell>
          <table:table-cell table:style-name="ACE-30" office:value-type="float" office:value="21.526399999999999">
            <text:p>21.5264</text:p>
          </table:table-cell>
          <table:table-cell table:style-name="ACE-30" office:value-type="float" office:value="12.409000000000001">
            <text:p>12.409</text:p>
          </table:table-cell>
          <table:table-cell table:style-name="ACE-30" office:value-type="float" office:value="9.1752000000000002">
            <text:p>9.1752</text:p>
          </table:table-cell>
          <table:table-cell table:style-name="ACE-30" office:value-type="float" office:value="5.5930999999999997">
            <text:p>5.5931</text:p>
          </table:table-cell>
          <table:table-cell table:style-name="ACE-30" office:value-type="float" office:value="3.7778999999999998">
            <text:p>3.7779</text:p>
          </table:table-cell>
          <table:table-cell table:style-name="ACE-30" office:value-type="float" office:value="3.0406">
            <text:p>3.0406</text:p>
          </table:table-cell>
          <table:table-cell table:style-name="ACE-30" office:value-type="float" office:value="2.6823000000000001">
            <text:p>2.6823</text:p>
          </table:table-cell>
          <table:table-cell table:style-name="ACE-30" office:value-type="float" office:value="2.3742999999999999">
            <text:p>2.3743</text:p>
          </table:table-cell>
          <table:table-cell table:number-columns-repeated="101" table:style-name="ACE-30"/>
        </table:table-row>
        <table:table-row table:style-name="AROW-1">
          <table:table-cell table:style-name="ACE-30" office:value-type="string">
            <text:p>dgz</text:p>
          </table:table-cell>
          <table:table-cell table:style-name="ACE-30" office:value-type="float" office:value="7849">
            <text:p>7849</text:p>
          </table:table-cell>
          <table:table-cell table:style-name="ACE-30" office:value-type="float" office:value="244867">
            <text:p>244867</text:p>
          </table:table-cell>
          <table:table-cell table:style-name="ACE-30" office:value-type="float" office:value="31.197199999999999">
            <text:p>31.1972</text:p>
          </table:table-cell>
          <table:table-cell table:style-name="ACE-31" office:value-type="string">
            <text:p>dgz</text:p>
          </table:table-cell>
          <table:table-cell table:style-name="ACE-34" office:value-type="float" office:value="3.9695142857142902">
            <text:p>3.96951429</text:p>
          </table:table-cell>
          <table:table-cell table:number-columns-repeated="2" table:style-name="ACE-30"/>
          <table:table-cell table:style-name="ACE-30" office:value-type="string">
            <text:p>dgz-x-bible.txt</text:p>
          </table:table-cell>
          <table:table-cell table:style-name="ACE-30" office:value-type="float" office:value="0.12872449999999999">
            <text:p>0.1287245</text:p>
          </table:table-cell>
          <table:table-cell table:style-name="ACE-30" office:value-type="float" office:value="96.817400000000006">
            <text:p>96.8174</text:p>
          </table:table-cell>
          <table:table-cell table:style-name="ACE-30" office:value-type="float" office:value="92.359399999999994">
            <text:p>92.3594</text:p>
          </table:table-cell>
          <table:table-cell table:style-name="ACE-30" office:value-type="float" office:value="85.795199999999994">
            <text:p>85.7952</text:p>
          </table:table-cell>
          <table:table-cell table:style-name="ACE-30" office:value-type="float" office:value="80.042299999999997">
            <text:p>80.0423</text:p>
          </table:table-cell>
          <table:table-cell table:style-name="ACE-30" office:value-type="float" office:value="73.484399999999994">
            <text:p>73.4844</text:p>
          </table:table-cell>
          <table:table-cell table:style-name="ACE-30" office:value-type="float" office:value="65.604200000000006">
            <text:p>65.6042</text:p>
          </table:table-cell>
          <table:table-cell table:style-name="ACE-30" office:value-type="float" office:value="54.502800000000001">
            <text:p>54.5028</text:p>
          </table:table-cell>
          <table:table-cell table:style-name="ACE-30" office:value-type="float" office:value="45.075800000000001">
            <text:p>45.0758</text:p>
          </table:table-cell>
          <table:table-cell table:style-name="ACE-30" office:value-type="float" office:value="30.612200000000001">
            <text:p>30.6122</text:p>
          </table:table-cell>
          <table:table-cell table:style-name="ACE-30" office:value-type="float" office:value="29.276199999999999">
            <text:p>29.2762</text:p>
          </table:table-cell>
          <table:table-cell table:style-name="ACE-30" office:value-type="float" office:value="18.532399999999999">
            <text:p>18.5324</text:p>
          </table:table-cell>
          <table:table-cell table:style-name="ACE-30" office:value-type="float" office:value="14.6427">
            <text:p>14.6427</text:p>
          </table:table-cell>
          <table:table-cell table:style-name="ACE-30" office:value-type="float" office:value="9.4220000000000006">
            <text:p>9.422</text:p>
          </table:table-cell>
          <table:table-cell table:style-name="ACE-30" office:value-type="float" office:value="5.6482000000000001">
            <text:p>5.6482</text:p>
          </table:table-cell>
          <table:table-cell table:style-name="ACE-30" office:value-type="float" office:value="4.1893000000000002">
            <text:p>4.1893</text:p>
          </table:table-cell>
          <table:table-cell table:style-name="ACE-30" office:value-type="float" office:value="3.3759999999999999">
            <text:p>3.376</text:p>
          </table:table-cell>
          <table:table-cell table:style-name="ACE-30" office:value-type="float" office:value="2.7999999999999998">
            <text:p>2.8</text:p>
          </table:table-cell>
          <table:table-cell table:number-columns-repeated="101" table:style-name="ACE-30"/>
        </table:table-row>
        <table:table-row table:style-name="AROW-1">
          <table:table-cell table:style-name="ACE-30" office:value-type="string">
            <text:p>ell</text:p>
          </table:table-cell>
          <table:table-cell table:style-name="ACE-30" office:value-type="float" office:value="36859">
            <text:p>36859</text:p>
          </table:table-cell>
          <table:table-cell table:style-name="ACE-30" office:value-type="float" office:value="817404">
            <text:p>817404</text:p>
          </table:table-cell>
          <table:table-cell table:style-name="ACE-30" office:value-type="float" office:value="22.176500000000001">
            <text:p>22.1765</text:p>
          </table:table-cell>
          <table:table-cell table:style-name="ACE-31" office:value-type="string">
            <text:p>ell</text:p>
          </table:table-cell>
          <table:table-cell table:style-name="ACE-34" office:value-type="float" office:value="3.0288571428571398">
            <text:p>3.02885714</text:p>
          </table:table-cell>
          <table:table-cell table:number-columns-repeated="2" table:style-name="ACE-30"/>
          <table:table-cell table:style-name="ACE-30" office:value-type="string">
            <text:p>ell-x-bible-modern2009.txt</text:p>
          </table:table-cell>
          <table:table-cell table:style-name="ACE-30" office:value-type="float" office:value="0.21850550000000002">
            <text:p>0.21850550000000002</text:p>
          </table:table-cell>
          <table:table-cell table:style-name="ACE-30" office:value-type="float" office:value="99.921499999999995">
            <text:p>99.9215</text:p>
          </table:table-cell>
          <table:table-cell table:style-name="ACE-30" office:value-type="float" office:value="97.715900000000005">
            <text:p>97.7159</text:p>
          </table:table-cell>
          <table:table-cell table:style-name="ACE-30" office:value-type="float" office:value="94.496099999999998">
            <text:p>94.4961</text:p>
          </table:table-cell>
          <table:table-cell table:style-name="ACE-30" office:value-type="float" office:value="88.904399999999995">
            <text:p>88.9044</text:p>
          </table:table-cell>
          <table:table-cell table:style-name="ACE-30" office:value-type="float" office:value="80.892200000000003">
            <text:p>80.8922</text:p>
          </table:table-cell>
          <table:table-cell table:style-name="ACE-30" office:value-type="float" office:value="71.087900000000005">
            <text:p>71.0879</text:p>
          </table:table-cell>
          <table:table-cell table:style-name="ACE-30" office:value-type="float" office:value="55.1556">
            <text:p>55.1556</text:p>
          </table:table-cell>
          <table:table-cell table:style-name="ACE-30" office:value-type="float" office:value="41.643999999999998">
            <text:p>41.644</text:p>
          </table:table-cell>
          <table:table-cell table:style-name="ACE-30" office:value-type="float" office:value="23.540900000000001">
            <text:p>23.5409</text:p>
          </table:table-cell>
          <table:table-cell table:style-name="ACE-30" office:value-type="float" office:value="20.984300000000001">
            <text:p>20.9843</text:p>
          </table:table-cell>
          <table:table-cell table:style-name="ACE-30" office:value-type="float" office:value="10.670999999999999">
            <text:p>10.671</text:p>
          </table:table-cell>
          <table:table-cell table:style-name="ACE-30" office:value-type="float" office:value="7.6028000000000002">
            <text:p>7.6028</text:p>
          </table:table-cell>
          <table:table-cell table:style-name="ACE-30" office:value-type="float" office:value="4.6589">
            <text:p>4.6589</text:p>
          </table:table-cell>
          <table:table-cell table:style-name="ACE-30" office:value-type="float" office:value="3.2938999999999998">
            <text:p>3.2939</text:p>
          </table:table-cell>
          <table:table-cell table:style-name="ACE-30" office:value-type="float" office:value="2.6966000000000001">
            <text:p>2.6966</text:p>
          </table:table-cell>
          <table:table-cell table:style-name="ACE-30" office:value-type="float" office:value="2.4424000000000001">
            <text:p>2.4424</text:p>
          </table:table-cell>
          <table:table-cell table:style-name="ACE-30" office:value-type="float" office:value="2.3104">
            <text:p>2.3104</text:p>
          </table:table-cell>
          <table:table-cell table:number-columns-repeated="101" table:style-name="ACE-30"/>
        </table:table-row>
        <table:table-row table:style-name="AROW-1">
          <table:table-cell table:style-name="ACE-30" office:value-type="string">
            <text:p>eng</text:p>
          </table:table-cell>
          <table:table-cell table:style-name="ACE-30" office:value-type="float" office:value="14593">
            <text:p>14593</text:p>
          </table:table-cell>
          <table:table-cell table:style-name="ACE-30" office:value-type="float" office:value="1080890">
            <text:p>1080890</text:p>
          </table:table-cell>
          <table:table-cell table:style-name="ACE-30" office:value-type="float" office:value="74.069100000000006">
            <text:p>74.0691</text:p>
          </table:table-cell>
          <table:table-cell table:style-name="ACE-31" office:value-type="string">
            <text:p>eng</text:p>
          </table:table-cell>
          <table:table-cell table:style-name="ACE-34" office:value-type="float" office:value="2.9015142857142902">
            <text:p>2.90151429</text:p>
          </table:table-cell>
          <table:table-cell table:number-columns-repeated="2" table:style-name="ACE-30"/>
          <table:table-cell table:style-name="ACE-30" office:value-type="string">
            <text:p>eng-x-bible-kingjames.txt</text:p>
          </table:table-cell>
          <table:table-cell table:style-name="ACE-30" office:value-type="float" office:value="0.12935300000000002">
            <text:p>0.12935300000000002</text:p>
          </table:table-cell>
          <table:table-cell table:style-name="ACE-30" office:value-type="float" office:value="97.490899999999996">
            <text:p>97.4909</text:p>
          </table:table-cell>
          <table:table-cell table:style-name="ACE-30" office:value-type="float" office:value="90.887900000000002">
            <text:p>90.8879</text:p>
          </table:table-cell>
          <table:table-cell table:style-name="ACE-30" office:value-type="float" office:value="82.661699999999996">
            <text:p>82.6617</text:p>
          </table:table-cell>
          <table:table-cell table:style-name="ACE-30" office:value-type="float" office:value="73.906099999999995">
            <text:p>73.9061</text:p>
          </table:table-cell>
          <table:table-cell table:style-name="ACE-30" office:value-type="float" office:value="64.197199999999995">
            <text:p>64.1972</text:p>
          </table:table-cell>
          <table:table-cell table:style-name="ACE-30" office:value-type="float" office:value="53.872399999999999">
            <text:p>53.8724</text:p>
          </table:table-cell>
          <table:table-cell table:style-name="ACE-30" office:value-type="float" office:value="40.558700000000002">
            <text:p>40.5587</text:p>
          </table:table-cell>
          <table:table-cell table:style-name="ACE-30" office:value-type="float" office:value="29.3141">
            <text:p>29.3141</text:p>
          </table:table-cell>
          <table:table-cell table:style-name="ACE-30" office:value-type="float" office:value="16.4438">
            <text:p>16.4438</text:p>
          </table:table-cell>
          <table:table-cell table:style-name="ACE-30" office:value-type="float" office:value="15.696">
            <text:p>15.696</text:p>
          </table:table-cell>
          <table:table-cell table:style-name="ACE-30" office:value-type="float" office:value="8.0492000000000008">
            <text:p>8.0492</text:p>
          </table:table-cell>
          <table:table-cell table:style-name="ACE-30" office:value-type="float" office:value="6.2590000000000003">
            <text:p>6.259</text:p>
          </table:table-cell>
          <table:table-cell table:style-name="ACE-30" office:value-type="float" office:value="4.2944000000000004">
            <text:p>4.2944</text:p>
          </table:table-cell>
          <table:table-cell table:style-name="ACE-30" office:value-type="float" office:value="2.879">
            <text:p>2.879</text:p>
          </table:table-cell>
          <table:table-cell table:style-name="ACE-30" office:value-type="float" office:value="2.5347">
            <text:p>2.5347</text:p>
          </table:table-cell>
          <table:table-cell table:style-name="ACE-30" office:value-type="float" office:value="2.3395999999999999">
            <text:p>2.3396</text:p>
          </table:table-cell>
          <table:table-cell table:style-name="ACE-30" office:value-type="float" office:value="2.0278999999999998">
            <text:p>2.0279</text:p>
          </table:table-cell>
          <table:table-cell table:number-columns-repeated="101" table:style-name="ACE-30"/>
        </table:table-row>
        <table:table-row table:style-name="AROW-1">
          <table:table-cell table:style-name="ACE-30" office:value-type="string">
            <text:p>eus</text:p>
          </table:table-cell>
          <table:table-cell table:style-name="ACE-30" office:value-type="float" office:value="14164">
            <text:p>14164</text:p>
          </table:table-cell>
          <table:table-cell table:style-name="ACE-30" office:value-type="float" office:value="153205">
            <text:p>153205</text:p>
          </table:table-cell>
          <table:table-cell table:style-name="ACE-30" office:value-type="float" office:value="10.8165">
            <text:p>10.8165</text:p>
          </table:table-cell>
          <table:table-cell table:style-name="ACE-31" office:value-type="string">
            <text:p>eus</text:p>
          </table:table-cell>
          <table:table-cell table:style-name="ACE-34" office:value-type="float" office:value="2.6091142857142899">
            <text:p>2.60911429</text:p>
          </table:table-cell>
          <table:table-cell table:number-columns-repeated="2" table:style-name="ACE-30"/>
          <table:table-cell table:style-name="ACE-30" office:value-type="string">
            <text:p>eus-x-bible-batua.txt</text:p>
          </table:table-cell>
          <table:table-cell table:style-name="ACE-30" office:value-type="float" office:value="0.23434749999999999">
            <text:p>0.2343475</text:p>
          </table:table-cell>
          <table:table-cell table:style-name="ACE-30" office:value-type="float" office:value="97.955699999999993">
            <text:p>97.9557</text:p>
          </table:table-cell>
          <table:table-cell table:style-name="ACE-30" office:value-type="float" office:value="89.425200000000004">
            <text:p>89.4252</text:p>
          </table:table-cell>
          <table:table-cell table:style-name="ACE-30" office:value-type="float" office:value="78.921000000000006">
            <text:p>78.921</text:p>
          </table:table-cell>
          <table:table-cell table:style-name="ACE-30" office:value-type="float" office:value="64.733199999999997">
            <text:p>64.7332</text:p>
          </table:table-cell>
          <table:table-cell table:style-name="ACE-30" office:value-type="float" office:value="52.1113">
            <text:p>52.1113</text:p>
          </table:table-cell>
          <table:table-cell table:style-name="ACE-30" office:value-type="float" office:value="41.398600000000002">
            <text:p>41.3986</text:p>
          </table:table-cell>
          <table:table-cell table:style-name="ACE-30" office:value-type="float" office:value="28.9785">
            <text:p>28.9785</text:p>
          </table:table-cell>
          <table:table-cell table:style-name="ACE-30" office:value-type="float" office:value="21.0199">
            <text:p>21.0199</text:p>
          </table:table-cell>
          <table:table-cell table:style-name="ACE-30" office:value-type="float" office:value="12.7644">
            <text:p>12.7644</text:p>
          </table:table-cell>
          <table:table-cell table:style-name="ACE-30" office:value-type="float" office:value="11.783099999999999">
            <text:p>11.7831</text:p>
          </table:table-cell>
          <table:table-cell table:style-name="ACE-30" office:value-type="float" office:value="7.1231">
            <text:p>7.1231</text:p>
          </table:table-cell>
          <table:table-cell table:style-name="ACE-30" office:value-type="float" office:value="5.5606">
            <text:p>5.5606</text:p>
          </table:table-cell>
          <table:table-cell table:style-name="ACE-30" office:value-type="float" office:value="3.9784000000000002">
            <text:p>3.9784</text:p>
          </table:table-cell>
          <table:table-cell table:style-name="ACE-30" office:value-type="float" office:value="2.9575">
            <text:p>2.9575</text:p>
          </table:table-cell>
          <table:table-cell table:style-name="ACE-30" office:value-type="float" office:value="2.4878999999999998">
            <text:p>2.4879</text:p>
          </table:table-cell>
          <table:table-cell table:style-name="ACE-30" office:value-type="float" office:value="2.3521999999999998">
            <text:p>2.3522</text:p>
          </table:table-cell>
          <table:table-cell table:style-name="ACE-30" office:value-type="float" office:value="2.0710000000000002">
            <text:p>2.071</text:p>
          </table:table-cell>
          <table:table-cell table:number-columns-repeated="101" table:style-name="ACE-30"/>
        </table:table-row>
        <table:table-row table:style-name="AROW-1">
          <table:table-cell table:style-name="ACE-30" office:value-type="string">
            <text:p>fij</text:p>
          </table:table-cell>
          <table:table-cell table:style-name="ACE-30" office:value-type="float" office:value="3764">
            <text:p>3764</text:p>
          </table:table-cell>
          <table:table-cell table:style-name="ACE-30" office:value-type="float" office:value="256404">
            <text:p>256404</text:p>
          </table:table-cell>
          <table:table-cell table:style-name="ACE-30" office:value-type="float" office:value="68.120099999999994">
            <text:p>68.1201</text:p>
          </table:table-cell>
          <table:table-cell table:style-name="ACE-31" office:value-type="string">
            <text:p>fij</text:p>
          </table:table-cell>
          <table:table-cell table:style-name="ACE-34" office:value-type="float" office:value="2.9018857142857102">
            <text:p>2.90188571</text:p>
          </table:table-cell>
          <table:table-cell table:number-columns-repeated="2" table:style-name="ACE-30"/>
          <table:table-cell table:style-name="ACE-30" office:value-type="string">
            <text:p>fij-x-bible-1974.txt</text:p>
          </table:table-cell>
          <table:table-cell table:style-name="ACE-30" office:value-type="float" office:value="0.071366499999999999">
            <text:p>0.0713665</text:p>
          </table:table-cell>
          <table:table-cell table:style-name="ACE-30" office:value-type="float" office:value="94.455100000000002">
            <text:p>94.4551</text:p>
          </table:table-cell>
          <table:table-cell table:style-name="ACE-30" office:value-type="float" office:value="87.902900000000002">
            <text:p>87.9029</text:p>
          </table:table-cell>
          <table:table-cell table:style-name="ACE-30" office:value-type="float" office:value="76.822800000000001">
            <text:p>76.8228</text:p>
          </table:table-cell>
          <table:table-cell table:style-name="ACE-30" office:value-type="float" office:value="65.482200000000006">
            <text:p>65.4822</text:p>
          </table:table-cell>
          <table:table-cell table:style-name="ACE-30" office:value-type="float" office:value="58.741100000000003">
            <text:p>58.7411</text:p>
          </table:table-cell>
          <table:table-cell table:style-name="ACE-30" office:value-type="float" office:value="48.031799999999997">
            <text:p>48.0318</text:p>
          </table:table-cell>
          <table:table-cell table:style-name="ACE-30" office:value-type="float" office:value="36.843499999999999">
            <text:p>36.8435</text:p>
          </table:table-cell>
          <table:table-cell table:style-name="ACE-30" office:value-type="float" office:value="30.021799999999999">
            <text:p>30.0218</text:p>
          </table:table-cell>
          <table:table-cell table:style-name="ACE-30" office:value-type="float" office:value="17.315300000000001">
            <text:p>17.3153</text:p>
          </table:table-cell>
          <table:table-cell table:style-name="ACE-30" office:value-type="float" office:value="15.760199999999999">
            <text:p>15.7602</text:p>
          </table:table-cell>
          <table:table-cell table:style-name="ACE-30" office:value-type="float" office:value="9.6060999999999996">
            <text:p>9.6061</text:p>
          </table:table-cell>
          <table:table-cell table:style-name="ACE-30" office:value-type="float" office:value="7.2527999999999997">
            <text:p>7.2528</text:p>
          </table:table-cell>
          <table:table-cell table:style-name="ACE-30" office:value-type="float" office:value="4.5168999999999997">
            <text:p>4.5169</text:p>
          </table:table-cell>
          <table:table-cell table:style-name="ACE-30" office:value-type="float" office:value="3.2147000000000001">
            <text:p>3.2147</text:p>
          </table:table-cell>
          <table:table-cell table:style-name="ACE-30" office:value-type="float" office:value="2.4493999999999998">
            <text:p>2.4494</text:p>
          </table:table-cell>
          <table:table-cell table:style-name="ACE-30" office:value-type="float" office:value="2.2690000000000001">
            <text:p>2.269</text:p>
          </table:table-cell>
          <table:table-cell table:style-name="ACE-30" office:value-type="float" office:value="2.1373000000000002">
            <text:p>2.1373</text:p>
          </table:table-cell>
          <table:table-cell table:number-columns-repeated="101" table:style-name="ACE-30"/>
        </table:table-row>
        <table:table-row table:style-name="AROW-1">
          <table:table-cell table:style-name="ACE-30" office:value-type="string">
            <text:p>fin</text:p>
          </table:table-cell>
          <table:table-cell table:style-name="ACE-30" office:value-type="float" office:value="53217">
            <text:p>53217</text:p>
          </table:table-cell>
          <table:table-cell table:style-name="ACE-30" office:value-type="float" office:value="647750">
            <text:p>647750</text:p>
          </table:table-cell>
          <table:table-cell table:style-name="ACE-30" office:value-type="float" office:value="12.171900000000001">
            <text:p>12.1719</text:p>
          </table:table-cell>
          <table:table-cell table:style-name="ACE-31" office:value-type="string">
            <text:p>fin</text:p>
          </table:table-cell>
          <table:table-cell table:style-name="ACE-34" office:value-type="float" office:value="3.1522714285714302">
            <text:p>3.15227143</text:p>
          </table:table-cell>
          <table:table-cell table:number-columns-repeated="2" table:style-name="ACE-30"/>
          <table:table-cell table:style-name="ACE-30" office:value-type="string">
            <text:p>fin-x-bible-1992.txt</text:p>
          </table:table-cell>
          <table:table-cell table:style-name="ACE-30" office:value-type="float" office:value="0.32835600000000009">
            <text:p>0.3283560000000001</text:p>
          </table:table-cell>
          <table:table-cell table:style-name="ACE-30" office:value-type="float" office:value="98.879199999999997">
            <text:p>98.8792</text:p>
          </table:table-cell>
          <table:table-cell table:style-name="ACE-30" office:value-type="float" office:value="95.966399999999993">
            <text:p>95.9664</text:p>
          </table:table-cell>
          <table:table-cell table:style-name="ACE-30" office:value-type="float" office:value="91.812799999999996">
            <text:p>91.8128</text:p>
          </table:table-cell>
          <table:table-cell table:style-name="ACE-30" office:value-type="float" office:value="85.936499999999995">
            <text:p>85.9365</text:p>
          </table:table-cell>
          <table:table-cell table:style-name="ACE-30" office:value-type="float" office:value="78.743099999999998">
            <text:p>78.7431</text:p>
          </table:table-cell>
          <table:table-cell table:style-name="ACE-30" office:value-type="float" office:value="70.286799999999999">
            <text:p>70.2868</text:p>
          </table:table-cell>
          <table:table-cell table:style-name="ACE-30" office:value-type="float" office:value="55.885300000000001">
            <text:p>55.8853</text:p>
          </table:table-cell>
          <table:table-cell table:style-name="ACE-30" office:value-type="float" office:value="44.561100000000003">
            <text:p>44.5611</text:p>
          </table:table-cell>
          <table:table-cell table:style-name="ACE-30" office:value-type="float" office:value="27.1797">
            <text:p>27.1797</text:p>
          </table:table-cell>
          <table:table-cell table:style-name="ACE-30" office:value-type="float" office:value="23.895199999999999">
            <text:p>23.8952</text:p>
          </table:table-cell>
          <table:table-cell table:style-name="ACE-30" office:value-type="float" office:value="13.515000000000001">
            <text:p>13.515</text:p>
          </table:table-cell>
          <table:table-cell table:style-name="ACE-30" office:value-type="float" office:value="9.2706999999999997">
            <text:p>9.2707</text:p>
          </table:table-cell>
          <table:table-cell table:style-name="ACE-30" office:value-type="float" office:value="5.5148999999999999">
            <text:p>5.5149</text:p>
          </table:table-cell>
          <table:table-cell table:style-name="ACE-30" office:value-type="float" office:value="3.5609000000000002">
            <text:p>3.5609</text:p>
          </table:table-cell>
          <table:table-cell table:style-name="ACE-30" office:value-type="float" office:value="2.8454999999999999">
            <text:p>2.8455</text:p>
          </table:table-cell>
          <table:table-cell table:style-name="ACE-30" office:value-type="float" office:value="2.5293000000000001">
            <text:p>2.5293</text:p>
          </table:table-cell>
          <table:table-cell table:style-name="ACE-30" office:value-type="float" office:value="2.3123">
            <text:p>2.3123</text:p>
          </table:table-cell>
          <table:table-cell table:number-columns-repeated="101" table:style-name="ACE-30"/>
        </table:table-row>
        <table:table-row table:style-name="AROW-1">
          <table:table-cell table:style-name="ACE-30" office:value-type="string">
            <text:p>fra</text:p>
          </table:table-cell>
          <table:table-cell table:style-name="ACE-30" office:value-type="float" office:value="30223">
            <text:p>30223</text:p>
          </table:table-cell>
          <table:table-cell table:style-name="ACE-30" office:value-type="float" office:value="864521">
            <text:p>864521</text:p>
          </table:table-cell>
          <table:table-cell table:style-name="ACE-30" office:value-type="float" office:value="28.604700000000001">
            <text:p>28.6047</text:p>
          </table:table-cell>
          <table:table-cell table:style-name="ACE-31" office:value-type="string">
            <text:p>fra</text:p>
          </table:table-cell>
          <table:table-cell table:style-name="ACE-34" office:value-type="float" office:value="3.0907428571428599">
            <text:p>3.09074286</text:p>
          </table:table-cell>
          <table:table-cell table:number-columns-repeated="2" table:style-name="ACE-30"/>
          <table:table-cell table:style-name="ACE-30" office:value-type="string">
            <text:p>fra-x-bible-perret.txt</text:p>
          </table:table-cell>
          <table:table-cell table:style-name="ACE-30" office:value-type="float" office:value="0.19615899999999997">
            <text:p>0.19615899999999997</text:p>
          </table:table-cell>
          <table:table-cell table:style-name="ACE-30" office:value-type="float" office:value="99.563900000000004">
            <text:p>99.5639</text:p>
          </table:table-cell>
          <table:table-cell table:style-name="ACE-30" office:value-type="float" office:value="95.477999999999994">
            <text:p>95.478</text:p>
          </table:table-cell>
          <table:table-cell table:style-name="ACE-30" office:value-type="float" office:value="90.742800000000003">
            <text:p>90.7428</text:p>
          </table:table-cell>
          <table:table-cell table:style-name="ACE-30" office:value-type="float" office:value="83.205399999999997">
            <text:p>83.2054</text:p>
          </table:table-cell>
          <table:table-cell table:style-name="ACE-30" office:value-type="float" office:value="74.137799999999999">
            <text:p>74.1378</text:p>
          </table:table-cell>
          <table:table-cell table:style-name="ACE-30" office:value-type="float" office:value="64.740700000000004">
            <text:p>64.7407</text:p>
          </table:table-cell>
          <table:table-cell table:style-name="ACE-30" office:value-type="float" office:value="50.013199999999998">
            <text:p>50.0132</text:p>
          </table:table-cell>
          <table:table-cell table:style-name="ACE-30" office:value-type="float" office:value="37.958399999999997">
            <text:p>37.9584</text:p>
          </table:table-cell>
          <table:table-cell table:style-name="ACE-30" office:value-type="float" office:value="22.148700000000002">
            <text:p>22.1487</text:p>
          </table:table-cell>
          <table:table-cell table:style-name="ACE-30" office:value-type="float" office:value="19.6663">
            <text:p>19.6663</text:p>
          </table:table-cell>
          <table:table-cell table:style-name="ACE-30" office:value-type="float" office:value="10.4636">
            <text:p>10.4636</text:p>
          </table:table-cell>
          <table:table-cell table:style-name="ACE-30" office:value-type="float" office:value="7.5206">
            <text:p>7.5206</text:p>
          </table:table-cell>
          <table:table-cell table:style-name="ACE-30" office:value-type="float" office:value="4.7774000000000001">
            <text:p>4.7774</text:p>
          </table:table-cell>
          <table:table-cell table:style-name="ACE-30" office:value-type="float" office:value="3.3792">
            <text:p>3.3792</text:p>
          </table:table-cell>
          <table:table-cell table:style-name="ACE-30" office:value-type="float" office:value="2.8210000000000002">
            <text:p>2.821</text:p>
          </table:table-cell>
          <table:table-cell table:style-name="ACE-30" office:value-type="float" office:value="2.6166">
            <text:p>2.6166</text:p>
          </table:table-cell>
          <table:table-cell table:style-name="ACE-30" office:value-type="float" office:value="2.1663000000000001">
            <text:p>2.1663</text:p>
          </table:table-cell>
          <table:table-cell table:number-columns-repeated="101" table:style-name="ACE-30"/>
        </table:table-row>
        <table:table-row table:style-name="AROW-1">
          <table:table-cell table:style-name="ACE-30" office:value-type="string">
            <text:p>gug</text:p>
          </table:table-cell>
          <table:table-cell table:style-name="ACE-30" office:value-type="float" office:value="13304">
            <text:p>13304</text:p>
          </table:table-cell>
          <table:table-cell table:style-name="ACE-30" office:value-type="float" office:value="170175">
            <text:p>170175</text:p>
          </table:table-cell>
          <table:table-cell table:style-name="ACE-30" office:value-type="float" office:value="12.7913">
            <text:p>12.7913</text:p>
          </table:table-cell>
          <table:table-cell table:style-name="ACE-31" office:value-type="string">
            <text:p>gug</text:p>
          </table:table-cell>
          <table:table-cell table:style-name="ACE-34" office:value-type="float" office:value="2.95675714285714">
            <text:p>2.95675714</text:p>
          </table:table-cell>
          <table:table-cell table:number-columns-repeated="2" table:style-name="ACE-30"/>
          <table:table-cell table:style-name="ACE-30" office:value-type="string">
            <text:p>gug-x-bible.txt</text:p>
          </table:table-cell>
          <table:table-cell table:style-name="ACE-30" office:value-type="float" office:value="0.18934699999999999">
            <text:p>0.189347</text:p>
          </table:table-cell>
          <table:table-cell table:style-name="ACE-30" office:value-type="float" office:value="94.136700000000005">
            <text:p>94.1367</text:p>
          </table:table-cell>
          <table:table-cell table:style-name="ACE-30" office:value-type="float" office:value="82.024500000000003">
            <text:p>82.0245</text:p>
          </table:table-cell>
          <table:table-cell table:style-name="ACE-30" office:value-type="float" office:value="70.167299999999997">
            <text:p>70.1673</text:p>
          </table:table-cell>
          <table:table-cell table:style-name="ACE-30" office:value-type="float" office:value="57.885300000000001">
            <text:p>57.8853</text:p>
          </table:table-cell>
          <table:table-cell table:style-name="ACE-30" office:value-type="float" office:value="47.0137">
            <text:p>47.0137</text:p>
          </table:table-cell>
          <table:table-cell table:style-name="ACE-30" office:value-type="float" office:value="37.965400000000002">
            <text:p>37.9654</text:p>
          </table:table-cell>
          <table:table-cell table:style-name="ACE-30" office:value-type="float" office:value="27.190000000000001">
            <text:p>27.19</text:p>
          </table:table-cell>
          <table:table-cell table:style-name="ACE-30" office:value-type="float" office:value="20.3095">
            <text:p>20.3095</text:p>
          </table:table-cell>
          <table:table-cell table:style-name="ACE-30" office:value-type="float" office:value="12.668699999999999">
            <text:p>12.6687</text:p>
          </table:table-cell>
          <table:table-cell table:style-name="ACE-30" office:value-type="float" office:value="11.6629">
            <text:p>11.6629</text:p>
          </table:table-cell>
          <table:table-cell table:style-name="ACE-30" office:value-type="float" office:value="7.4212999999999996">
            <text:p>7.4213</text:p>
          </table:table-cell>
          <table:table-cell table:style-name="ACE-30" office:value-type="float" office:value="6.0217000000000001">
            <text:p>6.0217</text:p>
          </table:table-cell>
          <table:table-cell table:style-name="ACE-30" office:value-type="float" office:value="4.4364999999999997">
            <text:p>4.4365</text:p>
          </table:table-cell>
          <table:table-cell table:style-name="ACE-30" office:value-type="float" office:value="3.2982">
            <text:p>3.2982</text:p>
          </table:table-cell>
          <table:table-cell table:style-name="ACE-30" office:value-type="float" office:value="2.7458">
            <text:p>2.7458</text:p>
          </table:table-cell>
          <table:table-cell table:style-name="ACE-30" office:value-type="float" office:value="2.5045999999999999">
            <text:p>2.5046</text:p>
          </table:table-cell>
          <table:table-cell table:style-name="ACE-30" office:value-type="float" office:value="2.2269999999999999">
            <text:p>2.227</text:p>
          </table:table-cell>
          <table:table-cell table:number-columns-repeated="101" table:style-name="ACE-30"/>
        </table:table-row>
        <table:table-row table:style-name="AROW-1">
          <table:table-cell table:style-name="ACE-30" office:value-type="string">
            <text:p>hae</text:p>
          </table:table-cell>
          <table:table-cell table:style-name="ACE-30" office:value-type="float" office:value="16043">
            <text:p>16043</text:p>
          </table:table-cell>
          <table:table-cell table:style-name="ACE-30" office:value-type="float" office:value="197918">
            <text:p>197918</text:p>
          </table:table-cell>
          <table:table-cell table:style-name="ACE-30" office:value-type="float" office:value="12.3367">
            <text:p>12.3367</text:p>
          </table:table-cell>
          <table:table-cell table:style-name="ACE-31" office:value-type="string">
            <text:p>hae</text:p>
          </table:table-cell>
          <table:table-cell table:style-name="ACE-34" office:value-type="float" office:value="3.1757">
            <text:p>3.1757</text:p>
          </table:table-cell>
          <table:table-cell table:number-columns-repeated="2" table:style-name="ACE-30"/>
          <table:table-cell table:style-name="ACE-30" office:value-type="string">
            <text:p>hae-x-bible.txt</text:p>
          </table:table-cell>
          <table:table-cell table:style-name="ACE-30" office:value-type="float" office:value="0.21622450000000001">
            <text:p>0.21622450000000001</text:p>
          </table:table-cell>
          <table:table-cell table:style-name="ACE-30" office:value-type="float" office:value="97.451499999999996">
            <text:p>97.4515</text:p>
          </table:table-cell>
          <table:table-cell table:style-name="ACE-30" office:value-type="float" office:value="90.939300000000003">
            <text:p>90.9393</text:p>
          </table:table-cell>
          <table:table-cell table:style-name="ACE-30" office:value-type="float" office:value="84.5749">
            <text:p>84.5749</text:p>
          </table:table-cell>
          <table:table-cell table:style-name="ACE-30" office:value-type="float" office:value="74.957300000000004">
            <text:p>74.9573</text:p>
          </table:table-cell>
          <table:table-cell table:style-name="ACE-30" office:value-type="float" office:value="65.534599999999998">
            <text:p>65.5346</text:p>
          </table:table-cell>
          <table:table-cell table:style-name="ACE-30" office:value-type="float" office:value="55.950400000000002">
            <text:p>55.9504</text:p>
          </table:table-cell>
          <table:table-cell table:style-name="ACE-30" office:value-type="float" office:value="43.158200000000001">
            <text:p>43.1582</text:p>
          </table:table-cell>
          <table:table-cell table:style-name="ACE-30" office:value-type="float" office:value="33.540300000000002">
            <text:p>33.5403</text:p>
          </table:table-cell>
          <table:table-cell table:style-name="ACE-30" office:value-type="float" office:value="20.6236">
            <text:p>20.6236</text:p>
          </table:table-cell>
          <table:table-cell table:style-name="ACE-30" office:value-type="float" office:value="18.6767">
            <text:p>18.6767</text:p>
          </table:table-cell>
          <table:table-cell table:style-name="ACE-30" office:value-type="float" office:value="11.118600000000001">
            <text:p>11.1186</text:p>
          </table:table-cell>
          <table:table-cell table:style-name="ACE-30" office:value-type="float" office:value="8.2594999999999992">
            <text:p>8.2595</text:p>
          </table:table-cell>
          <table:table-cell table:style-name="ACE-30" office:value-type="float" office:value="5.5095999999999998">
            <text:p>5.5096</text:p>
          </table:table-cell>
          <table:table-cell table:style-name="ACE-30" office:value-type="float" office:value="3.7370000000000001">
            <text:p>3.737</text:p>
          </table:table-cell>
          <table:table-cell table:style-name="ACE-30" office:value-type="float" office:value="3.0447000000000002">
            <text:p>3.0447</text:p>
          </table:table-cell>
          <table:table-cell table:style-name="ACE-30" office:value-type="float" office:value="2.7820999999999998">
            <text:p>2.7821</text:p>
          </table:table-cell>
          <table:table-cell table:style-name="ACE-30" office:value-type="float" office:value="2.3580000000000001">
            <text:p>2.358</text:p>
          </table:table-cell>
          <table:table-cell table:number-columns-repeated="101" table:style-name="ACE-30"/>
        </table:table-row>
        <table:table-row table:style-name="AROW-1">
          <table:table-cell table:style-name="ACE-30" office:value-type="string">
            <text:p>hau</text:p>
          </table:table-cell>
          <table:table-cell table:style-name="ACE-30" office:value-type="float" office:value="6895">
            <text:p>6895</text:p>
          </table:table-cell>
          <table:table-cell table:style-name="ACE-30" office:value-type="float" office:value="212717">
            <text:p>212717</text:p>
          </table:table-cell>
          <table:table-cell table:style-name="ACE-30" office:value-type="float" office:value="30.850899999999999">
            <text:p>30.8509</text:p>
          </table:table-cell>
          <table:table-cell table:style-name="ACE-31" office:value-type="string">
            <text:p>hau</text:p>
          </table:table-cell>
          <table:table-cell table:style-name="ACE-34" office:value-type="float" office:value="2.7867142857142899">
            <text:p>2.78671429</text:p>
          </table:table-cell>
          <table:table-cell table:number-columns-repeated="2" table:style-name="ACE-30"/>
          <table:table-cell table:style-name="ACE-30" office:value-type="string">
            <text:p>hau-x-bible.txt</text:p>
          </table:table-cell>
          <table:table-cell table:style-name="ACE-30" office:value-type="float" office:value="0.11852399999999999">
            <text:p>0.11852399999999999</text:p>
          </table:table-cell>
          <table:table-cell table:style-name="ACE-30" office:value-type="float" office:value="94.847200000000001">
            <text:p>94.8472</text:p>
          </table:table-cell>
          <table:table-cell table:style-name="ACE-30" office:value-type="float" office:value="85.541600000000003">
            <text:p>85.5416</text:p>
          </table:table-cell>
          <table:table-cell table:style-name="ACE-30" office:value-type="float" office:value="76.368899999999996">
            <text:p>76.3689</text:p>
          </table:table-cell>
          <table:table-cell table:style-name="ACE-30" office:value-type="float" office:value="65.581800000000001">
            <text:p>65.5818</text:p>
          </table:table-cell>
          <table:table-cell table:style-name="ACE-30" office:value-type="float" office:value="54.606299999999997">
            <text:p>54.6063</text:p>
          </table:table-cell>
          <table:table-cell table:style-name="ACE-30" office:value-type="float" office:value="45.035899999999998">
            <text:p>45.0359</text:p>
          </table:table-cell>
          <table:table-cell table:style-name="ACE-30" office:value-type="float" office:value="33.768999999999998">
            <text:p>33.769</text:p>
          </table:table-cell>
          <table:table-cell table:style-name="ACE-30" office:value-type="float" office:value="23.636399999999998">
            <text:p>23.6364</text:p>
          </table:table-cell>
          <table:table-cell table:style-name="ACE-30" office:value-type="float" office:value="13.9137">
            <text:p>13.9137</text:p>
          </table:table-cell>
          <table:table-cell table:style-name="ACE-30" office:value-type="float" office:value="13.662800000000001">
            <text:p>13.6628</text:p>
          </table:table-cell>
          <table:table-cell table:style-name="ACE-30" office:value-type="float" office:value="6.9943">
            <text:p>6.9943</text:p>
          </table:table-cell>
          <table:table-cell table:style-name="ACE-30" office:value-type="float" office:value="5.8044000000000002">
            <text:p>5.8044</text:p>
          </table:table-cell>
          <table:table-cell table:style-name="ACE-30" office:value-type="float" office:value="4.2042000000000002">
            <text:p>4.2042</text:p>
          </table:table-cell>
          <table:table-cell table:style-name="ACE-30" office:value-type="float" office:value="3.0072000000000001">
            <text:p>3.0072</text:p>
          </table:table-cell>
          <table:table-cell table:style-name="ACE-30" office:value-type="float" office:value="2.5840999999999998">
            <text:p>2.5841</text:p>
          </table:table-cell>
          <table:table-cell table:style-name="ACE-30" office:value-type="float" office:value="2.3822999999999999">
            <text:p>2.3823</text:p>
          </table:table-cell>
          <table:table-cell table:style-name="ACE-30" office:value-type="float" office:value="2.5">
            <text:p>2.5</text:p>
          </table:table-cell>
          <table:table-cell table:number-columns-repeated="101" table:style-name="ACE-30"/>
        </table:table-row>
        <table:table-row table:style-name="AROW-1">
          <table:table-cell table:style-name="ACE-30" office:value-type="string">
            <text:p>hin</text:p>
          </table:table-cell>
          <table:table-cell table:style-name="ACE-30" office:value-type="float" office:value="18194">
            <text:p>18194</text:p>
          </table:table-cell>
          <table:table-cell table:style-name="ACE-30" office:value-type="float" office:value="894193">
            <text:p>894193</text:p>
          </table:table-cell>
          <table:table-cell table:style-name="ACE-30" office:value-type="float" office:value="49.1477">
            <text:p>49.1477</text:p>
          </table:table-cell>
          <table:table-cell table:style-name="ACE-31" office:value-type="string">
            <text:p>hin</text:p>
          </table:table-cell>
          <table:table-cell table:style-name="ACE-34" office:value-type="float" office:value="2.9963142857142802">
            <text:p>2.99631429</text:p>
          </table:table-cell>
          <table:table-cell table:number-columns-repeated="2" table:style-name="ACE-30"/>
          <table:table-cell table:style-name="ACE-30" office:value-type="string">
            <text:p>hin-x-bible-bsi.txt</text:p>
          </table:table-cell>
          <table:table-cell table:style-name="ACE-30" office:value-type="float" office:value="0.15002199999999999">
            <text:p>0.150022</text:p>
          </table:table-cell>
          <table:table-cell table:style-name="ACE-30" office:value-type="float" office:value="87.935500000000005">
            <text:p>87.9355</text:p>
          </table:table-cell>
          <table:table-cell table:style-name="ACE-30" office:value-type="float" office:value="80.595500000000001">
            <text:p>80.5955</text:p>
          </table:table-cell>
          <table:table-cell table:style-name="ACE-30" office:value-type="float" office:value="69.539500000000004">
            <text:p>69.5395</text:p>
          </table:table-cell>
          <table:table-cell table:style-name="ACE-30" office:value-type="float" office:value="62.917700000000004">
            <text:p>62.9177</text:p>
          </table:table-cell>
          <table:table-cell table:style-name="ACE-30" office:value-type="float" office:value="56.6083">
            <text:p>56.6083</text:p>
          </table:table-cell>
          <table:table-cell table:style-name="ACE-30" office:value-type="float" office:value="46.308799999999998">
            <text:p>46.3088</text:p>
          </table:table-cell>
          <table:table-cell table:style-name="ACE-30" office:value-type="float" office:value="32.474800000000002">
            <text:p>32.4748</text:p>
          </table:table-cell>
          <table:table-cell table:style-name="ACE-30" office:value-type="float" office:value="26.8032">
            <text:p>26.8032</text:p>
          </table:table-cell>
          <table:table-cell table:style-name="ACE-30" office:value-type="float" office:value="14.565300000000001">
            <text:p>14.5653</text:p>
          </table:table-cell>
          <table:table-cell table:style-name="ACE-30" office:value-type="float" office:value="14.456200000000001">
            <text:p>14.4562</text:p>
          </table:table-cell>
          <table:table-cell table:style-name="ACE-30" office:value-type="float" office:value="7.6627999999999998">
            <text:p>7.6628</text:p>
          </table:table-cell>
          <table:table-cell table:style-name="ACE-30" office:value-type="float" office:value="6.7398999999999996">
            <text:p>6.7399</text:p>
          </table:table-cell>
          <table:table-cell table:style-name="ACE-30" office:value-type="float" office:value="4.7605000000000004">
            <text:p>4.7605</text:p>
          </table:table-cell>
          <table:table-cell table:style-name="ACE-30" office:value-type="float" office:value="3.234">
            <text:p>3.234</text:p>
          </table:table-cell>
          <table:table-cell table:style-name="ACE-30" office:value-type="float" office:value="2.7307999999999999">
            <text:p>2.7308</text:p>
          </table:table-cell>
          <table:table-cell table:style-name="ACE-30" office:value-type="float" office:value="2.4182999999999999">
            <text:p>2.4183</text:p>
          </table:table-cell>
          <table:table-cell table:style-name="ACE-30" office:value-type="float" office:value="2.0806">
            <text:p>2.0806</text:p>
          </table:table-cell>
          <table:table-cell table:number-columns-repeated="101" table:style-name="ACE-30"/>
        </table:table-row>
        <table:table-row table:style-name="AROW-1">
          <table:table-cell table:style-name="ACE-30" office:value-type="string">
            <text:p>ind</text:p>
          </table:table-cell>
          <table:table-cell table:style-name="ACE-30" office:value-type="float" office:value="19480">
            <text:p>19480</text:p>
          </table:table-cell>
          <table:table-cell table:style-name="ACE-30" office:value-type="float" office:value="781812">
            <text:p>781812</text:p>
          </table:table-cell>
          <table:table-cell table:style-name="ACE-30" office:value-type="float" office:value="40.134099999999997">
            <text:p>40.1341</text:p>
          </table:table-cell>
          <table:table-cell table:style-name="ACE-31" office:value-type="string">
            <text:p>ind</text:p>
          </table:table-cell>
          <table:table-cell table:style-name="ACE-34" office:value-type="float" office:value="3.44731428571429">
            <text:p>3.44731429</text:p>
          </table:table-cell>
          <table:table-cell table:number-columns-repeated="2" table:style-name="ACE-30"/>
          <table:table-cell table:style-name="ACE-30" office:value-type="string">
            <text:p>ind-x-bible-suciinjil.txt</text:p>
          </table:table-cell>
          <table:table-cell table:style-name="ACE-30" office:value-type="float" office:value="0.18275349999999999">
            <text:p>0.18275349999999999</text:p>
          </table:table-cell>
          <table:table-cell table:style-name="ACE-30" office:value-type="float" office:value="98.0989">
            <text:p>98.0989</text:p>
          </table:table-cell>
          <table:table-cell table:style-name="ACE-30" office:value-type="float" office:value="95.180099999999996">
            <text:p>95.1801</text:p>
          </table:table-cell>
          <table:table-cell table:style-name="ACE-30" office:value-type="float" office:value="90.006299999999996">
            <text:p>90.0063</text:p>
          </table:table-cell>
          <table:table-cell table:style-name="ACE-30" office:value-type="float" office:value="85.279700000000005">
            <text:p>85.2797</text:p>
          </table:table-cell>
          <table:table-cell table:style-name="ACE-30" office:value-type="float" office:value="79.382199999999997">
            <text:p>79.3822</text:p>
          </table:table-cell>
          <table:table-cell table:style-name="ACE-30" office:value-type="float" office:value="72.451800000000006">
            <text:p>72.4518</text:p>
          </table:table-cell>
          <table:table-cell table:style-name="ACE-30" office:value-type="float" office:value="60.875300000000003">
            <text:p>60.8753</text:p>
          </table:table-cell>
          <table:table-cell table:style-name="ACE-30" office:value-type="float" office:value="51.547800000000002">
            <text:p>51.5478</text:p>
          </table:table-cell>
          <table:table-cell table:style-name="ACE-30" office:value-type="float" office:value="35.679400000000001">
            <text:p>35.6794</text:p>
          </table:table-cell>
          <table:table-cell table:style-name="ACE-30" office:value-type="float" office:value="31.375299999999999">
            <text:p>31.3753</text:p>
          </table:table-cell>
          <table:table-cell table:style-name="ACE-30" office:value-type="float" office:value="19.742599999999999">
            <text:p>19.7426</text:p>
          </table:table-cell>
          <table:table-cell table:style-name="ACE-30" office:value-type="float" office:value="13.228400000000001">
            <text:p>13.2284</text:p>
          </table:table-cell>
          <table:table-cell table:style-name="ACE-30" office:value-type="float" office:value="7.5328999999999997">
            <text:p>7.5329</text:p>
          </table:table-cell>
          <table:table-cell table:style-name="ACE-30" office:value-type="float" office:value="4.2671000000000001">
            <text:p>4.2671</text:p>
          </table:table-cell>
          <table:table-cell table:style-name="ACE-30" office:value-type="float" office:value="2.9779">
            <text:p>2.9779</text:p>
          </table:table-cell>
          <table:table-cell table:style-name="ACE-30" office:value-type="float" office:value="2.379">
            <text:p>2.379</text:p>
          </table:table-cell>
          <table:table-cell table:style-name="ACE-30" office:value-type="float" office:value="2.1633">
            <text:p>2.1633</text:p>
          </table:table-cell>
          <table:table-cell table:number-columns-repeated="101" table:style-name="ACE-30"/>
        </table:table-row>
        <table:table-row table:style-name="AROW-1">
          <table:table-cell table:style-name="ACE-30" office:value-type="string">
            <text:p>jac</text:p>
          </table:table-cell>
          <table:table-cell table:style-name="ACE-30" office:value-type="float" office:value="11892">
            <text:p>11892</text:p>
          </table:table-cell>
          <table:table-cell table:style-name="ACE-30" office:value-type="float" office:value="257368">
            <text:p>257368</text:p>
          </table:table-cell>
          <table:table-cell table:style-name="ACE-30" office:value-type="float" office:value="21.642099999999999">
            <text:p>21.6421</text:p>
          </table:table-cell>
          <table:table-cell table:style-name="ACE-31" office:value-type="string">
            <text:p>jac</text:p>
          </table:table-cell>
          <table:table-cell table:style-name="ACE-34" office:value-type="float" office:value="3.2797571428571399">
            <text:p>3.27975714</text:p>
          </table:table-cell>
          <table:table-cell table:number-columns-repeated="2" table:style-name="ACE-30"/>
          <table:table-cell table:style-name="ACE-30" office:value-type="string">
            <text:p>jac-x-bible.txt</text:p>
          </table:table-cell>
          <table:table-cell table:style-name="ACE-30" office:value-type="float" office:value="0.14290750000000002">
            <text:p>0.14290750000000002</text:p>
          </table:table-cell>
          <table:table-cell table:style-name="ACE-30" office:value-type="float" office:value="98.233000000000004">
            <text:p>98.233</text:p>
          </table:table-cell>
          <table:table-cell table:style-name="ACE-30" office:value-type="float" office:value="92.878699999999995">
            <text:p>92.8787</text:p>
          </table:table-cell>
          <table:table-cell table:style-name="ACE-30" office:value-type="float" office:value="86.417400000000001">
            <text:p>86.4174</text:p>
          </table:table-cell>
          <table:table-cell table:style-name="ACE-30" office:value-type="float" office:value="78.789400000000001">
            <text:p>78.7894</text:p>
          </table:table-cell>
          <table:table-cell table:style-name="ACE-30" office:value-type="float" office:value="70.181100000000001">
            <text:p>70.1811</text:p>
          </table:table-cell>
          <table:table-cell table:style-name="ACE-30" office:value-type="float" office:value="60.805799999999998">
            <text:p>60.8058</text:p>
          </table:table-cell>
          <table:table-cell table:style-name="ACE-30" office:value-type="float" office:value="47.099899999999998">
            <text:p>47.0999</text:p>
          </table:table-cell>
          <table:table-cell table:style-name="ACE-30" office:value-type="float" office:value="36.4465">
            <text:p>36.4465</text:p>
          </table:table-cell>
          <table:table-cell table:style-name="ACE-30" office:value-type="float" office:value="22.5947">
            <text:p>22.5947</text:p>
          </table:table-cell>
          <table:table-cell table:style-name="ACE-30" office:value-type="float" office:value="20.0184">
            <text:p>20.0184</text:p>
          </table:table-cell>
          <table:table-cell table:style-name="ACE-30" office:value-type="float" office:value="11.532400000000001">
            <text:p>11.5324</text:p>
          </table:table-cell>
          <table:table-cell table:style-name="ACE-30" office:value-type="float" office:value="8.4853000000000005">
            <text:p>8.4853</text:p>
          </table:table-cell>
          <table:table-cell table:style-name="ACE-30" office:value-type="float" office:value="5.3663999999999996">
            <text:p>5.3664</text:p>
          </table:table-cell>
          <table:table-cell table:style-name="ACE-30" office:value-type="float" office:value="3.5969000000000002">
            <text:p>3.5969</text:p>
          </table:table-cell>
          <table:table-cell table:style-name="ACE-30" office:value-type="float" office:value="2.8125">
            <text:p>2.8125</text:p>
          </table:table-cell>
          <table:table-cell table:style-name="ACE-30" office:value-type="float" office:value="2.5387">
            <text:p>2.5387</text:p>
          </table:table-cell>
          <table:table-cell table:style-name="ACE-30" office:value-type="float" office:value="2.2883">
            <text:p>2.2883</text:p>
          </table:table-cell>
          <table:table-cell table:number-columns-repeated="101" table:style-name="ACE-30"/>
        </table:table-row>
        <table:table-row table:style-name="AROW-1">
          <table:table-cell table:style-name="ACE-30" office:value-type="string">
            <text:p>kal</text:p>
          </table:table-cell>
          <table:table-cell table:style-name="ACE-30" office:value-type="float" office:value="27076">
            <text:p>27076</text:p>
          </table:table-cell>
          <table:table-cell table:style-name="ACE-30" office:value-type="float" office:value="79703">
            <text:p>79703</text:p>
          </table:table-cell>
          <table:table-cell table:style-name="ACE-30" office:value-type="float" office:value="2.9437000000000002">
            <text:p>2.9437</text:p>
          </table:table-cell>
          <table:table-cell table:style-name="ACE-31" office:value-type="string">
            <text:p>kal</text:p>
          </table:table-cell>
          <table:table-cell table:style-name="ACE-34" office:value-type="float" office:value="2.38842857142857">
            <text:p>2.38842857</text:p>
          </table:table-cell>
          <table:table-cell table:number-columns-repeated="2" table:style-name="ACE-30"/>
          <table:table-cell table:style-name="ACE-30" office:value-type="string">
            <text:p>kal-x-bible.txt</text:p>
          </table:table-cell>
          <table:table-cell table:style-name="ACE-30" office:value-type="float" office:value="0.44448550000000003">
            <text:p>0.44448550000000003</text:p>
          </table:table-cell>
          <table:table-cell table:style-name="ACE-30" office:value-type="float" office:value="98.972499999999997">
            <text:p>98.9725</text:p>
          </table:table-cell>
          <table:table-cell table:style-name="ACE-30" office:value-type="float" office:value="94.083500000000001">
            <text:p>94.0835</text:p>
          </table:table-cell>
          <table:table-cell table:style-name="ACE-30" office:value-type="float" office:value="82.467799999999997">
            <text:p>82.4678</text:p>
          </table:table-cell>
          <table:table-cell table:style-name="ACE-30" office:value-type="float" office:value="66.416799999999995">
            <text:p>66.4168</text:p>
          </table:table-cell>
          <table:table-cell table:style-name="ACE-30" office:value-type="float" office:value="51.034199999999998">
            <text:p>51.0342</text:p>
          </table:table-cell>
          <table:table-cell table:style-name="ACE-30" office:value-type="float" office:value="36.527700000000003">
            <text:p>36.5277</text:p>
          </table:table-cell>
          <table:table-cell table:style-name="ACE-30" office:value-type="float" office:value="21.0806">
            <text:p>21.0806</text:p>
          </table:table-cell>
          <table:table-cell table:style-name="ACE-30" office:value-type="float" office:value="14.0829">
            <text:p>14.0829</text:p>
          </table:table-cell>
          <table:table-cell table:style-name="ACE-30" office:value-type="float" office:value="7.1121999999999996">
            <text:p>7.1122</text:p>
          </table:table-cell>
          <table:table-cell table:style-name="ACE-30" office:value-type="float" office:value="5.6810999999999998">
            <text:p>5.6811</text:p>
          </table:table-cell>
          <table:table-cell table:style-name="ACE-30" office:value-type="float" office:value="4.0757000000000003">
            <text:p>4.0757</text:p>
          </table:table-cell>
          <table:table-cell table:style-name="ACE-30" office:value-type="float" office:value="3.4742000000000002">
            <text:p>3.4742</text:p>
          </table:table-cell>
          <table:table-cell table:style-name="ACE-30" office:value-type="float" office:value="2.9413999999999998">
            <text:p>2.9414</text:p>
          </table:table-cell>
          <table:table-cell table:style-name="ACE-30" office:value-type="float" office:value="2.6111">
            <text:p>2.6111</text:p>
          </table:table-cell>
          <table:table-cell table:style-name="ACE-30" office:value-type="float" office:value="2.3721000000000001">
            <text:p>2.3721</text:p>
          </table:table-cell>
          <table:table-cell table:style-name="ACE-30" office:value-type="float" office:value="2.2591999999999999">
            <text:p>2.2592</text:p>
          </table:table-cell>
          <table:table-cell table:style-name="ACE-30" office:value-type="float" office:value="2.0979000000000001">
            <text:p>2.0979</text:p>
          </table:table-cell>
          <table:table-cell table:number-columns-repeated="101" table:style-name="ACE-30"/>
        </table:table-row>
        <table:table-row table:style-name="AROW-1">
          <table:table-cell table:style-name="ACE-30" office:value-type="string">
            <text:p>kat</text:p>
          </table:table-cell>
          <table:table-cell table:style-name="ACE-30" office:value-type="float" office:value="11831">
            <text:p>11831</text:p>
          </table:table-cell>
          <table:table-cell table:style-name="ACE-30" office:value-type="float" office:value="93555">
            <text:p>93555</text:p>
          </table:table-cell>
          <table:table-cell table:style-name="ACE-30" office:value-type="float" office:value="7.9076000000000004">
            <text:p>7.9076</text:p>
          </table:table-cell>
          <table:table-cell table:style-name="ACE-31" office:value-type="string">
            <text:p>kat</text:p>
          </table:table-cell>
          <table:table-cell table:style-name="ACE-34" office:value-type="float" office:value="2.4682571428571398">
            <text:p>2.46825714</text:p>
          </table:table-cell>
          <table:table-cell table:number-columns-repeated="2" table:style-name="ACE-30"/>
          <table:table-cell table:style-name="ACE-30" office:value-type="string">
            <text:p>kat-x-bible.txt</text:p>
          </table:table-cell>
          <table:table-cell table:style-name="ACE-30" office:value-type="float" office:value="0.2248425">
            <text:p>0.2248425</text:p>
          </table:table-cell>
          <table:table-cell table:style-name="ACE-30" office:value-type="float" office:value="94.584500000000006">
            <text:p>94.5845</text:p>
          </table:table-cell>
          <table:table-cell table:style-name="ACE-30" office:value-type="float" office:value="81.080299999999994">
            <text:p>81.0803</text:p>
          </table:table-cell>
          <table:table-cell table:style-name="ACE-30" office:value-type="float" office:value="67.728300000000004">
            <text:p>67.7283</text:p>
          </table:table-cell>
          <table:table-cell table:style-name="ACE-30" office:value-type="float" office:value="53.0685">
            <text:p>53.0685</text:p>
          </table:table-cell>
          <table:table-cell table:style-name="ACE-30" office:value-type="float" office:value="41.026200000000003">
            <text:p>41.0262</text:p>
          </table:table-cell>
          <table:table-cell table:style-name="ACE-30" office:value-type="float" office:value="31.335599999999999">
            <text:p>31.3356</text:p>
          </table:table-cell>
          <table:table-cell table:style-name="ACE-30" office:value-type="float" office:value="20.828099999999999">
            <text:p>20.8281</text:p>
          </table:table-cell>
          <table:table-cell table:style-name="ACE-30" office:value-type="float" office:value="14.2661">
            <text:p>14.2661</text:p>
          </table:table-cell>
          <table:table-cell table:style-name="ACE-30" office:value-type="float" office:value="8.2304999999999993">
            <text:p>8.2305</text:p>
          </table:table-cell>
          <table:table-cell table:style-name="ACE-30" office:value-type="float" office:value="7.8089000000000004">
            <text:p>7.8089</text:p>
          </table:table-cell>
          <table:table-cell table:style-name="ACE-30" office:value-type="float" office:value="4.8472">
            <text:p>4.8472</text:p>
          </table:table-cell>
          <table:table-cell table:style-name="ACE-30" office:value-type="float" office:value="4.0957999999999997">
            <text:p>4.0958</text:p>
          </table:table-cell>
          <table:table-cell table:style-name="ACE-30" office:value-type="float" office:value="3.1454">
            <text:p>3.1454</text:p>
          </table:table-cell>
          <table:table-cell table:style-name="ACE-30" office:value-type="float" office:value="2.6655000000000002">
            <text:p>2.6655</text:p>
          </table:table-cell>
          <table:table-cell table:style-name="ACE-30" office:value-type="float" office:value="2.4388000000000001">
            <text:p>2.4388</text:p>
          </table:table-cell>
          <table:table-cell table:style-name="ACE-30" office:value-type="float" office:value="2.2740999999999998">
            <text:p>2.2741</text:p>
          </table:table-cell>
          <table:table-cell table:style-name="ACE-30" office:value-type="float" office:value="2.2288999999999999">
            <text:p>2.2289</text:p>
          </table:table-cell>
          <table:table-cell table:number-columns-repeated="101" table:style-name="ACE-30"/>
        </table:table-row>
        <table:table-row table:style-name="AROW-1">
          <table:table-cell table:style-name="ACE-30" office:value-type="string">
            <text:p>kew</text:p>
          </table:table-cell>
          <table:table-cell table:style-name="ACE-30" office:value-type="float" office:value="13549">
            <text:p>13549</text:p>
          </table:table-cell>
          <table:table-cell table:style-name="ACE-30" office:value-type="float" office:value="272925">
            <text:p>272925</text:p>
          </table:table-cell>
          <table:table-cell table:style-name="ACE-30" office:value-type="float" office:value="20.143599999999999">
            <text:p>20.1436</text:p>
          </table:table-cell>
          <table:table-cell table:style-name="ACE-31" office:value-type="string">
            <text:p>kew</text:p>
          </table:table-cell>
          <table:table-cell table:style-name="ACE-34" office:value-type="float" office:value="3.9647000000000001">
            <text:p>3.9647</text:p>
          </table:table-cell>
          <table:table-cell table:number-columns-repeated="2" table:style-name="ACE-30"/>
          <table:table-cell table:style-name="ACE-30" office:value-type="string">
            <text:p>kew-x-bible.txt</text:p>
          </table:table-cell>
          <table:table-cell table:style-name="ACE-30" office:value-type="float" office:value="0.15599050000000003">
            <text:p>0.15599050000000003</text:p>
          </table:table-cell>
          <table:table-cell table:style-name="ACE-30" office:value-type="float" office:value="98.283900000000003">
            <text:p>98.2839</text:p>
          </table:table-cell>
          <table:table-cell table:style-name="ACE-30" office:value-type="float" office:value="95.003">
            <text:p>95.003</text:p>
          </table:table-cell>
          <table:table-cell table:style-name="ACE-30" office:value-type="float" office:value="90.957999999999998">
            <text:p>90.958</text:p>
          </table:table-cell>
          <table:table-cell table:style-name="ACE-30" office:value-type="float" office:value="85.729799999999997">
            <text:p>85.7298</text:p>
          </table:table-cell>
          <table:table-cell table:style-name="ACE-30" office:value-type="float" office:value="80.520099999999999">
            <text:p>80.5201</text:p>
          </table:table-cell>
          <table:table-cell table:style-name="ACE-30" office:value-type="float" office:value="73.687700000000007">
            <text:p>73.6877</text:p>
          </table:table-cell>
          <table:table-cell table:style-name="ACE-30" office:value-type="float" office:value="63.126300000000001">
            <text:p>63.1263</text:p>
          </table:table-cell>
          <table:table-cell table:style-name="ACE-30" office:value-type="float" office:value="54.313499999999998">
            <text:p>54.3135</text:p>
          </table:table-cell>
          <table:table-cell table:style-name="ACE-30" office:value-type="float" office:value="37.554499999999997">
            <text:p>37.5545</text:p>
          </table:table-cell>
          <table:table-cell table:style-name="ACE-30" office:value-type="float" office:value="34.559699999999999">
            <text:p>34.5597</text:p>
          </table:table-cell>
          <table:table-cell table:style-name="ACE-30" office:value-type="float" office:value="22.014199999999999">
            <text:p>22.0142</text:p>
          </table:table-cell>
          <table:table-cell table:style-name="ACE-30" office:value-type="float" office:value="16.6004">
            <text:p>16.6004</text:p>
          </table:table-cell>
          <table:table-cell table:style-name="ACE-30" office:value-type="float" office:value="9.7094000000000005">
            <text:p>9.7094</text:p>
          </table:table-cell>
          <table:table-cell table:style-name="ACE-30" office:value-type="float" office:value="5.6959">
            <text:p>5.6959</text:p>
          </table:table-cell>
          <table:table-cell table:style-name="ACE-30" office:value-type="float" office:value="3.8069000000000002">
            <text:p>3.8069</text:p>
          </table:table-cell>
          <table:table-cell table:style-name="ACE-30" office:value-type="float" office:value="3.1311">
            <text:p>3.1311</text:p>
          </table:table-cell>
          <table:table-cell table:style-name="ACE-30" office:value-type="float" office:value="2.4943">
            <text:p>2.4943</text:p>
          </table:table-cell>
          <table:table-cell table:number-columns-repeated="101" table:style-name="ACE-30"/>
        </table:table-row>
        <table:table-row table:style-name="AROW-1">
          <table:table-cell table:style-name="ACE-30" office:value-type="string">
            <text:p>khk</text:p>
          </table:table-cell>
          <table:table-cell table:style-name="ACE-30" office:value-type="float" office:value="15964">
            <text:p>15964</text:p>
          </table:table-cell>
          <table:table-cell table:style-name="ACE-30" office:value-type="float" office:value="161518">
            <text:p>161518</text:p>
          </table:table-cell>
          <table:table-cell table:style-name="ACE-30" office:value-type="float" office:value="10.117599999999999">
            <text:p>10.1176</text:p>
          </table:table-cell>
          <table:table-cell table:style-name="ACE-31" office:value-type="string">
            <text:p>khk</text:p>
          </table:table-cell>
          <table:table-cell table:style-name="ACE-34" office:value-type="float" office:value="2.7664571428571398">
            <text:p>2.76645714</text:p>
          </table:table-cell>
          <table:table-cell table:number-columns-repeated="2" table:style-name="ACE-30"/>
          <table:table-cell table:style-name="ACE-30" office:value-type="string">
            <text:p>khk-x-bible.txt</text:p>
          </table:table-cell>
          <table:table-cell table:style-name="ACE-30" office:value-type="float" office:value="0.24069699999999997">
            <text:p>0.24069699999999997</text:p>
          </table:table-cell>
          <table:table-cell table:style-name="ACE-30" office:value-type="float" office:value="91.293199999999999">
            <text:p>91.2932</text:p>
          </table:table-cell>
          <table:table-cell table:style-name="ACE-30" office:value-type="float" office:value="76.838999999999999">
            <text:p>76.839</text:p>
          </table:table-cell>
          <table:table-cell table:style-name="ACE-30" office:value-type="float" office:value="65.493799999999993">
            <text:p>65.4938</text:p>
          </table:table-cell>
          <table:table-cell table:style-name="ACE-30" office:value-type="float" office:value="54.444600000000001">
            <text:p>54.4446</text:p>
          </table:table-cell>
          <table:table-cell table:style-name="ACE-30" office:value-type="float" office:value="45.497900000000001">
            <text:p>45.4979</text:p>
          </table:table-cell>
          <table:table-cell table:style-name="ACE-30" office:value-type="float" office:value="37.1646">
            <text:p>37.1646</text:p>
          </table:table-cell>
          <table:table-cell table:style-name="ACE-30" office:value-type="float" office:value="27.692299999999999">
            <text:p>27.6923</text:p>
          </table:table-cell>
          <table:table-cell table:style-name="ACE-30" office:value-type="float" office:value="20.8628">
            <text:p>20.8628</text:p>
          </table:table-cell>
          <table:table-cell table:style-name="ACE-30" office:value-type="float" office:value="12.7128">
            <text:p>12.7128</text:p>
          </table:table-cell>
          <table:table-cell table:style-name="ACE-30" office:value-type="float" office:value="12.084099999999999">
            <text:p>12.0841</text:p>
          </table:table-cell>
          <table:table-cell table:style-name="ACE-30" office:value-type="float" office:value="7.4806999999999997">
            <text:p>7.4807</text:p>
          </table:table-cell>
          <table:table-cell table:style-name="ACE-30" office:value-type="float" office:value="5.9744000000000002">
            <text:p>5.9744</text:p>
          </table:table-cell>
          <table:table-cell table:style-name="ACE-30" office:value-type="float" office:value="4.1858000000000004">
            <text:p>4.1858</text:p>
          </table:table-cell>
          <table:table-cell table:style-name="ACE-30" office:value-type="float" office:value="3.0573999999999999">
            <text:p>3.0574</text:p>
          </table:table-cell>
          <table:table-cell table:style-name="ACE-30" office:value-type="float" office:value="2.6595">
            <text:p>2.6595</text:p>
          </table:table-cell>
          <table:table-cell table:style-name="ACE-30" office:value-type="float" office:value="2.4487000000000001">
            <text:p>2.4487</text:p>
          </table:table-cell>
          <table:table-cell table:style-name="ACE-30" office:value-type="float" office:value="2.3309000000000002">
            <text:p>2.3309</text:p>
          </table:table-cell>
          <table:table-cell table:number-columns-repeated="101" table:style-name="ACE-30"/>
        </table:table-row>
        <table:table-row table:style-name="AROW-1">
          <table:table-cell table:style-name="ACE-30" office:value-type="string">
            <text:p>kor</text:p>
          </table:table-cell>
          <table:table-cell table:style-name="ACE-30" office:value-type="float" office:value="62863">
            <text:p>62863</text:p>
          </table:table-cell>
          <table:table-cell table:style-name="ACE-30" office:value-type="float" office:value="471573">
            <text:p>471573</text:p>
          </table:table-cell>
          <table:table-cell table:style-name="ACE-30" office:value-type="float" office:value="7.5015999999999998">
            <text:p>7.5016</text:p>
          </table:table-cell>
          <table:table-cell table:style-name="ACE-31" office:value-type="string">
            <text:p>kor</text:p>
          </table:table-cell>
          <table:table-cell table:style-name="ACE-34" office:value-type="float" office:value="3.6801666666666701">
            <text:p>3.68016667</text:p>
          </table:table-cell>
          <table:table-cell table:number-columns-repeated="2" table:style-name="ACE-30"/>
          <table:table-cell table:style-name="ACE-30" office:value-type="string">
            <text:p>kor-x-bible-revised.txt</text:p>
          </table:table-cell>
          <table:table-cell table:style-name="ACE-30" office:value-type="float" office:value="0.40671299999999994">
            <text:p>0.40671299999999994</text:p>
          </table:table-cell>
          <table:table-cell table:style-name="ACE-30" office:value-type="float" office:value="45.885599999999997">
            <text:p>45.8856</text:p>
          </table:table-cell>
          <table:table-cell table:style-name="ACE-30" office:value-type="float" office:value="45.744300000000003">
            <text:p>45.7443</text:p>
          </table:table-cell>
          <table:table-cell table:style-name="ACE-30" office:value-type="float" office:value="42.811500000000002">
            <text:p>42.8115</text:p>
          </table:table-cell>
          <table:table-cell table:style-name="ACE-30" office:value-type="float" office:value="38.600299999999997">
            <text:p>38.6003</text:p>
          </table:table-cell>
          <table:table-cell table:style-name="ACE-30" office:value-type="float" office:value="38.273899999999998">
            <text:p>38.2739</text:p>
          </table:table-cell>
          <table:table-cell table:style-name="ACE-30" office:value-type="float" office:value="36.510100000000001">
            <text:p>36.5101</text:p>
          </table:table-cell>
          <table:table-cell table:style-name="ACE-30" office:value-type="float" office:value="29.596">
            <text:p>29.596</text:p>
          </table:table-cell>
          <table:table-cell table:style-name="ACE-30" office:value-type="float" office:value="29.1052">
            <text:p>29.1052</text:p>
          </table:table-cell>
          <table:table-cell table:style-name="ACE-30" office:value-type="float" office:value="10.985799999999999">
            <text:p>10.9858</text:p>
          </table:table-cell>
          <table:table-cell table:style-name="ACE-30" office:value-type="float" office:value="10.985799999999999">
            <text:p>10.9858</text:p>
          </table:table-cell>
          <table:table-cell table:style-name="ACE-30" office:value-type="float" office:value="8.0282999999999998">
            <text:p>8.0283</text:p>
          </table:table-cell>
          <table:table-cell table:style-name="ACE-30" office:value-type="float" office:value="8.0193999999999992">
            <text:p>8.0194</text:p>
          </table:table-cell>
          <table:table-cell table:style-name="ACE-30" office:value-type="float" office:value="4.8830999999999998">
            <text:p>4.8831</text:p>
          </table:table-cell>
          <table:table-cell table:style-name="ACE-30" office:value-type="float" office:value="3.9129">
            <text:p>3.9129</text:p>
          </table:table-cell>
          <table:table-cell table:style-name="ACE-30" office:value-type="float" office:value="2.9784999999999999">
            <text:p>2.9785</text:p>
          </table:table-cell>
          <table:table-cell table:style-name="ACE-30" office:value-type="float" office:value="2.9786999999999999">
            <text:p>2.9787</text:p>
          </table:table-cell>
          <table:table-cell table:number-columns-repeated="102" table:style-name="ACE-30"/>
        </table:table-row>
        <table:table-row table:style-name="AROW-1">
          <table:table-cell table:style-name="ACE-30" office:value-type="string">
            <text:p>laj</text:p>
          </table:table-cell>
          <table:table-cell table:style-name="ACE-30" office:value-type="float" office:value="7739">
            <text:p>7739</text:p>
          </table:table-cell>
          <table:table-cell table:style-name="ACE-30" office:value-type="float" office:value="206006">
            <text:p>206006</text:p>
          </table:table-cell>
          <table:table-cell table:style-name="ACE-30" office:value-type="float" office:value="26.619199999999999">
            <text:p>26.6192</text:p>
          </table:table-cell>
          <table:table-cell table:style-name="ACE-31" office:value-type="string">
            <text:p>laj</text:p>
          </table:table-cell>
          <table:table-cell table:style-name="ACE-34" office:value-type="float" office:value="3.33785">
            <text:p>3.33785</text:p>
          </table:table-cell>
          <table:table-cell table:number-columns-repeated="2" table:style-name="ACE-30"/>
          <table:table-cell table:style-name="ACE-30" office:value-type="string">
            <text:p>laj-x-bible.txt</text:p>
          </table:table-cell>
          <table:table-cell table:style-name="ACE-30" office:value-type="float" office:value="0.12732399999999999">
            <text:p>0.127324</text:p>
          </table:table-cell>
          <table:table-cell table:style-name="ACE-30" office:value-type="float" office:value="90.7697">
            <text:p>90.7697</text:p>
          </table:table-cell>
          <table:table-cell table:style-name="ACE-30" office:value-type="float" office:value="81.806200000000004">
            <text:p>81.8062</text:p>
          </table:table-cell>
          <table:table-cell table:style-name="ACE-30" office:value-type="float" office:value="65.496700000000004">
            <text:p>65.4967</text:p>
          </table:table-cell>
          <table:table-cell table:style-name="ACE-30" office:value-type="float" office:value="56.0413">
            <text:p>56.0413</text:p>
          </table:table-cell>
          <table:table-cell table:style-name="ACE-30" office:value-type="float" office:value="49.6663">
            <text:p>49.6663</text:p>
          </table:table-cell>
          <table:table-cell table:style-name="ACE-30" office:value-type="float" office:value="41.160800000000002">
            <text:p>41.1608</text:p>
          </table:table-cell>
          <table:table-cell table:style-name="ACE-30" office:value-type="float" office:value="29.7316">
            <text:p>29.7316</text:p>
          </table:table-cell>
          <table:table-cell table:style-name="ACE-30" office:value-type="float" office:value="23.633099999999999">
            <text:p>23.6331</text:p>
          </table:table-cell>
          <table:table-cell table:style-name="ACE-30" office:value-type="float" office:value="15.2151">
            <text:p>15.2151</text:p>
          </table:table-cell>
          <table:table-cell table:style-name="ACE-30" office:value-type="float" office:value="15.176">
            <text:p>15.176</text:p>
          </table:table-cell>
          <table:table-cell table:style-name="ACE-30" office:value-type="float" office:value="7.5972999999999997">
            <text:p>7.5973</text:p>
          </table:table-cell>
          <table:table-cell table:style-name="ACE-30" office:value-type="float" office:value="7.0614999999999997">
            <text:p>7.0615</text:p>
          </table:table-cell>
          <table:table-cell table:style-name="ACE-30" office:value-type="float" office:value="5.4124999999999996">
            <text:p>5.4125</text:p>
          </table:table-cell>
          <table:table-cell table:style-name="ACE-30" office:value-type="float" office:value="3.8027000000000002">
            <text:p>3.8027</text:p>
          </table:table-cell>
          <table:table-cell table:style-name="ACE-30" office:value-type="float" office:value="3.1153">
            <text:p>3.1153</text:p>
          </table:table-cell>
          <table:table-cell table:style-name="ACE-30" office:value-type="float" office:value="2.8247">
            <text:p>2.8247</text:p>
          </table:table-cell>
          <table:table-cell table:number-columns-repeated="102" table:style-name="ACE-30"/>
        </table:table-row>
        <table:table-row table:style-name="AROW-1">
          <table:table-cell table:style-name="ACE-30" office:value-type="string">
            <text:p>mig</text:p>
          </table:table-cell>
          <table:table-cell table:style-name="ACE-30" office:value-type="float" office:value="10574">
            <text:p>10574</text:p>
          </table:table-cell>
          <table:table-cell table:style-name="ACE-30" office:value-type="float" office:value="215835">
            <text:p>215835</text:p>
          </table:table-cell>
          <table:table-cell table:style-name="ACE-30" office:value-type="float" office:value="20.411899999999999">
            <text:p>20.4119</text:p>
          </table:table-cell>
          <table:table-cell table:style-name="ACE-31" office:value-type="string">
            <text:p>mig</text:p>
          </table:table-cell>
          <table:table-cell table:style-name="ACE-34" office:value-type="float" office:value="3.1602285714285698">
            <text:p>3.16022857</text:p>
          </table:table-cell>
          <table:table-cell table:number-columns-repeated="2" table:style-name="ACE-30"/>
          <table:table-cell table:style-name="ACE-30" office:value-type="string">
            <text:p>mig-x-bible.txt</text:p>
          </table:table-cell>
          <table:table-cell table:style-name="ACE-30" office:value-type="float" office:value="0.15566049999999998">
            <text:p>0.15566049999999998</text:p>
          </table:table-cell>
          <table:table-cell table:style-name="ACE-30" office:value-type="float" office:value="94.073300000000003">
            <text:p>94.0733</text:p>
          </table:table-cell>
          <table:table-cell table:style-name="ACE-30" office:value-type="float" office:value="86.809100000000001">
            <text:p>86.8091</text:p>
          </table:table-cell>
          <table:table-cell table:style-name="ACE-30" office:value-type="float" office:value="80.358999999999995">
            <text:p>80.359</text:p>
          </table:table-cell>
          <table:table-cell table:style-name="ACE-30" office:value-type="float" office:value="73.1785">
            <text:p>73.1785</text:p>
          </table:table-cell>
          <table:table-cell table:style-name="ACE-30" office:value-type="float" office:value="65.127300000000005">
            <text:p>65.1273</text:p>
          </table:table-cell>
          <table:table-cell table:style-name="ACE-30" office:value-type="float" office:value="57.384500000000003">
            <text:p>57.3845</text:p>
          </table:table-cell>
          <table:table-cell table:style-name="ACE-30" office:value-type="float" office:value="44.584200000000003">
            <text:p>44.5842</text:p>
          </table:table-cell>
          <table:table-cell table:style-name="ACE-30" office:value-type="float" office:value="35.407299999999999">
            <text:p>35.4073</text:p>
          </table:table-cell>
          <table:table-cell table:style-name="ACE-30" office:value-type="float" office:value="21.892600000000002">
            <text:p>21.8926</text:p>
          </table:table-cell>
          <table:table-cell table:style-name="ACE-30" office:value-type="float" office:value="19.078199999999999">
            <text:p>19.0782</text:p>
          </table:table-cell>
          <table:table-cell table:style-name="ACE-30" office:value-type="float" office:value="11.5261">
            <text:p>11.5261</text:p>
          </table:table-cell>
          <table:table-cell table:style-name="ACE-30" office:value-type="float" office:value="8.1757000000000009">
            <text:p>8.1757</text:p>
          </table:table-cell>
          <table:table-cell table:style-name="ACE-30" office:value-type="float" office:value="5.407">
            <text:p>5.407</text:p>
          </table:table-cell>
          <table:table-cell table:style-name="ACE-30" office:value-type="float" office:value="3.6455000000000002">
            <text:p>3.6455</text:p>
          </table:table-cell>
          <table:table-cell table:style-name="ACE-30" office:value-type="float" office:value="2.9005000000000001">
            <text:p>2.9005</text:p>
          </table:table-cell>
          <table:table-cell table:style-name="ACE-30" office:value-type="float" office:value="2.5186000000000002">
            <text:p>2.5186</text:p>
          </table:table-cell>
          <table:table-cell table:style-name="ACE-30" office:value-type="float" office:value="2.3868">
            <text:p>2.3868</text:p>
          </table:table-cell>
          <table:table-cell table:number-columns-repeated="101" table:style-name="ACE-30"/>
        </table:table-row>
        <table:table-row table:style-name="AROW-1">
          <table:table-cell table:style-name="ACE-30" office:value-type="string">
            <text:p>mph</text:p>
          </table:table-cell>
          <table:table-cell table:style-name="ACE-30" office:value-type="float" office:value="2584">
            <text:p>2584</text:p>
          </table:table-cell>
          <table:table-cell table:style-name="ACE-30" office:value-type="float" office:value="25501">
            <text:p>25501</text:p>
          </table:table-cell>
          <table:table-cell table:style-name="ACE-30" office:value-type="float" office:value="9.8688000000000002">
            <text:p>9.8688</text:p>
          </table:table-cell>
          <table:table-cell table:style-name="ACE-31" office:value-type="string">
            <text:p>mph</text:p>
          </table:table-cell>
          <table:table-cell table:style-name="ACE-34" office:value-type="float" office:value="2.3490714285714298">
            <text:p>2.34907143</text:p>
          </table:table-cell>
          <table:table-cell table:number-columns-repeated="2" table:style-name="ACE-30"/>
          <table:table-cell table:style-name="ACE-30" office:value-type="string">
            <text:p>mph-x-bible.txt</text:p>
          </table:table-cell>
          <table:table-cell table:style-name="ACE-30" office:value-type="float" office:value="0.09382749999999998">
            <text:p>0.09382749999999998</text:p>
          </table:table-cell>
          <table:table-cell table:style-name="ACE-30" office:value-type="float" office:value="95.7042">
            <text:p>95.7042</text:p>
          </table:table-cell>
          <table:table-cell table:style-name="ACE-30" office:value-type="float" office:value="88.183300000000003">
            <text:p>88.1833</text:p>
          </table:table-cell>
          <table:table-cell table:style-name="ACE-30" office:value-type="float" office:value="77.731999999999999">
            <text:p>77.732</text:p>
          </table:table-cell>
          <table:table-cell table:style-name="ACE-30" office:value-type="float" office:value="63.905900000000003">
            <text:p>63.9059</text:p>
          </table:table-cell>
          <table:table-cell table:style-name="ACE-30" office:value-type="float" office:value="51.917099999999998">
            <text:p>51.9171</text:p>
          </table:table-cell>
          <table:table-cell table:style-name="ACE-30" office:value-type="float" office:value="39.581499999999998">
            <text:p>39.5815</text:p>
          </table:table-cell>
          <table:table-cell table:style-name="ACE-30" office:value-type="float" office:value="26.0245">
            <text:p>26.0245</text:p>
          </table:table-cell>
          <table:table-cell table:style-name="ACE-30" office:value-type="float" office:value="18.1677">
            <text:p>18.1677</text:p>
          </table:table-cell>
          <table:table-cell table:style-name="ACE-30" office:value-type="float" office:value="9.7434999999999992">
            <text:p>9.7435</text:p>
          </table:table-cell>
          <table:table-cell table:style-name="ACE-30" office:value-type="float" office:value="7.9524999999999997">
            <text:p>7.9525</text:p>
          </table:table-cell>
          <table:table-cell table:style-name="ACE-30" office:value-type="float" office:value="5.1901000000000002">
            <text:p>5.1901</text:p>
          </table:table-cell>
          <table:table-cell table:style-name="ACE-30" office:value-type="float" office:value="4.1216999999999997">
            <text:p>4.1217</text:p>
          </table:table-cell>
          <table:table-cell table:style-name="ACE-30" office:value-type="float" office:value="3.1884000000000001">
            <text:p>3.1884</text:p>
          </table:table-cell>
          <table:table-cell table:style-name="ACE-30" office:value-type="float" office:value="2.6593">
            <text:p>2.6593</text:p>
          </table:table-cell>
          <table:table-cell table:style-name="ACE-30" office:value-type="float" office:value="2.4133">
            <text:p>2.4133</text:p>
          </table:table-cell>
          <table:table-cell table:style-name="ACE-30" office:value-type="float" office:value="2.1637">
            <text:p>2.1637</text:p>
          </table:table-cell>
          <table:table-cell table:style-name="ACE-30" office:value-type="float" office:value="2.1568999999999998">
            <text:p>2.1569</text:p>
          </table:table-cell>
          <table:table-cell table:number-columns-repeated="101" table:style-name="ACE-30"/>
        </table:table-row>
        <table:table-row table:style-name="AROW-1">
          <table:table-cell table:style-name="ACE-30" office:value-type="string">
            <text:p>mya</text:p>
          </table:table-cell>
          <table:table-cell table:style-name="ACE-30" office:value-type="float" office:value="40011">
            <text:p>40011</text:p>
          </table:table-cell>
          <table:table-cell table:style-name="ACE-30" office:value-type="float" office:value="75542">
            <text:p>75542</text:p>
          </table:table-cell>
          <table:table-cell table:style-name="ACE-30" office:value-type="float" office:value="1.8879999999999999">
            <text:p>1.888</text:p>
          </table:table-cell>
          <table:table-cell table:style-name="ACE-31" office:value-type="string">
            <text:p>mya</text:p>
          </table:table-cell>
          <table:table-cell table:style-name="ACE-34" office:value-type="float" office:value="2.6897142857142899">
            <text:p>2.68971429</text:p>
          </table:table-cell>
          <table:table-cell table:number-columns-repeated="2" table:style-name="ACE-30"/>
          <table:table-cell table:style-name="ACE-30" office:value-type="string">
            <text:p>mya-x-bible-common.txt</text:p>
          </table:table-cell>
          <table:table-cell table:style-name="ACE-30" office:value-type="float" office:value="0.50032900000000013">
            <text:p>0.5003290000000001</text:p>
          </table:table-cell>
          <table:table-cell table:style-name="ACE-30" office:value-type="float" office:value="92.352000000000004">
            <text:p>92.352</text:p>
          </table:table-cell>
          <table:table-cell table:style-name="ACE-30" office:value-type="float" office:value="79.839200000000005">
            <text:p>79.8392</text:p>
          </table:table-cell>
          <table:table-cell table:style-name="ACE-30" office:value-type="float" office:value="64.426599999999993">
            <text:p>64.4266</text:p>
          </table:table-cell>
          <table:table-cell table:style-name="ACE-30" office:value-type="float" office:value="48.962400000000002">
            <text:p>48.9624</text:p>
          </table:table-cell>
          <table:table-cell table:style-name="ACE-30" office:value-type="float" office:value="36.500900000000001">
            <text:p>36.5009</text:p>
          </table:table-cell>
          <table:table-cell table:style-name="ACE-30" office:value-type="float" office:value="25.728000000000002">
            <text:p>25.728</text:p>
          </table:table-cell>
          <table:table-cell table:style-name="ACE-30" office:value-type="float" office:value="16.6876">
            <text:p>16.6876</text:p>
          </table:table-cell>
          <table:table-cell table:style-name="ACE-30" office:value-type="float" office:value="12.007400000000001">
            <text:p>12.0074</text:p>
          </table:table-cell>
          <table:table-cell table:style-name="ACE-30" office:value-type="float" office:value="8.3323999999999998">
            <text:p>8.3324</text:p>
          </table:table-cell>
          <table:table-cell table:style-name="ACE-30" office:value-type="float" office:value="7.0758999999999999">
            <text:p>7.0759</text:p>
          </table:table-cell>
          <table:table-cell table:style-name="ACE-30" office:value-type="float" office:value="5.7191000000000001">
            <text:p>5.7191</text:p>
          </table:table-cell>
          <table:table-cell table:style-name="ACE-30" office:value-type="float" office:value="4.5991999999999997">
            <text:p>4.5992</text:p>
          </table:table-cell>
          <table:table-cell table:style-name="ACE-30" office:value-type="float" office:value="3.766">
            <text:p>3.766</text:p>
          </table:table-cell>
          <table:table-cell table:style-name="ACE-30" office:value-type="float" office:value="3.0491000000000001">
            <text:p>3.0491</text:p>
          </table:table-cell>
          <table:table-cell table:style-name="ACE-30" office:value-type="float" office:value="2.5493000000000001">
            <text:p>2.5493</text:p>
          </table:table-cell>
          <table:table-cell table:style-name="ACE-30" office:value-type="float" office:value="2.1884999999999999">
            <text:p>2.1885</text:p>
          </table:table-cell>
          <table:table-cell table:style-name="ACE-30" office:value-type="float" office:value="2.0842999999999998">
            <text:p>2.0843</text:p>
          </table:table-cell>
          <table:table-cell table:number-columns-repeated="101" table:style-name="ACE-30"/>
        </table:table-row>
        <table:table-row table:style-name="AROW-1">
          <table:table-cell table:style-name="ACE-30" office:value-type="string">
            <text:p>mzh</text:p>
          </table:table-cell>
          <table:table-cell table:style-name="ACE-30" office:value-type="float" office:value="24413">
            <text:p>24413</text:p>
          </table:table-cell>
          <table:table-cell table:style-name="ACE-30" office:value-type="float" office:value="853136">
            <text:p>853136</text:p>
          </table:table-cell>
          <table:table-cell table:style-name="ACE-30" office:value-type="float" office:value="34.945999999999998">
            <text:p>34.946</text:p>
          </table:table-cell>
          <table:table-cell table:style-name="ACE-31" office:value-type="string">
            <text:p>mzh</text:p>
          </table:table-cell>
          <table:table-cell table:style-name="ACE-34" office:value-type="float" office:value="3.9033000000000002">
            <text:p>3.9033</text:p>
          </table:table-cell>
          <table:table-cell table:number-columns-repeated="2" table:style-name="ACE-30"/>
          <table:table-cell table:style-name="ACE-30" office:value-type="string">
            <text:p>mzh-x-bible.txt</text:p>
          </table:table-cell>
          <table:table-cell table:style-name="ACE-30" office:value-type="float" office:value="0.17371500000000001">
            <text:p>0.173715</text:p>
          </table:table-cell>
          <table:table-cell table:style-name="ACE-30" office:value-type="float" office:value="98.373900000000006">
            <text:p>98.3739</text:p>
          </table:table-cell>
          <table:table-cell table:style-name="ACE-30" office:value-type="float" office:value="94.602000000000004">
            <text:p>94.602</text:p>
          </table:table-cell>
          <table:table-cell table:style-name="ACE-30" office:value-type="float" office:value="88.935199999999995">
            <text:p>88.9352</text:p>
          </table:table-cell>
          <table:table-cell table:style-name="ACE-30" office:value-type="float" office:value="82.486900000000006">
            <text:p>82.4869</text:p>
          </table:table-cell>
          <table:table-cell table:style-name="ACE-30" office:value-type="float" office:value="75.089399999999998">
            <text:p>75.0894</text:p>
          </table:table-cell>
          <table:table-cell table:style-name="ACE-30" office:value-type="float" office:value="66.9375">
            <text:p>66.9375</text:p>
          </table:table-cell>
          <table:table-cell table:style-name="ACE-30" office:value-type="float" office:value="53.963500000000003">
            <text:p>53.9635</text:p>
          </table:table-cell>
          <table:table-cell table:style-name="ACE-30" office:value-type="float" office:value="44.429299999999998">
            <text:p>44.4293</text:p>
          </table:table-cell>
          <table:table-cell table:style-name="ACE-30" office:value-type="float" office:value="28.954499999999999">
            <text:p>28.9545</text:p>
          </table:table-cell>
          <table:table-cell table:style-name="ACE-30" office:value-type="float" office:value="24.8017">
            <text:p>24.8017</text:p>
          </table:table-cell>
          <table:table-cell table:style-name="ACE-30" office:value-type="float" office:value="15.7219">
            <text:p>15.7219</text:p>
          </table:table-cell>
          <table:table-cell table:style-name="ACE-30" office:value-type="float" office:value="11.374700000000001">
            <text:p>11.3747</text:p>
          </table:table-cell>
          <table:table-cell table:style-name="ACE-30" office:value-type="float" office:value="7.2023999999999999">
            <text:p>7.2024</text:p>
          </table:table-cell>
          <table:table-cell table:style-name="ACE-30" office:value-type="float" office:value="4.6852">
            <text:p>4.6852</text:p>
          </table:table-cell>
          <table:table-cell table:style-name="ACE-30" office:value-type="float" office:value="3.5099999999999998">
            <text:p>3.51</text:p>
          </table:table-cell>
          <table:table-cell table:style-name="ACE-30" office:value-type="float" office:value="2.8555999999999999">
            <text:p>2.8556</text:p>
          </table:table-cell>
          <table:table-cell table:style-name="ACE-30" office:value-type="float" office:value="2.4561000000000002">
            <text:p>2.4561</text:p>
          </table:table-cell>
          <table:table-cell table:number-columns-repeated="101" table:style-name="ACE-30"/>
        </table:table-row>
        <table:table-row table:style-name="AROW-1">
          <table:table-cell table:style-name="ACE-30" office:value-type="string">
            <text:p>naq</text:p>
          </table:table-cell>
          <table:table-cell table:style-name="ACE-30" office:value-type="float" office:value="11322">
            <text:p>11322</text:p>
          </table:table-cell>
          <table:table-cell table:style-name="ACE-30" office:value-type="float" office:value="201484">
            <text:p>201484</text:p>
          </table:table-cell>
          <table:table-cell table:style-name="ACE-30" office:value-type="float" office:value="17.7958">
            <text:p>17.7958</text:p>
          </table:table-cell>
          <table:table-cell table:style-name="ACE-31" office:value-type="string">
            <text:p>naq</text:p>
          </table:table-cell>
          <table:table-cell table:style-name="ACE-34" office:value-type="float" office:value="2.9291">
            <text:p>2.9291</text:p>
          </table:table-cell>
          <table:table-cell table:number-columns-repeated="2" table:style-name="ACE-30"/>
          <table:table-cell table:style-name="ACE-30" office:value-type="string">
            <text:p>naq-x-bible.txt</text:p>
          </table:table-cell>
          <table:table-cell table:style-name="ACE-30" office:value-type="float" office:value="0.15760450000000004">
            <text:p>0.15760450000000004</text:p>
          </table:table-cell>
          <table:table-cell table:style-name="ACE-30" office:value-type="float" office:value="89.953999999999994">
            <text:p>89.954</text:p>
          </table:table-cell>
          <table:table-cell table:style-name="ACE-30" office:value-type="float" office:value="78.415199999999999">
            <text:p>78.4152</text:p>
          </table:table-cell>
          <table:table-cell table:style-name="ACE-30" office:value-type="float" office:value="65.877499999999998">
            <text:p>65.8775</text:p>
          </table:table-cell>
          <table:table-cell table:style-name="ACE-30" office:value-type="float" office:value="54.389400000000002">
            <text:p>54.3894</text:p>
          </table:table-cell>
          <table:table-cell table:style-name="ACE-30" office:value-type="float" office:value="44.9009">
            <text:p>44.9009</text:p>
          </table:table-cell>
          <table:table-cell table:style-name="ACE-30" office:value-type="float" office:value="35.010899999999999">
            <text:p>35.0109</text:p>
          </table:table-cell>
          <table:table-cell table:style-name="ACE-30" office:value-type="float" office:value="24.4068">
            <text:p>24.4068</text:p>
          </table:table-cell>
          <table:table-cell table:style-name="ACE-30" office:value-type="float" office:value="18.726900000000001">
            <text:p>18.7269</text:p>
          </table:table-cell>
          <table:table-cell table:style-name="ACE-30" office:value-type="float" office:value="10.574400000000001">
            <text:p>10.5744</text:p>
          </table:table-cell>
          <table:table-cell table:style-name="ACE-30" office:value-type="float" office:value="10.2043">
            <text:p>10.2043</text:p>
          </table:table-cell>
          <table:table-cell table:style-name="ACE-30" office:value-type="float" office:value="6.4443999999999999">
            <text:p>6.4444</text:p>
          </table:table-cell>
          <table:table-cell table:style-name="ACE-30" office:value-type="float" office:value="5.6821999999999999">
            <text:p>5.6822</text:p>
          </table:table-cell>
          <table:table-cell table:style-name="ACE-30" office:value-type="float" office:value="4.2660999999999998">
            <text:p>4.2661</text:p>
          </table:table-cell>
          <table:table-cell table:style-name="ACE-30" office:value-type="float" office:value="3.4066000000000001">
            <text:p>3.4066</text:p>
          </table:table-cell>
          <table:table-cell table:style-name="ACE-30" office:value-type="float" office:value="2.9295">
            <text:p>2.9295</text:p>
          </table:table-cell>
          <table:table-cell table:style-name="ACE-30" office:value-type="float" office:value="2.6791999999999998">
            <text:p>2.6792</text:p>
          </table:table-cell>
          <table:table-cell table:style-name="ACE-30" office:value-type="float" office:value="2.3494999999999999">
            <text:p>2.3495</text:p>
          </table:table-cell>
          <table:table-cell table:number-columns-repeated="101" table:style-name="ACE-30"/>
        </table:table-row>
        <table:table-row table:style-name="AROW-1">
          <table:table-cell table:style-name="ACE-30" office:value-type="string">
            <text:p>pes</text:p>
          </table:table-cell>
          <table:table-cell table:style-name="ACE-30" office:value-type="float" office:value="10293">
            <text:p>10293</text:p>
          </table:table-cell>
          <table:table-cell table:style-name="ACE-30" office:value-type="float" office:value="197538">
            <text:p>197538</text:p>
          </table:table-cell>
          <table:table-cell table:style-name="ACE-30" office:value-type="float" office:value="19.191500000000001">
            <text:p>19.1915</text:p>
          </table:table-cell>
          <table:table-cell table:style-name="ACE-31" office:value-type="string">
            <text:p>pes</text:p>
          </table:table-cell>
          <table:table-cell table:style-name="ACE-34" office:value-type="float" office:value="2.9584666666666699">
            <text:p>2.95846667</text:p>
          </table:table-cell>
          <table:table-cell table:number-columns-repeated="2" table:style-name="ACE-30"/>
          <table:table-cell table:style-name="ACE-30" office:value-type="string">
            <text:p>pes-x-bible-2007.txt</text:p>
          </table:table-cell>
          <table:table-cell table:style-name="ACE-30" office:value-type="float" office:value="0.17118849999999999">
            <text:p>0.1711885</text:p>
          </table:table-cell>
          <table:table-cell table:style-name="ACE-30" office:value-type="float" office:value="84.564800000000005">
            <text:p>84.5648</text:p>
          </table:table-cell>
          <table:table-cell table:style-name="ACE-30" office:value-type="float" office:value="74.846500000000006">
            <text:p>74.8465</text:p>
          </table:table-cell>
          <table:table-cell table:style-name="ACE-30" office:value-type="float" office:value="56.181699999999999">
            <text:p>56.1817</text:p>
          </table:table-cell>
          <table:table-cell table:style-name="ACE-30" office:value-type="float" office:value="47.310400000000001">
            <text:p>47.3104</text:p>
          </table:table-cell>
          <table:table-cell table:style-name="ACE-30" office:value-type="float" office:value="41.268099999999997">
            <text:p>41.2681</text:p>
          </table:table-cell>
          <table:table-cell table:style-name="ACE-30" office:value-type="float" office:value="32.723100000000002">
            <text:p>32.7231</text:p>
          </table:table-cell>
          <table:table-cell table:style-name="ACE-30" office:value-type="float" office:value="24.206499999999998">
            <text:p>24.2065</text:p>
          </table:table-cell>
          <table:table-cell table:style-name="ACE-30" office:value-type="float" office:value="19.2288">
            <text:p>19.2288</text:p>
          </table:table-cell>
          <table:table-cell table:style-name="ACE-30" office:value-type="float" office:value="12.3187">
            <text:p>12.3187</text:p>
          </table:table-cell>
          <table:table-cell table:style-name="ACE-30" office:value-type="float" office:value="12.2102">
            <text:p>12.2102</text:p>
          </table:table-cell>
          <table:table-cell table:style-name="ACE-30" office:value-type="float" office:value="8.1999999999999993">
            <text:p>8.2</text:p>
          </table:table-cell>
          <table:table-cell table:style-name="ACE-30" office:value-type="float" office:value="6.5404999999999998">
            <text:p>6.5405</text:p>
          </table:table-cell>
          <table:table-cell table:style-name="ACE-30" office:value-type="float" office:value="4.8404999999999996">
            <text:p>4.8405</text:p>
          </table:table-cell>
          <table:table-cell table:style-name="ACE-30" office:value-type="float" office:value="3.2907999999999999">
            <text:p>3.2908</text:p>
          </table:table-cell>
          <table:table-cell table:style-name="ACE-30" office:value-type="float" office:value="2.9384999999999999">
            <text:p>2.9385</text:p>
          </table:table-cell>
          <table:table-cell table:style-name="ACE-30" office:value-type="float" office:value="2.9746000000000001">
            <text:p>2.9746</text:p>
          </table:table-cell>
          <table:table-cell table:number-columns-repeated="102" table:style-name="ACE-30"/>
        </table:table-row>
        <table:table-row table:style-name="AROW-1">
          <table:table-cell table:style-name="ACE-30" office:value-type="string">
            <text:p>plt</text:p>
          </table:table-cell>
          <table:table-cell table:style-name="ACE-30" office:value-type="float" office:value="33006">
            <text:p>33006</text:p>
          </table:table-cell>
          <table:table-cell table:style-name="ACE-30" office:value-type="float" office:value="783147">
            <text:p>783147</text:p>
          </table:table-cell>
          <table:table-cell table:style-name="ACE-30" office:value-type="float" office:value="23.727399999999999">
            <text:p>23.7274</text:p>
          </table:table-cell>
          <table:table-cell table:style-name="ACE-31" office:value-type="string">
            <text:p>plt</text:p>
          </table:table-cell>
          <table:table-cell table:style-name="ACE-34" office:value-type="float" office:value="3.7414142857142898">
            <text:p>3.74141429</text:p>
          </table:table-cell>
          <table:table-cell table:number-columns-repeated="2" table:style-name="ACE-30"/>
          <table:table-cell table:style-name="ACE-30" office:value-type="string">
            <text:p>plt-x-bible-romancatholic.txt</text:p>
          </table:table-cell>
          <table:table-cell table:style-name="ACE-30" office:value-type="float" office:value="0.19941500000000001">
            <text:p>0.199415</text:p>
          </table:table-cell>
          <table:table-cell table:style-name="ACE-30" office:value-type="float" office:value="99.837400000000002">
            <text:p>99.8374</text:p>
          </table:table-cell>
          <table:table-cell table:style-name="ACE-30" office:value-type="float" office:value="98.433999999999997">
            <text:p>98.434</text:p>
          </table:table-cell>
          <table:table-cell table:style-name="ACE-30" office:value-type="float" office:value="95.887500000000003">
            <text:p>95.8875</text:p>
          </table:table-cell>
          <table:table-cell table:style-name="ACE-30" office:value-type="float" office:value="92.197699999999998">
            <text:p>92.1977</text:p>
          </table:table-cell>
          <table:table-cell table:style-name="ACE-30" office:value-type="float" office:value="87.521799999999999">
            <text:p>87.5218</text:p>
          </table:table-cell>
          <table:table-cell table:style-name="ACE-30" office:value-type="float" office:value="80.810599999999994">
            <text:p>80.8106</text:p>
          </table:table-cell>
          <table:table-cell table:style-name="ACE-30" office:value-type="float" office:value="69.460400000000007">
            <text:p>69.4604</text:p>
          </table:table-cell>
          <table:table-cell table:style-name="ACE-30" office:value-type="float" office:value="59.779899999999998">
            <text:p>59.7799</text:p>
          </table:table-cell>
          <table:table-cell table:style-name="ACE-30" office:value-type="float" office:value="40.954599999999999">
            <text:p>40.9546</text:p>
          </table:table-cell>
          <table:table-cell table:style-name="ACE-30" office:value-type="float" office:value="35.384999999999998">
            <text:p>35.385</text:p>
          </table:table-cell>
          <table:table-cell table:style-name="ACE-30" office:value-type="float" office:value="22.216999999999999">
            <text:p>22.217</text:p>
          </table:table-cell>
          <table:table-cell table:style-name="ACE-30" office:value-type="float" office:value="15.609">
            <text:p>15.609</text:p>
          </table:table-cell>
          <table:table-cell table:style-name="ACE-30" office:value-type="float" office:value="8.4373000000000005">
            <text:p>8.4373</text:p>
          </table:table-cell>
          <table:table-cell table:style-name="ACE-30" office:value-type="float" office:value="5.0134999999999996">
            <text:p>5.0135</text:p>
          </table:table-cell>
          <table:table-cell table:style-name="ACE-30" office:value-type="float" office:value="3.4413">
            <text:p>3.4413</text:p>
          </table:table-cell>
          <table:table-cell table:style-name="ACE-30" office:value-type="float" office:value="2.9110999999999998">
            <text:p>2.9111</text:p>
          </table:table-cell>
          <table:table-cell table:style-name="ACE-30" office:value-type="float" office:value="2.4777">
            <text:p>2.4777</text:p>
          </table:table-cell>
          <table:table-cell table:number-columns-repeated="101" table:style-name="ACE-30"/>
        </table:table-row>
        <table:table-row table:style-name="AROW-1">
          <table:table-cell table:style-name="ACE-30" office:value-type="string">
            <text:p>qvi</text:p>
          </table:table-cell>
          <table:table-cell table:style-name="ACE-30" office:value-type="float" office:value="18302">
            <text:p>18302</text:p>
          </table:table-cell>
          <table:table-cell table:style-name="ACE-30" office:value-type="float" office:value="191056">
            <text:p>191056</text:p>
          </table:table-cell>
          <table:table-cell table:style-name="ACE-30" office:value-type="float" office:value="10.4391">
            <text:p>10.4391</text:p>
          </table:table-cell>
          <table:table-cell table:style-name="ACE-31" office:value-type="string">
            <text:p>qvi</text:p>
          </table:table-cell>
          <table:table-cell table:style-name="ACE-34" office:value-type="float" office:value="4.0032142857142903">
            <text:p>4.00321429</text:p>
          </table:table-cell>
          <table:table-cell table:number-columns-repeated="2" table:style-name="ACE-30"/>
          <table:table-cell table:style-name="ACE-30" office:value-type="string">
            <text:p>qvi-x-bible.txt</text:p>
          </table:table-cell>
          <table:table-cell table:style-name="ACE-30" office:value-type="float" office:value="0.25304949999999998">
            <text:p>0.2530495</text:p>
          </table:table-cell>
          <table:table-cell table:style-name="ACE-30" office:value-type="float" office:value="99.998699999999999">
            <text:p>99.9987</text:p>
          </table:table-cell>
          <table:table-cell table:style-name="ACE-30" office:value-type="float" office:value="97.879400000000004">
            <text:p>97.8794</text:p>
          </table:table-cell>
          <table:table-cell table:style-name="ACE-30" office:value-type="float" office:value="95.113699999999994">
            <text:p>95.1137</text:p>
          </table:table-cell>
          <table:table-cell table:style-name="ACE-30" office:value-type="float" office:value="91.130899999999997">
            <text:p>91.1309</text:p>
          </table:table-cell>
          <table:table-cell table:style-name="ACE-30" office:value-type="float" office:value="86.770899999999997">
            <text:p>86.7709</text:p>
          </table:table-cell>
          <table:table-cell table:style-name="ACE-30" office:value-type="float" office:value="81.178799999999995">
            <text:p>81.1788</text:p>
          </table:table-cell>
          <table:table-cell table:style-name="ACE-30" office:value-type="float" office:value="71.140000000000001">
            <text:p>71.14</text:p>
          </table:table-cell>
          <table:table-cell table:style-name="ACE-30" office:value-type="float" office:value="63.267699999999998">
            <text:p>63.2677</text:p>
          </table:table-cell>
          <table:table-cell table:style-name="ACE-30" office:value-type="float" office:value="46.6526">
            <text:p>46.6526</text:p>
          </table:table-cell>
          <table:table-cell table:style-name="ACE-30" office:value-type="float" office:value="38.925199999999997">
            <text:p>38.9252</text:p>
          </table:table-cell>
          <table:table-cell table:style-name="ACE-30" office:value-type="float" office:value="26.7149">
            <text:p>26.7149</text:p>
          </table:table-cell>
          <table:table-cell table:style-name="ACE-30" office:value-type="float" office:value="18.262899999999998">
            <text:p>18.2629</text:p>
          </table:table-cell>
          <table:table-cell table:style-name="ACE-30" office:value-type="float" office:value="10.6896">
            <text:p>10.6896</text:p>
          </table:table-cell>
          <table:table-cell table:style-name="ACE-30" office:value-type="float" office:value="5.9875999999999996">
            <text:p>5.9876</text:p>
          </table:table-cell>
          <table:table-cell table:style-name="ACE-30" office:value-type="float" office:value="3.7709000000000001">
            <text:p>3.7709</text:p>
          </table:table-cell>
          <table:table-cell table:style-name="ACE-30" office:value-type="float" office:value="2.6516000000000002">
            <text:p>2.6516</text:p>
          </table:table-cell>
          <table:table-cell table:style-name="ACE-30" office:value-type="float" office:value="2.1509999999999998">
            <text:p>2.151</text:p>
          </table:table-cell>
          <table:table-cell table:number-columns-repeated="101" table:style-name="ACE-30"/>
        </table:table-row>
        <table:table-row table:style-name="AROW-1">
          <table:table-cell table:style-name="ACE-30" office:value-type="string">
            <text:p>rus</text:p>
          </table:table-cell>
          <table:table-cell table:style-name="ACE-30" office:value-type="float" office:value="18325">
            <text:p>18325</text:p>
          </table:table-cell>
          <table:table-cell table:style-name="ACE-30" office:value-type="float" office:value="185075">
            <text:p>185075</text:p>
          </table:table-cell>
          <table:table-cell table:style-name="ACE-30" office:value-type="float" office:value="10.099600000000001">
            <text:p>10.0996</text:p>
          </table:table-cell>
          <table:table-cell table:style-name="ACE-31" office:value-type="string">
            <text:p>rus</text:p>
          </table:table-cell>
          <table:table-cell table:style-name="ACE-34" office:value-type="float" office:value="2.82098571428571">
            <text:p>2.82098571</text:p>
          </table:table-cell>
          <table:table-cell table:number-columns-repeated="2" table:style-name="ACE-30"/>
          <table:table-cell table:style-name="ACE-30" office:value-type="string">
            <text:p>rus-x-bible-kulakov.txt</text:p>
          </table:table-cell>
          <table:table-cell table:style-name="ACE-30" office:value-type="float" office:value="0.23426550000000002">
            <text:p>0.23426550000000002</text:p>
          </table:table-cell>
          <table:table-cell table:style-name="ACE-30" office:value-type="float" office:value="91.972200000000001">
            <text:p>91.9722</text:p>
          </table:table-cell>
          <table:table-cell table:style-name="ACE-30" office:value-type="float" office:value="76.837000000000003">
            <text:p>76.837</text:p>
          </table:table-cell>
          <table:table-cell table:style-name="ACE-30" office:value-type="float" office:value="63.244100000000003">
            <text:p>63.2441</text:p>
          </table:table-cell>
          <table:table-cell table:style-name="ACE-30" office:value-type="float" office:value="50.535400000000003">
            <text:p>50.5354</text:p>
          </table:table-cell>
          <table:table-cell table:style-name="ACE-30" office:value-type="float" office:value="40.005699999999997">
            <text:p>40.0057</text:p>
          </table:table-cell>
          <table:table-cell table:style-name="ACE-30" office:value-type="float" office:value="31.247900000000001">
            <text:p>31.2479</text:p>
          </table:table-cell>
          <table:table-cell table:style-name="ACE-30" office:value-type="float" office:value="21.984100000000002">
            <text:p>21.9841</text:p>
          </table:table-cell>
          <table:table-cell table:style-name="ACE-30" office:value-type="float" office:value="15.664899999999999">
            <text:p>15.6649</text:p>
          </table:table-cell>
          <table:table-cell table:style-name="ACE-30" office:value-type="float" office:value="9.5608000000000004">
            <text:p>9.5608</text:p>
          </table:table-cell>
          <table:table-cell table:style-name="ACE-30" office:value-type="float" office:value="8.9298999999999999">
            <text:p>8.9299</text:p>
          </table:table-cell>
          <table:table-cell table:style-name="ACE-30" office:value-type="float" office:value="5.6807999999999996">
            <text:p>5.6808</text:p>
          </table:table-cell>
          <table:table-cell table:style-name="ACE-30" office:value-type="float" office:value="4.6875">
            <text:p>4.6875</text:p>
          </table:table-cell>
          <table:table-cell table:style-name="ACE-30" office:value-type="float" office:value="3.6871999999999998">
            <text:p>3.6872</text:p>
          </table:table-cell>
          <table:table-cell table:style-name="ACE-30" office:value-type="float" office:value="2.9893999999999998">
            <text:p>2.9894</text:p>
          </table:table-cell>
          <table:table-cell table:style-name="ACE-30" office:value-type="float" office:value="2.7061000000000002">
            <text:p>2.7061</text:p>
          </table:table-cell>
          <table:table-cell table:style-name="ACE-30" office:value-type="float" office:value="2.5951">
            <text:p>2.5951</text:p>
          </table:table-cell>
          <table:table-cell table:style-name="ACE-30" office:value-type="float" office:value="2.504">
            <text:p>2.504</text:p>
          </table:table-cell>
          <table:table-cell table:number-columns-repeated="101" table:style-name="ACE-30"/>
        </table:table-row>
        <table:table-row table:style-name="AROW-1">
          <table:table-cell table:style-name="ACE-30" office:value-type="string">
            <text:p>sag</text:p>
          </table:table-cell>
          <table:table-cell table:style-name="ACE-30" office:value-type="float" office:value="1785">
            <text:p>1785</text:p>
          </table:table-cell>
          <table:table-cell table:style-name="ACE-30" office:value-type="float" office:value="300000">
            <text:p>300000</text:p>
          </table:table-cell>
          <table:table-cell table:style-name="ACE-30" office:value-type="float" office:value="168.06720000000001">
            <text:p>168.0672</text:p>
          </table:table-cell>
          <table:table-cell table:style-name="ACE-31" office:value-type="string">
            <text:p>sag</text:p>
          </table:table-cell>
          <table:table-cell table:style-name="ACE-34" office:value-type="float" office:value="3.0309142857142901">
            <text:p>3.03091429</text:p>
          </table:table-cell>
          <table:table-cell table:number-columns-repeated="2" table:style-name="ACE-30"/>
          <table:table-cell table:style-name="ACE-30" office:value-type="string">
            <text:p>sag-x-bible.txt</text:p>
          </table:table-cell>
          <table:table-cell table:style-name="ACE-30" office:value-type="float" office:value="0.042075499999999995">
            <text:p>0.042075499999999995</text:p>
          </table:table-cell>
          <table:table-cell table:style-name="ACE-30" office:value-type="float" office:value="86.760000000000005">
            <text:p>86.76</text:p>
          </table:table-cell>
          <table:table-cell table:style-name="ACE-30" office:value-type="float" office:value="75.477900000000005">
            <text:p>75.4779</text:p>
          </table:table-cell>
          <table:table-cell table:style-name="ACE-30" office:value-type="float" office:value="59.666400000000003">
            <text:p>59.6664</text:p>
          </table:table-cell>
          <table:table-cell table:style-name="ACE-30" office:value-type="float" office:value="49.957099999999997">
            <text:p>49.9571</text:p>
          </table:table-cell>
          <table:table-cell table:style-name="ACE-30" office:value-type="float" office:value="42.478200000000001">
            <text:p>42.4782</text:p>
          </table:table-cell>
          <table:table-cell table:style-name="ACE-30" office:value-type="float" office:value="34.067300000000003">
            <text:p>34.0673</text:p>
          </table:table-cell>
          <table:table-cell table:style-name="ACE-30" office:value-type="float" office:value="25.901499999999999">
            <text:p>25.9015</text:p>
          </table:table-cell>
          <table:table-cell table:style-name="ACE-30" office:value-type="float" office:value="19.828600000000002">
            <text:p>19.8286</text:p>
          </table:table-cell>
          <table:table-cell table:style-name="ACE-30" office:value-type="float" office:value="12.7517">
            <text:p>12.7517</text:p>
          </table:table-cell>
          <table:table-cell table:style-name="ACE-30" office:value-type="float" office:value="12.670500000000001">
            <text:p>12.6705</text:p>
          </table:table-cell>
          <table:table-cell table:style-name="ACE-30" office:value-type="float" office:value="6.8528000000000002">
            <text:p>6.8528</text:p>
          </table:table-cell>
          <table:table-cell table:style-name="ACE-30" office:value-type="float" office:value="6.3665000000000003">
            <text:p>6.3665</text:p>
          </table:table-cell>
          <table:table-cell table:style-name="ACE-30" office:value-type="float" office:value="4.4747000000000003">
            <text:p>4.4747</text:p>
          </table:table-cell>
          <table:table-cell table:style-name="ACE-30" office:value-type="float" office:value="3.4883000000000002">
            <text:p>3.4883</text:p>
          </table:table-cell>
          <table:table-cell table:style-name="ACE-30" office:value-type="float" office:value="2.5464000000000002">
            <text:p>2.5464</text:p>
          </table:table-cell>
          <table:table-cell table:style-name="ACE-30" office:value-type="float" office:value="2.2736000000000001">
            <text:p>2.2736</text:p>
          </table:table-cell>
          <table:table-cell table:style-name="ACE-30" office:value-type="float" office:value="2">
            <text:p>2</text:p>
          </table:table-cell>
          <table:table-cell table:number-columns-repeated="101" table:style-name="ACE-30"/>
        </table:table-row>
        <table:table-row table:style-name="AROW-1">
          <table:table-cell table:style-name="ACE-30" office:value-type="string">
            <text:p>spa</text:p>
          </table:table-cell>
          <table:table-cell table:style-name="ACE-30" office:value-type="float" office:value="26539">
            <text:p>26539</text:p>
          </table:table-cell>
          <table:table-cell table:style-name="ACE-30" office:value-type="float" office:value="863086">
            <text:p>863086</text:p>
          </table:table-cell>
          <table:table-cell table:style-name="ACE-30" office:value-type="float" office:value="32.5214">
            <text:p>32.5214</text:p>
          </table:table-cell>
          <table:table-cell table:style-name="ACE-31" office:value-type="string">
            <text:p>spa</text:p>
          </table:table-cell>
          <table:table-cell table:style-name="ACE-34" office:value-type="float" office:value="3.15481428571429">
            <text:p>3.15481429</text:p>
          </table:table-cell>
          <table:table-cell table:number-columns-repeated="2" table:style-name="ACE-30"/>
          <table:table-cell table:style-name="ACE-30" office:value-type="string">
            <text:p>spa-x-bible-reinavaleracontemporanea.txt</text:p>
          </table:table-cell>
          <table:table-cell table:style-name="ACE-30" office:value-type="float" office:value="0.18504399999999996">
            <text:p>0.18504399999999996</text:p>
          </table:table-cell>
          <table:table-cell table:style-name="ACE-30" office:value-type="float" office:value="99.492999999999995">
            <text:p>99.493</text:p>
          </table:table-cell>
          <table:table-cell table:style-name="ACE-30" office:value-type="float" office:value="95.934100000000001">
            <text:p>95.9341</text:p>
          </table:table-cell>
          <table:table-cell table:style-name="ACE-30" office:value-type="float" office:value="91.433000000000007">
            <text:p>91.433</text:p>
          </table:table-cell>
          <table:table-cell table:style-name="ACE-30" office:value-type="float" office:value="85.083500000000001">
            <text:p>85.0835</text:p>
          </table:table-cell>
          <table:table-cell table:style-name="ACE-30" office:value-type="float" office:value="76.669700000000006">
            <text:p>76.6697</text:p>
          </table:table-cell>
          <table:table-cell table:style-name="ACE-30" office:value-type="float" office:value="67.608400000000003">
            <text:p>67.6084</text:p>
          </table:table-cell>
          <table:table-cell table:style-name="ACE-30" office:value-type="float" office:value="52.614600000000003">
            <text:p>52.6146</text:p>
          </table:table-cell>
          <table:table-cell table:style-name="ACE-30" office:value-type="float" office:value="40.254600000000003">
            <text:p>40.2546</text:p>
          </table:table-cell>
          <table:table-cell table:style-name="ACE-30" office:value-type="float" office:value="23.4468">
            <text:p>23.4468</text:p>
          </table:table-cell>
          <table:table-cell table:style-name="ACE-30" office:value-type="float" office:value="21.631699999999999">
            <text:p>21.6317</text:p>
          </table:table-cell>
          <table:table-cell table:style-name="ACE-30" office:value-type="float" office:value="11.4382">
            <text:p>11.4382</text:p>
          </table:table-cell>
          <table:table-cell table:style-name="ACE-30" office:value-type="float" office:value="7.9801000000000002">
            <text:p>7.9801</text:p>
          </table:table-cell>
          <table:table-cell table:style-name="ACE-30" office:value-type="float" office:value="5.1821000000000002">
            <text:p>5.1821</text:p>
          </table:table-cell>
          <table:table-cell table:style-name="ACE-30" office:value-type="float" office:value="3.4544000000000001">
            <text:p>3.4544</text:p>
          </table:table-cell>
          <table:table-cell table:style-name="ACE-30" office:value-type="float" office:value="2.8895">
            <text:p>2.8895</text:p>
          </table:table-cell>
          <table:table-cell table:style-name="ACE-30" office:value-type="float" office:value="2.6692999999999998">
            <text:p>2.6693</text:p>
          </table:table-cell>
          <table:table-cell table:style-name="ACE-30" office:value-type="float" office:value="2.3342999999999998">
            <text:p>2.3343</text:p>
          </table:table-cell>
          <table:table-cell table:number-columns-repeated="101" table:style-name="ACE-30"/>
        </table:table-row>
        <table:table-row table:style-name="AROW-1">
          <table:table-cell table:style-name="ACE-30" office:value-type="string">
            <text:p>swh</text:p>
          </table:table-cell>
          <table:table-cell table:style-name="ACE-30" office:value-type="float" office:value="15905">
            <text:p>15905</text:p>
          </table:table-cell>
          <table:table-cell table:style-name="ACE-30" office:value-type="float" office:value="153081">
            <text:p>153081</text:p>
          </table:table-cell>
          <table:table-cell table:style-name="ACE-30" office:value-type="float" office:value="9.6247000000000007">
            <text:p>9.6247</text:p>
          </table:table-cell>
          <table:table-cell table:style-name="ACE-31" office:value-type="string">
            <text:p>swh</text:p>
          </table:table-cell>
          <table:table-cell table:style-name="ACE-34" office:value-type="float" office:value="2.8234285714285701">
            <text:p>2.82342857</text:p>
          </table:table-cell>
          <table:table-cell table:number-columns-repeated="2" table:style-name="ACE-30"/>
          <table:table-cell table:style-name="ACE-30" office:value-type="string">
            <text:p>swh-x-bible-union1997.txt</text:p>
          </table:table-cell>
          <table:table-cell table:style-name="ACE-30" office:value-type="float" office:value="0.20859900000000001">
            <text:p>0.208599</text:p>
          </table:table-cell>
          <table:table-cell table:style-name="ACE-30" office:value-type="float" office:value="96.852999999999994">
            <text:p>96.853</text:p>
          </table:table-cell>
          <table:table-cell table:style-name="ACE-30" office:value-type="float" office:value="88.648300000000006">
            <text:p>88.6483</text:p>
          </table:table-cell>
          <table:table-cell table:style-name="ACE-30" office:value-type="float" office:value="78.476100000000002">
            <text:p>78.4761</text:p>
          </table:table-cell>
          <table:table-cell table:style-name="ACE-30" office:value-type="float" office:value="67.153199999999998">
            <text:p>67.1532</text:p>
          </table:table-cell>
          <table:table-cell table:style-name="ACE-30" office:value-type="float" office:value="56.509099999999997">
            <text:p>56.5091</text:p>
          </table:table-cell>
          <table:table-cell table:style-name="ACE-30" office:value-type="float" office:value="46.849600000000002">
            <text:p>46.8496</text:p>
          </table:table-cell>
          <table:table-cell table:style-name="ACE-30" office:value-type="float" office:value="34.963799999999999">
            <text:p>34.9638</text:p>
          </table:table-cell>
          <table:table-cell table:style-name="ACE-30" office:value-type="float" office:value="27.291699999999999">
            <text:p>27.2917</text:p>
          </table:table-cell>
          <table:table-cell table:style-name="ACE-30" office:value-type="float" office:value="16.9818">
            <text:p>16.9818</text:p>
          </table:table-cell>
          <table:table-cell table:style-name="ACE-30" office:value-type="float" office:value="15.075900000000001">
            <text:p>15.0759</text:p>
          </table:table-cell>
          <table:table-cell table:style-name="ACE-30" office:value-type="float" office:value="9.4707000000000008">
            <text:p>9.4707</text:p>
          </table:table-cell>
          <table:table-cell table:style-name="ACE-30" office:value-type="float" office:value="6.9913999999999996">
            <text:p>6.9914</text:p>
          </table:table-cell>
          <table:table-cell table:style-name="ACE-30" office:value-type="float" office:value="4.8471000000000002">
            <text:p>4.8471</text:p>
          </table:table-cell>
          <table:table-cell table:style-name="ACE-30" office:value-type="float" office:value="3.3616999999999999">
            <text:p>3.3617</text:p>
          </table:table-cell>
          <table:table-cell table:style-name="ACE-30" office:value-type="float" office:value="2.6903000000000001">
            <text:p>2.6903</text:p>
          </table:table-cell>
          <table:table-cell table:style-name="ACE-30" office:value-type="float" office:value="2.5529999999999999">
            <text:p>2.553</text:p>
          </table:table-cell>
          <table:table-cell table:style-name="ACE-30" office:value-type="float" office:value="2.2031999999999998">
            <text:p>2.2032</text:p>
          </table:table-cell>
          <table:table-cell table:number-columns-repeated="101" table:style-name="ACE-30"/>
        </table:table-row>
        <table:table-row table:style-name="AROW-1">
          <table:table-cell table:style-name="ACE-30" office:value-type="string">
            <text:p>tgl</text:p>
          </table:table-cell>
          <table:table-cell table:style-name="ACE-30" office:value-type="float" office:value="9491">
            <text:p>9491</text:p>
          </table:table-cell>
          <table:table-cell table:style-name="ACE-30" office:value-type="float" office:value="209834">
            <text:p>209834</text:p>
          </table:table-cell>
          <table:table-cell table:style-name="ACE-30" office:value-type="float" office:value="22.108699999999999">
            <text:p>22.1087</text:p>
          </table:table-cell>
          <table:table-cell table:style-name="ACE-31" office:value-type="string">
            <text:p>tgl</text:p>
          </table:table-cell>
          <table:table-cell table:style-name="ACE-34" office:value-type="float" office:value="2.7934714285714302">
            <text:p>2.79347143</text:p>
          </table:table-cell>
          <table:table-cell table:number-columns-repeated="2" table:style-name="ACE-30"/>
          <table:table-cell table:style-name="ACE-30" office:value-type="string">
            <text:p>tgl-x-bible-1996.txt</text:p>
          </table:table-cell>
          <table:table-cell table:style-name="ACE-30" office:value-type="float" office:value="0.1475765">
            <text:p>0.1475765</text:p>
          </table:table-cell>
          <table:table-cell table:style-name="ACE-30" office:value-type="float" office:value="98.769000000000005">
            <text:p>98.769</text:p>
          </table:table-cell>
          <table:table-cell table:style-name="ACE-30" office:value-type="float" office:value="94.085700000000003">
            <text:p>94.0857</text:p>
          </table:table-cell>
          <table:table-cell table:style-name="ACE-30" office:value-type="float" office:value="88.0989">
            <text:p>88.0989</text:p>
          </table:table-cell>
          <table:table-cell table:style-name="ACE-30" office:value-type="float" office:value="80.155600000000007">
            <text:p>80.1556</text:p>
          </table:table-cell>
          <table:table-cell table:style-name="ACE-30" office:value-type="float" office:value="71.140799999999999">
            <text:p>71.1408</text:p>
          </table:table-cell>
          <table:table-cell table:style-name="ACE-30" office:value-type="float" office:value="61.586599999999997">
            <text:p>61.5866</text:p>
          </table:table-cell>
          <table:table-cell table:style-name="ACE-30" office:value-type="float" office:value="47.113799999999998">
            <text:p>47.1138</text:p>
          </table:table-cell>
          <table:table-cell table:style-name="ACE-30" office:value-type="float" office:value="35.895099999999999">
            <text:p>35.8951</text:p>
          </table:table-cell>
          <table:table-cell table:style-name="ACE-30" office:value-type="float" office:value="21.1585">
            <text:p>21.1585</text:p>
          </table:table-cell>
          <table:table-cell table:style-name="ACE-30" office:value-type="float" office:value="18.070599999999999">
            <text:p>18.0706</text:p>
          </table:table-cell>
          <table:table-cell table:style-name="ACE-30" office:value-type="float" office:value="9.9834999999999994">
            <text:p>9.9835</text:p>
          </table:table-cell>
          <table:table-cell table:style-name="ACE-30" office:value-type="float" office:value="7.1833">
            <text:p>7.1833</text:p>
          </table:table-cell>
          <table:table-cell table:style-name="ACE-30" office:value-type="float" office:value="4.4127999999999998">
            <text:p>4.4128</text:p>
          </table:table-cell>
          <table:table-cell table:style-name="ACE-30" office:value-type="float" office:value="3.0903">
            <text:p>3.0903</text:p>
          </table:table-cell>
          <table:table-cell table:style-name="ACE-30" office:value-type="float" office:value="2.5615999999999999">
            <text:p>2.5616</text:p>
          </table:table-cell>
          <table:table-cell table:style-name="ACE-30" office:value-type="float" office:value="2.2711000000000001">
            <text:p>2.2711</text:p>
          </table:table-cell>
          <table:table-cell table:style-name="ACE-30" office:value-type="float" office:value="2.1838000000000002">
            <text:p>2.1838</text:p>
          </table:table-cell>
          <table:table-cell table:number-columns-repeated="101" table:style-name="ACE-30"/>
        </table:table-row>
        <table:table-row table:style-name="AROW-1">
          <table:table-cell table:style-name="ACE-30" office:value-type="string">
            <text:p>tha</text:p>
          </table:table-cell>
          <table:table-cell table:style-name="ACE-30" office:value-type="float" office:value="10153">
            <text:p>10153</text:p>
          </table:table-cell>
          <table:table-cell table:style-name="ACE-30" office:value-type="float" office:value="1023898">
            <text:p>1023898</text:p>
          </table:table-cell>
          <table:table-cell table:style-name="ACE-30" office:value-type="float" office:value="100.8468">
            <text:p>100.8468</text:p>
          </table:table-cell>
          <table:table-cell table:style-name="ACE-31" office:value-type="string">
            <text:p>tha</text:p>
          </table:table-cell>
          <table:table-cell table:style-name="ACE-34" office:value-type="float" office:value="3.8461166666666702">
            <text:p>3.84611667</text:p>
          </table:table-cell>
          <table:table-cell table:number-columns-repeated="2" table:style-name="ACE-30"/>
          <table:table-cell table:style-name="ACE-30" office:value-type="string">
            <text:p>tha-x-bible-standard2011.txt</text:p>
          </table:table-cell>
          <table:table-cell table:style-name="ACE-30" office:value-type="float" office:value="0.1193555">
            <text:p>0.1193555</text:p>
          </table:table-cell>
          <table:table-cell table:style-name="ACE-30" office:value-type="float" office:value="66.375900000000001">
            <text:p>66.3759</text:p>
          </table:table-cell>
          <table:table-cell table:style-name="ACE-30" office:value-type="float" office:value="56.584600000000002">
            <text:p>56.5846</text:p>
          </table:table-cell>
          <table:table-cell table:style-name="ACE-30" office:value-type="float" office:value="46.270499999999998">
            <text:p>46.2705</text:p>
          </table:table-cell>
          <table:table-cell table:style-name="ACE-30" office:value-type="float" office:value="39.274700000000003">
            <text:p>39.2747</text:p>
          </table:table-cell>
          <table:table-cell table:style-name="ACE-30" office:value-type="float" office:value="34.511200000000002">
            <text:p>34.5112</text:p>
          </table:table-cell>
          <table:table-cell table:style-name="ACE-30" office:value-type="float" office:value="27.5532">
            <text:p>27.5532</text:p>
          </table:table-cell>
          <table:table-cell table:style-name="ACE-30" office:value-type="float" office:value="21.470199999999998">
            <text:p>21.4702</text:p>
          </table:table-cell>
          <table:table-cell table:style-name="ACE-30" office:value-type="float" office:value="17.8735">
            <text:p>17.8735</text:p>
          </table:table-cell>
          <table:table-cell table:style-name="ACE-30" office:value-type="float" office:value="10.339499999999999">
            <text:p>10.3395</text:p>
          </table:table-cell>
          <table:table-cell table:style-name="ACE-30" office:value-type="float" office:value="10.2956">
            <text:p>10.2956</text:p>
          </table:table-cell>
          <table:table-cell table:style-name="ACE-30" office:value-type="float" office:value="7.8841999999999999">
            <text:p>7.8842</text:p>
          </table:table-cell>
          <table:table-cell table:style-name="ACE-30" office:value-type="float" office:value="7.6032000000000002">
            <text:p>7.6032</text:p>
          </table:table-cell>
          <table:table-cell table:style-name="ACE-30" office:value-type="float" office:value="4.5578000000000003">
            <text:p>4.5578</text:p>
          </table:table-cell>
          <table:table-cell table:style-name="ACE-30" office:value-type="float" office:value="4.1100000000000003">
            <text:p>4.11</text:p>
          </table:table-cell>
          <table:table-cell table:style-name="ACE-30" office:value-type="float" office:value="4.6207000000000003">
            <text:p>4.6207</text:p>
          </table:table-cell>
          <table:table-cell table:style-name="ACE-30" office:value-type="float" office:value="3.9853000000000001">
            <text:p>3.9853</text:p>
          </table:table-cell>
          <table:table-cell table:number-columns-repeated="102" table:style-name="ACE-30"/>
        </table:table-row>
        <table:table-row table:style-name="AROW-1">
          <table:table-cell table:style-name="ACE-30" office:value-type="string">
            <text:p>tur</text:p>
          </table:table-cell>
          <table:table-cell table:style-name="ACE-30" office:value-type="float" office:value="52275">
            <text:p>52275</text:p>
          </table:table-cell>
          <table:table-cell table:style-name="ACE-30" office:value-type="float" office:value="566920">
            <text:p>566920</text:p>
          </table:table-cell>
          <table:table-cell table:style-name="ACE-30" office:value-type="float" office:value="10.845000000000001">
            <text:p>10.845</text:p>
          </table:table-cell>
          <table:table-cell table:style-name="ACE-31" office:value-type="string">
            <text:p>tur</text:p>
          </table:table-cell>
          <table:table-cell table:style-name="ACE-34" office:value-type="float" office:value="3.7607571428571398">
            <text:p>3.76075714</text:p>
          </table:table-cell>
          <table:table-cell table:number-columns-repeated="2" table:style-name="ACE-30"/>
          <table:table-cell table:style-name="ACE-30" office:value-type="string">
            <text:p>tur-x-bible-2009.txt</text:p>
          </table:table-cell>
          <table:table-cell table:style-name="ACE-30" office:value-type="float" office:value="0.37014999999999998">
            <text:p>0.37015</text:p>
          </table:table-cell>
          <table:table-cell table:style-name="ACE-30" office:value-type="float" office:value="96.517600000000002">
            <text:p>96.5176</text:p>
          </table:table-cell>
          <table:table-cell table:style-name="ACE-30" office:value-type="float" office:value="90.6584">
            <text:p>90.6584</text:p>
          </table:table-cell>
          <table:table-cell table:style-name="ACE-30" office:value-type="float" office:value="85.633200000000002">
            <text:p>85.6332</text:p>
          </table:table-cell>
          <table:table-cell table:style-name="ACE-30" office:value-type="float" office:value="79.691199999999995">
            <text:p>79.6912</text:p>
          </table:table-cell>
          <table:table-cell table:style-name="ACE-30" office:value-type="float" office:value="73.526799999999994">
            <text:p>73.5268</text:p>
          </table:table-cell>
          <table:table-cell table:style-name="ACE-30" office:value-type="float" office:value="67.460499999999996">
            <text:p>67.4605</text:p>
          </table:table-cell>
          <table:table-cell table:style-name="ACE-30" office:value-type="float" office:value="57.194400000000002">
            <text:p>57.1944</text:p>
          </table:table-cell>
          <table:table-cell table:style-name="ACE-30" office:value-type="float" office:value="48.807000000000002">
            <text:p>48.807</text:p>
          </table:table-cell>
          <table:table-cell table:style-name="ACE-30" office:value-type="float" office:value="34.463999999999999">
            <text:p>34.464</text:p>
          </table:table-cell>
          <table:table-cell table:style-name="ACE-30" office:value-type="float" office:value="30.932700000000001">
            <text:p>30.9327</text:p>
          </table:table-cell>
          <table:table-cell table:style-name="ACE-30" office:value-type="float" office:value="19.702500000000001">
            <text:p>19.7025</text:p>
          </table:table-cell>
          <table:table-cell table:style-name="ACE-30" office:value-type="float" office:value="14.1607">
            <text:p>14.1607</text:p>
          </table:table-cell>
          <table:table-cell table:style-name="ACE-30" office:value-type="float" office:value="8.5228999999999999">
            <text:p>8.5229</text:p>
          </table:table-cell>
          <table:table-cell table:style-name="ACE-30" office:value-type="float" office:value="5.1250999999999998">
            <text:p>5.1251</text:p>
          </table:table-cell>
          <table:table-cell table:style-name="ACE-30" office:value-type="float" office:value="3.5817999999999999">
            <text:p>3.5818</text:p>
          </table:table-cell>
          <table:table-cell table:style-name="ACE-30" office:value-type="float" office:value="2.9702000000000002">
            <text:p>2.9702</text:p>
          </table:table-cell>
          <table:table-cell table:style-name="ACE-30" office:value-type="float" office:value="2.4575">
            <text:p>2.4575</text:p>
          </table:table-cell>
          <table:table-cell table:number-columns-repeated="101" table:style-name="ACE-30"/>
        </table:table-row>
        <table:table-row table:style-name="AROW-1">
          <table:table-cell table:style-name="ACE-30" office:value-type="string">
            <text:p>vie</text:p>
          </table:table-cell>
          <table:table-cell table:style-name="ACE-30" office:value-type="float" office:value="7826">
            <text:p>7826</text:p>
          </table:table-cell>
          <table:table-cell table:style-name="ACE-30" office:value-type="float" office:value="938182">
            <text:p>938182</text:p>
          </table:table-cell>
          <table:table-cell table:style-name="ACE-30" office:value-type="float" office:value="119.8801">
            <text:p>119.8801</text:p>
          </table:table-cell>
          <table:table-cell table:style-name="ACE-31" office:value-type="string">
            <text:p>vie</text:p>
          </table:table-cell>
          <table:table-cell table:style-name="ACE-34" office:value-type="float" office:value="3.38755714285714">
            <text:p>3.38755714</text:p>
          </table:table-cell>
          <table:table-cell table:number-columns-repeated="2" table:style-name="ACE-30"/>
          <table:table-cell table:style-name="ACE-30" office:value-type="string">
            <text:p>vie-x-bible-2002.txt</text:p>
          </table:table-cell>
          <table:table-cell table:style-name="ACE-30" office:value-type="float" office:value="0.10777799999999998">
            <text:p>0.10777799999999998</text:p>
          </table:table-cell>
          <table:table-cell table:style-name="ACE-30" office:value-type="float" office:value="74.870199999999997">
            <text:p>74.8702</text:p>
          </table:table-cell>
          <table:table-cell table:style-name="ACE-30" office:value-type="float" office:value="71.767099999999999">
            <text:p>71.7671</text:p>
          </table:table-cell>
          <table:table-cell table:style-name="ACE-30" office:value-type="float" office:value="65.993399999999994">
            <text:p>65.9934</text:p>
          </table:table-cell>
          <table:table-cell table:style-name="ACE-30" office:value-type="float" office:value="58.329900000000002">
            <text:p>58.3299</text:p>
          </table:table-cell>
          <table:table-cell table:style-name="ACE-30" office:value-type="float" office:value="54.143300000000004">
            <text:p>54.1433</text:p>
          </table:table-cell>
          <table:table-cell table:style-name="ACE-30" office:value-type="float" office:value="45.689900000000002">
            <text:p>45.6899</text:p>
          </table:table-cell>
          <table:table-cell table:style-name="ACE-30" office:value-type="float" office:value="33.537100000000002">
            <text:p>33.5371</text:p>
          </table:table-cell>
          <table:table-cell table:style-name="ACE-30" office:value-type="float" office:value="29.910399999999999">
            <text:p>29.9104</text:p>
          </table:table-cell>
          <table:table-cell table:style-name="ACE-30" office:value-type="float" office:value="13.742900000000001">
            <text:p>13.7429</text:p>
          </table:table-cell>
          <table:table-cell table:style-name="ACE-30" office:value-type="float" office:value="13.3774">
            <text:p>13.3774</text:p>
          </table:table-cell>
          <table:table-cell table:style-name="ACE-30" office:value-type="float" office:value="8.8213000000000008">
            <text:p>8.8213</text:p>
          </table:table-cell>
          <table:table-cell table:style-name="ACE-30" office:value-type="float" office:value="8.3361999999999998">
            <text:p>8.3362</text:p>
          </table:table-cell>
          <table:table-cell table:style-name="ACE-30" office:value-type="float" office:value="6.2877000000000001">
            <text:p>6.2877</text:p>
          </table:table-cell>
          <table:table-cell table:style-name="ACE-30" office:value-type="float" office:value="4.1318999999999999">
            <text:p>4.1319</text:p>
          </table:table-cell>
          <table:table-cell table:style-name="ACE-30" office:value-type="float" office:value="2.9045999999999998">
            <text:p>2.9046</text:p>
          </table:table-cell>
          <table:table-cell table:style-name="ACE-30" office:value-type="float" office:value="2.4188000000000001">
            <text:p>2.4188</text:p>
          </table:table-cell>
          <table:table-cell table:style-name="ACE-30" office:value-type="float" office:value="2">
            <text:p>2</text:p>
          </table:table-cell>
          <table:table-cell table:number-columns-repeated="101" table:style-name="ACE-30"/>
        </table:table-row>
        <table:table-row table:style-name="AROW-1">
          <table:table-cell table:style-name="ACE-30" office:value-type="string">
            <text:p>xsu</text:p>
          </table:table-cell>
          <table:table-cell table:style-name="ACE-30" office:value-type="float" office:value="7995">
            <text:p>7995</text:p>
          </table:table-cell>
          <table:table-cell table:style-name="ACE-30" office:value-type="float" office:value="492569">
            <text:p>492569</text:p>
          </table:table-cell>
          <table:table-cell table:style-name="ACE-30" office:value-type="float" office:value="61.6096">
            <text:p>61.6096</text:p>
          </table:table-cell>
          <table:table-cell table:style-name="ACE-31" office:value-type="string">
            <text:p>xsu</text:p>
          </table:table-cell>
          <table:table-cell table:style-name="ACE-34" office:value-type="float" office:value="3.8513714285714298">
            <text:p>3.85137143</text:p>
          </table:table-cell>
          <table:table-cell table:number-columns-repeated="2" table:style-name="ACE-30"/>
          <table:table-cell table:style-name="ACE-30" office:value-type="string">
            <text:p>xsu-x-bible.txt</text:p>
          </table:table-cell>
          <table:table-cell table:style-name="ACE-30" office:value-type="float" office:value="0.084530000000000008">
            <text:p>0.08453000000000001</text:p>
          </table:table-cell>
          <table:table-cell table:style-name="ACE-30" office:value-type="float" office:value="96.734499999999997">
            <text:p>96.7345</text:p>
          </table:table-cell>
          <table:table-cell table:style-name="ACE-30" office:value-type="float" office:value="92.177400000000006">
            <text:p>92.1774</text:p>
          </table:table-cell>
          <table:table-cell table:style-name="ACE-30" office:value-type="float" office:value="86.029499999999999">
            <text:p>86.0295</text:p>
          </table:table-cell>
          <table:table-cell table:style-name="ACE-30" office:value-type="float" office:value="79.794899999999998">
            <text:p>79.7949</text:p>
          </table:table-cell>
          <table:table-cell table:style-name="ACE-30" office:value-type="float" office:value="73.334599999999995">
            <text:p>73.3346</text:p>
          </table:table-cell>
          <table:table-cell table:style-name="ACE-30" office:value-type="float" office:value="64.938000000000002">
            <text:p>64.938</text:p>
          </table:table-cell>
          <table:table-cell table:style-name="ACE-30" office:value-type="float" office:value="53.043700000000001">
            <text:p>53.0437</text:p>
          </table:table-cell>
          <table:table-cell table:style-name="ACE-30" office:value-type="float" office:value="44.757199999999997">
            <text:p>44.7572</text:p>
          </table:table-cell>
          <table:table-cell table:style-name="ACE-30" office:value-type="float" office:value="28.649000000000001">
            <text:p>28.649</text:p>
          </table:table-cell>
          <table:table-cell table:style-name="ACE-30" office:value-type="float" office:value="27.172699999999999">
            <text:p>27.1727</text:p>
          </table:table-cell>
          <table:table-cell table:style-name="ACE-30" office:value-type="float" office:value="16.935400000000001">
            <text:p>16.9354</text:p>
          </table:table-cell>
          <table:table-cell table:style-name="ACE-30" office:value-type="float" office:value="12.811199999999999">
            <text:p>12.8112</text:p>
          </table:table-cell>
          <table:table-cell table:style-name="ACE-30" office:value-type="float" office:value="7.9101999999999997">
            <text:p>7.9102</text:p>
          </table:table-cell>
          <table:table-cell table:style-name="ACE-30" office:value-type="float" office:value="4.6266999999999996">
            <text:p>4.6267</text:p>
          </table:table-cell>
          <table:table-cell table:style-name="ACE-30" office:value-type="float" office:value="3.4832000000000001">
            <text:p>3.4832</text:p>
          </table:table-cell>
          <table:table-cell table:style-name="ACE-30" office:value-type="float" office:value="2.9651000000000001">
            <text:p>2.9651</text:p>
          </table:table-cell>
          <table:table-cell table:style-name="ACE-30" office:value-type="float" office:value="2.1955">
            <text:p>2.1955</text:p>
          </table:table-cell>
          <table:table-cell table:number-columns-repeated="101" table:style-name="ACE-30"/>
        </table:table-row>
        <table:table-row table:style-name="AROW-1">
          <table:table-cell table:style-name="ACE-30" office:value-type="string">
            <text:p>yad</text:p>
          </table:table-cell>
          <table:table-cell table:style-name="ACE-30" office:value-type="float" office:value="21844">
            <text:p>21844</text:p>
          </table:table-cell>
          <table:table-cell table:style-name="ACE-30" office:value-type="float" office:value="183828">
            <text:p>183828</text:p>
          </table:table-cell>
          <table:table-cell table:style-name="ACE-30" office:value-type="float" office:value="8.4154999999999998">
            <text:p>8.4155</text:p>
          </table:table-cell>
          <table:table-cell table:style-name="ACE-31" office:value-type="string">
            <text:p>yad</text:p>
          </table:table-cell>
          <table:table-cell table:style-name="ACE-34" office:value-type="float" office:value="3.2234714285714299">
            <text:p>3.22347143</text:p>
          </table:table-cell>
          <table:table-cell table:number-columns-repeated="2" table:style-name="ACE-30"/>
          <table:table-cell table:style-name="ACE-30" office:value-type="string">
            <text:p>yad-x-bible.txt</text:p>
          </table:table-cell>
          <table:table-cell table:style-name="ACE-30" office:value-type="float" office:value="0.26079550000000007">
            <text:p>0.26079550000000007</text:p>
          </table:table-cell>
          <table:table-cell table:style-name="ACE-30" office:value-type="float" office:value="99.475999999999999">
            <text:p>99.476</text:p>
          </table:table-cell>
          <table:table-cell table:style-name="ACE-30" office:value-type="float" office:value="96.485600000000005">
            <text:p>96.4856</text:p>
          </table:table-cell>
          <table:table-cell table:style-name="ACE-30" office:value-type="float" office:value="90.785399999999996">
            <text:p>90.7854</text:p>
          </table:table-cell>
          <table:table-cell table:style-name="ACE-30" office:value-type="float" office:value="82.511799999999994">
            <text:p>82.5118</text:p>
          </table:table-cell>
          <table:table-cell table:style-name="ACE-30" office:value-type="float" office:value="73.472899999999996">
            <text:p>73.4729</text:p>
          </table:table-cell>
          <table:table-cell table:style-name="ACE-30" office:value-type="float" office:value="63.719999999999999">
            <text:p>63.72</text:p>
          </table:table-cell>
          <table:table-cell table:style-name="ACE-30" office:value-type="float" office:value="49.598100000000002">
            <text:p>49.5981</text:p>
          </table:table-cell>
          <table:table-cell table:style-name="ACE-30" office:value-type="float" office:value="40.561700000000002">
            <text:p>40.5617</text:p>
          </table:table-cell>
          <table:table-cell table:style-name="ACE-30" office:value-type="float" office:value="26.172799999999999">
            <text:p>26.1728</text:p>
          </table:table-cell>
          <table:table-cell table:style-name="ACE-30" office:value-type="float" office:value="21.0687">
            <text:p>21.0687</text:p>
          </table:table-cell>
          <table:table-cell table:style-name="ACE-30" office:value-type="float" office:value="13.8514">
            <text:p>13.8514</text:p>
          </table:table-cell>
          <table:table-cell table:style-name="ACE-30" office:value-type="float" office:value="9.6542999999999992">
            <text:p>9.6543</text:p>
          </table:table-cell>
          <table:table-cell table:style-name="ACE-30" office:value-type="float" office:value="6.1985999999999999">
            <text:p>6.1986</text:p>
          </table:table-cell>
          <table:table-cell table:style-name="ACE-30" office:value-type="float" office:value="4.2222999999999997">
            <text:p>4.2223</text:p>
          </table:table-cell>
          <table:table-cell table:style-name="ACE-30" office:value-type="float" office:value="3.1551">
            <text:p>3.1551</text:p>
          </table:table-cell>
          <table:table-cell table:style-name="ACE-30" office:value-type="float" office:value="2.5266999999999999">
            <text:p>2.5267</text:p>
          </table:table-cell>
          <table:table-cell table:style-name="ACE-30" office:value-type="float" office:value="2.2315">
            <text:p>2.2315</text:p>
          </table:table-cell>
          <table:table-cell table:number-columns-repeated="101" table:style-name="ACE-30"/>
        </table:table-row>
        <table:table-row table:style-name="AROW-1">
          <table:table-cell table:style-name="ACE-30" office:value-type="string">
            <text:p>yaq</text:p>
          </table:table-cell>
          <table:table-cell table:style-name="ACE-30" office:value-type="float" office:value="14429">
            <text:p>14429</text:p>
          </table:table-cell>
          <table:table-cell table:style-name="ACE-30" office:value-type="float" office:value="298082">
            <text:p>298082</text:p>
          </table:table-cell>
          <table:table-cell table:style-name="ACE-30" office:value-type="float" office:value="20.6585">
            <text:p>20.6585</text:p>
          </table:table-cell>
          <table:table-cell table:style-name="ACE-31" office:value-type="string">
            <text:p>yaq</text:p>
          </table:table-cell>
          <table:table-cell table:style-name="ACE-34" office:value-type="float" office:value="3.8504142857142898">
            <text:p>3.85041429</text:p>
          </table:table-cell>
          <table:table-cell table:number-columns-repeated="2" table:style-name="ACE-30"/>
          <table:table-cell table:style-name="ACE-30" office:value-type="string">
            <text:p>yaq-x-bible.txt</text:p>
          </table:table-cell>
          <table:table-cell table:style-name="ACE-30" office:value-type="float" office:value="0.15373300000000001">
            <text:p>0.153733</text:p>
          </table:table-cell>
          <table:table-cell table:style-name="ACE-30" office:value-type="float" office:value="99.156300000000002">
            <text:p>99.1563</text:p>
          </table:table-cell>
          <table:table-cell table:style-name="ACE-30" office:value-type="float" office:value="94.814999999999998">
            <text:p>94.815</text:p>
          </table:table-cell>
          <table:table-cell table:style-name="ACE-30" office:value-type="float" office:value="89.532399999999996">
            <text:p>89.5324</text:p>
          </table:table-cell>
          <table:table-cell table:style-name="ACE-30" office:value-type="float" office:value="82.209000000000003">
            <text:p>82.209</text:p>
          </table:table-cell>
          <table:table-cell table:style-name="ACE-30" office:value-type="float" office:value="74.563500000000005">
            <text:p>74.5635</text:p>
          </table:table-cell>
          <table:table-cell table:style-name="ACE-30" office:value-type="float" office:value="66.462299999999999">
            <text:p>66.4623</text:p>
          </table:table-cell>
          <table:table-cell table:style-name="ACE-30" office:value-type="float" office:value="54.508099999999999">
            <text:p>54.5081</text:p>
          </table:table-cell>
          <table:table-cell table:style-name="ACE-30" office:value-type="float" office:value="44.664200000000001">
            <text:p>44.6642</text:p>
          </table:table-cell>
          <table:table-cell table:style-name="ACE-30" office:value-type="float" office:value="30.629200000000001">
            <text:p>30.6292</text:p>
          </table:table-cell>
          <table:table-cell table:style-name="ACE-30" office:value-type="float" office:value="27.384">
            <text:p>27.384</text:p>
          </table:table-cell>
          <table:table-cell table:style-name="ACE-30" office:value-type="float" office:value="17.510100000000001">
            <text:p>17.5101</text:p>
          </table:table-cell>
          <table:table-cell table:style-name="ACE-30" office:value-type="float" office:value="12.9178">
            <text:p>12.9178</text:p>
          </table:table-cell>
          <table:table-cell table:style-name="ACE-30" office:value-type="float" office:value="8.1607000000000003">
            <text:p>8.1607</text:p>
          </table:table-cell>
          <table:table-cell table:style-name="ACE-30" office:value-type="float" office:value="5.1955">
            <text:p>5.1955</text:p>
          </table:table-cell>
          <table:table-cell table:style-name="ACE-30" office:value-type="float" office:value="3.6793">
            <text:p>3.6793</text:p>
          </table:table-cell>
          <table:table-cell table:style-name="ACE-30" office:value-type="float" office:value="2.9571999999999998">
            <text:p>2.9572</text:p>
          </table:table-cell>
          <table:table-cell table:style-name="ACE-30" office:value-type="float" office:value="2.4211999999999998">
            <text:p>2.4212</text:p>
          </table:table-cell>
          <table:table-cell table:number-columns-repeated="101" table:style-name="ACE-30"/>
        </table:table-row>
        <table:table-row table:style-name="AROW-1">
          <table:table-cell table:style-name="ACE-30" office:value-type="string">
            <text:p>yor</text:p>
          </table:table-cell>
          <table:table-cell table:style-name="ACE-30" office:value-type="float" office:value="14002">
            <text:p>14002</text:p>
          </table:table-cell>
          <table:table-cell table:style-name="ACE-30" office:value-type="float" office:value="906677">
            <text:p>906677</text:p>
          </table:table-cell>
          <table:table-cell table:style-name="ACE-30" office:value-type="float" office:value="64.753399999999999">
            <text:p>64.7534</text:p>
          </table:table-cell>
          <table:table-cell table:style-name="ACE-31" office:value-type="string">
            <text:p>yor</text:p>
          </table:table-cell>
          <table:table-cell table:style-name="ACE-36" office:value-type="float" office:value="3.1469285714285702">
            <text:p>3.14692857</text:p>
          </table:table-cell>
          <table:table-cell table:number-columns-repeated="2" table:style-name="ACE-30"/>
          <table:table-cell table:style-name="ACE-30" office:value-type="string">
            <text:p>yor-x-bible-2010.txt</text:p>
          </table:table-cell>
          <table:table-cell table:style-name="ACE-30" office:value-type="float" office:value="0.11254249999999999">
            <text:p>0.11254249999999999</text:p>
          </table:table-cell>
          <table:table-cell table:style-name="ACE-30" office:value-type="float" office:value="87.632999999999996">
            <text:p>87.633</text:p>
          </table:table-cell>
          <table:table-cell table:style-name="ACE-30" office:value-type="float" office:value="79.649600000000007">
            <text:p>79.6496</text:p>
          </table:table-cell>
          <table:table-cell table:style-name="ACE-30" office:value-type="float" office:value="69.777199999999993">
            <text:p>69.7772</text:p>
          </table:table-cell>
          <table:table-cell table:style-name="ACE-30" office:value-type="float" office:value="61.668100000000003">
            <text:p>61.6681</text:p>
          </table:table-cell>
          <table:table-cell table:style-name="ACE-30" office:value-type="float" office:value="54.680599999999998">
            <text:p>54.6806</text:p>
          </table:table-cell>
          <table:table-cell table:style-name="ACE-30" office:value-type="float" office:value="44.986199999999997">
            <text:p>44.9862</text:p>
          </table:table-cell>
          <table:table-cell table:style-name="ACE-30" office:value-type="float" office:value="32.567900000000002">
            <text:p>32.5679</text:p>
          </table:table-cell>
          <table:table-cell table:style-name="ACE-30" office:value-type="float" office:value="25.7773">
            <text:p>25.7773</text:p>
          </table:table-cell>
          <table:table-cell table:style-name="ACE-30" office:value-type="float" office:value="13.8431">
            <text:p>13.8431</text:p>
          </table:table-cell>
          <table:table-cell table:style-name="ACE-30" office:value-type="float" office:value="13.6656">
            <text:p>13.6656</text:p>
          </table:table-cell>
          <table:table-cell table:style-name="ACE-30" office:value-type="float" office:value="7.6203000000000003">
            <text:p>7.6203</text:p>
          </table:table-cell>
          <table:table-cell table:style-name="ACE-30" office:value-type="float" office:value="6.6959999999999997">
            <text:p>6.696</text:p>
          </table:table-cell>
          <table:table-cell table:style-name="ACE-30" office:value-type="float" office:value="4.5777999999999999">
            <text:p>4.5778</text:p>
          </table:table-cell>
          <table:table-cell table:style-name="ACE-30" office:value-type="float" office:value="3.1999">
            <text:p>3.1999</text:p>
          </table:table-cell>
          <table:table-cell table:style-name="ACE-30" office:value-type="float" office:value="2.7277999999999998">
            <text:p>2.7278</text:p>
          </table:table-cell>
          <table:table-cell table:style-name="ACE-30" office:value-type="float" office:value="2.5017">
            <text:p>2.5017</text:p>
          </table:table-cell>
          <table:table-cell table:style-name="ACE-30" office:value-type="float" office:value="2.2755999999999998">
            <text:p>2.2756</text:p>
          </table:table-cell>
          <table:table-cell table:number-columns-repeated="101" table:style-name="ACE-30"/>
        </table:table-row>
        <table:table-row table:style-name="AROW-1">
          <table:table-cell table:number-columns-repeated="4" table:style-name="ACE-30"/>
          <table:table-cell table:style-name="ACE-33" office:value-type="string">
            <text:p>Total Result</text:p>
          </table:table-cell>
          <table:table-cell table:style-name="ACE-37" office:value-type="float" office:value="3.25517669616519">
            <text:p>3.2551767</text:p>
          </table:table-cell>
          <table:table-cell table:number-columns-repeated="4" table:style-name="ACE-30"/>
          <table:table-cell table:style-name="ACE-30" table:formula="of:=CORREL([.$K$2:.$K$50];[.J2:.J50])" office:value-type="float" office:value="-0.049751068591383202">
            <text:p>−0.0497510685913832</text:p>
          </table:table-cell>
          <table:table-cell table:style-name="ACE-30" table:formula="of:=CORREL([.L2:.L50];[.$J2:.$J50])" office:value-type="float" office:value="-0.0051367036539437449">
            <text:p>−0.005136703653943745</text:p>
          </table:table-cell>
          <table:table-cell table:style-name="ACE-30" table:formula="of:=CORREL([.M2:.M50];[.$J2:.$J50])" office:value-type="float" office:value="0.034896689282035175">
            <text:p>0.034896689282035175</text:p>
          </table:table-cell>
          <table:table-cell table:style-name="ACE-30" table:formula="of:=CORREL([.N2:.N50];[.$J2:.$J50])" office:value-type="float" office:value="0.0073203199035626731">
            <text:p>0.007320319903562673</text:p>
          </table:table-cell>
          <table:table-cell table:style-name="ACE-30" table:formula="of:=CORREL([.O2:.O50];[.$J2:.$J50])" office:value-type="float" office:value="-0.016286080899618142">
            <text:p>−0.016286080899618142</text:p>
          </table:table-cell>
          <table:table-cell table:style-name="ACE-30" table:formula="of:=CORREL([.P2:.P50];[.$J2:.$J50])" office:value-type="float" office:value="-0.0029205181059188965">
            <text:p>−0.0029205181059188965</text:p>
          </table:table-cell>
          <table:table-cell table:style-name="ACE-30" table:formula="of:=CORREL([.Q2:.Q50];[.$J2:.$J50])" office:value-type="float" office:value="-0.0017255799841759489">
            <text:p>−0.001725579984175949</text:p>
          </table:table-cell>
          <table:table-cell table:style-name="ACE-30" table:formula="of:=CORREL([.R2:.R50];[.$J2:.$J50])" office:value-type="float" office:value="0.021348410037424999">
            <text:p>0.021348410037425</text:p>
          </table:table-cell>
          <table:table-cell table:style-name="ACE-30" table:formula="of:=CORREL([.S2:.S50];[.$J2:.$J50])" office:value-type="float" office:value="0.022680815112161523">
            <text:p>0.022680815112161523</text:p>
          </table:table-cell>
          <table:table-cell table:style-name="ACE-30" table:formula="of:=CORREL([.T2:.T50];[.$J2:.$J50])" office:value-type="float" office:value="-0.019485586574427623">
            <text:p>−0.019485586574427623</text:p>
          </table:table-cell>
          <table:table-cell table:style-name="ACE-30" table:formula="of:=CORREL([.U2:.U50];[.$J2:.$J50])" office:value-type="float" office:value="0.03392978970329532">
            <text:p>0.03392978970329532</text:p>
          </table:table-cell>
          <table:table-cell table:style-name="ACE-30" table:formula="of:=CORREL([.V2:.V50];[.$J2:.$J50])" office:value-type="float" office:value="-0.0080822544210825478">
            <text:p>−0.008082254421082548</text:p>
          </table:table-cell>
          <table:table-cell table:style-name="ACE-30" table:formula="of:=CORREL([.W2:.W50];[.$J2:.$J50])" office:value-type="float" office:value="-0.031878795187030975">
            <text:p>−0.031878795187030975</text:p>
          </table:table-cell>
          <table:table-cell table:style-name="ACE-30" table:formula="of:=CORREL([.X2:.X50];[.$J2:.$J50])" office:value-type="float" office:value="-0.01087824093042475">
            <text:p>−0.01087824093042475</text:p>
          </table:table-cell>
          <table:table-cell table:style-name="ACE-30" table:formula="of:=CORREL([.Y2:.Y50];[.$J2:.$J50])" office:value-type="float" office:value="-0.055036042164641481">
            <text:p>−0.05503604216464148</text:p>
          </table:table-cell>
          <table:table-cell table:style-name="ACE-30" table:formula="of:=CORREL([.Z2:.Z50];[.$J2:.$J50])" office:value-type="float" office:value="-0.045861199583807605">
            <text:p>−0.045861199583807605</text:p>
          </table:table-cell>
          <table:table-cell table:style-name="ACE-30" table:formula="of:=CORREL([.AA2:.AA50];[.$J2:.$J50])" office:value-type="float" office:value="0.044710968596280487">
            <text:p>0.04471096859628049</text:p>
          </table:table-cell>
          <table:table-cell table:number-columns-repeated="101" table:style-name="ACE-30"/>
        </table:table-row>
        <table:table-row table:style-name="AROW-0" table:number-rows-repeated="77">
          <table:table-cell table:number-columns-repeated="128"/>
        </table:table-row>
        <table:named-expressions>
          <table:named-expression table:name="Print_Area" table:expression="of:=#REF!" table:base-cell-address="$'TTR vs Average regularity'.$A$1"/>
          <table:named-expression table:name="Sheet_Title" table:expression="of:=&quot;TTR vs Average regularity&quot;" table:base-cell-address="$'TTR vs Average regularity'.$A$1"/>
        </table:named-expressions>
        <gnm:selections gnm:cursor-col="7" gnm:cursor-row="0">
          <gnm:selection gnm:start-col="7" gnm:start-row="0" gnm:end-col="7" gnm:end-row="0"/>
        </gnm:selections>
      </table:table>
      <table:table table:name="Top 20" table:style-name="ta-3" table:print="true">
        <office:forms form:automatic-focus="false" form:apply-design-mode="false">
          <form:form/>
        </office:forms>
        <table:table-column table:default-cell-style-name="ACE-38" table:style-name="ACOL-1" table:number-columns-repeated="4"/>
        <table:table-column table:default-cell-style-name="ACE-38" table:style-name="ACOL-0" table:number-columns-repeated="124"/>
        <table:table-row table:style-name="AROW-1">
          <table:table-cell table:style-name="ACE-38"/>
          <table:table-cell table:style-name="ACE-38" office:value-type="string">
            <text:p>Dataset</text:p>
          </table:table-cell>
          <table:table-cell table:style-name="ACE-38" office:value-type="string">
            <text:p>Average_paradigm_size</text:p>
          </table:table-cell>
          <table:table-cell table:style-name="ACE-38" office:value-type="string">
            <text:p>LCS_threshold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aey</text:p>
          </table:table-cell>
          <table:table-cell table:style-name="ACE-38" office:value-type="float" office:value="5.9993999999999996">
            <text:p>5.9994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aey</text:p>
          </table:table-cell>
          <table:table-cell table:style-name="ACE-38" office:value-type="float" office:value="4.5183999999999997">
            <text:p>4.5184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aey</text:p>
          </table:table-cell>
          <table:table-cell table:style-name="ACE-38" office:value-type="float" office:value="3.3483000000000001">
            <text:p>3.3483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aey</text:p>
          </table:table-cell>
          <table:table-cell table:style-name="ACE-38" office:value-type="float" office:value="2.8355000000000001">
            <text:p>2.8355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aey</text:p>
          </table:table-cell>
          <table:table-cell table:style-name="ACE-38" office:value-type="float" office:value="2.5834999999999999">
            <text:p>2.5835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aey</text:p>
          </table:table-cell>
          <table:table-cell table:style-name="ACE-38" office:value-type="float" office:value="2.2050999999999998">
            <text:p>2.2051</text:p>
          </table:table-cell>
          <table:table-cell table:style-name="ACE-38" office:value-type="float" office:value="0.90000000000000002">
            <text:p>0.9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amp</text:p>
          </table:table-cell>
          <table:table-cell table:style-name="ACE-38" office:value-type="float" office:value="7.3526999999999996">
            <text:p>7.3527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amp</text:p>
          </table:table-cell>
          <table:table-cell table:style-name="ACE-38" office:value-type="float" office:value="5.8605">
            <text:p>5.8605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amp</text:p>
          </table:table-cell>
          <table:table-cell table:style-name="ACE-38" office:value-type="float" office:value="4.5274999999999999">
            <text:p>4.5275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amp</text:p>
          </table:table-cell>
          <table:table-cell table:style-name="ACE-38" office:value-type="float" office:value="3.8549000000000002">
            <text:p>3.8549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amp</text:p>
          </table:table-cell>
          <table:table-cell table:style-name="ACE-38" office:value-type="float" office:value="3.4110999999999998">
            <text:p>3.4111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amp</text:p>
          </table:table-cell>
          <table:table-cell table:style-name="ACE-38" office:value-type="float" office:value="2.9666000000000001">
            <text:p>2.9666</text:p>
          </table:table-cell>
          <table:table-cell table:style-name="ACE-38" office:value-type="float" office:value="0.90000000000000002">
            <text:p>0.9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ape</text:p>
          </table:table-cell>
          <table:table-cell table:style-name="ACE-38" office:value-type="float" office:value="7.0586000000000002">
            <text:p>7.0586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ape</text:p>
          </table:table-cell>
          <table:table-cell table:style-name="ACE-38" office:value-type="float" office:value="5.5163000000000002">
            <text:p>5.5163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ape</text:p>
          </table:table-cell>
          <table:table-cell table:style-name="ACE-38" office:value-type="float" office:value="4.2470999999999997">
            <text:p>4.2471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ape</text:p>
          </table:table-cell>
          <table:table-cell table:style-name="ACE-38" office:value-type="float" office:value="3.5175999999999998">
            <text:p>3.5176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ape</text:p>
          </table:table-cell>
          <table:table-cell table:style-name="ACE-38" office:value-type="float" office:value="3.0019">
            <text:p>3.0019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ape</text:p>
          </table:table-cell>
          <table:table-cell table:style-name="ACE-38" office:value-type="float" office:value="2.8546999999999998">
            <text:p>2.8547</text:p>
          </table:table-cell>
          <table:table-cell table:style-name="ACE-38" office:value-type="float" office:value="0.90000000000000002">
            <text:p>0.9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apu</text:p>
          </table:table-cell>
          <table:table-cell table:style-name="ACE-38" office:value-type="float" office:value="7.4074999999999998">
            <text:p>7.4075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apu</text:p>
          </table:table-cell>
          <table:table-cell table:style-name="ACE-38" office:value-type="float" office:value="5.8209">
            <text:p>5.8209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apu</text:p>
          </table:table-cell>
          <table:table-cell table:style-name="ACE-38" office:value-type="float" office:value="4.5781000000000001">
            <text:p>4.5781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apu</text:p>
          </table:table-cell>
          <table:table-cell table:style-name="ACE-38" office:value-type="float" office:value="3.7806000000000002">
            <text:p>3.7806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apu</text:p>
          </table:table-cell>
          <table:table-cell table:style-name="ACE-38" office:value-type="float" office:value="3.1318999999999999">
            <text:p>3.1319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apu</text:p>
          </table:table-cell>
          <table:table-cell table:style-name="ACE-38" office:value-type="float" office:value="2.8028">
            <text:p>2.8028</text:p>
          </table:table-cell>
          <table:table-cell table:style-name="ACE-38" office:value-type="float" office:value="0.90000000000000002">
            <text:p>0.9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arn</text:p>
          </table:table-cell>
          <table:table-cell table:style-name="ACE-38" office:value-type="float" office:value="5.6496000000000004">
            <text:p>5.6496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arn</text:p>
          </table:table-cell>
          <table:table-cell table:style-name="ACE-38" office:value-type="float" office:value="4.4587000000000003">
            <text:p>4.4587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arn</text:p>
          </table:table-cell>
          <table:table-cell table:style-name="ACE-38" office:value-type="float" office:value="3.5459000000000001">
            <text:p>3.5459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arn</text:p>
          </table:table-cell>
          <table:table-cell table:style-name="ACE-38" office:value-type="float" office:value="2.8801000000000001">
            <text:p>2.8801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arn</text:p>
          </table:table-cell>
          <table:table-cell table:style-name="ACE-38" office:value-type="float" office:value="2.4441999999999999">
            <text:p>2.4442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arn</text:p>
          </table:table-cell>
          <table:table-cell table:style-name="ACE-38" office:value-type="float" office:value="2.1951999999999998">
            <text:p>2.1952</text:p>
          </table:table-cell>
          <table:table-cell table:style-name="ACE-38" office:value-type="float" office:value="0.90000000000000002">
            <text:p>0.9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arz</text:p>
          </table:table-cell>
          <table:table-cell table:style-name="ACE-38" office:value-type="float" office:value="6.1157000000000004">
            <text:p>6.1157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arz</text:p>
          </table:table-cell>
          <table:table-cell table:style-name="ACE-38" office:value-type="float" office:value="4.4743000000000004">
            <text:p>4.4743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arz</text:p>
          </table:table-cell>
          <table:table-cell table:style-name="ACE-38" office:value-type="float" office:value="3.427">
            <text:p>3.427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arz</text:p>
          </table:table-cell>
          <table:table-cell table:style-name="ACE-38" office:value-type="float" office:value="2.839">
            <text:p>2.839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arz</text:p>
          </table:table-cell>
          <table:table-cell table:style-name="ACE-38" office:value-type="float" office:value="2.544">
            <text:p>2.544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arz</text:p>
          </table:table-cell>
          <table:table-cell table:style-name="ACE-38" office:value-type="float" office:value="2.3626999999999998">
            <text:p>2.3627</text:p>
          </table:table-cell>
          <table:table-cell table:style-name="ACE-38" office:value-type="float" office:value="0.90000000000000002">
            <text:p>0.9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bsn</text:p>
          </table:table-cell>
          <table:table-cell table:style-name="ACE-38" office:value-type="float" office:value="6.9923000000000002">
            <text:p>6.9923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bsn</text:p>
          </table:table-cell>
          <table:table-cell table:style-name="ACE-38" office:value-type="float" office:value="5.2430000000000003">
            <text:p>5.243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bsn</text:p>
          </table:table-cell>
          <table:table-cell table:style-name="ACE-38" office:value-type="float" office:value="3.8342999999999998">
            <text:p>3.8343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bsn</text:p>
          </table:table-cell>
          <table:table-cell table:style-name="ACE-38" office:value-type="float" office:value="3.0137">
            <text:p>3.0137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bsn</text:p>
          </table:table-cell>
          <table:table-cell table:style-name="ACE-38" office:value-type="float" office:value="2.504">
            <text:p>2.504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bsn</text:p>
          </table:table-cell>
          <table:table-cell table:style-name="ACE-38" office:value-type="float" office:value="2.1926000000000001">
            <text:p>2.1926</text:p>
          </table:table-cell>
          <table:table-cell table:style-name="ACE-38" office:value-type="float" office:value="0.90000000000000002">
            <text:p>0.9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cha</text:p>
          </table:table-cell>
          <table:table-cell table:style-name="ACE-38" office:value-type="float" office:value="3.5289000000000001">
            <text:p>3.5289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cha</text:p>
          </table:table-cell>
          <table:table-cell table:style-name="ACE-38" office:value-type="float" office:value="2.9186000000000001">
            <text:p>2.9186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cha</text:p>
          </table:table-cell>
          <table:table-cell table:style-name="ACE-38" office:value-type="float" office:value="2.5030000000000001">
            <text:p>2.503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cha</text:p>
          </table:table-cell>
          <table:table-cell table:style-name="ACE-38" office:value-type="float" office:value="2.274">
            <text:p>2.274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cha</text:p>
          </table:table-cell>
          <table:table-cell table:style-name="ACE-38" office:value-type="float" office:value="2.1150000000000002">
            <text:p>2.115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cha</text:p>
          </table:table-cell>
          <table:table-cell table:style-name="ACE-38" office:value-type="float" office:value="2.0720999999999998">
            <text:p>2.0721</text:p>
          </table:table-cell>
          <table:table-cell table:style-name="ACE-38" office:value-type="float" office:value="0.90000000000000002">
            <text:p>0.9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ckt</text:p>
          </table:table-cell>
          <table:table-cell table:style-name="ACE-38" office:value-type="float" office:value="3.75">
            <text:p>3.75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ckt</text:p>
          </table:table-cell>
          <table:table-cell table:style-name="ACE-38" office:value-type="float" office:value="3.1709999999999998">
            <text:p>3.171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ckt</text:p>
          </table:table-cell>
          <table:table-cell table:style-name="ACE-38" office:value-type="float" office:value="2.73">
            <text:p>2.73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ckt</text:p>
          </table:table-cell>
          <table:table-cell table:style-name="ACE-38" office:value-type="float" office:value="2.4476">
            <text:p>2.4476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ckt</text:p>
          </table:table-cell>
          <table:table-cell table:style-name="ACE-38" office:value-type="float" office:value="2.3512">
            <text:p>2.3512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ckt</text:p>
          </table:table-cell>
          <table:table-cell table:style-name="ACE-38" office:value-type="float" office:value="2.2713999999999999">
            <text:p>2.2714</text:p>
          </table:table-cell>
          <table:table-cell table:style-name="ACE-38" office:value-type="float" office:value="0.90000000000000002">
            <text:p>0.9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deu</text:p>
          </table:table-cell>
          <table:table-cell table:style-name="ACE-38" office:value-type="float" office:value="5.4729999999999999">
            <text:p>5.473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deu</text:p>
          </table:table-cell>
          <table:table-cell table:style-name="ACE-38" office:value-type="float" office:value="4.0583">
            <text:p>4.0583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deu</text:p>
          </table:table-cell>
          <table:table-cell table:style-name="ACE-38" office:value-type="float" office:value="3.1749999999999998">
            <text:p>3.175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deu</text:p>
          </table:table-cell>
          <table:table-cell table:style-name="ACE-38" office:value-type="float" office:value="2.7486999999999999">
            <text:p>2.7487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deu</text:p>
          </table:table-cell>
          <table:table-cell table:style-name="ACE-38" office:value-type="float" office:value="2.5051999999999999">
            <text:p>2.5052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deu</text:p>
          </table:table-cell>
          <table:table-cell table:style-name="ACE-38" office:value-type="float" office:value="2.3113000000000001">
            <text:p>2.3113</text:p>
          </table:table-cell>
          <table:table-cell table:style-name="ACE-38" office:value-type="float" office:value="0.90000000000000002">
            <text:p>0.9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dgz</text:p>
          </table:table-cell>
          <table:table-cell table:style-name="ACE-38" office:value-type="float" office:value="7.4349999999999996">
            <text:p>7.435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dgz</text:p>
          </table:table-cell>
          <table:table-cell table:style-name="ACE-38" office:value-type="float" office:value="5.7340999999999998">
            <text:p>5.7341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dgz</text:p>
          </table:table-cell>
          <table:table-cell table:style-name="ACE-38" office:value-type="float" office:value="4.1871999999999998">
            <text:p>4.1872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dgz</text:p>
          </table:table-cell>
          <table:table-cell table:style-name="ACE-38" office:value-type="float" office:value="3.4297">
            <text:p>3.4297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dgz</text:p>
          </table:table-cell>
          <table:table-cell table:style-name="ACE-38" office:value-type="float" office:value="2.9706000000000001">
            <text:p>2.9706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dgz</text:p>
          </table:table-cell>
          <table:table-cell table:style-name="ACE-38" office:value-type="float" office:value="2.5842999999999998">
            <text:p>2.5843</text:p>
          </table:table-cell>
          <table:table-cell table:style-name="ACE-38" office:value-type="float" office:value="0.90000000000000002">
            <text:p>0.9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ell</text:p>
          </table:table-cell>
          <table:table-cell table:style-name="ACE-38" office:value-type="float" office:value="4.6500000000000004">
            <text:p>4.65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ell</text:p>
          </table:table-cell>
          <table:table-cell table:style-name="ACE-38" office:value-type="float" office:value="3.5110999999999999">
            <text:p>3.5111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ell</text:p>
          </table:table-cell>
          <table:table-cell table:style-name="ACE-38" office:value-type="float" office:value="2.8885000000000001">
            <text:p>2.8885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ell</text:p>
          </table:table-cell>
          <table:table-cell table:style-name="ACE-38" office:value-type="float" office:value="2.5164">
            <text:p>2.5164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ell</text:p>
          </table:table-cell>
          <table:table-cell table:style-name="ACE-38" office:value-type="float" office:value="2.3359999999999999">
            <text:p>2.336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ell</text:p>
          </table:table-cell>
          <table:table-cell table:style-name="ACE-38" office:value-type="float" office:value="2.2393000000000001">
            <text:p>2.2393</text:p>
          </table:table-cell>
          <table:table-cell table:style-name="ACE-38" office:value-type="float" office:value="0.90000000000000002">
            <text:p>0.9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eng</text:p>
          </table:table-cell>
          <table:table-cell table:style-name="ACE-38" office:value-type="float" office:value="4.2824">
            <text:p>4.2824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eng</text:p>
          </table:table-cell>
          <table:table-cell table:style-name="ACE-38" office:value-type="float" office:value="3.3835999999999999">
            <text:p>3.3836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eng</text:p>
          </table:table-cell>
          <table:table-cell table:style-name="ACE-38" office:value-type="float" office:value="2.6631">
            <text:p>2.6631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eng</text:p>
          </table:table-cell>
          <table:table-cell table:style-name="ACE-38" office:value-type="float" office:value="2.4321999999999999">
            <text:p>2.4322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eng</text:p>
          </table:table-cell>
          <table:table-cell table:style-name="ACE-38" office:value-type="float" office:value="2.2919">
            <text:p>2.2919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eng</text:p>
          </table:table-cell>
          <table:table-cell table:style-name="ACE-38" office:value-type="float" office:value="2.0350999999999999">
            <text:p>2.0351</text:p>
          </table:table-cell>
          <table:table-cell table:style-name="ACE-38" office:value-type="float" office:value="0.90000000000000002">
            <text:p>0.9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eus</text:p>
          </table:table-cell>
          <table:table-cell table:style-name="ACE-38" office:value-type="float" office:value="3.5937000000000001">
            <text:p>3.5937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eus</text:p>
          </table:table-cell>
          <table:table-cell table:style-name="ACE-38" office:value-type="float" office:value="3.0333000000000001">
            <text:p>3.0333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eus</text:p>
          </table:table-cell>
          <table:table-cell table:style-name="ACE-38" office:value-type="float" office:value="2.601">
            <text:p>2.601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eus</text:p>
          </table:table-cell>
          <table:table-cell table:style-name="ACE-38" office:value-type="float" office:value="2.3435999999999999">
            <text:p>2.3436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eus</text:p>
          </table:table-cell>
          <table:table-cell table:style-name="ACE-38" office:value-type="float" office:value="2.2465999999999999">
            <text:p>2.2466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eus</text:p>
          </table:table-cell>
          <table:table-cell table:style-name="ACE-38" office:value-type="float" office:value="2.0485000000000002">
            <text:p>2.0485</text:p>
          </table:table-cell>
          <table:table-cell table:style-name="ACE-38" office:value-type="float" office:value="0.90000000000000002">
            <text:p>0.9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fij</text:p>
          </table:table-cell>
          <table:table-cell table:style-name="ACE-38" office:value-type="float" office:value="4.6268000000000002">
            <text:p>4.6268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fij</text:p>
          </table:table-cell>
          <table:table-cell table:style-name="ACE-38" office:value-type="float" office:value="3.4186999999999999">
            <text:p>3.4187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fij</text:p>
          </table:table-cell>
          <table:table-cell table:style-name="ACE-38" office:value-type="float" office:value="2.7764000000000002">
            <text:p>2.7764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fij</text:p>
          </table:table-cell>
          <table:table-cell table:style-name="ACE-38" office:value-type="float" office:value="2.3109999999999999">
            <text:p>2.311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fij</text:p>
          </table:table-cell>
          <table:table-cell table:style-name="ACE-38" office:value-type="float" office:value="2.1844999999999999">
            <text:p>2.1845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fij</text:p>
          </table:table-cell>
          <table:table-cell table:style-name="ACE-38" office:value-type="float" office:value="2.093">
            <text:p>2.093</text:p>
          </table:table-cell>
          <table:table-cell table:style-name="ACE-38" office:value-type="float" office:value="0.90000000000000002">
            <text:p>0.9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fin</text:p>
          </table:table-cell>
          <table:table-cell table:style-name="ACE-38" office:value-type="float" office:value="5.1894999999999998">
            <text:p>5.1895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fin</text:p>
          </table:table-cell>
          <table:table-cell table:style-name="ACE-38" office:value-type="float" office:value="3.8292000000000002">
            <text:p>3.8292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fin</text:p>
          </table:table-cell>
          <table:table-cell table:style-name="ACE-38" office:value-type="float" office:value="2.9777999999999998">
            <text:p>2.9778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fin</text:p>
          </table:table-cell>
          <table:table-cell table:style-name="ACE-38" office:value-type="float" office:value="2.5893000000000002">
            <text:p>2.5893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fin</text:p>
          </table:table-cell>
          <table:table-cell table:style-name="ACE-38" office:value-type="float" office:value="2.3889999999999998">
            <text:p>2.389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fin</text:p>
          </table:table-cell>
          <table:table-cell table:style-name="ACE-38" office:value-type="float" office:value="2.2593000000000001">
            <text:p>2.2593</text:p>
          </table:table-cell>
          <table:table-cell table:style-name="ACE-38" office:value-type="float" office:value="0.90000000000000002">
            <text:p>0.9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fra</text:p>
          </table:table-cell>
          <table:table-cell table:style-name="ACE-38" office:value-type="float" office:value="4.7012">
            <text:p>4.7012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fra</text:p>
          </table:table-cell>
          <table:table-cell table:style-name="ACE-38" office:value-type="float" office:value="3.6297999999999999">
            <text:p>3.6298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fra</text:p>
          </table:table-cell>
          <table:table-cell table:style-name="ACE-38" office:value-type="float" office:value="2.9546000000000001">
            <text:p>2.9546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fra</text:p>
          </table:table-cell>
          <table:table-cell table:style-name="ACE-38" office:value-type="float" office:value="2.6196000000000002">
            <text:p>2.6196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fra</text:p>
          </table:table-cell>
          <table:table-cell table:style-name="ACE-38" office:value-type="float" office:value="2.4981">
            <text:p>2.4981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fra</text:p>
          </table:table-cell>
          <table:table-cell table:style-name="ACE-38" office:value-type="float" office:value="2.1349">
            <text:p>2.1349</text:p>
          </table:table-cell>
          <table:table-cell table:style-name="ACE-38" office:value-type="float" office:value="0.90000000000000002">
            <text:p>0.9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gug</text:p>
          </table:table-cell>
          <table:table-cell table:style-name="ACE-38" office:value-type="float" office:value="4.3734000000000002">
            <text:p>4.3734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gug</text:p>
          </table:table-cell>
          <table:table-cell table:style-name="ACE-38" office:value-type="float" office:value="3.6137000000000001">
            <text:p>3.6137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gug</text:p>
          </table:table-cell>
          <table:table-cell table:style-name="ACE-38" office:value-type="float" office:value="2.9274">
            <text:p>2.9274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gug</text:p>
          </table:table-cell>
          <table:table-cell table:style-name="ACE-38" office:value-type="float" office:value="2.5373000000000001">
            <text:p>2.5373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gug</text:p>
          </table:table-cell>
          <table:table-cell table:style-name="ACE-38" office:value-type="float" office:value="2.3611">
            <text:p>2.3611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gug</text:p>
          </table:table-cell>
          <table:table-cell table:style-name="ACE-38" office:value-type="float" office:value="2.2092999999999998">
            <text:p>2.2093</text:p>
          </table:table-cell>
          <table:table-cell table:style-name="ACE-38" office:value-type="float" office:value="0.90000000000000002">
            <text:p>0.9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hae</text:p>
          </table:table-cell>
          <table:table-cell table:style-name="ACE-38" office:value-type="float" office:value="4.9142999999999999">
            <text:p>4.9143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hae</text:p>
          </table:table-cell>
          <table:table-cell table:style-name="ACE-38" office:value-type="float" office:value="3.9245999999999999">
            <text:p>3.9246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hae</text:p>
          </table:table-cell>
          <table:table-cell table:style-name="ACE-38" office:value-type="float" office:value="3.1492">
            <text:p>3.1492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hae</text:p>
          </table:table-cell>
          <table:table-cell table:style-name="ACE-38" office:value-type="float" office:value="2.7768999999999999">
            <text:p>2.7769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hae</text:p>
          </table:table-cell>
          <table:table-cell table:style-name="ACE-38" office:value-type="float" office:value="2.6124000000000001">
            <text:p>2.6124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hae</text:p>
          </table:table-cell>
          <table:table-cell table:style-name="ACE-38" office:value-type="float" office:value="2.2778">
            <text:p>2.2778</text:p>
          </table:table-cell>
          <table:table-cell table:style-name="ACE-38" office:value-type="float" office:value="0.90000000000000002">
            <text:p>0.9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hau</text:p>
          </table:table-cell>
          <table:table-cell table:style-name="ACE-38" office:value-type="float" office:value="3.8934000000000002">
            <text:p>3.8934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hau</text:p>
          </table:table-cell>
          <table:table-cell table:style-name="ACE-38" office:value-type="float" office:value="3.2803">
            <text:p>3.2803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hau</text:p>
          </table:table-cell>
          <table:table-cell table:style-name="ACE-38" office:value-type="float" office:value="2.7079">
            <text:p>2.7079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hau</text:p>
          </table:table-cell>
          <table:table-cell table:style-name="ACE-38" office:value-type="float" office:value="2.4582999999999999">
            <text:p>2.4583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hau</text:p>
          </table:table-cell>
          <table:table-cell table:style-name="ACE-38" office:value-type="float" office:value="2.2959000000000001">
            <text:p>2.2959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hau</text:p>
          </table:table-cell>
          <table:table-cell table:style-name="ACE-38" office:value-type="float" office:value="2.4262000000000001">
            <text:p>2.4262</text:p>
          </table:table-cell>
          <table:table-cell table:style-name="ACE-38" office:value-type="float" office:value="0.90000000000000002">
            <text:p>0.9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hin</text:p>
          </table:table-cell>
          <table:table-cell table:style-name="ACE-38" office:value-type="float" office:value="4.4980000000000002">
            <text:p>4.498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hin</text:p>
          </table:table-cell>
          <table:table-cell table:style-name="ACE-38" office:value-type="float" office:value="3.5851000000000002">
            <text:p>3.5851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hin</text:p>
          </table:table-cell>
          <table:table-cell table:style-name="ACE-38" office:value-type="float" office:value="2.8174000000000001">
            <text:p>2.8174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hin</text:p>
          </table:table-cell>
          <table:table-cell table:style-name="ACE-38" office:value-type="float" office:value="2.5465">
            <text:p>2.5465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hin</text:p>
          </table:table-cell>
          <table:table-cell table:style-name="ACE-38" office:value-type="float" office:value="2.3292999999999999">
            <text:p>2.3293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hin</text:p>
          </table:table-cell>
          <table:table-cell table:style-name="ACE-38" office:value-type="float" office:value="2.0832999999999999">
            <text:p>2.0833</text:p>
          </table:table-cell>
          <table:table-cell table:style-name="ACE-38" office:value-type="float" office:value="0.90000000000000002">
            <text:p>0.9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ind</text:p>
          </table:table-cell>
          <table:table-cell table:style-name="ACE-38" office:value-type="float" office:value="6.3811999999999998">
            <text:p>6.3812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ind</text:p>
          </table:table-cell>
          <table:table-cell table:style-name="ACE-38" office:value-type="float" office:value="4.5441000000000003">
            <text:p>4.5441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ind</text:p>
          </table:table-cell>
          <table:table-cell table:style-name="ACE-38" office:value-type="float" office:value="3.2866">
            <text:p>3.2866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ind</text:p>
          </table:table-cell>
          <table:table-cell table:style-name="ACE-38" office:value-type="float" office:value="2.6465000000000001">
            <text:p>2.6465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ind</text:p>
          </table:table-cell>
          <table:table-cell table:style-name="ACE-38" office:value-type="float" office:value="2.2921">
            <text:p>2.2921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ind</text:p>
          </table:table-cell>
          <table:table-cell table:style-name="ACE-38" office:value-type="float" office:value="2.1566999999999998">
            <text:p>2.1567</text:p>
          </table:table-cell>
          <table:table-cell table:style-name="ACE-38" office:value-type="float" office:value="0.90000000000000002">
            <text:p>0.9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jac</text:p>
          </table:table-cell>
          <table:table-cell table:style-name="ACE-38" office:value-type="float" office:value="5.3394000000000004">
            <text:p>5.3394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jac</text:p>
          </table:table-cell>
          <table:table-cell table:style-name="ACE-38" office:value-type="float" office:value="4.0468000000000002">
            <text:p>4.0468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jac</text:p>
          </table:table-cell>
          <table:table-cell table:style-name="ACE-38" office:value-type="float" office:value="3.1227999999999998">
            <text:p>3.1228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jac</text:p>
          </table:table-cell>
          <table:table-cell table:style-name="ACE-38" office:value-type="float" office:value="2.6086999999999998">
            <text:p>2.6087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jac</text:p>
          </table:table-cell>
          <table:table-cell table:style-name="ACE-38" office:value-type="float" office:value="2.4182000000000001">
            <text:p>2.4182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jac</text:p>
          </table:table-cell>
          <table:table-cell table:style-name="ACE-38" office:value-type="float" office:value="2.2644000000000002">
            <text:p>2.2644</text:p>
          </table:table-cell>
          <table:table-cell table:style-name="ACE-38" office:value-type="float" office:value="0.90000000000000002">
            <text:p>0.9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kal</text:p>
          </table:table-cell>
          <table:table-cell table:style-name="ACE-38" office:value-type="float" office:value="2.8163">
            <text:p>2.8163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kal</text:p>
          </table:table-cell>
          <table:table-cell table:style-name="ACE-38" office:value-type="float" office:value="2.5550999999999999">
            <text:p>2.5551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kal</text:p>
          </table:table-cell>
          <table:table-cell table:style-name="ACE-38" office:value-type="float" office:value="2.4045999999999998">
            <text:p>2.4046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kal</text:p>
          </table:table-cell>
          <table:table-cell table:style-name="ACE-38" office:value-type="float" office:value="2.2705000000000002">
            <text:p>2.2705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kal</text:p>
          </table:table-cell>
          <table:table-cell table:style-name="ACE-38" office:value-type="float" office:value="2.1753">
            <text:p>2.1753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kal</text:p>
          </table:table-cell>
          <table:table-cell table:style-name="ACE-38" office:value-type="float" office:value="2.0754999999999999">
            <text:p>2.0755</text:p>
          </table:table-cell>
          <table:table-cell table:style-name="ACE-38" office:value-type="float" office:value="0.90000000000000002">
            <text:p>0.9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kat</text:p>
          </table:table-cell>
          <table:table-cell table:style-name="ACE-38" office:value-type="float" office:value="3.0447000000000002">
            <text:p>3.0447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kat</text:p>
          </table:table-cell>
          <table:table-cell table:style-name="ACE-38" office:value-type="float" office:value="2.6638999999999999">
            <text:p>2.6639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kat</text:p>
          </table:table-cell>
          <table:table-cell table:style-name="ACE-38" office:value-type="float" office:value="2.4615999999999998">
            <text:p>2.4616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kat</text:p>
          </table:table-cell>
          <table:table-cell table:style-name="ACE-38" office:value-type="float" office:value="2.3361000000000001">
            <text:p>2.3361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kat</text:p>
          </table:table-cell>
          <table:table-cell table:style-name="ACE-38" office:value-type="float" office:value="2.234">
            <text:p>2.234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kat</text:p>
          </table:table-cell>
          <table:table-cell table:style-name="ACE-38" office:value-type="float" office:value="2.2963">
            <text:p>2.2963</text:p>
          </table:table-cell>
          <table:table-cell table:style-name="ACE-38" office:value-type="float" office:value="0.90000000000000002">
            <text:p>0.9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kew</text:p>
          </table:table-cell>
          <table:table-cell table:style-name="ACE-38" office:value-type="float" office:value="7.8872">
            <text:p>7.8872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kew</text:p>
          </table:table-cell>
          <table:table-cell table:style-name="ACE-38" office:value-type="float" office:value="5.7584">
            <text:p>5.7584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kew</text:p>
          </table:table-cell>
          <table:table-cell table:style-name="ACE-38" office:value-type="float" office:value="4.0808999999999997">
            <text:p>4.0809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kew</text:p>
          </table:table-cell>
          <table:table-cell table:style-name="ACE-38" office:value-type="float" office:value="3.1968999999999999">
            <text:p>3.1969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kew</text:p>
          </table:table-cell>
          <table:table-cell table:style-name="ACE-38" office:value-type="float" office:value="2.7856000000000001">
            <text:p>2.7856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kew</text:p>
          </table:table-cell>
          <table:table-cell table:style-name="ACE-38" office:value-type="float" office:value="2.4152999999999998">
            <text:p>2.4153</text:p>
          </table:table-cell>
          <table:table-cell table:style-name="ACE-38" office:value-type="float" office:value="0.90000000000000002">
            <text:p>0.9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khk</text:p>
          </table:table-cell>
          <table:table-cell table:style-name="ACE-38" office:value-type="float" office:value="3.9449000000000001">
            <text:p>3.9449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khk</text:p>
          </table:table-cell>
          <table:table-cell table:style-name="ACE-38" office:value-type="float" office:value="3.2431000000000001">
            <text:p>3.2431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khk</text:p>
          </table:table-cell>
          <table:table-cell table:style-name="ACE-38" office:value-type="float" office:value="2.7161">
            <text:p>2.7161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khk</text:p>
          </table:table-cell>
          <table:table-cell table:style-name="ACE-38" office:value-type="float" office:value="2.4603000000000002">
            <text:p>2.4603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khk</text:p>
          </table:table-cell>
          <table:table-cell table:style-name="ACE-38" office:value-type="float" office:value="2.3245">
            <text:p>2.3245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khk</text:p>
          </table:table-cell>
          <table:table-cell table:style-name="ACE-38" office:value-type="float" office:value="2.2523">
            <text:p>2.2523</text:p>
          </table:table-cell>
          <table:table-cell table:style-name="ACE-38" office:value-type="float" office:value="0.90000000000000002">
            <text:p>0.9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kor</text:p>
          </table:table-cell>
          <table:table-cell table:style-name="ACE-38" office:value-type="float" office:value="5.6929999999999996">
            <text:p>5.693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kor</text:p>
          </table:table-cell>
          <table:table-cell table:style-name="ACE-38" office:value-type="float" office:value="4.0544000000000002">
            <text:p>4.0544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kor</text:p>
          </table:table-cell>
          <table:table-cell table:style-name="ACE-38" office:value-type="float" office:value="3.4659">
            <text:p>3.4659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kor</text:p>
          </table:table-cell>
          <table:table-cell table:style-name="ACE-38" office:value-type="float" office:value="2.8003">
            <text:p>2.8003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kor</text:p>
          </table:table-cell>
          <table:table-cell table:style-name="ACE-38" office:value-type="float" office:value="2.8976000000000002">
            <text:p>2.8976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laj</text:p>
          </table:table-cell>
          <table:table-cell table:style-name="ACE-38" office:value-type="float" office:value="4.5812999999999997">
            <text:p>4.5813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laj</text:p>
          </table:table-cell>
          <table:table-cell table:style-name="ACE-38" office:value-type="float" office:value="3.9207000000000001">
            <text:p>3.9207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laj</text:p>
          </table:table-cell>
          <table:table-cell table:style-name="ACE-38" office:value-type="float" office:value="3.2113">
            <text:p>3.2113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laj</text:p>
          </table:table-cell>
          <table:table-cell table:style-name="ACE-38" office:value-type="float" office:value="2.8517000000000001">
            <text:p>2.8517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laj</text:p>
          </table:table-cell>
          <table:table-cell table:style-name="ACE-38" office:value-type="float" office:value="2.6749000000000001">
            <text:p>2.6749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mig</text:p>
          </table:table-cell>
          <table:table-cell table:style-name="ACE-38" office:value-type="float" office:value="4.9272">
            <text:p>4.9272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mig</text:p>
          </table:table-cell>
          <table:table-cell table:style-name="ACE-38" office:value-type="float" office:value="3.9081000000000001">
            <text:p>3.9081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mig</text:p>
          </table:table-cell>
          <table:table-cell table:style-name="ACE-38" office:value-type="float" office:value="3.0594999999999999">
            <text:p>3.0595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mig</text:p>
          </table:table-cell>
          <table:table-cell table:style-name="ACE-38" office:value-type="float" office:value="2.6442999999999999">
            <text:p>2.6443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mig</text:p>
          </table:table-cell>
          <table:table-cell table:style-name="ACE-38" office:value-type="float" office:value="2.3569">
            <text:p>2.3569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mig</text:p>
          </table:table-cell>
          <table:table-cell table:style-name="ACE-38" office:value-type="float" office:value="2.2685">
            <text:p>2.2685</text:p>
          </table:table-cell>
          <table:table-cell table:style-name="ACE-38" office:value-type="float" office:value="0.90000000000000002">
            <text:p>0.9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mph</text:p>
          </table:table-cell>
          <table:table-cell table:style-name="ACE-38" office:value-type="float" office:value="2.9487000000000001">
            <text:p>2.9487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mph</text:p>
          </table:table-cell>
          <table:table-cell table:style-name="ACE-38" office:value-type="float" office:value="2.5758999999999999">
            <text:p>2.5759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mph</text:p>
          </table:table-cell>
          <table:table-cell table:style-name="ACE-38" office:value-type="float" office:value="2.3582999999999998">
            <text:p>2.3583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mph</text:p>
          </table:table-cell>
          <table:table-cell table:style-name="ACE-38" office:value-type="float" office:value="2.1977000000000002">
            <text:p>2.1977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mph</text:p>
          </table:table-cell>
          <table:table-cell table:style-name="ACE-38" office:value-type="float" office:value="2.0909">
            <text:p>2.0909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mph</text:p>
          </table:table-cell>
          <table:table-cell table:style-name="ACE-38" office:value-type="float" office:value="2.0499999999999998">
            <text:p>2.05</text:p>
          </table:table-cell>
          <table:table-cell table:style-name="ACE-38" office:value-type="float" office:value="0.90000000000000002">
            <text:p>0.9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mya</text:p>
          </table:table-cell>
          <table:table-cell table:style-name="ACE-38" office:value-type="float" office:value="3.6812999999999998">
            <text:p>3.6813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mya</text:p>
          </table:table-cell>
          <table:table-cell table:style-name="ACE-38" office:value-type="float" office:value="3.1875">
            <text:p>3.1875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mya</text:p>
          </table:table-cell>
          <table:table-cell table:style-name="ACE-38" office:value-type="float" office:value="2.7856999999999998">
            <text:p>2.7857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mya</text:p>
          </table:table-cell>
          <table:table-cell table:style-name="ACE-38" office:value-type="float" office:value="2.4314">
            <text:p>2.4314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mya</text:p>
          </table:table-cell>
          <table:table-cell table:style-name="ACE-38" office:value-type="float" office:value="2.1545999999999998">
            <text:p>2.1546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mya</text:p>
          </table:table-cell>
          <table:table-cell table:style-name="ACE-38" office:value-type="float" office:value="2.0448">
            <text:p>2.0448</text:p>
          </table:table-cell>
          <table:table-cell table:style-name="ACE-38" office:value-type="float" office:value="0.90000000000000002">
            <text:p>0.9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mzh</text:p>
          </table:table-cell>
          <table:table-cell table:style-name="ACE-38" office:value-type="float" office:value="6.9241000000000001">
            <text:p>6.9241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mzh</text:p>
          </table:table-cell>
          <table:table-cell table:style-name="ACE-38" office:value-type="float" office:value="5.2256">
            <text:p>5.2256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mzh</text:p>
          </table:table-cell>
          <table:table-cell table:style-name="ACE-38" office:value-type="float" office:value="3.9493">
            <text:p>3.9493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mzh</text:p>
          </table:table-cell>
          <table:table-cell table:style-name="ACE-38" office:value-type="float" office:value="3.2105999999999999">
            <text:p>3.2106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mzh</text:p>
          </table:table-cell>
          <table:table-cell table:style-name="ACE-38" office:value-type="float" office:value="2.7233999999999998">
            <text:p>2.7234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mzh</text:p>
          </table:table-cell>
          <table:table-cell table:style-name="ACE-38" office:value-type="float" office:value="2.4106999999999998">
            <text:p>2.4107</text:p>
          </table:table-cell>
          <table:table-cell table:style-name="ACE-38" office:value-type="float" office:value="0.90000000000000002">
            <text:p>0.9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naq</text:p>
          </table:table-cell>
          <table:table-cell table:style-name="ACE-38" office:value-type="float" office:value="3.9651000000000001">
            <text:p>3.9651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naq</text:p>
          </table:table-cell>
          <table:table-cell table:style-name="ACE-38" office:value-type="float" office:value="3.3561000000000001">
            <text:p>3.3561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naq</text:p>
          </table:table-cell>
          <table:table-cell table:style-name="ACE-38" office:value-type="float" office:value="3.0017999999999998">
            <text:p>3.0018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naq</text:p>
          </table:table-cell>
          <table:table-cell table:style-name="ACE-38" office:value-type="float" office:value="2.7503000000000002">
            <text:p>2.7503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naq</text:p>
          </table:table-cell>
          <table:table-cell table:style-name="ACE-38" office:value-type="float" office:value="2.5813000000000001">
            <text:p>2.5813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naq</text:p>
          </table:table-cell>
          <table:table-cell table:style-name="ACE-38" office:value-type="float" office:value="2.3631000000000002">
            <text:p>2.3631</text:p>
          </table:table-cell>
          <table:table-cell table:style-name="ACE-38" office:value-type="float" office:value="0.90000000000000002">
            <text:p>0.9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pes</text:p>
          </table:table-cell>
          <table:table-cell table:style-name="ACE-38" office:value-type="float" office:value="4.1028000000000002">
            <text:p>4.1028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pes</text:p>
          </table:table-cell>
          <table:table-cell table:style-name="ACE-38" office:value-type="float" office:value="3.4660000000000002">
            <text:p>3.466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pes</text:p>
          </table:table-cell>
          <table:table-cell table:style-name="ACE-38" office:value-type="float" office:value="2.8188">
            <text:p>2.8188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pes</text:p>
          </table:table-cell>
          <table:table-cell table:style-name="ACE-38" office:value-type="float" office:value="2.6381000000000001">
            <text:p>2.6381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pes</text:p>
          </table:table-cell>
          <table:table-cell table:style-name="ACE-38" office:value-type="float" office:value="2.6413000000000002">
            <text:p>2.6413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plt</text:p>
          </table:table-cell>
          <table:table-cell table:style-name="ACE-38" office:value-type="float" office:value="7.2617000000000003">
            <text:p>7.2617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plt</text:p>
          </table:table-cell>
          <table:table-cell table:style-name="ACE-38" office:value-type="float" office:value="5.0393999999999997">
            <text:p>5.0394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plt</text:p>
          </table:table-cell>
          <table:table-cell table:style-name="ACE-38" office:value-type="float" office:value="3.6842999999999999">
            <text:p>3.6843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plt</text:p>
          </table:table-cell>
          <table:table-cell table:style-name="ACE-38" office:value-type="float" office:value="2.9317000000000002">
            <text:p>2.9317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plt</text:p>
          </table:table-cell>
          <table:table-cell table:style-name="ACE-38" office:value-type="float" office:value="2.6299000000000001">
            <text:p>2.6299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plt</text:p>
          </table:table-cell>
          <table:table-cell table:style-name="ACE-38" office:value-type="float" office:value="2.3588">
            <text:p>2.3588</text:p>
          </table:table-cell>
          <table:table-cell table:style-name="ACE-38" office:value-type="float" office:value="0.90000000000000002">
            <text:p>0.9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qvi</text:p>
          </table:table-cell>
          <table:table-cell table:style-name="ACE-38" office:value-type="float" office:value="8.2544000000000004">
            <text:p>8.2544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qvi</text:p>
          </table:table-cell>
          <table:table-cell table:style-name="ACE-38" office:value-type="float" office:value="5.9866999999999999">
            <text:p>5.9867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qvi</text:p>
          </table:table-cell>
          <table:table-cell table:style-name="ACE-38" office:value-type="float" office:value="4.1669999999999998">
            <text:p>4.167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qvi</text:p>
          </table:table-cell>
          <table:table-cell table:style-name="ACE-38" office:value-type="float" office:value="3.1143000000000001">
            <text:p>3.1143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qvi</text:p>
          </table:table-cell>
          <table:table-cell table:style-name="ACE-38" office:value-type="float" office:value="2.4944999999999999">
            <text:p>2.4945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qvi</text:p>
          </table:table-cell>
          <table:table-cell table:style-name="ACE-38" office:value-type="float" office:value="2.1297999999999999">
            <text:p>2.1298</text:p>
          </table:table-cell>
          <table:table-cell table:style-name="ACE-38" office:value-type="float" office:value="0.90000000000000002">
            <text:p>0.9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rus</text:p>
          </table:table-cell>
          <table:table-cell table:style-name="ACE-38" office:value-type="float" office:value="3.5611000000000002">
            <text:p>3.5611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rus</text:p>
          </table:table-cell>
          <table:table-cell table:style-name="ACE-38" office:value-type="float" office:value="3.1488999999999998">
            <text:p>3.1489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rus</text:p>
          </table:table-cell>
          <table:table-cell table:style-name="ACE-38" office:value-type="float" office:value="2.7865000000000002">
            <text:p>2.7865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rus</text:p>
          </table:table-cell>
          <table:table-cell table:style-name="ACE-38" office:value-type="float" office:value="2.6042000000000001">
            <text:p>2.6042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rus</text:p>
          </table:table-cell>
          <table:table-cell table:style-name="ACE-38" office:value-type="float" office:value="2.5516000000000001">
            <text:p>2.5516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rus</text:p>
          </table:table-cell>
          <table:table-cell table:style-name="ACE-38" office:value-type="float" office:value="2.5131999999999999">
            <text:p>2.5132</text:p>
          </table:table-cell>
          <table:table-cell table:style-name="ACE-38" office:value-type="float" office:value="0.90000000000000002">
            <text:p>0.9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sag</text:p>
          </table:table-cell>
          <table:table-cell table:style-name="ACE-38" office:value-type="float" office:value="4.6138000000000003">
            <text:p>4.6138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sag</text:p>
          </table:table-cell>
          <table:table-cell table:style-name="ACE-38" office:value-type="float" office:value="3.7391999999999999">
            <text:p>3.7392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sag</text:p>
          </table:table-cell>
          <table:table-cell table:style-name="ACE-38" office:value-type="float" office:value="3.0617000000000001">
            <text:p>3.0617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sag</text:p>
          </table:table-cell>
          <table:table-cell table:style-name="ACE-38" office:value-type="float" office:value="2.4409000000000001">
            <text:p>2.4409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sag</text:p>
          </table:table-cell>
          <table:table-cell table:style-name="ACE-38" office:value-type="float" office:value="2.2663000000000002">
            <text:p>2.2663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sag</text:p>
          </table:table-cell>
          <table:table-cell table:style-name="ACE-38" office:value-type="float" office:value="2">
            <text:p>2</text:p>
          </table:table-cell>
          <table:table-cell table:style-name="ACE-38" office:value-type="float" office:value="0.90000000000000002">
            <text:p>0.9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spa</text:p>
          </table:table-cell>
          <table:table-cell table:style-name="ACE-38" office:value-type="float" office:value="4.8064">
            <text:p>4.8064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spa</text:p>
          </table:table-cell>
          <table:table-cell table:style-name="ACE-38" office:value-type="float" office:value="3.7637">
            <text:p>3.7637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spa</text:p>
          </table:table-cell>
          <table:table-cell table:style-name="ACE-38" office:value-type="float" office:value="3.0085999999999999">
            <text:p>3.0086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spa</text:p>
          </table:table-cell>
          <table:table-cell table:style-name="ACE-38" office:value-type="float" office:value="2.677">
            <text:p>2.677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spa</text:p>
          </table:table-cell>
          <table:table-cell table:style-name="ACE-38" office:value-type="float" office:value="2.5276999999999998">
            <text:p>2.5277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spa</text:p>
          </table:table-cell>
          <table:table-cell table:style-name="ACE-38" office:value-type="float" office:value="2.2970999999999999">
            <text:p>2.2971</text:p>
          </table:table-cell>
          <table:table-cell table:style-name="ACE-38" office:value-type="float" office:value="0.90000000000000002">
            <text:p>0.9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swh</text:p>
          </table:table-cell>
          <table:table-cell table:style-name="ACE-38" office:value-type="float" office:value="4.2111000000000001">
            <text:p>4.2111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swh</text:p>
          </table:table-cell>
          <table:table-cell table:style-name="ACE-38" office:value-type="float" office:value="3.4411999999999998">
            <text:p>3.4412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swh</text:p>
          </table:table-cell>
          <table:table-cell table:style-name="ACE-38" office:value-type="float" office:value="2.8109999999999999">
            <text:p>2.811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swh</text:p>
          </table:table-cell>
          <table:table-cell table:style-name="ACE-38" office:value-type="float" office:value="2.4371">
            <text:p>2.4371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swh</text:p>
          </table:table-cell>
          <table:table-cell table:style-name="ACE-38" office:value-type="float" office:value="2.3792">
            <text:p>2.3792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swh</text:p>
          </table:table-cell>
          <table:table-cell table:style-name="ACE-38" office:value-type="float" office:value="2.1429">
            <text:p>2.1429</text:p>
          </table:table-cell>
          <table:table-cell table:style-name="ACE-38" office:value-type="float" office:value="0.90000000000000002">
            <text:p>0.9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tgl</text:p>
          </table:table-cell>
          <table:table-cell table:style-name="ACE-38" office:value-type="float" office:value="4.2110000000000003">
            <text:p>4.211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tgl</text:p>
          </table:table-cell>
          <table:table-cell table:style-name="ACE-38" office:value-type="float" office:value="3.2222">
            <text:p>3.2222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tgl</text:p>
          </table:table-cell>
          <table:table-cell table:style-name="ACE-38" office:value-type="float" office:value="2.6530999999999998">
            <text:p>2.6531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tgl</text:p>
          </table:table-cell>
          <table:table-cell table:style-name="ACE-38" office:value-type="float" office:value="2.3732000000000002">
            <text:p>2.3732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tgl</text:p>
          </table:table-cell>
          <table:table-cell table:style-name="ACE-38" office:value-type="float" office:value="2.1926000000000001">
            <text:p>2.1926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tgl</text:p>
          </table:table-cell>
          <table:table-cell table:style-name="ACE-38" office:value-type="float" office:value="2.1667000000000001">
            <text:p>2.1667</text:p>
          </table:table-cell>
          <table:table-cell table:style-name="ACE-38" office:value-type="float" office:value="0.90000000000000002">
            <text:p>0.9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tha</text:p>
          </table:table-cell>
          <table:table-cell table:style-name="ACE-38" office:value-type="float" office:value="5.2601000000000004">
            <text:p>5.2601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tha</text:p>
          </table:table-cell>
          <table:table-cell table:style-name="ACE-38" office:value-type="float" office:value="3.8814000000000002">
            <text:p>3.8814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tha</text:p>
          </table:table-cell>
          <table:table-cell table:style-name="ACE-38" office:value-type="float" office:value="3.8109000000000002">
            <text:p>3.8109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tha</text:p>
          </table:table-cell>
          <table:table-cell table:style-name="ACE-38" office:value-type="float" office:value="4.5335999999999999">
            <text:p>4.5336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tha</text:p>
          </table:table-cell>
          <table:table-cell table:style-name="ACE-38" office:value-type="float" office:value="4.3956">
            <text:p>4.3956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tur</text:p>
          </table:table-cell>
          <table:table-cell table:style-name="ACE-38" office:value-type="float" office:value="7.0107999999999997">
            <text:p>7.0108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tur</text:p>
          </table:table-cell>
          <table:table-cell table:style-name="ACE-38" office:value-type="float" office:value="5.1592000000000002">
            <text:p>5.1592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tur</text:p>
          </table:table-cell>
          <table:table-cell table:style-name="ACE-38" office:value-type="float" office:value="3.8079999999999998">
            <text:p>3.808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tur</text:p>
          </table:table-cell>
          <table:table-cell table:style-name="ACE-38" office:value-type="float" office:value="3.0566">
            <text:p>3.0566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tur</text:p>
          </table:table-cell>
          <table:table-cell table:style-name="ACE-38" office:value-type="float" office:value="2.7017000000000002">
            <text:p>2.7017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tur</text:p>
          </table:table-cell>
          <table:table-cell table:style-name="ACE-38" office:value-type="float" office:value="2.4001000000000001">
            <text:p>2.4001</text:p>
          </table:table-cell>
          <table:table-cell table:style-name="ACE-38" office:value-type="float" office:value="0.90000000000000002">
            <text:p>0.9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vie</text:p>
          </table:table-cell>
          <table:table-cell table:style-name="ACE-38" office:value-type="float" office:value="5.7084000000000001">
            <text:p>5.7084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vie</text:p>
          </table:table-cell>
          <table:table-cell table:style-name="ACE-38" office:value-type="float" office:value="4.4165999999999999">
            <text:p>4.4166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vie</text:p>
          </table:table-cell>
          <table:table-cell table:style-name="ACE-38" office:value-type="float" office:value="3.5619000000000001">
            <text:p>3.5619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vie</text:p>
          </table:table-cell>
          <table:table-cell table:style-name="ACE-38" office:value-type="float" office:value="2.7281">
            <text:p>2.7281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vie</text:p>
          </table:table-cell>
          <table:table-cell table:style-name="ACE-38" office:value-type="float" office:value="2.3656999999999999">
            <text:p>2.3657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vie</text:p>
          </table:table-cell>
          <table:table-cell table:style-name="ACE-38" office:value-type="float" office:value="2">
            <text:p>2</text:p>
          </table:table-cell>
          <table:table-cell table:style-name="ACE-38" office:value-type="float" office:value="0.90000000000000002">
            <text:p>0.9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xsu</text:p>
          </table:table-cell>
          <table:table-cell table:style-name="ACE-38" office:value-type="float" office:value="7.3162000000000003">
            <text:p>7.3162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xsu</text:p>
          </table:table-cell>
          <table:table-cell table:style-name="ACE-38" office:value-type="float" office:value="5.3578000000000001">
            <text:p>5.3578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xsu</text:p>
          </table:table-cell>
          <table:table-cell table:style-name="ACE-38" office:value-type="float" office:value="3.7370000000000001">
            <text:p>3.737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xsu</text:p>
          </table:table-cell>
          <table:table-cell table:style-name="ACE-38" office:value-type="float" office:value="3.0792000000000002">
            <text:p>3.0792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xsu</text:p>
          </table:table-cell>
          <table:table-cell table:style-name="ACE-38" office:value-type="float" office:value="2.7328000000000001">
            <text:p>2.7328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xsu</text:p>
          </table:table-cell>
          <table:table-cell table:style-name="ACE-38" office:value-type="float" office:value="2.2000000000000002">
            <text:p>2.2</text:p>
          </table:table-cell>
          <table:table-cell table:style-name="ACE-38" office:value-type="float" office:value="0.90000000000000002">
            <text:p>0.9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yad</text:p>
          </table:table-cell>
          <table:table-cell table:style-name="ACE-38" office:value-type="float" office:value="5.3887">
            <text:p>5.3887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yad</text:p>
          </table:table-cell>
          <table:table-cell table:style-name="ACE-38" office:value-type="float" office:value="4.1894999999999998">
            <text:p>4.1895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yad</text:p>
          </table:table-cell>
          <table:table-cell table:style-name="ACE-38" office:value-type="float" office:value="3.3254999999999999">
            <text:p>3.3255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yad</text:p>
          </table:table-cell>
          <table:table-cell table:style-name="ACE-38" office:value-type="float" office:value="2.7633999999999999">
            <text:p>2.7634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yad</text:p>
          </table:table-cell>
          <table:table-cell table:style-name="ACE-38" office:value-type="float" office:value="2.3679000000000001">
            <text:p>2.3679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yad</text:p>
          </table:table-cell>
          <table:table-cell table:style-name="ACE-38" office:value-type="float" office:value="2.1785000000000001">
            <text:p>2.1785</text:p>
          </table:table-cell>
          <table:table-cell table:style-name="ACE-38" office:value-type="float" office:value="0.90000000000000002">
            <text:p>0.9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yaq</text:p>
          </table:table-cell>
          <table:table-cell table:style-name="ACE-38" office:value-type="float" office:value="7.0492999999999997">
            <text:p>7.0493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yaq</text:p>
          </table:table-cell>
          <table:table-cell table:style-name="ACE-38" office:value-type="float" office:value="5.3567">
            <text:p>5.3567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yaq</text:p>
          </table:table-cell>
          <table:table-cell table:style-name="ACE-38" office:value-type="float" office:value="4.0792000000000002">
            <text:p>4.0792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yaq</text:p>
          </table:table-cell>
          <table:table-cell table:style-name="ACE-38" office:value-type="float" office:value="3.2385000000000002">
            <text:p>3.2385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yaq</text:p>
          </table:table-cell>
          <table:table-cell table:style-name="ACE-38" office:value-type="float" office:value="2.7766000000000002">
            <text:p>2.7766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yaq</text:p>
          </table:table-cell>
          <table:table-cell table:style-name="ACE-38" office:value-type="float" office:value="2.3340000000000001">
            <text:p>2.334</text:p>
          </table:table-cell>
          <table:table-cell table:style-name="ACE-38" office:value-type="float" office:value="0.90000000000000002">
            <text:p>0.9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yor</text:p>
          </table:table-cell>
          <table:table-cell table:style-name="ACE-38" office:value-type="float" office:value="4.7241">
            <text:p>4.7241</text:p>
          </table:table-cell>
          <table:table-cell table:style-name="ACE-38" office:value-type="float" office:value="0.65000000000000002">
            <text:p>0.6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yor</text:p>
          </table:table-cell>
          <table:table-cell table:style-name="ACE-38" office:value-type="float" office:value="3.6995">
            <text:p>3.6995</text:p>
          </table:table-cell>
          <table:table-cell table:style-name="ACE-38" office:value-type="float" office:value="0.69999999999999996">
            <text:p>0.7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yor</text:p>
          </table:table-cell>
          <table:table-cell table:style-name="ACE-38" office:value-type="float" office:value="2.9298000000000002">
            <text:p>2.9298</text:p>
          </table:table-cell>
          <table:table-cell table:style-name="ACE-38" office:value-type="float" office:value="0.75">
            <text:p>0.7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yor</text:p>
          </table:table-cell>
          <table:table-cell table:style-name="ACE-38" office:value-type="float" office:value="2.6137000000000001">
            <text:p>2.6137</text:p>
          </table:table-cell>
          <table:table-cell table:style-name="ACE-38" office:value-type="float" office:value="0.80000000000000004">
            <text:p>0.8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yor</text:p>
          </table:table-cell>
          <table:table-cell table:style-name="ACE-38" office:value-type="float" office:value="2.4504000000000001">
            <text:p>2.4504</text:p>
          </table:table-cell>
          <table:table-cell table:style-name="ACE-38" office:value-type="float" office:value="0.84999999999999998">
            <text:p>0.85</text:p>
          </table:table-cell>
          <table:table-cell table:number-columns-repeated="124" table:style-name="ACE-38"/>
        </table:table-row>
        <table:table-row table:style-name="AROW-1">
          <table:table-cell table:style-name="ACE-38"/>
          <table:table-cell table:style-name="ACE-38" office:value-type="string">
            <text:p>yor</text:p>
          </table:table-cell>
          <table:table-cell table:style-name="ACE-38" office:value-type="float" office:value="2.2791999999999999">
            <text:p>2.2792</text:p>
          </table:table-cell>
          <table:table-cell table:style-name="ACE-38" office:value-type="float" office:value="0.90000000000000002">
            <text:p>0.9</text:p>
          </table:table-cell>
          <table:table-cell table:number-columns-repeated="124" table:style-name="ACE-38"/>
        </table:table-row>
        <table:table-row table:style-name="AROW-0" table:number-rows-repeated="221">
          <table:table-cell table:number-columns-repeated="128"/>
        </table:table-row>
        <table:named-expressions>
          <table:named-expression table:name="Print_Area" table:expression="of:=#REF!" table:base-cell-address="$'Top 20'.$A$1"/>
          <table:named-expression table:name="Sheet_Title" table:expression="of:=&quot;Top 20&quot;" table:base-cell-address="$'Top 20'.$A$1"/>
        </table:named-expressions>
        <gnm:selections gnm:cursor-col="1" gnm:cursor-row="0">
          <gnm:selection gnm:start-col="1" gnm:start-row="0" gnm:end-col="1" gnm:end-row="0"/>
        </gnm:selections>
      </table:table>
      <table:table table:name="Pivot Table_Top_20" table:style-name="ta-4" table:print="true">
        <office:forms form:automatic-focus="false" form:apply-design-mode="false">
          <form:form/>
        </office:forms>
        <table:table-column table:default-cell-style-name="ACE-44" table:style-name="ACOL-1" table:number-columns-repeated="8"/>
        <table:table-column table:default-cell-style-name="ACE-44" table:style-name="ACOL-0" table:number-columns-repeated="120"/>
        <table:table-row table:style-name="AROW-1">
          <table:table-cell table:style-name="ACE-39" office:value-type="string">
            <text:p>Average - Average_paradigm_size</text:p>
          </table:table-cell>
          <table:table-cell table:style-name="ACE-45" office:value-type="string">
            <text:p>Data</text:p>
          </table:table-cell>
          <table:table-cell table:number-columns-repeated="4" table:style-name="ACE-51"/>
          <table:table-cell table:style-name="ACE-56"/>
          <table:table-cell table:style-name="ACE-62"/>
          <table:table-cell table:number-columns-repeated="120" table:style-name="ACE-44"/>
        </table:table-row>
        <table:table-row table:style-name="AROW-1">
          <table:table-cell table:style-name="ACE-40" office:value-type="string">
            <text:p>Dataset</text:p>
          </table:table-cell>
          <table:table-cell table:style-name="ACE-46" office:value-type="float" office:value="0.65000000000000002">
            <text:p>0.65</text:p>
          </table:table-cell>
          <table:table-cell table:style-name="ACE-52" office:value-type="float" office:value="0.69999999999999996">
            <text:p>0.7</text:p>
          </table:table-cell>
          <table:table-cell table:style-name="ACE-52" office:value-type="float" office:value="0.75">
            <text:p>0.75</text:p>
          </table:table-cell>
          <table:table-cell table:style-name="ACE-52" office:value-type="float" office:value="0.80000000000000004">
            <text:p>0.8</text:p>
          </table:table-cell>
          <table:table-cell table:style-name="ACE-52" office:value-type="float" office:value="0.84999999999999998">
            <text:p>0.85</text:p>
          </table:table-cell>
          <table:table-cell table:style-name="ACE-57" office:value-type="float" office:value="0.90000000000000002">
            <text:p>0.9</text:p>
          </table:table-cell>
          <table:table-cell table:style-name="ACE-63" office:value-type="string">
            <text:p>Total Result</text:p>
          </table:table-cell>
          <table:table-cell table:number-columns-repeated="120" table:style-name="ACE-44"/>
        </table:table-row>
        <table:table-row table:style-name="AROW-1">
          <table:table-cell table:style-name="ACE-41" office:value-type="string">
            <text:p>aey</text:p>
          </table:table-cell>
          <table:table-cell table:style-name="ACE-47" office:value-type="float" office:value="5.9993999999999996">
            <text:p>5.9994</text:p>
          </table:table-cell>
          <table:table-cell table:style-name="ACE-53" office:value-type="float" office:value="4.5183999999999997">
            <text:p>4.5184</text:p>
          </table:table-cell>
          <table:table-cell table:style-name="ACE-53" office:value-type="float" office:value="3.3483000000000001">
            <text:p>3.3483</text:p>
          </table:table-cell>
          <table:table-cell table:style-name="ACE-53" office:value-type="float" office:value="2.8355000000000001">
            <text:p>2.8355</text:p>
          </table:table-cell>
          <table:table-cell table:style-name="ACE-53" office:value-type="float" office:value="2.5834999999999999">
            <text:p>2.5835</text:p>
          </table:table-cell>
          <table:table-cell table:style-name="ACE-58" office:value-type="float" office:value="2.2050999999999998">
            <text:p>2.2051</text:p>
          </table:table-cell>
          <table:table-cell table:style-name="ACE-64" office:value-type="float" office:value="3.5817000000000001">
            <text:p>3.5817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amp</text:p>
          </table:table-cell>
          <table:table-cell table:style-name="ACE-48" office:value-type="float" office:value="7.3526999999999996">
            <text:p>7.3527</text:p>
          </table:table-cell>
          <table:table-cell table:style-name="ACE-44" office:value-type="float" office:value="5.8605">
            <text:p>5.8605</text:p>
          </table:table-cell>
          <table:table-cell table:style-name="ACE-44" office:value-type="float" office:value="4.5274999999999999">
            <text:p>4.5275</text:p>
          </table:table-cell>
          <table:table-cell table:style-name="ACE-44" office:value-type="float" office:value="3.8549000000000002">
            <text:p>3.8549</text:p>
          </table:table-cell>
          <table:table-cell table:style-name="ACE-44" office:value-type="float" office:value="3.4110999999999998">
            <text:p>3.4111</text:p>
          </table:table-cell>
          <table:table-cell table:style-name="ACE-59" office:value-type="float" office:value="2.9666000000000001">
            <text:p>2.9666</text:p>
          </table:table-cell>
          <table:table-cell table:style-name="ACE-65" office:value-type="float" office:value="4.6622166666666702">
            <text:p>4.6622167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ape</text:p>
          </table:table-cell>
          <table:table-cell table:style-name="ACE-48" office:value-type="float" office:value="7.0586000000000002">
            <text:p>7.0586</text:p>
          </table:table-cell>
          <table:table-cell table:style-name="ACE-44" office:value-type="float" office:value="5.5163000000000002">
            <text:p>5.5163</text:p>
          </table:table-cell>
          <table:table-cell table:style-name="ACE-44" office:value-type="float" office:value="4.2470999999999997">
            <text:p>4.2471</text:p>
          </table:table-cell>
          <table:table-cell table:style-name="ACE-44" office:value-type="float" office:value="3.5175999999999998">
            <text:p>3.5176</text:p>
          </table:table-cell>
          <table:table-cell table:style-name="ACE-44" office:value-type="float" office:value="3.0019">
            <text:p>3.0019</text:p>
          </table:table-cell>
          <table:table-cell table:style-name="ACE-59" office:value-type="float" office:value="2.8546999999999998">
            <text:p>2.8547</text:p>
          </table:table-cell>
          <table:table-cell table:style-name="ACE-65" office:value-type="float" office:value="4.3660333333333297">
            <text:p>4.3660333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apu</text:p>
          </table:table-cell>
          <table:table-cell table:style-name="ACE-48" office:value-type="float" office:value="7.4074999999999998">
            <text:p>7.4075</text:p>
          </table:table-cell>
          <table:table-cell table:style-name="ACE-44" office:value-type="float" office:value="5.8209">
            <text:p>5.8209</text:p>
          </table:table-cell>
          <table:table-cell table:style-name="ACE-44" office:value-type="float" office:value="4.5781000000000001">
            <text:p>4.5781</text:p>
          </table:table-cell>
          <table:table-cell table:style-name="ACE-44" office:value-type="float" office:value="3.7806000000000002">
            <text:p>3.7806</text:p>
          </table:table-cell>
          <table:table-cell table:style-name="ACE-44" office:value-type="float" office:value="3.1318999999999999">
            <text:p>3.1319</text:p>
          </table:table-cell>
          <table:table-cell table:style-name="ACE-59" office:value-type="float" office:value="2.8028">
            <text:p>2.8028</text:p>
          </table:table-cell>
          <table:table-cell table:style-name="ACE-65" office:value-type="float" office:value="4.5869666666666697">
            <text:p>4.5869667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arn</text:p>
          </table:table-cell>
          <table:table-cell table:style-name="ACE-48" office:value-type="float" office:value="5.6496000000000004">
            <text:p>5.6496</text:p>
          </table:table-cell>
          <table:table-cell table:style-name="ACE-44" office:value-type="float" office:value="4.4587000000000003">
            <text:p>4.4587</text:p>
          </table:table-cell>
          <table:table-cell table:style-name="ACE-44" office:value-type="float" office:value="3.5459000000000001">
            <text:p>3.5459</text:p>
          </table:table-cell>
          <table:table-cell table:style-name="ACE-44" office:value-type="float" office:value="2.8801000000000001">
            <text:p>2.8801</text:p>
          </table:table-cell>
          <table:table-cell table:style-name="ACE-44" office:value-type="float" office:value="2.4441999999999999">
            <text:p>2.4442</text:p>
          </table:table-cell>
          <table:table-cell table:style-name="ACE-59" office:value-type="float" office:value="2.1951999999999998">
            <text:p>2.1952</text:p>
          </table:table-cell>
          <table:table-cell table:style-name="ACE-65" office:value-type="float" office:value="3.52895">
            <text:p>3.52895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arz</text:p>
          </table:table-cell>
          <table:table-cell table:style-name="ACE-48" office:value-type="float" office:value="6.1157000000000004">
            <text:p>6.1157</text:p>
          </table:table-cell>
          <table:table-cell table:style-name="ACE-44" office:value-type="float" office:value="4.4743000000000004">
            <text:p>4.4743</text:p>
          </table:table-cell>
          <table:table-cell table:style-name="ACE-44" office:value-type="float" office:value="3.427">
            <text:p>3.427</text:p>
          </table:table-cell>
          <table:table-cell table:style-name="ACE-44" office:value-type="float" office:value="2.839">
            <text:p>2.839</text:p>
          </table:table-cell>
          <table:table-cell table:style-name="ACE-44" office:value-type="float" office:value="2.544">
            <text:p>2.544</text:p>
          </table:table-cell>
          <table:table-cell table:style-name="ACE-59" office:value-type="float" office:value="2.3626999999999998">
            <text:p>2.3627</text:p>
          </table:table-cell>
          <table:table-cell table:style-name="ACE-65" office:value-type="float" office:value="3.6271166666666699">
            <text:p>3.6271167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bsn</text:p>
          </table:table-cell>
          <table:table-cell table:style-name="ACE-48" office:value-type="float" office:value="6.9923000000000002">
            <text:p>6.9923</text:p>
          </table:table-cell>
          <table:table-cell table:style-name="ACE-44" office:value-type="float" office:value="5.2430000000000003">
            <text:p>5.243</text:p>
          </table:table-cell>
          <table:table-cell table:style-name="ACE-44" office:value-type="float" office:value="3.8342999999999998">
            <text:p>3.8343</text:p>
          </table:table-cell>
          <table:table-cell table:style-name="ACE-44" office:value-type="float" office:value="3.0137">
            <text:p>3.0137</text:p>
          </table:table-cell>
          <table:table-cell table:style-name="ACE-44" office:value-type="float" office:value="2.504">
            <text:p>2.504</text:p>
          </table:table-cell>
          <table:table-cell table:style-name="ACE-59" office:value-type="float" office:value="2.1926000000000001">
            <text:p>2.1926</text:p>
          </table:table-cell>
          <table:table-cell table:style-name="ACE-65" office:value-type="float" office:value="3.9633166666666702">
            <text:p>3.9633167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cha</text:p>
          </table:table-cell>
          <table:table-cell table:style-name="ACE-48" office:value-type="float" office:value="3.5289000000000001">
            <text:p>3.5289</text:p>
          </table:table-cell>
          <table:table-cell table:style-name="ACE-44" office:value-type="float" office:value="2.9186000000000001">
            <text:p>2.9186</text:p>
          </table:table-cell>
          <table:table-cell table:style-name="ACE-44" office:value-type="float" office:value="2.5030000000000001">
            <text:p>2.503</text:p>
          </table:table-cell>
          <table:table-cell table:style-name="ACE-44" office:value-type="float" office:value="2.274">
            <text:p>2.274</text:p>
          </table:table-cell>
          <table:table-cell table:style-name="ACE-44" office:value-type="float" office:value="2.1150000000000002">
            <text:p>2.115</text:p>
          </table:table-cell>
          <table:table-cell table:style-name="ACE-59" office:value-type="float" office:value="2.0720999999999998">
            <text:p>2.0721</text:p>
          </table:table-cell>
          <table:table-cell table:style-name="ACE-65" office:value-type="float" office:value="2.5686">
            <text:p>2.5686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ckt</text:p>
          </table:table-cell>
          <table:table-cell table:style-name="ACE-48" office:value-type="float" office:value="3.75">
            <text:p>3.75</text:p>
          </table:table-cell>
          <table:table-cell table:style-name="ACE-44" office:value-type="float" office:value="3.1709999999999998">
            <text:p>3.171</text:p>
          </table:table-cell>
          <table:table-cell table:style-name="ACE-44" office:value-type="float" office:value="2.73">
            <text:p>2.73</text:p>
          </table:table-cell>
          <table:table-cell table:style-name="ACE-44" office:value-type="float" office:value="2.4476">
            <text:p>2.4476</text:p>
          </table:table-cell>
          <table:table-cell table:style-name="ACE-44" office:value-type="float" office:value="2.3512">
            <text:p>2.3512</text:p>
          </table:table-cell>
          <table:table-cell table:style-name="ACE-59" office:value-type="float" office:value="2.2713999999999999">
            <text:p>2.2714</text:p>
          </table:table-cell>
          <table:table-cell table:style-name="ACE-65" office:value-type="float" office:value="2.7868666666666702">
            <text:p>2.7868667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deu</text:p>
          </table:table-cell>
          <table:table-cell table:style-name="ACE-48" office:value-type="float" office:value="5.4729999999999999">
            <text:p>5.473</text:p>
          </table:table-cell>
          <table:table-cell table:style-name="ACE-44" office:value-type="float" office:value="4.0583">
            <text:p>4.0583</text:p>
          </table:table-cell>
          <table:table-cell table:style-name="ACE-44" office:value-type="float" office:value="3.1749999999999998">
            <text:p>3.175</text:p>
          </table:table-cell>
          <table:table-cell table:style-name="ACE-44" office:value-type="float" office:value="2.7486999999999999">
            <text:p>2.7487</text:p>
          </table:table-cell>
          <table:table-cell table:style-name="ACE-44" office:value-type="float" office:value="2.5051999999999999">
            <text:p>2.5052</text:p>
          </table:table-cell>
          <table:table-cell table:style-name="ACE-59" office:value-type="float" office:value="2.3113000000000001">
            <text:p>2.3113</text:p>
          </table:table-cell>
          <table:table-cell table:style-name="ACE-65" office:value-type="float" office:value="3.3785833333333302">
            <text:p>3.3785833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dgz</text:p>
          </table:table-cell>
          <table:table-cell table:style-name="ACE-48" office:value-type="float" office:value="7.4349999999999996">
            <text:p>7.435</text:p>
          </table:table-cell>
          <table:table-cell table:style-name="ACE-44" office:value-type="float" office:value="5.7340999999999998">
            <text:p>5.7341</text:p>
          </table:table-cell>
          <table:table-cell table:style-name="ACE-44" office:value-type="float" office:value="4.1871999999999998">
            <text:p>4.1872</text:p>
          </table:table-cell>
          <table:table-cell table:style-name="ACE-44" office:value-type="float" office:value="3.4297">
            <text:p>3.4297</text:p>
          </table:table-cell>
          <table:table-cell table:style-name="ACE-44" office:value-type="float" office:value="2.9706000000000001">
            <text:p>2.9706</text:p>
          </table:table-cell>
          <table:table-cell table:style-name="ACE-59" office:value-type="float" office:value="2.5842999999999998">
            <text:p>2.5843</text:p>
          </table:table-cell>
          <table:table-cell table:style-name="ACE-65" office:value-type="float" office:value="4.3901500000000002">
            <text:p>4.39015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ell</text:p>
          </table:table-cell>
          <table:table-cell table:style-name="ACE-48" office:value-type="float" office:value="4.6500000000000004">
            <text:p>4.65</text:p>
          </table:table-cell>
          <table:table-cell table:style-name="ACE-44" office:value-type="float" office:value="3.5110999999999999">
            <text:p>3.5111</text:p>
          </table:table-cell>
          <table:table-cell table:style-name="ACE-44" office:value-type="float" office:value="2.8885000000000001">
            <text:p>2.8885</text:p>
          </table:table-cell>
          <table:table-cell table:style-name="ACE-44" office:value-type="float" office:value="2.5164">
            <text:p>2.5164</text:p>
          </table:table-cell>
          <table:table-cell table:style-name="ACE-44" office:value-type="float" office:value="2.3359999999999999">
            <text:p>2.336</text:p>
          </table:table-cell>
          <table:table-cell table:style-name="ACE-59" office:value-type="float" office:value="2.2393000000000001">
            <text:p>2.2393</text:p>
          </table:table-cell>
          <table:table-cell table:style-name="ACE-65" office:value-type="float" office:value="3.0235500000000002">
            <text:p>3.02355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eng</text:p>
          </table:table-cell>
          <table:table-cell table:style-name="ACE-48" office:value-type="float" office:value="4.2824">
            <text:p>4.2824</text:p>
          </table:table-cell>
          <table:table-cell table:style-name="ACE-44" office:value-type="float" office:value="3.3835999999999999">
            <text:p>3.3836</text:p>
          </table:table-cell>
          <table:table-cell table:style-name="ACE-44" office:value-type="float" office:value="2.6631">
            <text:p>2.6631</text:p>
          </table:table-cell>
          <table:table-cell table:style-name="ACE-44" office:value-type="float" office:value="2.4321999999999999">
            <text:p>2.4322</text:p>
          </table:table-cell>
          <table:table-cell table:style-name="ACE-44" office:value-type="float" office:value="2.2919">
            <text:p>2.2919</text:p>
          </table:table-cell>
          <table:table-cell table:style-name="ACE-59" office:value-type="float" office:value="2.0350999999999999">
            <text:p>2.0351</text:p>
          </table:table-cell>
          <table:table-cell table:style-name="ACE-65" office:value-type="float" office:value="2.8480500000000002">
            <text:p>2.84805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eus</text:p>
          </table:table-cell>
          <table:table-cell table:style-name="ACE-48" office:value-type="float" office:value="3.5937000000000001">
            <text:p>3.5937</text:p>
          </table:table-cell>
          <table:table-cell table:style-name="ACE-44" office:value-type="float" office:value="3.0333000000000001">
            <text:p>3.0333</text:p>
          </table:table-cell>
          <table:table-cell table:style-name="ACE-44" office:value-type="float" office:value="2.601">
            <text:p>2.601</text:p>
          </table:table-cell>
          <table:table-cell table:style-name="ACE-44" office:value-type="float" office:value="2.3435999999999999">
            <text:p>2.3436</text:p>
          </table:table-cell>
          <table:table-cell table:style-name="ACE-44" office:value-type="float" office:value="2.2465999999999999">
            <text:p>2.2466</text:p>
          </table:table-cell>
          <table:table-cell table:style-name="ACE-59" office:value-type="float" office:value="2.0485000000000002">
            <text:p>2.0485</text:p>
          </table:table-cell>
          <table:table-cell table:style-name="ACE-65" office:value-type="float" office:value="2.64445">
            <text:p>2.64445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fij</text:p>
          </table:table-cell>
          <table:table-cell table:style-name="ACE-48" office:value-type="float" office:value="4.6268000000000002">
            <text:p>4.6268</text:p>
          </table:table-cell>
          <table:table-cell table:style-name="ACE-44" office:value-type="float" office:value="3.4186999999999999">
            <text:p>3.4187</text:p>
          </table:table-cell>
          <table:table-cell table:style-name="ACE-44" office:value-type="float" office:value="2.7764000000000002">
            <text:p>2.7764</text:p>
          </table:table-cell>
          <table:table-cell table:style-name="ACE-44" office:value-type="float" office:value="2.3109999999999999">
            <text:p>2.311</text:p>
          </table:table-cell>
          <table:table-cell table:style-name="ACE-44" office:value-type="float" office:value="2.1844999999999999">
            <text:p>2.1845</text:p>
          </table:table-cell>
          <table:table-cell table:style-name="ACE-59" office:value-type="float" office:value="2.093">
            <text:p>2.093</text:p>
          </table:table-cell>
          <table:table-cell table:style-name="ACE-65" office:value-type="float" office:value="2.9017333333333299">
            <text:p>2.9017333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fin</text:p>
          </table:table-cell>
          <table:table-cell table:style-name="ACE-48" office:value-type="float" office:value="5.1894999999999998">
            <text:p>5.1895</text:p>
          </table:table-cell>
          <table:table-cell table:style-name="ACE-44" office:value-type="float" office:value="3.8292000000000002">
            <text:p>3.8292</text:p>
          </table:table-cell>
          <table:table-cell table:style-name="ACE-44" office:value-type="float" office:value="2.9777999999999998">
            <text:p>2.9778</text:p>
          </table:table-cell>
          <table:table-cell table:style-name="ACE-44" office:value-type="float" office:value="2.5893000000000002">
            <text:p>2.5893</text:p>
          </table:table-cell>
          <table:table-cell table:style-name="ACE-44" office:value-type="float" office:value="2.3889999999999998">
            <text:p>2.389</text:p>
          </table:table-cell>
          <table:table-cell table:style-name="ACE-59" office:value-type="float" office:value="2.2593000000000001">
            <text:p>2.2593</text:p>
          </table:table-cell>
          <table:table-cell table:style-name="ACE-65" office:value-type="float" office:value="3.2056833333333299">
            <text:p>3.2056833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fra</text:p>
          </table:table-cell>
          <table:table-cell table:style-name="ACE-48" office:value-type="float" office:value="4.7012">
            <text:p>4.7012</text:p>
          </table:table-cell>
          <table:table-cell table:style-name="ACE-44" office:value-type="float" office:value="3.6297999999999999">
            <text:p>3.6298</text:p>
          </table:table-cell>
          <table:table-cell table:style-name="ACE-44" office:value-type="float" office:value="2.9546000000000001">
            <text:p>2.9546</text:p>
          </table:table-cell>
          <table:table-cell table:style-name="ACE-44" office:value-type="float" office:value="2.6196000000000002">
            <text:p>2.6196</text:p>
          </table:table-cell>
          <table:table-cell table:style-name="ACE-44" office:value-type="float" office:value="2.4981">
            <text:p>2.4981</text:p>
          </table:table-cell>
          <table:table-cell table:style-name="ACE-59" office:value-type="float" office:value="2.1349">
            <text:p>2.1349</text:p>
          </table:table-cell>
          <table:table-cell table:style-name="ACE-65" office:value-type="float" office:value="3.0897000000000001">
            <text:p>3.0897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gug</text:p>
          </table:table-cell>
          <table:table-cell table:style-name="ACE-48" office:value-type="float" office:value="4.3734000000000002">
            <text:p>4.3734</text:p>
          </table:table-cell>
          <table:table-cell table:style-name="ACE-44" office:value-type="float" office:value="3.6137000000000001">
            <text:p>3.6137</text:p>
          </table:table-cell>
          <table:table-cell table:style-name="ACE-44" office:value-type="float" office:value="2.9274">
            <text:p>2.9274</text:p>
          </table:table-cell>
          <table:table-cell table:style-name="ACE-44" office:value-type="float" office:value="2.5373000000000001">
            <text:p>2.5373</text:p>
          </table:table-cell>
          <table:table-cell table:style-name="ACE-44" office:value-type="float" office:value="2.3611">
            <text:p>2.3611</text:p>
          </table:table-cell>
          <table:table-cell table:style-name="ACE-59" office:value-type="float" office:value="2.2092999999999998">
            <text:p>2.2093</text:p>
          </table:table-cell>
          <table:table-cell table:style-name="ACE-65" office:value-type="float" office:value="3.0036999999999998">
            <text:p>3.0037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hae</text:p>
          </table:table-cell>
          <table:table-cell table:style-name="ACE-48" office:value-type="float" office:value="4.9142999999999999">
            <text:p>4.9143</text:p>
          </table:table-cell>
          <table:table-cell table:style-name="ACE-44" office:value-type="float" office:value="3.9245999999999999">
            <text:p>3.9246</text:p>
          </table:table-cell>
          <table:table-cell table:style-name="ACE-44" office:value-type="float" office:value="3.1492">
            <text:p>3.1492</text:p>
          </table:table-cell>
          <table:table-cell table:style-name="ACE-44" office:value-type="float" office:value="2.7768999999999999">
            <text:p>2.7769</text:p>
          </table:table-cell>
          <table:table-cell table:style-name="ACE-44" office:value-type="float" office:value="2.6124000000000001">
            <text:p>2.6124</text:p>
          </table:table-cell>
          <table:table-cell table:style-name="ACE-59" office:value-type="float" office:value="2.2778">
            <text:p>2.2778</text:p>
          </table:table-cell>
          <table:table-cell table:style-name="ACE-65" office:value-type="float" office:value="3.27586666666667">
            <text:p>3.2758667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hau</text:p>
          </table:table-cell>
          <table:table-cell table:style-name="ACE-48" office:value-type="float" office:value="3.8934000000000002">
            <text:p>3.8934</text:p>
          </table:table-cell>
          <table:table-cell table:style-name="ACE-44" office:value-type="float" office:value="3.2803">
            <text:p>3.2803</text:p>
          </table:table-cell>
          <table:table-cell table:style-name="ACE-44" office:value-type="float" office:value="2.7079">
            <text:p>2.7079</text:p>
          </table:table-cell>
          <table:table-cell table:style-name="ACE-44" office:value-type="float" office:value="2.4582999999999999">
            <text:p>2.4583</text:p>
          </table:table-cell>
          <table:table-cell table:style-name="ACE-44" office:value-type="float" office:value="2.2959000000000001">
            <text:p>2.2959</text:p>
          </table:table-cell>
          <table:table-cell table:style-name="ACE-59" office:value-type="float" office:value="2.4262000000000001">
            <text:p>2.4262</text:p>
          </table:table-cell>
          <table:table-cell table:style-name="ACE-65" office:value-type="float" office:value="2.8436666666666701">
            <text:p>2.8436667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hin</text:p>
          </table:table-cell>
          <table:table-cell table:style-name="ACE-48" office:value-type="float" office:value="4.4980000000000002">
            <text:p>4.498</text:p>
          </table:table-cell>
          <table:table-cell table:style-name="ACE-44" office:value-type="float" office:value="3.5851000000000002">
            <text:p>3.5851</text:p>
          </table:table-cell>
          <table:table-cell table:style-name="ACE-44" office:value-type="float" office:value="2.8174000000000001">
            <text:p>2.8174</text:p>
          </table:table-cell>
          <table:table-cell table:style-name="ACE-44" office:value-type="float" office:value="2.5465">
            <text:p>2.5465</text:p>
          </table:table-cell>
          <table:table-cell table:style-name="ACE-44" office:value-type="float" office:value="2.3292999999999999">
            <text:p>2.3293</text:p>
          </table:table-cell>
          <table:table-cell table:style-name="ACE-59" office:value-type="float" office:value="2.0832999999999999">
            <text:p>2.0833</text:p>
          </table:table-cell>
          <table:table-cell table:style-name="ACE-65" office:value-type="float" office:value="2.9765999999999999">
            <text:p>2.9766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ind</text:p>
          </table:table-cell>
          <table:table-cell table:style-name="ACE-48" office:value-type="float" office:value="6.3811999999999998">
            <text:p>6.3812</text:p>
          </table:table-cell>
          <table:table-cell table:style-name="ACE-44" office:value-type="float" office:value="4.5441000000000003">
            <text:p>4.5441</text:p>
          </table:table-cell>
          <table:table-cell table:style-name="ACE-44" office:value-type="float" office:value="3.2866">
            <text:p>3.2866</text:p>
          </table:table-cell>
          <table:table-cell table:style-name="ACE-44" office:value-type="float" office:value="2.6465000000000001">
            <text:p>2.6465</text:p>
          </table:table-cell>
          <table:table-cell table:style-name="ACE-44" office:value-type="float" office:value="2.2921">
            <text:p>2.2921</text:p>
          </table:table-cell>
          <table:table-cell table:style-name="ACE-59" office:value-type="float" office:value="2.1566999999999998">
            <text:p>2.1567</text:p>
          </table:table-cell>
          <table:table-cell table:style-name="ACE-65" office:value-type="float" office:value="3.5512000000000001">
            <text:p>3.5512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jac</text:p>
          </table:table-cell>
          <table:table-cell table:style-name="ACE-48" office:value-type="float" office:value="5.3394000000000004">
            <text:p>5.3394</text:p>
          </table:table-cell>
          <table:table-cell table:style-name="ACE-44" office:value-type="float" office:value="4.0468000000000002">
            <text:p>4.0468</text:p>
          </table:table-cell>
          <table:table-cell table:style-name="ACE-44" office:value-type="float" office:value="3.1227999999999998">
            <text:p>3.1228</text:p>
          </table:table-cell>
          <table:table-cell table:style-name="ACE-44" office:value-type="float" office:value="2.6086999999999998">
            <text:p>2.6087</text:p>
          </table:table-cell>
          <table:table-cell table:style-name="ACE-44" office:value-type="float" office:value="2.4182000000000001">
            <text:p>2.4182</text:p>
          </table:table-cell>
          <table:table-cell table:style-name="ACE-59" office:value-type="float" office:value="2.2644000000000002">
            <text:p>2.2644</text:p>
          </table:table-cell>
          <table:table-cell table:style-name="ACE-65" office:value-type="float" office:value="3.3000500000000001">
            <text:p>3.30005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kal</text:p>
          </table:table-cell>
          <table:table-cell table:style-name="ACE-48" office:value-type="float" office:value="2.8163">
            <text:p>2.8163</text:p>
          </table:table-cell>
          <table:table-cell table:style-name="ACE-44" office:value-type="float" office:value="2.5550999999999999">
            <text:p>2.5551</text:p>
          </table:table-cell>
          <table:table-cell table:style-name="ACE-44" office:value-type="float" office:value="2.4045999999999998">
            <text:p>2.4046</text:p>
          </table:table-cell>
          <table:table-cell table:style-name="ACE-44" office:value-type="float" office:value="2.2705000000000002">
            <text:p>2.2705</text:p>
          </table:table-cell>
          <table:table-cell table:style-name="ACE-44" office:value-type="float" office:value="2.1753">
            <text:p>2.1753</text:p>
          </table:table-cell>
          <table:table-cell table:style-name="ACE-59" office:value-type="float" office:value="2.0754999999999999">
            <text:p>2.0755</text:p>
          </table:table-cell>
          <table:table-cell table:style-name="ACE-65" office:value-type="float" office:value="2.3828833333333299">
            <text:p>2.3828833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kat</text:p>
          </table:table-cell>
          <table:table-cell table:style-name="ACE-48" office:value-type="float" office:value="3.0447000000000002">
            <text:p>3.0447</text:p>
          </table:table-cell>
          <table:table-cell table:style-name="ACE-44" office:value-type="float" office:value="2.6638999999999999">
            <text:p>2.6639</text:p>
          </table:table-cell>
          <table:table-cell table:style-name="ACE-44" office:value-type="float" office:value="2.4615999999999998">
            <text:p>2.4616</text:p>
          </table:table-cell>
          <table:table-cell table:style-name="ACE-44" office:value-type="float" office:value="2.3361000000000001">
            <text:p>2.3361</text:p>
          </table:table-cell>
          <table:table-cell table:style-name="ACE-44" office:value-type="float" office:value="2.234">
            <text:p>2.234</text:p>
          </table:table-cell>
          <table:table-cell table:style-name="ACE-59" office:value-type="float" office:value="2.2963">
            <text:p>2.2963</text:p>
          </table:table-cell>
          <table:table-cell table:style-name="ACE-65" office:value-type="float" office:value="2.5061">
            <text:p>2.5061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kew</text:p>
          </table:table-cell>
          <table:table-cell table:style-name="ACE-48" office:value-type="float" office:value="7.8872">
            <text:p>7.8872</text:p>
          </table:table-cell>
          <table:table-cell table:style-name="ACE-44" office:value-type="float" office:value="5.7584">
            <text:p>5.7584</text:p>
          </table:table-cell>
          <table:table-cell table:style-name="ACE-44" office:value-type="float" office:value="4.0808999999999997">
            <text:p>4.0809</text:p>
          </table:table-cell>
          <table:table-cell table:style-name="ACE-44" office:value-type="float" office:value="3.1968999999999999">
            <text:p>3.1969</text:p>
          </table:table-cell>
          <table:table-cell table:style-name="ACE-44" office:value-type="float" office:value="2.7856000000000001">
            <text:p>2.7856</text:p>
          </table:table-cell>
          <table:table-cell table:style-name="ACE-59" office:value-type="float" office:value="2.4152999999999998">
            <text:p>2.4153</text:p>
          </table:table-cell>
          <table:table-cell table:style-name="ACE-65" office:value-type="float" office:value="4.35405">
            <text:p>4.35405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khk</text:p>
          </table:table-cell>
          <table:table-cell table:style-name="ACE-48" office:value-type="float" office:value="3.9449000000000001">
            <text:p>3.9449</text:p>
          </table:table-cell>
          <table:table-cell table:style-name="ACE-44" office:value-type="float" office:value="3.2431000000000001">
            <text:p>3.2431</text:p>
          </table:table-cell>
          <table:table-cell table:style-name="ACE-44" office:value-type="float" office:value="2.7161">
            <text:p>2.7161</text:p>
          </table:table-cell>
          <table:table-cell table:style-name="ACE-44" office:value-type="float" office:value="2.4603000000000002">
            <text:p>2.4603</text:p>
          </table:table-cell>
          <table:table-cell table:style-name="ACE-44" office:value-type="float" office:value="2.3245">
            <text:p>2.3245</text:p>
          </table:table-cell>
          <table:table-cell table:style-name="ACE-59" office:value-type="float" office:value="2.2523">
            <text:p>2.2523</text:p>
          </table:table-cell>
          <table:table-cell table:style-name="ACE-65" office:value-type="float" office:value="2.8235333333333301">
            <text:p>2.8235333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kor</text:p>
          </table:table-cell>
          <table:table-cell table:style-name="ACE-48" office:value-type="float" office:value="5.6929999999999996">
            <text:p>5.693</text:p>
          </table:table-cell>
          <table:table-cell table:style-name="ACE-44" office:value-type="float" office:value="4.0544000000000002">
            <text:p>4.0544</text:p>
          </table:table-cell>
          <table:table-cell table:style-name="ACE-44" office:value-type="float" office:value="3.4659">
            <text:p>3.4659</text:p>
          </table:table-cell>
          <table:table-cell table:style-name="ACE-44" office:value-type="float" office:value="2.8003">
            <text:p>2.8003</text:p>
          </table:table-cell>
          <table:table-cell table:style-name="ACE-44" office:value-type="float" office:value="2.8976000000000002">
            <text:p>2.8976</text:p>
          </table:table-cell>
          <table:table-cell table:style-name="ACE-59"/>
          <table:table-cell table:style-name="ACE-65" office:value-type="float" office:value="3.7822399999999998">
            <text:p>3.78224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laj</text:p>
          </table:table-cell>
          <table:table-cell table:style-name="ACE-48" office:value-type="float" office:value="4.5812999999999997">
            <text:p>4.5813</text:p>
          </table:table-cell>
          <table:table-cell table:style-name="ACE-44" office:value-type="float" office:value="3.9207000000000001">
            <text:p>3.9207</text:p>
          </table:table-cell>
          <table:table-cell table:style-name="ACE-44" office:value-type="float" office:value="3.2113">
            <text:p>3.2113</text:p>
          </table:table-cell>
          <table:table-cell table:style-name="ACE-44" office:value-type="float" office:value="2.8517000000000001">
            <text:p>2.8517</text:p>
          </table:table-cell>
          <table:table-cell table:style-name="ACE-44" office:value-type="float" office:value="2.6749000000000001">
            <text:p>2.6749</text:p>
          </table:table-cell>
          <table:table-cell table:style-name="ACE-59"/>
          <table:table-cell table:style-name="ACE-65" office:value-type="float" office:value="3.4479799999999998">
            <text:p>3.44798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mig</text:p>
          </table:table-cell>
          <table:table-cell table:style-name="ACE-48" office:value-type="float" office:value="4.9272">
            <text:p>4.9272</text:p>
          </table:table-cell>
          <table:table-cell table:style-name="ACE-44" office:value-type="float" office:value="3.9081000000000001">
            <text:p>3.9081</text:p>
          </table:table-cell>
          <table:table-cell table:style-name="ACE-44" office:value-type="float" office:value="3.0594999999999999">
            <text:p>3.0595</text:p>
          </table:table-cell>
          <table:table-cell table:style-name="ACE-44" office:value-type="float" office:value="2.6442999999999999">
            <text:p>2.6443</text:p>
          </table:table-cell>
          <table:table-cell table:style-name="ACE-44" office:value-type="float" office:value="2.3569">
            <text:p>2.3569</text:p>
          </table:table-cell>
          <table:table-cell table:style-name="ACE-59" office:value-type="float" office:value="2.2685">
            <text:p>2.2685</text:p>
          </table:table-cell>
          <table:table-cell table:style-name="ACE-65" office:value-type="float" office:value="3.1940833333333298">
            <text:p>3.1940833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mph</text:p>
          </table:table-cell>
          <table:table-cell table:style-name="ACE-48" office:value-type="float" office:value="2.9487000000000001">
            <text:p>2.9487</text:p>
          </table:table-cell>
          <table:table-cell table:style-name="ACE-44" office:value-type="float" office:value="2.5758999999999999">
            <text:p>2.5759</text:p>
          </table:table-cell>
          <table:table-cell table:style-name="ACE-44" office:value-type="float" office:value="2.3582999999999998">
            <text:p>2.3583</text:p>
          </table:table-cell>
          <table:table-cell table:style-name="ACE-44" office:value-type="float" office:value="2.1977000000000002">
            <text:p>2.1977</text:p>
          </table:table-cell>
          <table:table-cell table:style-name="ACE-44" office:value-type="float" office:value="2.0909">
            <text:p>2.0909</text:p>
          </table:table-cell>
          <table:table-cell table:style-name="ACE-59" office:value-type="float" office:value="2.0499999999999998">
            <text:p>2.05</text:p>
          </table:table-cell>
          <table:table-cell table:style-name="ACE-65" office:value-type="float" office:value="2.37025">
            <text:p>2.37025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mya</text:p>
          </table:table-cell>
          <table:table-cell table:style-name="ACE-48" office:value-type="float" office:value="3.6812999999999998">
            <text:p>3.6813</text:p>
          </table:table-cell>
          <table:table-cell table:style-name="ACE-44" office:value-type="float" office:value="3.1875">
            <text:p>3.1875</text:p>
          </table:table-cell>
          <table:table-cell table:style-name="ACE-44" office:value-type="float" office:value="2.7856999999999998">
            <text:p>2.7857</text:p>
          </table:table-cell>
          <table:table-cell table:style-name="ACE-44" office:value-type="float" office:value="2.4314">
            <text:p>2.4314</text:p>
          </table:table-cell>
          <table:table-cell table:style-name="ACE-44" office:value-type="float" office:value="2.1545999999999998">
            <text:p>2.1546</text:p>
          </table:table-cell>
          <table:table-cell table:style-name="ACE-59" office:value-type="float" office:value="2.0448">
            <text:p>2.0448</text:p>
          </table:table-cell>
          <table:table-cell table:style-name="ACE-65" office:value-type="float" office:value="2.7142166666666698">
            <text:p>2.7142167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mzh</text:p>
          </table:table-cell>
          <table:table-cell table:style-name="ACE-48" office:value-type="float" office:value="6.9241000000000001">
            <text:p>6.9241</text:p>
          </table:table-cell>
          <table:table-cell table:style-name="ACE-44" office:value-type="float" office:value="5.2256">
            <text:p>5.2256</text:p>
          </table:table-cell>
          <table:table-cell table:style-name="ACE-44" office:value-type="float" office:value="3.9493">
            <text:p>3.9493</text:p>
          </table:table-cell>
          <table:table-cell table:style-name="ACE-44" office:value-type="float" office:value="3.2105999999999999">
            <text:p>3.2106</text:p>
          </table:table-cell>
          <table:table-cell table:style-name="ACE-44" office:value-type="float" office:value="2.7233999999999998">
            <text:p>2.7234</text:p>
          </table:table-cell>
          <table:table-cell table:style-name="ACE-59" office:value-type="float" office:value="2.4106999999999998">
            <text:p>2.4107</text:p>
          </table:table-cell>
          <table:table-cell table:style-name="ACE-65" office:value-type="float" office:value="4.07395">
            <text:p>4.07395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naq</text:p>
          </table:table-cell>
          <table:table-cell table:style-name="ACE-48" office:value-type="float" office:value="3.9651000000000001">
            <text:p>3.9651</text:p>
          </table:table-cell>
          <table:table-cell table:style-name="ACE-44" office:value-type="float" office:value="3.3561000000000001">
            <text:p>3.3561</text:p>
          </table:table-cell>
          <table:table-cell table:style-name="ACE-44" office:value-type="float" office:value="3.0017999999999998">
            <text:p>3.0018</text:p>
          </table:table-cell>
          <table:table-cell table:style-name="ACE-44" office:value-type="float" office:value="2.7503000000000002">
            <text:p>2.7503</text:p>
          </table:table-cell>
          <table:table-cell table:style-name="ACE-44" office:value-type="float" office:value="2.5813000000000001">
            <text:p>2.5813</text:p>
          </table:table-cell>
          <table:table-cell table:style-name="ACE-59" office:value-type="float" office:value="2.3631000000000002">
            <text:p>2.3631</text:p>
          </table:table-cell>
          <table:table-cell table:style-name="ACE-65" office:value-type="float" office:value="3.0029499999999998">
            <text:p>3.00295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pes</text:p>
          </table:table-cell>
          <table:table-cell table:style-name="ACE-48" office:value-type="float" office:value="4.1028000000000002">
            <text:p>4.1028</text:p>
          </table:table-cell>
          <table:table-cell table:style-name="ACE-44" office:value-type="float" office:value="3.4660000000000002">
            <text:p>3.466</text:p>
          </table:table-cell>
          <table:table-cell table:style-name="ACE-44" office:value-type="float" office:value="2.8188">
            <text:p>2.8188</text:p>
          </table:table-cell>
          <table:table-cell table:style-name="ACE-44" office:value-type="float" office:value="2.6381000000000001">
            <text:p>2.6381</text:p>
          </table:table-cell>
          <table:table-cell table:style-name="ACE-44" office:value-type="float" office:value="2.6413000000000002">
            <text:p>2.6413</text:p>
          </table:table-cell>
          <table:table-cell table:style-name="ACE-59"/>
          <table:table-cell table:style-name="ACE-65" office:value-type="float" office:value="3.1334">
            <text:p>3.1334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plt</text:p>
          </table:table-cell>
          <table:table-cell table:style-name="ACE-48" office:value-type="float" office:value="7.2617000000000003">
            <text:p>7.2617</text:p>
          </table:table-cell>
          <table:table-cell table:style-name="ACE-44" office:value-type="float" office:value="5.0393999999999997">
            <text:p>5.0394</text:p>
          </table:table-cell>
          <table:table-cell table:style-name="ACE-44" office:value-type="float" office:value="3.6842999999999999">
            <text:p>3.6843</text:p>
          </table:table-cell>
          <table:table-cell table:style-name="ACE-44" office:value-type="float" office:value="2.9317000000000002">
            <text:p>2.9317</text:p>
          </table:table-cell>
          <table:table-cell table:style-name="ACE-44" office:value-type="float" office:value="2.6299000000000001">
            <text:p>2.6299</text:p>
          </table:table-cell>
          <table:table-cell table:style-name="ACE-59" office:value-type="float" office:value="2.3588">
            <text:p>2.3588</text:p>
          </table:table-cell>
          <table:table-cell table:style-name="ACE-65" office:value-type="float" office:value="3.9843000000000002">
            <text:p>3.9843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qvi</text:p>
          </table:table-cell>
          <table:table-cell table:style-name="ACE-48" office:value-type="float" office:value="8.2544000000000004">
            <text:p>8.2544</text:p>
          </table:table-cell>
          <table:table-cell table:style-name="ACE-44" office:value-type="float" office:value="5.9866999999999999">
            <text:p>5.9867</text:p>
          </table:table-cell>
          <table:table-cell table:style-name="ACE-44" office:value-type="float" office:value="4.1669999999999998">
            <text:p>4.167</text:p>
          </table:table-cell>
          <table:table-cell table:style-name="ACE-44" office:value-type="float" office:value="3.1143000000000001">
            <text:p>3.1143</text:p>
          </table:table-cell>
          <table:table-cell table:style-name="ACE-44" office:value-type="float" office:value="2.4944999999999999">
            <text:p>2.4945</text:p>
          </table:table-cell>
          <table:table-cell table:style-name="ACE-59" office:value-type="float" office:value="2.1297999999999999">
            <text:p>2.1298</text:p>
          </table:table-cell>
          <table:table-cell table:style-name="ACE-65" office:value-type="float" office:value="4.3577833333333302">
            <text:p>4.3577833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rus</text:p>
          </table:table-cell>
          <table:table-cell table:style-name="ACE-48" office:value-type="float" office:value="3.5611000000000002">
            <text:p>3.5611</text:p>
          </table:table-cell>
          <table:table-cell table:style-name="ACE-44" office:value-type="float" office:value="3.1488999999999998">
            <text:p>3.1489</text:p>
          </table:table-cell>
          <table:table-cell table:style-name="ACE-44" office:value-type="float" office:value="2.7865000000000002">
            <text:p>2.7865</text:p>
          </table:table-cell>
          <table:table-cell table:style-name="ACE-44" office:value-type="float" office:value="2.6042000000000001">
            <text:p>2.6042</text:p>
          </table:table-cell>
          <table:table-cell table:style-name="ACE-44" office:value-type="float" office:value="2.5516000000000001">
            <text:p>2.5516</text:p>
          </table:table-cell>
          <table:table-cell table:style-name="ACE-59" office:value-type="float" office:value="2.5131999999999999">
            <text:p>2.5132</text:p>
          </table:table-cell>
          <table:table-cell table:style-name="ACE-65" office:value-type="float" office:value="2.8609166666666699">
            <text:p>2.8609167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sag</text:p>
          </table:table-cell>
          <table:table-cell table:style-name="ACE-48" office:value-type="float" office:value="4.6138000000000003">
            <text:p>4.6138</text:p>
          </table:table-cell>
          <table:table-cell table:style-name="ACE-44" office:value-type="float" office:value="3.7391999999999999">
            <text:p>3.7392</text:p>
          </table:table-cell>
          <table:table-cell table:style-name="ACE-44" office:value-type="float" office:value="3.0617000000000001">
            <text:p>3.0617</text:p>
          </table:table-cell>
          <table:table-cell table:style-name="ACE-44" office:value-type="float" office:value="2.4409000000000001">
            <text:p>2.4409</text:p>
          </table:table-cell>
          <table:table-cell table:style-name="ACE-44" office:value-type="float" office:value="2.2663000000000002">
            <text:p>2.2663</text:p>
          </table:table-cell>
          <table:table-cell table:style-name="ACE-59" office:value-type="float" office:value="2">
            <text:p>2</text:p>
          </table:table-cell>
          <table:table-cell table:style-name="ACE-65" office:value-type="float" office:value="3.0203166666666701">
            <text:p>3.0203167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spa</text:p>
          </table:table-cell>
          <table:table-cell table:style-name="ACE-48" office:value-type="float" office:value="4.8064">
            <text:p>4.8064</text:p>
          </table:table-cell>
          <table:table-cell table:style-name="ACE-44" office:value-type="float" office:value="3.7637">
            <text:p>3.7637</text:p>
          </table:table-cell>
          <table:table-cell table:style-name="ACE-44" office:value-type="float" office:value="3.0085999999999999">
            <text:p>3.0086</text:p>
          </table:table-cell>
          <table:table-cell table:style-name="ACE-44" office:value-type="float" office:value="2.677">
            <text:p>2.677</text:p>
          </table:table-cell>
          <table:table-cell table:style-name="ACE-44" office:value-type="float" office:value="2.5276999999999998">
            <text:p>2.5277</text:p>
          </table:table-cell>
          <table:table-cell table:style-name="ACE-59" office:value-type="float" office:value="2.2970999999999999">
            <text:p>2.2971</text:p>
          </table:table-cell>
          <table:table-cell table:style-name="ACE-65" office:value-type="float" office:value="3.18008333333333">
            <text:p>3.1800833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swh</text:p>
          </table:table-cell>
          <table:table-cell table:style-name="ACE-48" office:value-type="float" office:value="4.2111000000000001">
            <text:p>4.2111</text:p>
          </table:table-cell>
          <table:table-cell table:style-name="ACE-44" office:value-type="float" office:value="3.4411999999999998">
            <text:p>3.4412</text:p>
          </table:table-cell>
          <table:table-cell table:style-name="ACE-44" office:value-type="float" office:value="2.8109999999999999">
            <text:p>2.811</text:p>
          </table:table-cell>
          <table:table-cell table:style-name="ACE-44" office:value-type="float" office:value="2.4371">
            <text:p>2.4371</text:p>
          </table:table-cell>
          <table:table-cell table:style-name="ACE-44" office:value-type="float" office:value="2.3792">
            <text:p>2.3792</text:p>
          </table:table-cell>
          <table:table-cell table:style-name="ACE-59" office:value-type="float" office:value="2.1429">
            <text:p>2.1429</text:p>
          </table:table-cell>
          <table:table-cell table:style-name="ACE-65" office:value-type="float" office:value="2.9037500000000001">
            <text:p>2.90375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tgl</text:p>
          </table:table-cell>
          <table:table-cell table:style-name="ACE-48" office:value-type="float" office:value="4.2110000000000003">
            <text:p>4.211</text:p>
          </table:table-cell>
          <table:table-cell table:style-name="ACE-44" office:value-type="float" office:value="3.2222">
            <text:p>3.2222</text:p>
          </table:table-cell>
          <table:table-cell table:style-name="ACE-44" office:value-type="float" office:value="2.6530999999999998">
            <text:p>2.6531</text:p>
          </table:table-cell>
          <table:table-cell table:style-name="ACE-44" office:value-type="float" office:value="2.3732000000000002">
            <text:p>2.3732</text:p>
          </table:table-cell>
          <table:table-cell table:style-name="ACE-44" office:value-type="float" office:value="2.1926000000000001">
            <text:p>2.1926</text:p>
          </table:table-cell>
          <table:table-cell table:style-name="ACE-59" office:value-type="float" office:value="2.1667000000000001">
            <text:p>2.1667</text:p>
          </table:table-cell>
          <table:table-cell table:style-name="ACE-65" office:value-type="float" office:value="2.8031333333333301">
            <text:p>2.8031333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tha</text:p>
          </table:table-cell>
          <table:table-cell table:style-name="ACE-48" office:value-type="float" office:value="5.2601000000000004">
            <text:p>5.2601</text:p>
          </table:table-cell>
          <table:table-cell table:style-name="ACE-44" office:value-type="float" office:value="3.8814000000000002">
            <text:p>3.8814</text:p>
          </table:table-cell>
          <table:table-cell table:style-name="ACE-44" office:value-type="float" office:value="3.8109000000000002">
            <text:p>3.8109</text:p>
          </table:table-cell>
          <table:table-cell table:style-name="ACE-44" office:value-type="float" office:value="4.5335999999999999">
            <text:p>4.5336</text:p>
          </table:table-cell>
          <table:table-cell table:style-name="ACE-44" office:value-type="float" office:value="4.3956">
            <text:p>4.3956</text:p>
          </table:table-cell>
          <table:table-cell table:style-name="ACE-59"/>
          <table:table-cell table:style-name="ACE-65" office:value-type="float" office:value="4.3763199999999998">
            <text:p>4.37632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tur</text:p>
          </table:table-cell>
          <table:table-cell table:style-name="ACE-48" office:value-type="float" office:value="7.0107999999999997">
            <text:p>7.0108</text:p>
          </table:table-cell>
          <table:table-cell table:style-name="ACE-44" office:value-type="float" office:value="5.1592000000000002">
            <text:p>5.1592</text:p>
          </table:table-cell>
          <table:table-cell table:style-name="ACE-44" office:value-type="float" office:value="3.8079999999999998">
            <text:p>3.808</text:p>
          </table:table-cell>
          <table:table-cell table:style-name="ACE-44" office:value-type="float" office:value="3.0566">
            <text:p>3.0566</text:p>
          </table:table-cell>
          <table:table-cell table:style-name="ACE-44" office:value-type="float" office:value="2.7017000000000002">
            <text:p>2.7017</text:p>
          </table:table-cell>
          <table:table-cell table:style-name="ACE-59" office:value-type="float" office:value="2.4001000000000001">
            <text:p>2.4001</text:p>
          </table:table-cell>
          <table:table-cell table:style-name="ACE-65" office:value-type="float" office:value="4.0227333333333304">
            <text:p>4.0227333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vie</text:p>
          </table:table-cell>
          <table:table-cell table:style-name="ACE-48" office:value-type="float" office:value="5.7084000000000001">
            <text:p>5.7084</text:p>
          </table:table-cell>
          <table:table-cell table:style-name="ACE-44" office:value-type="float" office:value="4.4165999999999999">
            <text:p>4.4166</text:p>
          </table:table-cell>
          <table:table-cell table:style-name="ACE-44" office:value-type="float" office:value="3.5619000000000001">
            <text:p>3.5619</text:p>
          </table:table-cell>
          <table:table-cell table:style-name="ACE-44" office:value-type="float" office:value="2.7281">
            <text:p>2.7281</text:p>
          </table:table-cell>
          <table:table-cell table:style-name="ACE-44" office:value-type="float" office:value="2.3656999999999999">
            <text:p>2.3657</text:p>
          </table:table-cell>
          <table:table-cell table:style-name="ACE-59" office:value-type="float" office:value="2">
            <text:p>2</text:p>
          </table:table-cell>
          <table:table-cell table:style-name="ACE-65" office:value-type="float" office:value="3.4634499999999999">
            <text:p>3.46345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xsu</text:p>
          </table:table-cell>
          <table:table-cell table:style-name="ACE-48" office:value-type="float" office:value="7.3162000000000003">
            <text:p>7.3162</text:p>
          </table:table-cell>
          <table:table-cell table:style-name="ACE-44" office:value-type="float" office:value="5.3578000000000001">
            <text:p>5.3578</text:p>
          </table:table-cell>
          <table:table-cell table:style-name="ACE-44" office:value-type="float" office:value="3.7370000000000001">
            <text:p>3.737</text:p>
          </table:table-cell>
          <table:table-cell table:style-name="ACE-44" office:value-type="float" office:value="3.0792000000000002">
            <text:p>3.0792</text:p>
          </table:table-cell>
          <table:table-cell table:style-name="ACE-44" office:value-type="float" office:value="2.7328000000000001">
            <text:p>2.7328</text:p>
          </table:table-cell>
          <table:table-cell table:style-name="ACE-59" office:value-type="float" office:value="2.2000000000000002">
            <text:p>2.2</text:p>
          </table:table-cell>
          <table:table-cell table:style-name="ACE-65" office:value-type="float" office:value="4.0705">
            <text:p>4.0705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yad</text:p>
          </table:table-cell>
          <table:table-cell table:style-name="ACE-48" office:value-type="float" office:value="5.3887">
            <text:p>5.3887</text:p>
          </table:table-cell>
          <table:table-cell table:style-name="ACE-44" office:value-type="float" office:value="4.1894999999999998">
            <text:p>4.1895</text:p>
          </table:table-cell>
          <table:table-cell table:style-name="ACE-44" office:value-type="float" office:value="3.3254999999999999">
            <text:p>3.3255</text:p>
          </table:table-cell>
          <table:table-cell table:style-name="ACE-44" office:value-type="float" office:value="2.7633999999999999">
            <text:p>2.7634</text:p>
          </table:table-cell>
          <table:table-cell table:style-name="ACE-44" office:value-type="float" office:value="2.3679000000000001">
            <text:p>2.3679</text:p>
          </table:table-cell>
          <table:table-cell table:style-name="ACE-59" office:value-type="float" office:value="2.1785000000000001">
            <text:p>2.1785</text:p>
          </table:table-cell>
          <table:table-cell table:style-name="ACE-65" office:value-type="float" office:value="3.3689166666666699">
            <text:p>3.3689167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yaq</text:p>
          </table:table-cell>
          <table:table-cell table:style-name="ACE-48" office:value-type="float" office:value="7.0492999999999997">
            <text:p>7.0493</text:p>
          </table:table-cell>
          <table:table-cell table:style-name="ACE-44" office:value-type="float" office:value="5.3567">
            <text:p>5.3567</text:p>
          </table:table-cell>
          <table:table-cell table:style-name="ACE-44" office:value-type="float" office:value="4.0792000000000002">
            <text:p>4.0792</text:p>
          </table:table-cell>
          <table:table-cell table:style-name="ACE-44" office:value-type="float" office:value="3.2385000000000002">
            <text:p>3.2385</text:p>
          </table:table-cell>
          <table:table-cell table:style-name="ACE-44" office:value-type="float" office:value="2.7766000000000002">
            <text:p>2.7766</text:p>
          </table:table-cell>
          <table:table-cell table:style-name="ACE-59" office:value-type="float" office:value="2.3340000000000001">
            <text:p>2.334</text:p>
          </table:table-cell>
          <table:table-cell table:style-name="ACE-65" office:value-type="float" office:value="4.1390500000000001">
            <text:p>4.13905</text:p>
          </table:table-cell>
          <table:table-cell table:number-columns-repeated="120" table:style-name="ACE-44"/>
        </table:table-row>
        <table:table-row table:style-name="AROW-1">
          <table:table-cell table:style-name="ACE-42" office:value-type="string">
            <text:p>yor</text:p>
          </table:table-cell>
          <table:table-cell table:style-name="ACE-49" office:value-type="float" office:value="4.7241">
            <text:p>4.7241</text:p>
          </table:table-cell>
          <table:table-cell table:style-name="ACE-54" office:value-type="float" office:value="3.6995">
            <text:p>3.6995</text:p>
          </table:table-cell>
          <table:table-cell table:style-name="ACE-54" office:value-type="float" office:value="2.9298000000000002">
            <text:p>2.9298</text:p>
          </table:table-cell>
          <table:table-cell table:style-name="ACE-54" office:value-type="float" office:value="2.6137000000000001">
            <text:p>2.6137</text:p>
          </table:table-cell>
          <table:table-cell table:style-name="ACE-54" office:value-type="float" office:value="2.4504000000000001">
            <text:p>2.4504</text:p>
          </table:table-cell>
          <table:table-cell table:style-name="ACE-60" office:value-type="float" office:value="2.2791999999999999">
            <text:p>2.2792</text:p>
          </table:table-cell>
          <table:table-cell table:style-name="ACE-66" office:value-type="float" office:value="3.1161166666666702">
            <text:p>3.1161167</text:p>
          </table:table-cell>
          <table:table-cell table:number-columns-repeated="120" table:style-name="ACE-44"/>
        </table:table-row>
        <table:table-row table:style-name="AROW-1">
          <table:table-cell table:style-name="ACE-43" office:value-type="string">
            <text:p>Total Result</text:p>
          </table:table-cell>
          <table:table-cell table:style-name="ACE-50" office:value-type="float" office:value="5.2469326530612301">
            <text:p>5.2469327</text:p>
          </table:table-cell>
          <table:table-cell table:style-name="ACE-55" office:value-type="float" office:value="4.0794122448979602">
            <text:p>4.0794122</text:p>
          </table:table-cell>
          <table:table-cell table:style-name="ACE-55" office:value-type="float" office:value="3.2390693877550998">
            <text:p>3.2390694</text:p>
          </table:table-cell>
          <table:table-cell table:style-name="ACE-55" office:value-type="float" office:value="2.78341632653061">
            <text:p>2.7834163</text:p>
          </table:table-cell>
          <table:table-cell table:style-name="ACE-55" office:value-type="float" office:value="2.5365408163265299">
            <text:p>2.5365408</text:p>
          </table:table-cell>
          <table:table-cell table:style-name="ACE-61" office:value-type="float" office:value="2.2716311111111098">
            <text:p>2.2716311</text:p>
          </table:table-cell>
          <table:table-cell table:style-name="ACE-67" office:value-type="float" office:value="3.37450551724138">
            <text:p>3.3745055</text:p>
          </table:table-cell>
          <table:table-cell table:number-columns-repeated="120" table:style-name="ACE-44"/>
        </table:table-row>
        <table:table-row table:style-name="AROW-0" table:number-rows-repeated="76">
          <table:table-cell table:number-columns-repeated="128"/>
        </table:table-row>
        <table:named-expressions>
          <table:named-expression table:name="Print_Area" table:expression="of:=#REF!" table:base-cell-address="$'Pivot Table_Top_20'.$A$1"/>
          <table:named-expression table:name="Sheet_Title" table:expression="of:=&quot;Pivot Table_Top_20&quot;" table:base-cell-address="$'Pivot Table_Top_20'.$A$1"/>
        </table:named-expressions>
        <gnm:selections gnm:cursor-col="5" gnm:cursor-row="2">
          <gnm:selection gnm:start-col="5" gnm:start-row="2" gnm:end-col="5" gnm:end-row="2"/>
        </gnm:selections>
      </table:table>
      <table:table table:name="common UD&amp;PBC" table:style-name="ta-5" table:print="true">
        <office:forms form:automatic-focus="false" form:apply-design-mode="false">
          <form:form/>
        </office:forms>
        <table:table-column table:default-cell-style-name="ACE-68" table:style-name="ACOL-0" table:number-columns-repeated="2"/>
        <table:table-column table:default-cell-style-name="ACE-68" table:style-name="ACOL-10" table:number-columns-repeated="5"/>
        <table:table-column table:default-cell-style-name="ACE-68" table:style-name="ACOL-11"/>
        <table:table-column table:default-cell-style-name="ACE-68" table:style-name="ACOL-12"/>
        <table:table-column table:default-cell-style-name="ACE-68" table:style-name="ACOL-0"/>
        <table:table-column table:default-cell-style-name="ACE-68" table:style-name="ACOL-13"/>
        <table:table-column table:default-cell-style-name="ACE-68" table:style-name="ACOL-14"/>
        <table:table-column table:default-cell-style-name="ACE-68" table:style-name="ACOL-0" table:number-columns-repeated="116"/>
        <table:table-row table:style-name="AROW-3">
          <table:table-cell table:style-name="ACE-68" office:value-type="string">
            <text:p>treebank</text:p>
          </table:table-cell>
          <table:table-cell table:style-name="ACE-68" office:value-type="string">
            <text:p>language</text:p>
          </table:table-cell>
          <table:table-cell table:style-name="ACE-68" office:value-type="string">
            <text:p>inflection_accuracy</text:p>
          </table:table-cell>
          <table:table-cell table:style-name="ACE-69" office:value-type="string">
            <text:p>TTR (sampled on treebank)</text:p>
          </table:table-cell>
          <table:table-cell table:style-name="ACE-69" office:value-type="string">
            <text:p>MSP</text:p>
          </table:table-cell>
          <table:table-cell table:style-name="ACE-69" office:value-type="string">
            <text:p>Morph_Entropy</text:p>
          </table:table-cell>
          <table:table-cell table:style-name="ACE-69" office:value-type="string">
            <text:p>CFE_form_feat</text:p>
          </table:table-cell>
          <table:table-cell table:style-name="ACE-68" office:value-type="string">
            <text:p>CFE_feat_form</text:p>
          </table:table-cell>
          <table:table-cell table:style-name="ACE-68" office:value-type="string">
            <text:p>TTR (token/type on complete PBC)</text:p>
          </table:table-cell>
          <table:table-cell table:style-name="ACE-68"/>
          <table:table-cell table:style-name="ACE-68" office:value-type="string">
            <text:p>Average regularity</text:p>
          </table:table-cell>
          <table:table-cell table:style-name="ACE-68" office:value-type="string">
            <text:p>TTR (sampled on PBC)</text:p>
          </table:table-cell>
          <table:table-cell table:number-columns-repeated="116" table:style-name="ACE-68"/>
        </table:table-row>
        <table:table-row table:style-name="AROW-3">
          <table:table-cell table:style-name="ACE-68" office:value-type="string">
            <text:p>deu</text:p>
          </table:table-cell>
          <table:table-cell table:style-name="ACE-68" office:value-type="string">
            <text:p>German</text:p>
          </table:table-cell>
          <table:table-cell table:style-name="ACE-68" office:value-type="float" office:value="0.58700017380000002">
            <text:p>0.5870001738</text:p>
          </table:table-cell>
          <table:table-cell table:style-name="ACE-69" office:value-type="float" office:value="0.38605339999999999">
            <text:p>0.3860534000</text:p>
          </table:table-cell>
          <table:table-cell table:style-name="ACE-69" office:value-type="float" office:value="1.1847404589999999">
            <text:p>1.1847404590</text:p>
          </table:table-cell>
          <table:table-cell table:style-name="ACE-69" office:value-type="float" office:value="8.0099770888999995">
            <text:p>8.0099770889</text:p>
          </table:table-cell>
          <table:table-cell table:style-name="ACE-69" office:value-type="float" office:value="2.95977e-05">
            <text:p>0.0000295977</text:p>
          </table:table-cell>
          <table:table-cell table:style-name="ACE-68" office:value-type="float" office:value="7.8646999999999994e-06">
            <text:p>7.8647E-06</text:p>
          </table:table-cell>
          <table:table-cell table:style-name="ACE-68" office:value-type="float" office:value="29.444800000000001">
            <text:p>29.4448</text:p>
          </table:table-cell>
          <table:table-cell table:style-name="ACE-68" office:value-type="string">
            <text:p>deu</text:p>
          </table:table-cell>
          <table:table-cell table:style-name="ACE-68" office:value-type="float" office:value="3.3075142857142898">
            <text:p>3.30751428571429</text:p>
          </table:table-cell>
          <table:table-cell table:style-name="ACE-68" office:value-type="float" office:value="0.19566549999999999">
            <text:p>0.1956655</text:p>
          </table:table-cell>
          <table:table-cell table:number-columns-repeated="116" table:style-name="ACE-68"/>
        </table:table-row>
        <table:table-row table:style-name="AROW-3">
          <table:table-cell table:style-name="ACE-68" office:value-type="string">
            <text:p>ell</text:p>
          </table:table-cell>
          <table:table-cell table:style-name="ACE-68" office:value-type="string">
            <text:p>Greek</text:p>
          </table:table-cell>
          <table:table-cell table:style-name="ACE-68" office:value-type="float" office:value="0.34704464940000002">
            <text:p>0.3470446494</text:p>
          </table:table-cell>
          <table:table-cell table:style-name="ACE-69" office:value-type="float" office:value="0.26927255">
            <text:p>0.2692725500</text:p>
          </table:table-cell>
          <table:table-cell table:style-name="ACE-69" office:value-type="float" office:value="1.6479675126">
            <text:p>1.6479675126</text:p>
          </table:table-cell>
          <table:table-cell table:style-name="ACE-69" office:value-type="float" office:value="8.8634303172000006">
            <text:p>8.8634303172</text:p>
          </table:table-cell>
          <table:table-cell table:style-name="ACE-69" office:value-type="float" office:value="2.0401799999999998e-05">
            <text:p>0.0000204018</text:p>
          </table:table-cell>
          <table:table-cell table:style-name="ACE-68" office:value-type="float" office:value="1.29054e-05">
            <text:p>1.29054E-05</text:p>
          </table:table-cell>
          <table:table-cell table:style-name="ACE-68" office:value-type="float" office:value="22.176500000000001">
            <text:p>22.1765</text:p>
          </table:table-cell>
          <table:table-cell table:style-name="ACE-68" office:value-type="string">
            <text:p>ell</text:p>
          </table:table-cell>
          <table:table-cell table:style-name="ACE-68" office:value-type="float" office:value="3.0288571428571398">
            <text:p>3.02885714285714</text:p>
          </table:table-cell>
          <table:table-cell table:style-name="ACE-68" office:value-type="float" office:value="0.21850550000000002">
            <text:p>0.21850550000000002</text:p>
          </table:table-cell>
          <table:table-cell table:number-columns-repeated="116" table:style-name="ACE-68"/>
        </table:table-row>
        <table:table-row table:style-name="AROW-3">
          <table:table-cell table:style-name="ACE-68" office:value-type="string">
            <text:p>eng_ewt</text:p>
          </table:table-cell>
          <table:table-cell table:style-name="ACE-68" office:value-type="string">
            <text:p>English</text:p>
          </table:table-cell>
          <table:table-cell table:style-name="ACE-68" office:value-type="float" office:value="0.68401035769999996">
            <text:p>0.6840103577</text:p>
          </table:table-cell>
          <table:table-cell table:style-name="ACE-69" office:value-type="float" office:value="0.26382149999999999">
            <text:p>0.2638215000</text:p>
          </table:table-cell>
          <table:table-cell table:style-name="ACE-69" office:value-type="float" office:value="1.253344021">
            <text:p>1.2533440210</text:p>
          </table:table-cell>
          <table:table-cell table:style-name="ACE-69" office:value-type="float" office:value="5.9776110324999996">
            <text:p>5.9776110325</text:p>
          </table:table-cell>
          <table:table-cell table:style-name="ACE-69" office:value-type="float" office:value="1.6792399999999999e-05">
            <text:p>0.0000167924</text:p>
          </table:table-cell>
          <table:table-cell table:style-name="ACE-68" office:value-type="float" office:value="1.3902499999999999e-05">
            <text:p>1.39025E-05</text:p>
          </table:table-cell>
          <table:table-cell table:style-name="ACE-68" office:value-type="float" office:value="74.069100000000006">
            <text:p>74.0691</text:p>
          </table:table-cell>
          <table:table-cell table:style-name="ACE-68" office:value-type="string">
            <text:p>eng</text:p>
          </table:table-cell>
          <table:table-cell table:style-name="ACE-68" office:value-type="float" office:value="2.9015142857142902">
            <text:p>2.90151428571429</text:p>
          </table:table-cell>
          <table:table-cell table:style-name="ACE-68" office:value-type="float" office:value="0.12935300000000002">
            <text:p>0.12935300000000002</text:p>
          </table:table-cell>
          <table:table-cell table:number-columns-repeated="116" table:style-name="ACE-68"/>
        </table:table-row>
        <table:table-row table:style-name="AROW-3">
          <table:table-cell table:style-name="ACE-68" office:value-type="string">
            <text:p>eus</text:p>
          </table:table-cell>
          <table:table-cell table:style-name="ACE-68" office:value-type="string">
            <text:p>Basque</text:p>
          </table:table-cell>
          <table:table-cell table:style-name="ACE-68" office:value-type="float" office:value="0.31701761639999998">
            <text:p>0.3170176164</text:p>
          </table:table-cell>
          <table:table-cell table:style-name="ACE-69" office:value-type="float" office:value="0.40704344999999997">
            <text:p>0.4070434500</text:p>
          </table:table-cell>
          <table:table-cell table:style-name="ACE-69" office:value-type="float" office:value="1.8928225711">
            <text:p>1.8928225711</text:p>
          </table:table-cell>
          <table:table-cell table:style-name="ACE-69" office:value-type="float" office:value="8.7798234253">
            <text:p>8.7798234253</text:p>
          </table:table-cell>
          <table:table-cell table:style-name="ACE-69" office:value-type="float" office:value="1.6888499999999999e-05">
            <text:p>0.0000168885</text:p>
          </table:table-cell>
          <table:table-cell table:style-name="ACE-68" office:value-type="float" office:value="2.1639999999999999e-05">
            <text:p>2.164E-05</text:p>
          </table:table-cell>
          <table:table-cell table:style-name="ACE-68" office:value-type="float" office:value="10.8165">
            <text:p>10.8165</text:p>
          </table:table-cell>
          <table:table-cell table:style-name="ACE-68" office:value-type="string">
            <text:p>eus</text:p>
          </table:table-cell>
          <table:table-cell table:style-name="ACE-68" office:value-type="float" office:value="2.6091142857142899">
            <text:p>2.60911428571429</text:p>
          </table:table-cell>
          <table:table-cell table:style-name="ACE-68" office:value-type="float" office:value="0.23434749999999999">
            <text:p>0.2343475</text:p>
          </table:table-cell>
          <table:table-cell table:number-columns-repeated="116" table:style-name="ACE-68"/>
        </table:table-row>
        <table:table-row table:style-name="AROW-3">
          <table:table-cell table:style-name="ACE-68" office:value-type="string">
            <text:p>fin_ftb</text:p>
          </table:table-cell>
          <table:table-cell table:style-name="ACE-68" office:value-type="string">
            <text:p>Finnish</text:p>
          </table:table-cell>
          <table:table-cell table:style-name="ACE-68" office:value-type="float" office:value="0.23498948049999999">
            <text:p>0.2349894805</text:p>
          </table:table-cell>
          <table:table-cell table:style-name="ACE-69" office:value-type="float" office:value="0.49949710000000003">
            <text:p>0.4994971000</text:p>
          </table:table-cell>
          <table:table-cell table:style-name="ACE-69" office:value-type="float" office:value="1.7281628917">
            <text:p>1.7281628917</text:p>
          </table:table-cell>
          <table:table-cell table:style-name="ACE-69" office:value-type="float" office:value="9.1585895662999999">
            <text:p>9.1585895663</text:p>
          </table:table-cell>
          <table:table-cell table:style-name="ACE-69" office:value-type="float" office:value="9.6638000000000005e-06">
            <text:p>0.0000096638</text:p>
          </table:table-cell>
          <table:table-cell table:style-name="ACE-68" office:value-type="float" office:value="9.3749000000000007e-06">
            <text:p>9.3749E-06</text:p>
          </table:table-cell>
          <table:table-cell table:style-name="ACE-68" office:value-type="float" office:value="12.171900000000001">
            <text:p>12.1719</text:p>
          </table:table-cell>
          <table:table-cell table:style-name="ACE-68" office:value-type="string">
            <text:p>fin</text:p>
          </table:table-cell>
          <table:table-cell table:style-name="ACE-68" office:value-type="float" office:value="3.1522714285714302">
            <text:p>3.15227142857143</text:p>
          </table:table-cell>
          <table:table-cell table:style-name="ACE-68" office:value-type="float" office:value="0.32835600000000009">
            <text:p>0.3283560000000001</text:p>
          </table:table-cell>
          <table:table-cell table:number-columns-repeated="116" table:style-name="ACE-68"/>
        </table:table-row>
        <table:table-row table:style-name="AROW-3">
          <table:table-cell table:style-name="ACE-68" office:value-type="string">
            <text:p>fra_sequoia</text:p>
          </table:table-cell>
          <table:table-cell table:style-name="ACE-68" office:value-type="string">
            <text:p>French</text:p>
          </table:table-cell>
          <table:table-cell table:style-name="ACE-68" office:value-type="float" office:value="0.55298711889999996">
            <text:p>0.5529871189</text:p>
          </table:table-cell>
          <table:table-cell table:style-name="ACE-69" office:value-type="float" office:value="0.22858675000000001">
            <text:p>0.2285867500</text:p>
          </table:table-cell>
          <table:table-cell table:style-name="ACE-69" office:value-type="float" office:value="1.3575549817999999">
            <text:p>1.3575549818</text:p>
          </table:table-cell>
          <table:table-cell table:style-name="ACE-69" office:value-type="float" office:value="5.9070019721999998">
            <text:p>5.9070019722</text:p>
          </table:table-cell>
          <table:table-cell table:style-name="ACE-69" office:value-type="float" office:value="6.8963000000000004e-06">
            <text:p>0.0000068963</text:p>
          </table:table-cell>
          <table:table-cell table:style-name="ACE-68" office:value-type="float" office:value="1.6133999999999998e-05">
            <text:p>1.6134E-05</text:p>
          </table:table-cell>
          <table:table-cell table:style-name="ACE-68" office:value-type="float" office:value="28.604700000000001">
            <text:p>28.6047</text:p>
          </table:table-cell>
          <table:table-cell table:style-name="ACE-68" office:value-type="string">
            <text:p>fra</text:p>
          </table:table-cell>
          <table:table-cell table:style-name="ACE-68" office:value-type="float" office:value="3.0907428571428599">
            <text:p>3.09074285714286</text:p>
          </table:table-cell>
          <table:table-cell table:style-name="ACE-68" office:value-type="float" office:value="0.19615899999999997">
            <text:p>0.19615899999999997</text:p>
          </table:table-cell>
          <table:table-cell table:number-columns-repeated="116" table:style-name="ACE-68"/>
        </table:table-row>
        <table:table-row table:style-name="AROW-3">
          <table:table-cell table:style-name="ACE-68" office:value-type="string">
            <text:p>hin</text:p>
          </table:table-cell>
          <table:table-cell table:style-name="ACE-68" office:value-type="string">
            <text:p>Hindi</text:p>
          </table:table-cell>
          <table:table-cell table:style-name="ACE-68" office:value-type="float" office:value="0.67697038359999995">
            <text:p>0.6769703836</text:p>
          </table:table-cell>
          <table:table-cell table:style-name="ACE-69" office:value-type="float" office:value="0.22401860000000001">
            <text:p>0.2240186000</text:p>
          </table:table-cell>
          <table:table-cell table:style-name="ACE-69" office:value-type="float" office:value="1.1966630154">
            <text:p>1.1966630154</text:p>
          </table:table-cell>
          <table:table-cell table:style-name="ACE-69" office:value-type="float" office:value="6.6504498845000004">
            <text:p>6.6504498845</text:p>
          </table:table-cell>
          <table:table-cell table:style-name="ACE-69" office:value-type="float" office:value="3.8795399999999998e-05">
            <text:p>0.0000387954</text:p>
          </table:table-cell>
          <table:table-cell table:style-name="ACE-68" office:value-type="float" office:value="1.6299000000000001e-06">
            <text:p>1.6299E-06</text:p>
          </table:table-cell>
          <table:table-cell table:style-name="ACE-68" office:value-type="float" office:value="49.1477">
            <text:p>49.1477</text:p>
          </table:table-cell>
          <table:table-cell table:style-name="ACE-68" office:value-type="string">
            <text:p>hin</text:p>
          </table:table-cell>
          <table:table-cell table:style-name="ACE-68" office:value-type="float" office:value="2.9963142857142802">
            <text:p>2.99631428571428</text:p>
          </table:table-cell>
          <table:table-cell table:style-name="ACE-68" office:value-type="float" office:value="0.15002199999999999">
            <text:p>0.150022</text:p>
          </table:table-cell>
          <table:table-cell table:number-columns-repeated="116" table:style-name="ACE-68"/>
        </table:table-row>
        <table:table-row table:style-name="AROW-3">
          <table:table-cell table:style-name="ACE-68" office:value-type="string">
            <text:p>ind</text:p>
          </table:table-cell>
          <table:table-cell table:style-name="ACE-68" office:value-type="string">
            <text:p>Indonesian</text:p>
          </table:table-cell>
          <table:table-cell table:style-name="ACE-68" office:value-type="float" office:value="0.80300360240000002">
            <text:p>0.8030036024</text:p>
          </table:table-cell>
          <table:table-cell table:style-name="ACE-69" office:value-type="float" office:value="0.34705275000000002">
            <text:p>0.3470527500</text:p>
          </table:table-cell>
          <table:table-cell table:style-name="ACE-69" office:value-type="float" office:value="1.1349756081">
            <text:p>1.1349756081</text:p>
          </table:table-cell>
          <table:table-cell table:style-name="ACE-69" office:value-type="float" office:value="2.6294303597000002">
            <text:p>2.6294303597</text:p>
          </table:table-cell>
          <table:table-cell table:style-name="ACE-69" office:value-type="float" office:value="6.8906999999999999e-06">
            <text:p>0.0000068907</text:p>
          </table:table-cell>
          <table:table-cell table:style-name="ACE-68" office:value-type="float" office:value="7.5008999999999996e-06">
            <text:p>7.5009E-06</text:p>
          </table:table-cell>
          <table:table-cell table:style-name="ACE-68" office:value-type="float" office:value="40.134099999999997">
            <text:p>40.1341</text:p>
          </table:table-cell>
          <table:table-cell table:style-name="ACE-68" office:value-type="string">
            <text:p>ind</text:p>
          </table:table-cell>
          <table:table-cell table:style-name="ACE-68" office:value-type="float" office:value="3.44731428571429">
            <text:p>3.44731428571429</text:p>
          </table:table-cell>
          <table:table-cell table:style-name="ACE-68" office:value-type="float" office:value="0.18275349999999999">
            <text:p>0.18275349999999999</text:p>
          </table:table-cell>
          <table:table-cell table:number-columns-repeated="116" table:style-name="ACE-68"/>
        </table:table-row>
        <table:table-row table:style-name="AROW-3">
          <table:table-cell table:style-name="ACE-68" office:value-type="string">
            <text:p>kor_gsd</text:p>
          </table:table-cell>
          <table:table-cell table:style-name="ACE-68" office:value-type="string">
            <text:p>Korean</text:p>
          </table:table-cell>
          <table:table-cell table:style-name="ACE-68" office:value-type="float" office:value="0.81026535519999998">
            <text:p>0.8102653552</text:p>
          </table:table-cell>
          <table:table-cell table:style-name="ACE-69" office:value-type="float" office:value="0.58122085000000001">
            <text:p>0.5812208500</text:p>
          </table:table-cell>
          <table:table-cell table:style-name="ACE-69" office:value-type="float" office:value="0.9991417641">
            <text:p>0.9991417641</text:p>
          </table:table-cell>
          <table:table-cell table:style-name="ACE-69" office:value-type="float" office:value="0">
            <text:p>0.0000000000</text:p>
          </table:table-cell>
          <table:table-cell table:style-name="ACE-69" office:value-type="float" office:value="3.7913e-06">
            <text:p>0.0000037913</text:p>
          </table:table-cell>
          <table:table-cell table:style-name="ACE-68" office:value-type="float" office:value="4.7119999999999998e-07">
            <text:p>4.712E-07</text:p>
          </table:table-cell>
          <table:table-cell table:style-name="ACE-68" office:value-type="float" office:value="7.5015999999999998">
            <text:p>7.5016</text:p>
          </table:table-cell>
          <table:table-cell table:style-name="ACE-68" office:value-type="string">
            <text:p>kor</text:p>
          </table:table-cell>
          <table:table-cell table:style-name="ACE-68" office:value-type="float" office:value="3.6801666666666701">
            <text:p>3.68016666666667</text:p>
          </table:table-cell>
          <table:table-cell table:style-name="ACE-68" office:value-type="float" office:value="0.40671299999999994">
            <text:p>0.40671299999999994</text:p>
          </table:table-cell>
          <table:table-cell table:number-columns-repeated="116" table:style-name="ACE-68"/>
        </table:table-row>
        <table:table-row table:style-name="AROW-3">
          <table:table-cell table:style-name="ACE-68" office:value-type="string">
            <text:p>rus_syntagrus</text:p>
          </table:table-cell>
          <table:table-cell table:style-name="ACE-68" office:value-type="string">
            <text:p>Russian</text:p>
          </table:table-cell>
          <table:table-cell table:style-name="ACE-68" office:value-type="float" office:value="0.24202346059999999">
            <text:p>0.2420234606</text:p>
          </table:table-cell>
          <table:table-cell table:style-name="ACE-69" office:value-type="float" office:value="0.48636499999999999">
            <text:p>0.4863650000</text:p>
          </table:table-cell>
          <table:table-cell table:style-name="ACE-69" office:value-type="float" office:value="1.6029145579999999">
            <text:p>1.6029145580</text:p>
          </table:table-cell>
          <table:table-cell table:style-name="ACE-69" office:value-type="float" office:value="9.4136624658999999">
            <text:p>9.4136624659</text:p>
          </table:table-cell>
          <table:table-cell table:style-name="ACE-69" office:value-type="float" office:value="1.05545e-05">
            <text:p>0.0000105545</text:p>
          </table:table-cell>
          <table:table-cell table:style-name="ACE-68" office:value-type="float" office:value="1.09312e-05">
            <text:p>1.09312E-05</text:p>
          </table:table-cell>
          <table:table-cell table:style-name="ACE-68" office:value-type="float" office:value="10.099600000000001">
            <text:p>10.0996</text:p>
          </table:table-cell>
          <table:table-cell table:style-name="ACE-68" office:value-type="string">
            <text:p>rus</text:p>
          </table:table-cell>
          <table:table-cell table:style-name="ACE-68" office:value-type="float" office:value="2.82098571428571">
            <text:p>2.82098571428571</text:p>
          </table:table-cell>
          <table:table-cell table:style-name="ACE-68" office:value-type="float" office:value="0.23426550000000002">
            <text:p>0.23426550000000002</text:p>
          </table:table-cell>
          <table:table-cell table:number-columns-repeated="116" table:style-name="ACE-68"/>
        </table:table-row>
        <table:table-row table:style-name="AROW-3">
          <table:table-cell table:style-name="ACE-68" office:value-type="string">
            <text:p>spa_ancora</text:p>
          </table:table-cell>
          <table:table-cell table:style-name="ACE-68" office:value-type="string">
            <text:p>Spanish</text:p>
          </table:table-cell>
          <table:table-cell table:style-name="ACE-68" office:value-type="float" office:value="0.49500698300000001">
            <text:p>0.495006983</text:p>
          </table:table-cell>
          <table:table-cell table:style-name="ACE-69" office:value-type="float" office:value="0.30828604999999998">
            <text:p>0.3082860500</text:p>
          </table:table-cell>
          <table:table-cell table:style-name="ACE-69" office:value-type="float" office:value="1.3048295252">
            <text:p>1.3048295252</text:p>
          </table:table-cell>
          <table:table-cell table:style-name="ACE-69" office:value-type="float" office:value="6.4525356734999999">
            <text:p>6.4525356735</text:p>
          </table:table-cell>
          <table:table-cell table:style-name="ACE-69" office:value-type="float" office:value="8.3345999999999998e-06">
            <text:p>0.0000083346</text:p>
          </table:table-cell>
          <table:table-cell table:style-name="ACE-68" office:value-type="float" office:value="7.4576999999999998e-06">
            <text:p>7.4577E-06</text:p>
          </table:table-cell>
          <table:table-cell table:style-name="ACE-68" office:value-type="float" office:value="32.5214">
            <text:p>32.5214</text:p>
          </table:table-cell>
          <table:table-cell table:style-name="ACE-68" office:value-type="string">
            <text:p>spa</text:p>
          </table:table-cell>
          <table:table-cell table:style-name="ACE-68" office:value-type="float" office:value="3.15481428571429">
            <text:p>3.15481428571429</text:p>
          </table:table-cell>
          <table:table-cell table:style-name="ACE-68" office:value-type="float" office:value="0.18504399999999996">
            <text:p>0.18504399999999996</text:p>
          </table:table-cell>
          <table:table-cell table:number-columns-repeated="116" table:style-name="ACE-68"/>
        </table:table-row>
        <table:table-row table:style-name="AROW-3">
          <table:table-cell table:style-name="ACE-68" office:value-type="string">
            <text:p>tur</text:p>
          </table:table-cell>
          <table:table-cell table:style-name="ACE-68" office:value-type="string">
            <text:p>Turkish</text:p>
          </table:table-cell>
          <table:table-cell table:style-name="ACE-68" office:value-type="float" office:value="0.22501543460000001">
            <text:p>0.2250154346</text:p>
          </table:table-cell>
          <table:table-cell table:style-name="ACE-69" office:value-type="float" office:value="0.43259714999999999">
            <text:p>0.4325971500</text:p>
          </table:table-cell>
          <table:table-cell table:style-name="ACE-69" office:value-type="float" office:value="2.4347517112000001">
            <text:p>2.4347517112</text:p>
          </table:table-cell>
          <table:table-cell table:style-name="ACE-69" office:value-type="float" office:value="9.5026134234999997">
            <text:p>9.5026134235</text:p>
          </table:table-cell>
          <table:table-cell table:style-name="ACE-69" office:value-type="float" office:value="6.0325999999999996e-06">
            <text:p>0.0000060326</text:p>
          </table:table-cell>
          <table:table-cell table:style-name="ACE-68" office:value-type="float" office:value="1.2837799999999999e-05">
            <text:p>1.28378E-05</text:p>
          </table:table-cell>
          <table:table-cell table:style-name="ACE-68" office:value-type="float" office:value="10.845000000000001">
            <text:p>10.845</text:p>
          </table:table-cell>
          <table:table-cell table:style-name="ACE-68" office:value-type="string">
            <text:p>tur</text:p>
          </table:table-cell>
          <table:table-cell table:style-name="ACE-68" office:value-type="float" office:value="3.7607571428571398">
            <text:p>3.76075714285714</text:p>
          </table:table-cell>
          <table:table-cell table:style-name="ACE-68" office:value-type="float" office:value="0.37014999999999998">
            <text:p>0.37015</text:p>
          </table:table-cell>
          <table:table-cell table:number-columns-repeated="116" table:style-name="ACE-68"/>
        </table:table-row>
        <table:table-row table:style-name="AROW-3">
          <table:table-cell table:style-name="ACE-68" office:value-type="string">
            <text:p>vie</text:p>
          </table:table-cell>
          <table:table-cell table:style-name="ACE-68" office:value-type="string">
            <text:p>Vietnamese</text:p>
          </table:table-cell>
          <table:table-cell table:style-name="ACE-68" office:value-type="string">
            <text:p>NA</text:p>
          </table:table-cell>
          <table:table-cell table:style-name="ACE-69" office:value-type="float" office:value="0.1766424">
            <text:p>0.1766424000</text:p>
          </table:table-cell>
          <table:table-cell table:style-name="ACE-69" office:value-type="float" office:value="1">
            <text:p>1.0000000000</text:p>
          </table:table-cell>
          <table:table-cell table:style-name="ACE-69" office:value-type="float" office:value="0">
            <text:p>0.0000000000</text:p>
          </table:table-cell>
          <table:table-cell table:style-name="ACE-69" office:value-type="float" office:value="1.10126e-05">
            <text:p>0.0000110126</text:p>
          </table:table-cell>
          <table:table-cell table:style-name="ACE-68" office:value-type="string">
            <text:p>NA</text:p>
          </table:table-cell>
          <table:table-cell table:style-name="ACE-68" office:value-type="float" office:value="119.8801">
            <text:p>119.8801</text:p>
          </table:table-cell>
          <table:table-cell table:style-name="ACE-68" office:value-type="string">
            <text:p>vie</text:p>
          </table:table-cell>
          <table:table-cell table:style-name="ACE-68" office:value-type="float" office:value="3.38755714285714">
            <text:p>3.38755714285714</text:p>
          </table:table-cell>
          <table:table-cell table:style-name="ACE-68" office:value-type="float" office:value="0.10777799999999998">
            <text:p>0.10777799999999998</text:p>
          </table:table-cell>
          <table:table-cell table:number-columns-repeated="116" table:style-name="ACE-68"/>
        </table:table-row>
        <table:table-row table:style-name="AROW-0" table:number-rows-repeated="114">
          <table:table-cell table:number-columns-repeated="128"/>
        </table:table-row>
        <table:named-expressions>
          <table:named-expression table:name="Print_Area" table:expression="of:=#REF!" table:base-cell-address="$'common UD&amp;PBC'.$A$1"/>
          <table:named-expression table:name="Sheet_Title" table:expression="of:=&quot;common UD&amp;PBC&quot;" table:base-cell-address="$'common UD&amp;PBC'.$A$1"/>
        </table:named-expressions>
        <gnm:selections gnm:cursor-col="0" gnm:cursor-row="0">
          <gnm:selection gnm:start-col="0" gnm:start-row="0" gnm:end-col="11" gnm:end-row="13"/>
        </gnm:selections>
      </table:table>
      <table:table table:name="submitted results" table:style-name="ta-6" table:print="true">
        <office:forms form:automatic-focus="false" form:apply-design-mode="false">
          <form:form/>
        </office:forms>
        <table:table-column table:default-cell-style-name="ACE-71" table:style-name="ACOL-0" table:number-columns-repeated="2"/>
        <table:table-column table:default-cell-style-name="ACE-71" table:style-name="ACOL-10"/>
        <table:table-column table:default-cell-style-name="ACE-72" table:style-name="ACOL-10" table:number-columns-repeated="2"/>
        <table:table-column table:default-cell-style-name="ACE-72" table:style-name="ACOL-15"/>
        <table:table-column table:default-cell-style-name="ACE-72" table:style-name="ACOL-10"/>
        <table:table-column table:default-cell-style-name="ACE-71" table:style-name="ACOL-10"/>
        <table:table-column table:default-cell-style-name="ACE-71" table:style-name="ACOL-0" table:number-columns-repeated="120"/>
        <table:table-row table:style-name="AROW-3">
          <table:table-cell table:style-name="ACE-70" office:value-type="string">
            <text:p>id</text:p>
          </table:table-cell>
          <table:table-cell table:style-name="ACE-70" office:value-type="string">
            <text:p>language</text:p>
          </table:table-cell>
          <table:table-cell table:style-name="ACE-70" office:value-type="string">
            <text:p>CR_inflection_accuracy</text:p>
          </table:table-cell>
          <table:table-cell table:style-name="ACE-72" office:value-type="string">
            <text:p>CR_ttr</text:p>
          </table:table-cell>
          <table:table-cell table:style-name="ACE-72" office:value-type="string">
            <text:p>CR_msp</text:p>
          </table:table-cell>
          <table:table-cell table:style-name="ACE-72" office:value-type="string">
            <text:p>CR_mfe</text:p>
          </table:table-cell>
          <table:table-cell table:style-name="ACE-72" office:value-type="string">
            <text:p>CR_cfe_form_feat</text:p>
          </table:table-cell>
          <table:table-cell table:style-name="ACE-70" office:value-type="string">
            <text:p>CR_cfe_feat_form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afr</text:p>
          </table:table-cell>
          <table:table-cell table:style-name="ACE-70" office:value-type="string">
            <text:p>Afrikaans</text:p>
          </table:table-cell>
          <table:table-cell table:style-name="ACE-70" office:value-type="float" office:value="0.66704428979999997">
            <text:p>0.6670442898</text:p>
          </table:table-cell>
          <table:table-cell table:style-name="ACE-72" office:value-type="float" office:value="0.18531845">
            <text:p>0.1853184500</text:p>
          </table:table-cell>
          <table:table-cell table:style-name="ACE-72" office:value-type="float" office:value="1.2196092001000001">
            <text:p>1.2196092001</text:p>
          </table:table-cell>
          <table:table-cell table:style-name="ACE-72" office:value-type="float" office:value="6.4273482207999999">
            <text:p>6.4273482208</text:p>
          </table:table-cell>
          <table:table-cell table:style-name="ACE-72" office:value-type="float" office:value="7.5398999999999996e-06">
            <text:p>0.0000075399</text:p>
          </table:table-cell>
          <table:table-cell table:style-name="ACE-70" office:value-type="float" office:value="8.9508999999999993e-06">
            <text:p>8.9509E-06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ara</text:p>
          </table:table-cell>
          <table:table-cell table:style-name="ACE-70" office:value-type="string">
            <text:p>Arabic</text:p>
          </table:table-cell>
          <table:table-cell table:style-name="ACE-70" office:value-type="float" office:value="0.1000941061">
            <text:p>0.1000941061</text:p>
          </table:table-cell>
          <table:table-cell table:style-name="ACE-72" office:value-type="float" office:value="0.29887340000000001">
            <text:p>0.2988734000</text:p>
          </table:table-cell>
          <table:table-cell table:style-name="ACE-72" office:value-type="float" office:value="1.4752206079000001">
            <text:p>1.4752206079</text:p>
          </table:table-cell>
          <table:table-cell table:style-name="ACE-72" office:value-type="float" office:value="6.9765855813000002">
            <text:p>6.9765855813</text:p>
          </table:table-cell>
          <table:table-cell table:style-name="ACE-72" office:value-type="float" office:value="2.19027e-05">
            <text:p>0.0000219027</text:p>
          </table:table-cell>
          <table:table-cell table:style-name="ACE-70" office:value-type="float" office:value="6.9693999999999997e-06">
            <text:p>6.9694E-06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bul</text:p>
          </table:table-cell>
          <table:table-cell table:style-name="ACE-70" office:value-type="string">
            <text:p>Bulgarian</text:p>
          </table:table-cell>
          <table:table-cell table:style-name="ACE-70" office:value-type="float" office:value="0.3490676305">
            <text:p>0.3490676305</text:p>
          </table:table-cell>
          <table:table-cell table:style-name="ACE-72" office:value-type="float" office:value="0.37706060000000002">
            <text:p>0.3770606000</text:p>
          </table:table-cell>
          <table:table-cell table:style-name="ACE-72" office:value-type="float" office:value="1.5142254585999999">
            <text:p>1.5142254586</text:p>
          </table:table-cell>
          <table:table-cell table:style-name="ACE-72" office:value-type="float" office:value="9.3361379204000006">
            <text:p>9.3361379204</text:p>
          </table:table-cell>
          <table:table-cell table:style-name="ACE-72" office:value-type="float" office:value="4.7859000000000002e-06">
            <text:p>0.0000047859</text:p>
          </table:table-cell>
          <table:table-cell table:style-name="ACE-70" office:value-type="float" office:value="1.11903e-05">
            <text:p>1.11903E-05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cat</text:p>
          </table:table-cell>
          <table:table-cell table:style-name="ACE-70" office:value-type="string">
            <text:p>Catalan</text:p>
          </table:table-cell>
          <table:table-cell table:style-name="ACE-70" office:value-type="float" office:value="0.51701701700000002">
            <text:p>0.517017017</text:p>
          </table:table-cell>
          <table:table-cell table:style-name="ACE-72" office:value-type="float" office:value="0.27571089999999998">
            <text:p>0.2757109000</text:p>
          </table:table-cell>
          <table:table-cell table:style-name="ACE-72" office:value-type="float" office:value="1.2669321686999999">
            <text:p>1.2669321687</text:p>
          </table:table-cell>
          <table:table-cell table:style-name="ACE-72" office:value-type="float" office:value="6.2757046966000001">
            <text:p>6.2757046966</text:p>
          </table:table-cell>
          <table:table-cell table:style-name="ACE-72" office:value-type="float" office:value="1.17581e-05">
            <text:p>0.0000117581</text:p>
          </table:table-cell>
          <table:table-cell table:style-name="ACE-70" office:value-type="float" office:value="1.0557199999999999e-05">
            <text:p>1.05572E-05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ces_cac</text:p>
          </table:table-cell>
          <table:table-cell table:style-name="ACE-70" office:value-type="string">
            <text:p>Czech</text:p>
          </table:table-cell>
          <table:table-cell table:style-name="ACE-70" office:value-type="float" office:value="0.33405561249999999">
            <text:p>0.3340556125</text:p>
          </table:table-cell>
          <table:table-cell table:style-name="ACE-72" office:value-type="float" office:value="0.44924504999999998">
            <text:p>0.4492450500</text:p>
          </table:table-cell>
          <table:table-cell table:style-name="ACE-72" office:value-type="float" office:value="1.5889099712000001">
            <text:p>1.5889099712</text:p>
          </table:table-cell>
          <table:table-cell table:style-name="ACE-72" office:value-type="float" office:value="11.1454613092">
            <text:p>11.1454613092</text:p>
          </table:table-cell>
          <table:table-cell table:style-name="ACE-72" office:value-type="float" office:value="1.37917e-05">
            <text:p>0.0000137917</text:p>
          </table:table-cell>
          <table:table-cell table:style-name="ACE-70" office:value-type="float" office:value="6.8685999999999998e-06">
            <text:p>6.8686E-06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ces_fictree</text:p>
          </table:table-cell>
          <table:table-cell table:style-name="ACE-70" office:value-type="string">
            <text:p>Czech</text:p>
          </table:table-cell>
          <table:table-cell table:style-name="ACE-70" office:value-type="float" office:value="0.31301361239999997">
            <text:p>0.3130136124</text:p>
          </table:table-cell>
          <table:table-cell table:style-name="ACE-72" office:value-type="float" office:value="0.37129535000000002">
            <text:p>0.3712953500</text:p>
          </table:table-cell>
          <table:table-cell table:style-name="ACE-72" office:value-type="float" office:value="1.6334260554">
            <text:p>1.6334260554</text:p>
          </table:table-cell>
          <table:table-cell table:style-name="ACE-72" office:value-type="float" office:value="11.673832367299999">
            <text:p>11.6738323673</text:p>
          </table:table-cell>
          <table:table-cell table:style-name="ACE-72" office:value-type="float" office:value="1.5542100000000002e-05">
            <text:p>0.0000155421</text:p>
          </table:table-cell>
          <table:table-cell table:style-name="ACE-70" office:value-type="float" office:value="1.07678e-05">
            <text:p>1.07678E-05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ces_pdt</text:p>
          </table:table-cell>
          <table:table-cell table:style-name="ACE-70" office:value-type="string">
            <text:p>Czech</text:p>
          </table:table-cell>
          <table:table-cell table:style-name="ACE-70" office:value-type="float" office:value="0.33503863140000001">
            <text:p>0.3350386314</text:p>
          </table:table-cell>
          <table:table-cell table:style-name="ACE-72" office:value-type="float" office:value="0.48398605">
            <text:p>0.4839860500</text:p>
          </table:table-cell>
          <table:table-cell table:style-name="ACE-72" office:value-type="float" office:value="1.5403834139000001">
            <text:p>1.5403834139</text:p>
          </table:table-cell>
          <table:table-cell table:style-name="ACE-72" office:value-type="float" office:value="11.525502980400001">
            <text:p>11.5255029804</text:p>
          </table:table-cell>
          <table:table-cell table:style-name="ACE-72" office:value-type="float" office:value="1.3065600000000001e-05">
            <text:p>0.0000130656</text:p>
          </table:table-cell>
          <table:table-cell table:style-name="ACE-70" office:value-type="float" office:value="7.7216000000000007e-06">
            <text:p>7.7216E-06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chu</text:p>
          </table:table-cell>
          <table:table-cell table:style-name="ACE-70" office:value-type="string">
            <text:p>Old Church Slavonic</text:p>
          </table:table-cell>
          <table:table-cell table:style-name="ACE-70" office:value-type="float" office:value="0.1980843119">
            <text:p>0.1980843119</text:p>
          </table:table-cell>
          <table:table-cell table:style-name="ACE-72" office:value-type="float" office:value="0.23333255">
            <text:p>0.2333325500</text:p>
          </table:table-cell>
          <table:table-cell table:style-name="ACE-72" office:value-type="float" office:value="2.5453923123000002">
            <text:p>2.5453923123</text:p>
          </table:table-cell>
          <table:table-cell table:style-name="ACE-72" office:value-type="float" office:value="10.6959949619">
            <text:p>10.6959949619</text:p>
          </table:table-cell>
          <table:table-cell table:style-name="ACE-72" office:value-type="float" office:value="1.5723299999999999e-05">
            <text:p>0.0000157233</text:p>
          </table:table-cell>
          <table:table-cell table:style-name="ACE-70" office:value-type="float" office:value="1.9888500000000001e-05">
            <text:p>1.98885E-05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cmn</text:p>
          </table:table-cell>
          <table:table-cell table:style-name="ACE-70" office:value-type="string">
            <text:p>Chinese</text:p>
          </table:table-cell>
          <table:table-cell table:style-name="ACE-70" office:value-type="float" office:value="0.998998999">
            <text:p>0.998998999</text:p>
          </table:table-cell>
          <table:table-cell table:style-name="ACE-72" office:value-type="float" office:value="0.32142609999999999">
            <text:p>0.3214261000</text:p>
          </table:table-cell>
          <table:table-cell table:style-name="ACE-72" office:value-type="float" office:value="1.0007921608999999">
            <text:p>1.0007921609</text:p>
          </table:table-cell>
          <table:table-cell table:style-name="ACE-72" office:value-type="float" office:value="2.4444340978999999">
            <text:p>2.4444340979</text:p>
          </table:table-cell>
          <table:table-cell table:style-name="ACE-72" office:value-type="float" office:value="1.5682899999999999e-05">
            <text:p>0.0000156829</text:p>
          </table:table-cell>
          <table:table-cell table:style-name="ACE-70" office:value-type="float" office:value="0">
            <text:p>0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dan</text:p>
          </table:table-cell>
          <table:table-cell table:style-name="ACE-70" office:value-type="string">
            <text:p>Danish</text:p>
          </table:table-cell>
          <table:table-cell table:style-name="ACE-70" office:value-type="float" office:value="0.478996961">
            <text:p>0.478996961</text:p>
          </table:table-cell>
          <table:table-cell table:style-name="ACE-72" office:value-type="float" office:value="0.30706850000000002">
            <text:p>0.3070685000</text:p>
          </table:table-cell>
          <table:table-cell table:style-name="ACE-72" office:value-type="float" office:value="1.2942917521999999">
            <text:p>1.2942917522</text:p>
          </table:table-cell>
          <table:table-cell table:style-name="ACE-72" office:value-type="float" office:value="7.8451194315999997">
            <text:p>7.8451194316</text:p>
          </table:table-cell>
          <table:table-cell table:style-name="ACE-72" office:value-type="float" office:value="1.25536e-05">
            <text:p>0.0000125536</text:p>
          </table:table-cell>
          <table:table-cell table:style-name="ACE-70" office:value-type="float" office:value="1.01726e-05">
            <text:p>1.01726E-05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deu</text:p>
          </table:table-cell>
          <table:table-cell table:style-name="ACE-70" office:value-type="string">
            <text:p>German</text:p>
          </table:table-cell>
          <table:table-cell table:style-name="ACE-70" office:value-type="float" office:value="0.58700017380000002">
            <text:p>0.5870001738</text:p>
          </table:table-cell>
          <table:table-cell table:style-name="ACE-72" office:value-type="float" office:value="0.38605339999999999">
            <text:p>0.3860534000</text:p>
          </table:table-cell>
          <table:table-cell table:style-name="ACE-72" office:value-type="float" office:value="1.1847404589999999">
            <text:p>1.1847404590</text:p>
          </table:table-cell>
          <table:table-cell table:style-name="ACE-72" office:value-type="float" office:value="8.0099770888999995">
            <text:p>8.0099770889</text:p>
          </table:table-cell>
          <table:table-cell table:style-name="ACE-72" office:value-type="float" office:value="2.95977e-05">
            <text:p>0.0000295977</text:p>
          </table:table-cell>
          <table:table-cell table:style-name="ACE-70" office:value-type="float" office:value="7.8646999999999994e-06">
            <text:p>7.8647E-06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ell</text:p>
          </table:table-cell>
          <table:table-cell table:style-name="ACE-70" office:value-type="string">
            <text:p>Greek</text:p>
          </table:table-cell>
          <table:table-cell table:style-name="ACE-70" office:value-type="float" office:value="0.34704464940000002">
            <text:p>0.3470446494</text:p>
          </table:table-cell>
          <table:table-cell table:style-name="ACE-72" office:value-type="float" office:value="0.26927255">
            <text:p>0.2692725500</text:p>
          </table:table-cell>
          <table:table-cell table:style-name="ACE-72" office:value-type="float" office:value="1.6479675126">
            <text:p>1.6479675126</text:p>
          </table:table-cell>
          <table:table-cell table:style-name="ACE-72" office:value-type="float" office:value="8.8634303172000006">
            <text:p>8.8634303172</text:p>
          </table:table-cell>
          <table:table-cell table:style-name="ACE-72" office:value-type="float" office:value="2.0401799999999998e-05">
            <text:p>0.0000204018</text:p>
          </table:table-cell>
          <table:table-cell table:style-name="ACE-70" office:value-type="float" office:value="1.29054e-05">
            <text:p>1.29054E-05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eng_edt</text:p>
          </table:table-cell>
          <table:table-cell table:style-name="ACE-70" office:value-type="string">
            <text:p>Estonian</text:p>
          </table:table-cell>
          <table:table-cell table:style-name="ACE-70" office:value-type="float" office:value="0.17700934469999999">
            <text:p>0.1770093447</text:p>
          </table:table-cell>
          <table:table-cell table:style-name="ACE-72" office:value-type="float" office:value="0.51874549999999997">
            <text:p>0.5187455000</text:p>
          </table:table-cell>
          <table:table-cell table:style-name="ACE-72" office:value-type="float" office:value="1.5171757331">
            <text:p>1.5171757331</text:p>
          </table:table-cell>
          <table:table-cell table:style-name="ACE-72" office:value-type="float" office:value="8.0971108457999996">
            <text:p>8.0971108458</text:p>
          </table:table-cell>
          <table:table-cell table:style-name="ACE-72" office:value-type="float" office:value="9.5950000000000005e-06">
            <text:p>0.0000095950</text:p>
          </table:table-cell>
          <table:table-cell table:style-name="ACE-70" office:value-type="float" office:value="8.5792000000000008e-06">
            <text:p>8.5792E-06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eng_ewt</text:p>
          </table:table-cell>
          <table:table-cell table:style-name="ACE-70" office:value-type="string">
            <text:p>English</text:p>
          </table:table-cell>
          <table:table-cell table:style-name="ACE-70" office:value-type="float" office:value="0.68401035769999996">
            <text:p>0.6840103577</text:p>
          </table:table-cell>
          <table:table-cell table:style-name="ACE-72" office:value-type="float" office:value="0.26382149999999999">
            <text:p>0.2638215000</text:p>
          </table:table-cell>
          <table:table-cell table:style-name="ACE-72" office:value-type="float" office:value="1.253344021">
            <text:p>1.2533440210</text:p>
          </table:table-cell>
          <table:table-cell table:style-name="ACE-72" office:value-type="float" office:value="5.9776110324999996">
            <text:p>5.9776110325</text:p>
          </table:table-cell>
          <table:table-cell table:style-name="ACE-72" office:value-type="float" office:value="1.6792399999999999e-05">
            <text:p>0.0000167924</text:p>
          </table:table-cell>
          <table:table-cell table:style-name="ACE-70" office:value-type="float" office:value="1.3902499999999999e-05">
            <text:p>1.39025E-05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eng_gum</text:p>
          </table:table-cell>
          <table:table-cell table:style-name="ACE-70" office:value-type="string">
            <text:p>English</text:p>
          </table:table-cell>
          <table:table-cell table:style-name="ACE-70" office:value-type="float" office:value="0.67899636159999999">
            <text:p>0.6789963616</text:p>
          </table:table-cell>
          <table:table-cell table:style-name="ACE-72" office:value-type="float" office:value="0.25617319999999999">
            <text:p>0.2561732000</text:p>
          </table:table-cell>
          <table:table-cell table:style-name="ACE-72" office:value-type="float" office:value="1.2406451630999999">
            <text:p>1.2406451631</text:p>
          </table:table-cell>
          <table:table-cell table:style-name="ACE-72" office:value-type="float" office:value="5.6503649030999998">
            <text:p>5.6503649031</text:p>
          </table:table-cell>
          <table:table-cell table:style-name="ACE-72" office:value-type="float" office:value="1.3240299999999999e-05">
            <text:p>0.0000132403</text:p>
          </table:table-cell>
          <table:table-cell table:style-name="ACE-70" office:value-type="float" office:value="1.0088800000000001e-05">
            <text:p>1.00888E-05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eng_lines</text:p>
          </table:table-cell>
          <table:table-cell table:style-name="ACE-70" office:value-type="string">
            <text:p>English</text:p>
          </table:table-cell>
          <table:table-cell table:style-name="ACE-70" office:value-type="float" office:value="0.6319912727">
            <text:p>0.6319912727</text:p>
          </table:table-cell>
          <table:table-cell table:style-name="ACE-72" office:value-type="float" office:value="0.21555155000000001">
            <text:p>0.2155515500</text:p>
          </table:table-cell>
          <table:table-cell table:style-name="ACE-72" office:value-type="float" office:value="1.3079260403999999">
            <text:p>1.3079260404</text:p>
          </table:table-cell>
          <table:table-cell table:style-name="ACE-72" office:value-type="float" office:value="6.0356743581999996">
            <text:p>6.0356743582</text:p>
          </table:table-cell>
          <table:table-cell table:style-name="ACE-72" office:value-type="float" office:value="1.27641e-05">
            <text:p>0.0000127641</text:p>
          </table:table-cell>
          <table:table-cell table:style-name="ACE-70" office:value-type="float" office:value="1.14832e-05">
            <text:p>1.14832E-05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eng_partut</text:p>
          </table:table-cell>
          <table:table-cell table:style-name="ACE-70" office:value-type="string">
            <text:p>English</text:p>
          </table:table-cell>
          <table:table-cell table:style-name="ACE-70" office:value-type="float" office:value="0.68599138059999998">
            <text:p>0.6859913806</text:p>
          </table:table-cell>
          <table:table-cell table:style-name="ACE-72" office:value-type="float" office:value="0.20773744999999999">
            <text:p>0.2077374500</text:p>
          </table:table-cell>
          <table:table-cell table:style-name="ACE-72" office:value-type="float" office:value="1.2715663822000001">
            <text:p>1.2715663822</text:p>
          </table:table-cell>
          <table:table-cell table:style-name="ACE-72" office:value-type="float" office:value="5.6681589778000001">
            <text:p>5.6681589778</text:p>
          </table:table-cell>
          <table:table-cell table:style-name="ACE-72" office:value-type="float" office:value="1.20723e-05">
            <text:p>0.0000120723</text:p>
          </table:table-cell>
          <table:table-cell table:style-name="ACE-70" office:value-type="float" office:value="1.0723900000000001e-05">
            <text:p>1.07239E-05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eus</text:p>
          </table:table-cell>
          <table:table-cell table:style-name="ACE-70" office:value-type="string">
            <text:p>Basque</text:p>
          </table:table-cell>
          <table:table-cell table:style-name="ACE-70" office:value-type="float" office:value="0.31701761639999998">
            <text:p>0.3170176164</text:p>
          </table:table-cell>
          <table:table-cell table:style-name="ACE-72" office:value-type="float" office:value="0.40704344999999997">
            <text:p>0.4070434500</text:p>
          </table:table-cell>
          <table:table-cell table:style-name="ACE-72" office:value-type="float" office:value="1.8928225711">
            <text:p>1.8928225711</text:p>
          </table:table-cell>
          <table:table-cell table:style-name="ACE-72" office:value-type="float" office:value="8.7798234253">
            <text:p>8.7798234253</text:p>
          </table:table-cell>
          <table:table-cell table:style-name="ACE-72" office:value-type="float" office:value="1.6888499999999999e-05">
            <text:p>0.0000168885</text:p>
          </table:table-cell>
          <table:table-cell table:style-name="ACE-70" office:value-type="float" office:value="2.1639999999999999e-05">
            <text:p>2.164E-05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fas</text:p>
          </table:table-cell>
          <table:table-cell table:style-name="ACE-70" office:value-type="string">
            <text:p>Persian</text:p>
          </table:table-cell>
          <table:table-cell table:style-name="ACE-70" office:value-type="float" office:value="0.69103234970000005">
            <text:p>0.6910323497</text:p>
          </table:table-cell>
          <table:table-cell table:style-name="ACE-72" office:value-type="float" office:value="0.25429455000000001">
            <text:p>0.2542945500</text:p>
          </table:table-cell>
          <table:table-cell table:style-name="ACE-72" office:value-type="float" office:value="1.5935074918000001">
            <text:p>1.5935074918</text:p>
          </table:table-cell>
          <table:table-cell table:style-name="ACE-72" office:value-type="float" office:value="3.3871291582">
            <text:p>3.3871291582</text:p>
          </table:table-cell>
          <table:table-cell table:style-name="ACE-72" office:value-type="float" office:value="7.2864999999999996e-06">
            <text:p>0.0000072865</text:p>
          </table:table-cell>
          <table:table-cell table:style-name="ACE-70" office:value-type="float" office:value="2.7483499999999999e-05">
            <text:p>2.74835E-05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fin_ftb</text:p>
          </table:table-cell>
          <table:table-cell table:style-name="ACE-70" office:value-type="string">
            <text:p>Finnish</text:p>
          </table:table-cell>
          <table:table-cell table:style-name="ACE-70" office:value-type="float" office:value="0.23498948049999999">
            <text:p>0.2349894805</text:p>
          </table:table-cell>
          <table:table-cell table:style-name="ACE-72" office:value-type="float" office:value="0.49949710000000003">
            <text:p>0.4994971000</text:p>
          </table:table-cell>
          <table:table-cell table:style-name="ACE-72" office:value-type="float" office:value="1.7281628917">
            <text:p>1.7281628917</text:p>
          </table:table-cell>
          <table:table-cell table:style-name="ACE-72" office:value-type="float" office:value="9.1585895662999999">
            <text:p>9.1585895663</text:p>
          </table:table-cell>
          <table:table-cell table:style-name="ACE-72" office:value-type="float" office:value="9.6638000000000005e-06">
            <text:p>0.0000096638</text:p>
          </table:table-cell>
          <table:table-cell table:style-name="ACE-70" office:value-type="float" office:value="9.3749000000000007e-06">
            <text:p>9.3749E-06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fin_tdt</text:p>
          </table:table-cell>
          <table:table-cell table:style-name="ACE-70" office:value-type="string">
            <text:p>Finnish</text:p>
          </table:table-cell>
          <table:table-cell table:style-name="ACE-70" office:value-type="float" office:value="0.13601625580000001">
            <text:p>0.1360162558</text:p>
          </table:table-cell>
          <table:table-cell table:style-name="ACE-72" office:value-type="float" office:value="0.53579155000000001">
            <text:p>0.5357915500</text:p>
          </table:table-cell>
          <table:table-cell table:style-name="ACE-72" office:value-type="float" office:value="1.6843615989">
            <text:p>1.6843615989</text:p>
          </table:table-cell>
          <table:table-cell table:style-name="ACE-72" office:value-type="float" office:value="9.5021853014000008">
            <text:p>9.5021853014</text:p>
          </table:table-cell>
          <table:table-cell table:style-name="ACE-72" office:value-type="float" office:value="4.9073999999999998e-06">
            <text:p>0.0000049074</text:p>
          </table:table-cell>
          <table:table-cell table:style-name="ACE-70" office:value-type="float" office:value="6.7232999999999996e-06">
            <text:p>6.7233E-06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fra_gsd</text:p>
          </table:table-cell>
          <table:table-cell table:style-name="ACE-70" office:value-type="string">
            <text:p>French</text:p>
          </table:table-cell>
          <table:table-cell table:style-name="ACE-70" office:value-type="float" office:value="0.55799811789999998">
            <text:p>0.5579981179</text:p>
          </table:table-cell>
          <table:table-cell table:style-name="ACE-72" office:value-type="float" office:value="0.31732015000000002">
            <text:p>0.3173201500</text:p>
          </table:table-cell>
          <table:table-cell table:style-name="ACE-72" office:value-type="float" office:value="1.2569076631">
            <text:p>1.2569076631</text:p>
          </table:table-cell>
          <table:table-cell table:style-name="ACE-72" office:value-type="float" office:value="5.9840104932999996">
            <text:p>5.9840104933</text:p>
          </table:table-cell>
          <table:table-cell table:style-name="ACE-72" office:value-type="float" office:value="1.1344200000000001e-05">
            <text:p>0.0000113442</text:p>
          </table:table-cell>
          <table:table-cell table:style-name="ACE-70" office:value-type="float" office:value="1.7294400000000002e-05">
            <text:p>1.72944E-05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fra_sequoia</text:p>
          </table:table-cell>
          <table:table-cell table:style-name="ACE-70" office:value-type="string">
            <text:p>French</text:p>
          </table:table-cell>
          <table:table-cell table:style-name="ACE-70" office:value-type="float" office:value="0.55298711889999996">
            <text:p>0.5529871189</text:p>
          </table:table-cell>
          <table:table-cell table:style-name="ACE-72" office:value-type="float" office:value="0.22858675000000001">
            <text:p>0.2285867500</text:p>
          </table:table-cell>
          <table:table-cell table:style-name="ACE-72" office:value-type="float" office:value="1.3575549817999999">
            <text:p>1.3575549818</text:p>
          </table:table-cell>
          <table:table-cell table:style-name="ACE-72" office:value-type="float" office:value="5.9070019721999998">
            <text:p>5.9070019722</text:p>
          </table:table-cell>
          <table:table-cell table:style-name="ACE-72" office:value-type="float" office:value="6.8963000000000004e-06">
            <text:p>0.0000068963</text:p>
          </table:table-cell>
          <table:table-cell table:style-name="ACE-70" office:value-type="float" office:value="1.6133999999999998e-05">
            <text:p>1.6134E-05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got</text:p>
          </table:table-cell>
          <table:table-cell table:style-name="ACE-70" office:value-type="string">
            <text:p>Gothic</text:p>
          </table:table-cell>
          <table:table-cell table:style-name="ACE-70" office:value-type="float" office:value="0.21205037369999999">
            <text:p>0.2120503737</text:p>
          </table:table-cell>
          <table:table-cell table:style-name="ACE-72" office:value-type="float" office:value="0.21064875">
            <text:p>0.2106487500</text:p>
          </table:table-cell>
          <table:table-cell table:style-name="ACE-72" office:value-type="float" office:value="2.1495622270000001">
            <text:p>2.1495622270</text:p>
          </table:table-cell>
          <table:table-cell table:style-name="ACE-72" office:value-type="float" office:value="10.060677734900001">
            <text:p>10.0606777349</text:p>
          </table:table-cell>
          <table:table-cell table:style-name="ACE-72" office:value-type="float" office:value="1.82515e-05">
            <text:p>0.0000182515</text:p>
          </table:table-cell>
          <table:table-cell table:style-name="ACE-70" office:value-type="float" office:value="3.4802000000000002e-06">
            <text:p>3.4802E-06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grc_perseus</text:p>
          </table:table-cell>
          <table:table-cell table:style-name="ACE-70" office:value-type="string">
            <text:p>Ancient Greek</text:p>
          </table:table-cell>
          <table:table-cell table:style-name="ACE-70" office:value-type="float" office:value="0.1540762319">
            <text:p>0.1540762319</text:p>
          </table:table-cell>
          <table:table-cell table:style-name="ACE-72" office:value-type="float" office:value="0.41621954999999999">
            <text:p>0.4162195500</text:p>
          </table:table-cell>
          <table:table-cell table:style-name="ACE-72" office:value-type="float" office:value="1.9699818916">
            <text:p>1.9699818916</text:p>
          </table:table-cell>
          <table:table-cell table:style-name="ACE-72" office:value-type="float" office:value="8.4555823536000005">
            <text:p>8.4555823536</text:p>
          </table:table-cell>
          <table:table-cell table:style-name="ACE-72" office:value-type="float" office:value="1.82718e-05">
            <text:p>0.0000182718</text:p>
          </table:table-cell>
          <table:table-cell table:style-name="ACE-70" office:value-type="float" office:value="2.3124100000000001e-05">
            <text:p>2.31241E-05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grc_proiel</text:p>
          </table:table-cell>
          <table:table-cell table:style-name="ACE-70" office:value-type="string">
            <text:p>Ancient Greek</text:p>
          </table:table-cell>
          <table:table-cell table:style-name="ACE-70" office:value-type="float" office:value="0.13307019589999999">
            <text:p>0.1330701959</text:p>
          </table:table-cell>
          <table:table-cell table:style-name="ACE-72" office:value-type="float" office:value="0.31952684999999997">
            <text:p>0.3195268500</text:p>
          </table:table-cell>
          <table:table-cell table:style-name="ACE-72" office:value-type="float" office:value="2.1511716768000002">
            <text:p>2.1511716768</text:p>
          </table:table-cell>
          <table:table-cell table:style-name="ACE-72" office:value-type="float" office:value="10.649726555000001">
            <text:p>10.6497265550</text:p>
          </table:table-cell>
          <table:table-cell table:style-name="ACE-72" office:value-type="float" office:value="1.4092300000000001e-05">
            <text:p>0.0000140923</text:p>
          </table:table-cell>
          <table:table-cell table:style-name="ACE-70" office:value-type="float" office:value="1.28653e-05">
            <text:p>1.28653E-05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heb</text:p>
          </table:table-cell>
          <table:table-cell table:style-name="ACE-70" office:value-type="string">
            <text:p>Hebrew</text:p>
          </table:table-cell>
          <table:table-cell table:style-name="ACE-70" office:value-type="float" office:value="0.43902585220000001">
            <text:p>0.4390258522</text:p>
          </table:table-cell>
          <table:table-cell table:style-name="ACE-72" office:value-type="float" office:value="0.26952900000000002">
            <text:p>0.2695290000</text:p>
          </table:table-cell>
          <table:table-cell table:style-name="ACE-72" office:value-type="float" office:value="1.4260651040000001">
            <text:p>1.4260651040</text:p>
          </table:table-cell>
          <table:table-cell table:style-name="ACE-72" office:value-type="float" office:value="7.1005132594999996">
            <text:p>7.1005132595</text:p>
          </table:table-cell>
          <table:table-cell table:style-name="ACE-72" office:value-type="float" office:value="1.25146e-05">
            <text:p>0.0000125146</text:p>
          </table:table-cell>
          <table:table-cell table:style-name="ACE-70" office:value-type="float" office:value="8.9501999999999995e-06">
            <text:p>8.9502E-06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hin</text:p>
          </table:table-cell>
          <table:table-cell table:style-name="ACE-70" office:value-type="string">
            <text:p>Hindi</text:p>
          </table:table-cell>
          <table:table-cell table:style-name="ACE-70" office:value-type="float" office:value="0.67697038359999995">
            <text:p>0.6769703836</text:p>
          </table:table-cell>
          <table:table-cell table:style-name="ACE-72" office:value-type="float" office:value="0.22401860000000001">
            <text:p>0.2240186000</text:p>
          </table:table-cell>
          <table:table-cell table:style-name="ACE-72" office:value-type="float" office:value="1.1966630154">
            <text:p>1.1966630154</text:p>
          </table:table-cell>
          <table:table-cell table:style-name="ACE-72" office:value-type="float" office:value="6.6504498845000004">
            <text:p>6.6504498845</text:p>
          </table:table-cell>
          <table:table-cell table:style-name="ACE-72" office:value-type="float" office:value="3.8795399999999998e-05">
            <text:p>0.0000387954</text:p>
          </table:table-cell>
          <table:table-cell table:style-name="ACE-70" office:value-type="float" office:value="1.6299000000000001e-06">
            <text:p>1.6299E-06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hrv</text:p>
          </table:table-cell>
          <table:table-cell table:style-name="ACE-70" office:value-type="string">
            <text:p>Croatian</text:p>
          </table:table-cell>
          <table:table-cell table:style-name="ACE-70" office:value-type="float" office:value="0.26599953250000002">
            <text:p>0.2659995325</text:p>
          </table:table-cell>
          <table:table-cell table:style-name="ACE-72" office:value-type="float" office:value="0.42265295000000003">
            <text:p>0.4226529500</text:p>
          </table:table-cell>
          <table:table-cell table:style-name="ACE-72" office:value-type="float" office:value="1.5959474956999999">
            <text:p>1.5959474957</text:p>
          </table:table-cell>
          <table:table-cell table:style-name="ACE-72" office:value-type="float" office:value="8.7697968335999992">
            <text:p>8.7697968336</text:p>
          </table:table-cell>
          <table:table-cell table:style-name="ACE-72" office:value-type="float" office:value="1.4518999999999999e-05">
            <text:p>0.0000145190</text:p>
          </table:table-cell>
          <table:table-cell table:style-name="ACE-70" office:value-type="float" office:value="7.4547e-06">
            <text:p>7.4547E-06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hun</text:p>
          </table:table-cell>
          <table:table-cell table:style-name="ACE-70" office:value-type="string">
            <text:p>Hungarian</text:p>
          </table:table-cell>
          <table:table-cell table:style-name="ACE-70" office:value-type="float" office:value="0.39797282309999998">
            <text:p>0.3979728231</text:p>
          </table:table-cell>
          <table:table-cell table:style-name="ACE-72" office:value-type="float" office:value="0.36113600000000001">
            <text:p>0.3611360000</text:p>
          </table:table-cell>
          <table:table-cell table:style-name="ACE-72" office:value-type="float" office:value="1.4119963337999999">
            <text:p>1.4119963338</text:p>
          </table:table-cell>
          <table:table-cell table:style-name="ACE-72" office:value-type="float" office:value="9.6109830159000005">
            <text:p>9.6109830159</text:p>
          </table:table-cell>
          <table:table-cell table:style-name="ACE-72" office:value-type="float" office:value="1.0855200000000001e-05">
            <text:p>0.0000108552</text:p>
          </table:table-cell>
          <table:table-cell table:style-name="ACE-70" office:value-type="float" office:value="7.2958999999999999e-06">
            <text:p>7.2959E-06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ind</text:p>
          </table:table-cell>
          <table:table-cell table:style-name="ACE-70" office:value-type="string">
            <text:p>Indonesian</text:p>
          </table:table-cell>
          <table:table-cell table:style-name="ACE-70" office:value-type="float" office:value="0.80300360240000002">
            <text:p>0.8030036024</text:p>
          </table:table-cell>
          <table:table-cell table:style-name="ACE-72" office:value-type="float" office:value="0.34705275000000002">
            <text:p>0.3470527500</text:p>
          </table:table-cell>
          <table:table-cell table:style-name="ACE-72" office:value-type="float" office:value="1.1349756081">
            <text:p>1.1349756081</text:p>
          </table:table-cell>
          <table:table-cell table:style-name="ACE-72" office:value-type="float" office:value="2.6294303597000002">
            <text:p>2.6294303597</text:p>
          </table:table-cell>
          <table:table-cell table:style-name="ACE-72" office:value-type="float" office:value="6.8906999999999999e-06">
            <text:p>0.0000068907</text:p>
          </table:table-cell>
          <table:table-cell table:style-name="ACE-70" office:value-type="float" office:value="7.5008999999999996e-06">
            <text:p>7.5009E-06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ita_isdt</text:p>
          </table:table-cell>
          <table:table-cell table:style-name="ACE-70" office:value-type="string">
            <text:p>Italian</text:p>
          </table:table-cell>
          <table:table-cell table:style-name="ACE-70" office:value-type="float" office:value="0.53202603800000003">
            <text:p>0.532026038</text:p>
          </table:table-cell>
          <table:table-cell table:style-name="ACE-72" office:value-type="float" office:value="0.29468074999999999">
            <text:p>0.2946807500</text:p>
          </table:table-cell>
          <table:table-cell table:style-name="ACE-72" office:value-type="float" office:value="1.3377713438000001">
            <text:p>1.3377713438</text:p>
          </table:table-cell>
          <table:table-cell table:style-name="ACE-72" office:value-type="float" office:value="6.3381063439999998">
            <text:p>6.3381063440</text:p>
          </table:table-cell>
          <table:table-cell table:style-name="ACE-72" office:value-type="float" office:value="7.4654999999999999e-06">
            <text:p>0.0000074655</text:p>
          </table:table-cell>
          <table:table-cell table:style-name="ACE-70" office:value-type="float" office:value="1.38511e-05">
            <text:p>1.38511E-05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ita_partut</text:p>
          </table:table-cell>
          <table:table-cell table:style-name="ACE-70" office:value-type="string">
            <text:p>Italian</text:p>
          </table:table-cell>
          <table:table-cell table:style-name="ACE-70" office:value-type="float" office:value="0.55704506899999995">
            <text:p>0.557045069</text:p>
          </table:table-cell>
          <table:table-cell table:style-name="ACE-72" office:value-type="float" office:value="0.22098414999999999">
            <text:p>0.2209841500</text:p>
          </table:table-cell>
          <table:table-cell table:style-name="ACE-72" office:value-type="float" office:value="1.4115112184">
            <text:p>1.4115112184</text:p>
          </table:table-cell>
          <table:table-cell table:style-name="ACE-72" office:value-type="float" office:value="6.2810280482999996">
            <text:p>6.2810280483</text:p>
          </table:table-cell>
          <table:table-cell table:style-name="ACE-72" office:value-type="float" office:value="6.1801999999999997e-06">
            <text:p>0.0000061802</text:p>
          </table:table-cell>
          <table:table-cell table:style-name="ACE-70" office:value-type="float" office:value="1.1874e-05">
            <text:p>1.1874E-05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ita_postwita</text:p>
          </table:table-cell>
          <table:table-cell table:style-name="ACE-70" office:value-type="string">
            <text:p>Italian</text:p>
          </table:table-cell>
          <table:table-cell table:style-name="ACE-70" office:value-type="float" office:value="0.5480120839">
            <text:p>0.5480120839</text:p>
          </table:table-cell>
          <table:table-cell table:style-name="ACE-72" office:value-type="float" office:value="0.28103060000000002">
            <text:p>0.2810306000</text:p>
          </table:table-cell>
          <table:table-cell table:style-name="ACE-72" office:value-type="float" office:value="1.3324075487">
            <text:p>1.3324075487</text:p>
          </table:table-cell>
          <table:table-cell table:style-name="ACE-72" office:value-type="float" office:value="7.0218557201999996">
            <text:p>7.0218557202</text:p>
          </table:table-cell>
          <table:table-cell table:style-name="ACE-72" office:value-type="float" office:value="8.9157e-06">
            <text:p>0.0000089157</text:p>
          </table:table-cell>
          <table:table-cell table:style-name="ACE-70" office:value-type="float" office:value="1.9615000000000001e-05">
            <text:p>1.9615E-05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jpn</text:p>
          </table:table-cell>
          <table:table-cell table:style-name="ACE-70" office:value-type="string">
            <text:p>Japanese</text:p>
          </table:table-cell>
          <table:table-cell table:style-name="ACE-70" office:value-type="float" office:value="0.91599383810000001">
            <text:p>0.9159938381</text:p>
          </table:table-cell>
          <table:table-cell table:style-name="ACE-72" office:value-type="float" office:value="0.2907864">
            <text:p>0.2907864000</text:p>
          </table:table-cell>
          <table:table-cell table:style-name="ACE-72" office:value-type="float" office:value="1.0418648859999999">
            <text:p>1.0418648860</text:p>
          </table:table-cell>
          <table:table-cell table:style-name="ACE-72" office:value-type="float" office:value="0">
            <text:p>0.0000000000</text:p>
          </table:table-cell>
          <table:table-cell table:style-name="ACE-72" office:value-type="float" office:value="9.8843999999999998e-06">
            <text:p>0.0000098844</text:p>
          </table:table-cell>
          <table:table-cell table:style-name="ACE-70" office:value-type="float" office:value="1.39799e-05">
            <text:p>1.39799E-05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kor_gsd</text:p>
          </table:table-cell>
          <table:table-cell table:style-name="ACE-70" office:value-type="string">
            <text:p>Korean</text:p>
          </table:table-cell>
          <table:table-cell table:style-name="ACE-70" office:value-type="float" office:value="0.81026535519999998">
            <text:p>0.8102653552</text:p>
          </table:table-cell>
          <table:table-cell table:style-name="ACE-72" office:value-type="float" office:value="0.58122085000000001">
            <text:p>0.5812208500</text:p>
          </table:table-cell>
          <table:table-cell table:style-name="ACE-72" office:value-type="float" office:value="0.9991417641">
            <text:p>0.9991417641</text:p>
          </table:table-cell>
          <table:table-cell table:style-name="ACE-72" office:value-type="float" office:value="0">
            <text:p>0.0000000000</text:p>
          </table:table-cell>
          <table:table-cell table:style-name="ACE-72" office:value-type="float" office:value="3.7913e-06">
            <text:p>0.0000037913</text:p>
          </table:table-cell>
          <table:table-cell table:style-name="ACE-70" office:value-type="float" office:value="4.7119999999999998e-07">
            <text:p>4.712E-07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kor_kaist</text:p>
          </table:table-cell>
          <table:table-cell table:style-name="ACE-70" office:value-type="string">
            <text:p>Korean</text:p>
          </table:table-cell>
          <table:table-cell table:style-name="ACE-70" office:value-type="float" office:value="0.79627831419999995">
            <text:p>0.7962783142</text:p>
          </table:table-cell>
          <table:table-cell table:style-name="ACE-72" office:value-type="float" office:value="0.59272124999999998">
            <text:p>0.5927212500</text:p>
          </table:table-cell>
          <table:table-cell table:style-name="ACE-72" office:value-type="float" office:value="0.99285558659999995">
            <text:p>0.9928555866</text:p>
          </table:table-cell>
          <table:table-cell table:style-name="ACE-72" office:value-type="float" office:value="0">
            <text:p>0.0000000000</text:p>
          </table:table-cell>
          <table:table-cell table:style-name="ACE-72" office:value-type="float" office:value="5.6230000000000002e-06">
            <text:p>0.0000056230</text:p>
          </table:table-cell>
          <table:table-cell table:style-name="ACE-70" office:value-type="float" office:value="6.4580000000000003e-07">
            <text:p>6.458E-07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lat_ittb</text:p>
          </table:table-cell>
          <table:table-cell table:style-name="ACE-70" office:value-type="string">
            <text:p>Latin</text:p>
          </table:table-cell>
          <table:table-cell table:style-name="ACE-70" office:value-type="float" office:value="0.14201027369999999">
            <text:p>0.1420102737</text:p>
          </table:table-cell>
          <table:table-cell table:style-name="ACE-72" office:value-type="float" office:value="0.1908581">
            <text:p>0.1908581000</text:p>
          </table:table-cell>
          <table:table-cell table:style-name="ACE-72" office:value-type="float" office:value="2.3102443889000002">
            <text:p>2.3102443889</text:p>
          </table:table-cell>
          <table:table-cell table:style-name="ACE-72" office:value-type="float" office:value="9.6342982662000001">
            <text:p>9.6342982662</text:p>
          </table:table-cell>
          <table:table-cell table:style-name="ACE-72" office:value-type="float" office:value="2.1773700000000001e-05">
            <text:p>0.0000217737</text:p>
          </table:table-cell>
          <table:table-cell table:style-name="ACE-70" office:value-type="float" office:value="1.6192999999999999e-06">
            <text:p>1.6193E-06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lat_proiel</text:p>
          </table:table-cell>
          <table:table-cell table:style-name="ACE-70" office:value-type="string">
            <text:p>Latin</text:p>
          </table:table-cell>
          <table:table-cell table:style-name="ACE-70" office:value-type="float" office:value="0.16603729480000001">
            <text:p>0.1660372948</text:p>
          </table:table-cell>
          <table:table-cell table:style-name="ACE-72" office:value-type="float" office:value="0.32812079999999999">
            <text:p>0.3281208000</text:p>
          </table:table-cell>
          <table:table-cell table:style-name="ACE-72" office:value-type="float" office:value="2.1096632292000002">
            <text:p>2.1096632292</text:p>
          </table:table-cell>
          <table:table-cell table:style-name="ACE-72" office:value-type="float" office:value="10.4832560157">
            <text:p>10.4832560157</text:p>
          </table:table-cell>
          <table:table-cell table:style-name="ACE-72" office:value-type="float" office:value="1.8047199999999999e-05">
            <text:p>0.0000180472</text:p>
          </table:table-cell>
          <table:table-cell table:style-name="ACE-70" office:value-type="float" office:value="4.4344999999999996e-06">
            <text:p>4.4345E-06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lav</text:p>
          </table:table-cell>
          <table:table-cell table:style-name="ACE-70" office:value-type="string">
            <text:p>Latvian</text:p>
          </table:table-cell>
          <table:table-cell table:style-name="ACE-70" office:value-type="float" office:value="0.23000545459999999">
            <text:p>0.2300054546</text:p>
          </table:table-cell>
          <table:table-cell table:style-name="ACE-72" office:value-type="float" office:value="0.45110115000000001">
            <text:p>0.4511011500</text:p>
          </table:table-cell>
          <table:table-cell table:style-name="ACE-72" office:value-type="float" office:value="1.6759587747">
            <text:p>1.6759587747</text:p>
          </table:table-cell>
          <table:table-cell table:style-name="ACE-72" office:value-type="float" office:value="10.654821415300001">
            <text:p>10.6548214153</text:p>
          </table:table-cell>
          <table:table-cell table:style-name="ACE-72" office:value-type="float" office:value="1.06055e-05">
            <text:p>0.0000106055</text:p>
          </table:table-cell>
          <table:table-cell table:style-name="ACE-70" office:value-type="float" office:value="9.0844999999999992e-06">
            <text:p>9.0845E-06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nld_alpino</text:p>
          </table:table-cell>
          <table:table-cell table:style-name="ACE-70" office:value-type="string">
            <text:p>Dutch</text:p>
          </table:table-cell>
          <table:table-cell table:style-name="ACE-70" office:value-type="float" office:value="0.61099123079999995">
            <text:p>0.6109912308</text:p>
          </table:table-cell>
          <table:table-cell table:style-name="ACE-72" office:value-type="float" office:value="0.30373539999999999">
            <text:p>0.3037354000</text:p>
          </table:table-cell>
          <table:table-cell table:style-name="ACE-72" office:value-type="float" office:value="1.1983765944">
            <text:p>1.1983765944</text:p>
          </table:table-cell>
          <table:table-cell table:style-name="ACE-72" office:value-type="float" office:value="5.3295250036999997">
            <text:p>5.3295250037</text:p>
          </table:table-cell>
          <table:table-cell table:style-name="ACE-72" office:value-type="float" office:value="9.1210999999999998e-06">
            <text:p>0.0000091211</text:p>
          </table:table-cell>
          <table:table-cell table:style-name="ACE-70" office:value-type="float" office:value="1.4445599999999999e-05">
            <text:p>1.44456E-05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nld_lassysmall</text:p>
          </table:table-cell>
          <table:table-cell table:style-name="ACE-70" office:value-type="string">
            <text:p>Dutch</text:p>
          </table:table-cell>
          <table:table-cell table:style-name="ACE-70" office:value-type="float" office:value="0.58700916489999999">
            <text:p>0.5870091649</text:p>
          </table:table-cell>
          <table:table-cell table:style-name="ACE-72" office:value-type="float" office:value="0.29121140000000001">
            <text:p>0.2912114000</text:p>
          </table:table-cell>
          <table:table-cell table:style-name="ACE-72" office:value-type="float" office:value="1.1896765872999999">
            <text:p>1.1896765873</text:p>
          </table:table-cell>
          <table:table-cell table:style-name="ACE-72" office:value-type="float" office:value="4.7096236317000004">
            <text:p>4.7096236317</text:p>
          </table:table-cell>
          <table:table-cell table:style-name="ACE-72" office:value-type="float" office:value="8.0181000000000004e-06">
            <text:p>0.0000080181</text:p>
          </table:table-cell>
          <table:table-cell table:style-name="ACE-70" office:value-type="float" office:value="1.3939e-05">
            <text:p>1.3939E-05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nno</text:p>
          </table:table-cell>
          <table:table-cell table:style-name="ACE-70" office:value-type="string">
            <text:p>Norwegian</text:p>
          </table:table-cell>
          <table:table-cell table:style-name="ACE-70" office:value-type="float" office:value="0.46904089719999997">
            <text:p>0.4690408972</text:p>
          </table:table-cell>
          <table:table-cell table:style-name="ACE-72" office:value-type="float" office:value="0.30649419999999999">
            <text:p>0.3064942000</text:p>
          </table:table-cell>
          <table:table-cell table:style-name="ACE-72" office:value-type="float" office:value="1.3129708913">
            <text:p>1.3129708913</text:p>
          </table:table-cell>
          <table:table-cell table:style-name="ACE-72" office:value-type="float" office:value="7.8268143498000002">
            <text:p>7.8268143498</text:p>
          </table:table-cell>
          <table:table-cell table:style-name="ACE-72" office:value-type="float" office:value="1.29434e-05">
            <text:p>0.0000129434</text:p>
          </table:table-cell>
          <table:table-cell table:style-name="ACE-70" office:value-type="float" office:value="9.7896000000000003e-06">
            <text:p>9.7896E-06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nob</text:p>
          </table:table-cell>
          <table:table-cell table:style-name="ACE-70" office:value-type="string">
            <text:p>Norwegian</text:p>
          </table:table-cell>
          <table:table-cell table:style-name="ACE-70" office:value-type="float" office:value="0.4490178802">
            <text:p>0.4490178802</text:p>
          </table:table-cell>
          <table:table-cell table:style-name="ACE-72" office:value-type="float" office:value="0.29868224999999998">
            <text:p>0.2986822500</text:p>
          </table:table-cell>
          <table:table-cell table:style-name="ACE-72" office:value-type="float" office:value="1.2978061129">
            <text:p>1.2978061129</text:p>
          </table:table-cell>
          <table:table-cell table:style-name="ACE-72" office:value-type="float" office:value="7.6361075723000003">
            <text:p>7.6361075723</text:p>
          </table:table-cell>
          <table:table-cell table:style-name="ACE-72" office:value-type="float" office:value="1.49798e-05">
            <text:p>0.0000149798</text:p>
          </table:table-cell>
          <table:table-cell table:style-name="ACE-70" office:value-type="float" office:value="1.0095700000000001e-05">
            <text:p>1.00957E-05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pol_lfg</text:p>
          </table:table-cell>
          <table:table-cell table:style-name="ACE-70" office:value-type="string">
            <text:p>Polish</text:p>
          </table:table-cell>
          <table:table-cell table:style-name="ACE-70" office:value-type="float" office:value="0.28001054949999998">
            <text:p>0.2800105495</text:p>
          </table:table-cell>
          <table:table-cell table:style-name="ACE-72" office:value-type="float" office:value="0.43699745000000001">
            <text:p>0.4369974500</text:p>
          </table:table-cell>
          <table:table-cell table:style-name="ACE-72" office:value-type="float" office:value="1.5947500033999999">
            <text:p>1.5947500034</text:p>
          </table:table-cell>
          <table:table-cell table:style-name="ACE-72" office:value-type="float" office:value="11.5920974028">
            <text:p>11.5920974028</text:p>
          </table:table-cell>
          <table:table-cell table:style-name="ACE-72" office:value-type="float" office:value="1.14832e-05">
            <text:p>0.0000114832</text:p>
          </table:table-cell>
          <table:table-cell table:style-name="ACE-70" office:value-type="float" office:value="1.36331e-05">
            <text:p>1.36331E-05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pol_sz</text:p>
          </table:table-cell>
          <table:table-cell table:style-name="ACE-70" office:value-type="string">
            <text:p>Polish</text:p>
          </table:table-cell>
          <table:table-cell table:style-name="ACE-70" office:value-type="float" office:value="0.29500158840000001">
            <text:p>0.2950015884</text:p>
          </table:table-cell>
          <table:table-cell table:style-name="ACE-72" office:value-type="float" office:value="0.44439590000000001">
            <text:p>0.4443959000</text:p>
          </table:table-cell>
          <table:table-cell table:style-name="ACE-72" office:value-type="float" office:value="1.5362181558000001">
            <text:p>1.5362181558</text:p>
          </table:table-cell>
          <table:table-cell table:style-name="ACE-72" office:value-type="float" office:value="11.228535196299999">
            <text:p>11.2285351963</text:p>
          </table:table-cell>
          <table:table-cell table:style-name="ACE-72" office:value-type="float" office:value="1.3784199999999999e-05">
            <text:p>0.0000137842</text:p>
          </table:table-cell>
          <table:table-cell table:style-name="ACE-70" office:value-type="float" office:value="1.07187e-05">
            <text:p>1.07187E-05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por</text:p>
          </table:table-cell>
          <table:table-cell table:style-name="ACE-70" office:value-type="string">
            <text:p>Portuguese</text:p>
          </table:table-cell>
          <table:table-cell table:style-name="ACE-70" office:value-type="float" office:value="0.51299503099999999">
            <text:p>0.512995031</text:p>
          </table:table-cell>
          <table:table-cell table:style-name="ACE-72" office:value-type="float" office:value="0.30901040000000002">
            <text:p>0.3090104000</text:p>
          </table:table-cell>
          <table:table-cell table:style-name="ACE-72" office:value-type="float" office:value="1.2990360254">
            <text:p>1.2990360254</text:p>
          </table:table-cell>
          <table:table-cell table:style-name="ACE-72" office:value-type="float" office:value="5.8279478298000003">
            <text:p>5.8279478298</text:p>
          </table:table-cell>
          <table:table-cell table:style-name="ACE-72" office:value-type="float" office:value="1.8288499999999999e-05">
            <text:p>0.0000182885</text:p>
          </table:table-cell>
          <table:table-cell table:style-name="ACE-70" office:value-type="float" office:value="8.7517999999999998e-06">
            <text:p>8.7518E-06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ron_nonstandard</text:p>
          </table:table-cell>
          <table:table-cell table:style-name="ACE-70" office:value-type="string">
            <text:p>Romanian</text:p>
          </table:table-cell>
          <table:table-cell table:style-name="ACE-70" office:value-type="float" office:value="0.2600204995">
            <text:p>0.2600204995</text:p>
          </table:table-cell>
          <table:table-cell table:style-name="ACE-72" office:value-type="float" office:value="0.22072495">
            <text:p>0.2207249500</text:p>
          </table:table-cell>
          <table:table-cell table:style-name="ACE-72" office:value-type="float" office:value="2.2228444401999998">
            <text:p>2.2228444402</text:p>
          </table:table-cell>
          <table:table-cell table:style-name="ACE-72" office:value-type="float" office:value="9.8198172848999992">
            <text:p>9.8198172849</text:p>
          </table:table-cell>
          <table:table-cell table:style-name="ACE-72" office:value-type="float" office:value="2.2632600000000001e-05">
            <text:p>0.0000226326</text:p>
          </table:table-cell>
          <table:table-cell table:style-name="ACE-70" office:value-type="float" office:value="3.1671699999999997e-05">
            <text:p>3.16717E-05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ron_rrt</text:p>
          </table:table-cell>
          <table:table-cell table:style-name="ACE-70" office:value-type="string">
            <text:p>Romanian</text:p>
          </table:table-cell>
          <table:table-cell table:style-name="ACE-70" office:value-type="float" office:value="0.3460016903">
            <text:p>0.3460016903</text:p>
          </table:table-cell>
          <table:table-cell table:style-name="ACE-72" office:value-type="float" office:value="0.37160775000000001">
            <text:p>0.3716077500</text:p>
          </table:table-cell>
          <table:table-cell table:style-name="ACE-72" office:value-type="float" office:value="1.5718405648">
            <text:p>1.5718405648</text:p>
          </table:table-cell>
          <table:table-cell table:style-name="ACE-72" office:value-type="float" office:value="8.7918254863000005">
            <text:p>8.7918254863</text:p>
          </table:table-cell>
          <table:table-cell table:style-name="ACE-72" office:value-type="float" office:value="6.4197999999999999e-06">
            <text:p>0.0000064198</text:p>
          </table:table-cell>
          <table:table-cell table:style-name="ACE-70" office:value-type="float" office:value="8.8953999999999996e-06">
            <text:p>8.8954E-06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rus_gsd</text:p>
          </table:table-cell>
          <table:table-cell table:style-name="ACE-70" office:value-type="string">
            <text:p>Russian</text:p>
          </table:table-cell>
          <table:table-cell table:style-name="ACE-70" office:value-type="float" office:value="0.33100765440000002">
            <text:p>0.3310076544</text:p>
          </table:table-cell>
          <table:table-cell table:style-name="ACE-72" office:value-type="float" office:value="0.48624374999999997">
            <text:p>0.4862437500</text:p>
          </table:table-cell>
          <table:table-cell table:style-name="ACE-72" office:value-type="float" office:value="1.4431966602999999">
            <text:p>1.4431966603</text:p>
          </table:table-cell>
          <table:table-cell table:style-name="ACE-72" office:value-type="float" office:value="8.0542732222000009">
            <text:p>8.0542732222</text:p>
          </table:table-cell>
          <table:table-cell table:style-name="ACE-72" office:value-type="float" office:value="9.3071999999999996e-06">
            <text:p>0.0000093072</text:p>
          </table:table-cell>
          <table:table-cell table:style-name="ACE-70" office:value-type="float" office:value="7.1887000000000003e-06">
            <text:p>7.1887E-06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rus_syntagrus</text:p>
          </table:table-cell>
          <table:table-cell table:style-name="ACE-70" office:value-type="string">
            <text:p>Russian</text:p>
          </table:table-cell>
          <table:table-cell table:style-name="ACE-70" office:value-type="float" office:value="0.24202346059999999">
            <text:p>0.2420234606</text:p>
          </table:table-cell>
          <table:table-cell table:style-name="ACE-72" office:value-type="float" office:value="0.48636499999999999">
            <text:p>0.4863650000</text:p>
          </table:table-cell>
          <table:table-cell table:style-name="ACE-72" office:value-type="float" office:value="1.6029145579999999">
            <text:p>1.6029145580</text:p>
          </table:table-cell>
          <table:table-cell table:style-name="ACE-72" office:value-type="float" office:value="9.4136624658999999">
            <text:p>9.4136624659</text:p>
          </table:table-cell>
          <table:table-cell table:style-name="ACE-72" office:value-type="float" office:value="1.05545e-05">
            <text:p>0.0000105545</text:p>
          </table:table-cell>
          <table:table-cell table:style-name="ACE-70" office:value-type="float" office:value="1.09312e-05">
            <text:p>1.09312E-05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slk</text:p>
          </table:table-cell>
          <table:table-cell table:style-name="ACE-70" office:value-type="string">
            <text:p>Slovak</text:p>
          </table:table-cell>
          <table:table-cell table:style-name="ACE-70" office:value-type="float" office:value="0.30404056750000003">
            <text:p>0.3040405675</text:p>
          </table:table-cell>
          <table:table-cell table:style-name="ACE-72" office:value-type="float" office:value="0.44149939999999999">
            <text:p>0.4414994000</text:p>
          </table:table-cell>
          <table:table-cell table:style-name="ACE-72" office:value-type="float" office:value="1.5715692452000001">
            <text:p>1.5715692452</text:p>
          </table:table-cell>
          <table:table-cell table:style-name="ACE-72" office:value-type="float" office:value="10.951385248999999">
            <text:p>10.9513852490</text:p>
          </table:table-cell>
          <table:table-cell table:style-name="ACE-72" office:value-type="float" office:value="1.35081e-05">
            <text:p>0.0000135081</text:p>
          </table:table-cell>
          <table:table-cell table:style-name="ACE-70" office:value-type="float" office:value="1.03064e-05">
            <text:p>1.03064E-05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slv</text:p>
          </table:table-cell>
          <table:table-cell table:style-name="ACE-70" office:value-type="string">
            <text:p>Slovenian</text:p>
          </table:table-cell>
          <table:table-cell table:style-name="ACE-70" office:value-type="float" office:value="0.2840205475">
            <text:p>0.2840205475</text:p>
          </table:table-cell>
          <table:table-cell table:style-name="ACE-72" office:value-type="float" office:value="0.42433355">
            <text:p>0.4243335500</text:p>
          </table:table-cell>
          <table:table-cell table:style-name="ACE-72" office:value-type="float" office:value="1.5598233405999999">
            <text:p>1.5598233406</text:p>
          </table:table-cell>
          <table:table-cell table:style-name="ACE-72" office:value-type="float" office:value="9.4197569160000008">
            <text:p>9.4197569160</text:p>
          </table:table-cell>
          <table:table-cell table:style-name="ACE-72" office:value-type="float" office:value="1.21136e-05">
            <text:p>0.0000121136</text:p>
          </table:table-cell>
          <table:table-cell table:style-name="ACE-70" office:value-type="float" office:value="1.00413e-05">
            <text:p>1.00413E-05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spa_ancora</text:p>
          </table:table-cell>
          <table:table-cell table:style-name="ACE-70" office:value-type="string">
            <text:p>Spanish</text:p>
          </table:table-cell>
          <table:table-cell table:style-name="ACE-70" office:value-type="float" office:value="0.49500698300000001">
            <text:p>0.495006983</text:p>
          </table:table-cell>
          <table:table-cell table:style-name="ACE-72" office:value-type="float" office:value="0.30828604999999998">
            <text:p>0.3082860500</text:p>
          </table:table-cell>
          <table:table-cell table:style-name="ACE-72" office:value-type="float" office:value="1.3048295252">
            <text:p>1.3048295252</text:p>
          </table:table-cell>
          <table:table-cell table:style-name="ACE-72" office:value-type="float" office:value="6.4525356734999999">
            <text:p>6.4525356735</text:p>
          </table:table-cell>
          <table:table-cell table:style-name="ACE-72" office:value-type="float" office:value="8.3345999999999998e-06">
            <text:p>0.0000083346</text:p>
          </table:table-cell>
          <table:table-cell table:style-name="ACE-70" office:value-type="float" office:value="7.4576999999999998e-06">
            <text:p>7.4577E-06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spa_gsd</text:p>
          </table:table-cell>
          <table:table-cell table:style-name="ACE-70" office:value-type="string">
            <text:p>Spanish</text:p>
          </table:table-cell>
          <table:table-cell table:style-name="ACE-70" office:value-type="float" office:value="0.53402804000000004">
            <text:p>0.53402804</text:p>
          </table:table-cell>
          <table:table-cell table:style-name="ACE-72" office:value-type="float" office:value="0.33001615000000001">
            <text:p>0.3300161500</text:p>
          </table:table-cell>
          <table:table-cell table:style-name="ACE-72" office:value-type="float" office:value="1.2885799992">
            <text:p>1.2885799992</text:p>
          </table:table-cell>
          <table:table-cell table:style-name="ACE-72" office:value-type="float" office:value="6.7793004787999998">
            <text:p>6.7793004788</text:p>
          </table:table-cell>
          <table:table-cell table:style-name="ACE-72" office:value-type="float" office:value="7.0045999999999998e-06">
            <text:p>0.0000070046</text:p>
          </table:table-cell>
          <table:table-cell table:style-name="ACE-70" office:value-type="float" office:value="8.3046000000000001e-06">
            <text:p>8.3046E-06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srp</text:p>
          </table:table-cell>
          <table:table-cell table:style-name="ACE-70" office:value-type="string">
            <text:p>Serbian</text:p>
          </table:table-cell>
          <table:table-cell table:style-name="ACE-70" office:value-type="float" office:value="0.26694658729999998">
            <text:p>0.2669465873</text:p>
          </table:table-cell>
          <table:table-cell table:style-name="ACE-72" office:value-type="float" office:value="0.33997260000000001">
            <text:p>0.3399726000</text:p>
          </table:table-cell>
          <table:table-cell table:style-name="ACE-72" office:value-type="float" office:value="1.7217274564">
            <text:p>1.7217274564</text:p>
          </table:table-cell>
          <table:table-cell table:style-name="ACE-72" office:value-type="float" office:value="7.0308403376999999">
            <text:p>7.0308403377</text:p>
          </table:table-cell>
          <table:table-cell table:style-name="ACE-72" office:value-type="float" office:value="1.14968e-05">
            <text:p>0.0000114968</text:p>
          </table:table-cell>
          <table:table-cell table:style-name="ACE-70" office:value-type="float" office:value="7.0725999999999998e-06">
            <text:p>7.0726E-06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swe_lines</text:p>
          </table:table-cell>
          <table:table-cell table:style-name="ACE-70" office:value-type="string">
            <text:p>Swedish</text:p>
          </table:table-cell>
          <table:table-cell table:style-name="ACE-70" office:value-type="float" office:value="0.46404488319999998">
            <text:p>0.4640448832</text:p>
          </table:table-cell>
          <table:table-cell table:style-name="ACE-72" office:value-type="float" office:value="0.26222295000000001">
            <text:p>0.2622229500</text:p>
          </table:table-cell>
          <table:table-cell table:style-name="ACE-72" office:value-type="float" office:value="1.3514969776000001">
            <text:p>1.3514969776</text:p>
          </table:table-cell>
          <table:table-cell table:style-name="ACE-72" office:value-type="float" office:value="7.8683453127999998">
            <text:p>7.8683453128</text:p>
          </table:table-cell>
          <table:table-cell table:style-name="ACE-72" office:value-type="float" office:value="1.3888499999999999e-05">
            <text:p>0.0000138885</text:p>
          </table:table-cell>
          <table:table-cell table:style-name="ACE-70" office:value-type="float" office:value="9.8152000000000005e-06">
            <text:p>9.8152E-06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swe_talbanken</text:p>
          </table:table-cell>
          <table:table-cell table:style-name="ACE-70" office:value-type="string">
            <text:p>Swedish</text:p>
          </table:table-cell>
          <table:table-cell table:style-name="ACE-70" office:value-type="float" office:value="0.44000587410000003">
            <text:p>0.4400058741</text:p>
          </table:table-cell>
          <table:table-cell table:style-name="ACE-72" office:value-type="float" office:value="0.28355390000000003">
            <text:p>0.2835539000</text:p>
          </table:table-cell>
          <table:table-cell table:style-name="ACE-72" office:value-type="float" office:value="1.4247117064000001">
            <text:p>1.4247117064</text:p>
          </table:table-cell>
          <table:table-cell table:style-name="ACE-72" office:value-type="float" office:value="7.7918242445999999">
            <text:p>7.7918242446</text:p>
          </table:table-cell>
          <table:table-cell table:style-name="ACE-72" office:value-type="float" office:value="1.2323299999999999e-05">
            <text:p>0.0000123233</text:p>
          </table:table-cell>
          <table:table-cell table:style-name="ACE-70" office:value-type="float" office:value="1.02436e-05">
            <text:p>1.02436E-05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tur</text:p>
          </table:table-cell>
          <table:table-cell table:style-name="ACE-70" office:value-type="string">
            <text:p>Turkish</text:p>
          </table:table-cell>
          <table:table-cell table:style-name="ACE-70" office:value-type="float" office:value="0.22501543460000001">
            <text:p>0.2250154346</text:p>
          </table:table-cell>
          <table:table-cell table:style-name="ACE-72" office:value-type="float" office:value="0.43259714999999999">
            <text:p>0.4325971500</text:p>
          </table:table-cell>
          <table:table-cell table:style-name="ACE-72" office:value-type="float" office:value="2.4347517112000001">
            <text:p>2.4347517112</text:p>
          </table:table-cell>
          <table:table-cell table:style-name="ACE-72" office:value-type="float" office:value="9.5026134234999997">
            <text:p>9.5026134235</text:p>
          </table:table-cell>
          <table:table-cell table:style-name="ACE-72" office:value-type="float" office:value="6.0325999999999996e-06">
            <text:p>0.0000060326</text:p>
          </table:table-cell>
          <table:table-cell table:style-name="ACE-70" office:value-type="float" office:value="1.2837799999999999e-05">
            <text:p>1.28378E-05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uig</text:p>
          </table:table-cell>
          <table:table-cell table:style-name="ACE-70" office:value-type="string">
            <text:p>Uyghur</text:p>
          </table:table-cell>
          <table:table-cell table:style-name="ACE-70" office:value-type="float" office:value="0.37099374819999997">
            <text:p>0.3709937482</text:p>
          </table:table-cell>
          <table:table-cell table:style-name="ACE-72" office:value-type="float" office:value="0.35230384999999997">
            <text:p>0.3523038500</text:p>
          </table:table-cell>
          <table:table-cell table:style-name="ACE-72" office:value-type="float" office:value="3.4308375283000001">
            <text:p>3.4308375283</text:p>
          </table:table-cell>
          <table:table-cell table:style-name="ACE-72" office:value-type="float" office:value="6.7933819092999999">
            <text:p>6.7933819093</text:p>
          </table:table-cell>
          <table:table-cell table:style-name="ACE-72" office:value-type="float" office:value="7.0280999999999997e-06">
            <text:p>0.0000070281</text:p>
          </table:table-cell>
          <table:table-cell table:style-name="ACE-70" office:value-type="float" office:value="0.00015477439999999999">
            <text:p>0.0001547744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ukr</text:p>
          </table:table-cell>
          <table:table-cell table:style-name="ACE-70" office:value-type="string">
            <text:p>Ukrainian</text:p>
          </table:table-cell>
          <table:table-cell table:style-name="ACE-70" office:value-type="float" office:value="0.31899264529999999">
            <text:p>0.3189926453</text:p>
          </table:table-cell>
          <table:table-cell table:style-name="ACE-72" office:value-type="float" office:value="0.46980860000000002">
            <text:p>0.4698086000</text:p>
          </table:table-cell>
          <table:table-cell table:style-name="ACE-72" office:value-type="float" office:value="1.4681968513999999">
            <text:p>1.4681968514</text:p>
          </table:table-cell>
          <table:table-cell table:style-name="ACE-72" office:value-type="float" office:value="9.8587976962999999">
            <text:p>9.8587976963</text:p>
          </table:table-cell>
          <table:table-cell table:style-name="ACE-72" office:value-type="float" office:value="1.4595e-05">
            <text:p>0.0000145950</text:p>
          </table:table-cell>
          <table:table-cell table:style-name="ACE-70" office:value-type="float" office:value="8.7254999999999997e-06">
            <text:p>8.7255E-06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urd</text:p>
          </table:table-cell>
          <table:table-cell table:style-name="ACE-70" office:value-type="string">
            <text:p>Urdu</text:p>
          </table:table-cell>
          <table:table-cell table:style-name="ACE-70" office:value-type="float" office:value="0.73700946460000005">
            <text:p>0.7370094646</text:p>
          </table:table-cell>
          <table:table-cell table:style-name="ACE-72" office:value-type="float" office:value="0.2025786">
            <text:p>0.2025786000</text:p>
          </table:table-cell>
          <table:table-cell table:style-name="ACE-72" office:value-type="float" office:value="1.128423476">
            <text:p>1.1284234760</text:p>
          </table:table-cell>
          <table:table-cell table:style-name="ACE-72" office:value-type="float" office:value="6.1066446524">
            <text:p>6.1066446524</text:p>
          </table:table-cell>
          <table:table-cell table:style-name="ACE-72" office:value-type="float" office:value="4.7607700000000002e-05">
            <text:p>0.0000476077</text:p>
          </table:table-cell>
          <table:table-cell table:style-name="ACE-70" office:value-type="float" office:value="4.3672000000000003e-06">
            <text:p>4.3672E-06</text:p>
          </table:table-cell>
          <table:table-cell table:number-columns-repeated="120" table:style-name="ACE-71"/>
        </table:table-row>
        <table:table-row table:style-name="AROW-3">
          <table:table-cell table:style-name="ACE-70" office:value-type="string">
            <text:p>vie</text:p>
          </table:table-cell>
          <table:table-cell table:style-name="ACE-70" office:value-type="string">
            <text:p>Vietnamese</text:p>
          </table:table-cell>
          <table:table-cell table:style-name="ACE-70" office:value-type="string">
            <text:p>NA</text:p>
          </table:table-cell>
          <table:table-cell table:style-name="ACE-72" office:value-type="float" office:value="0.1766424">
            <text:p>0.1766424000</text:p>
          </table:table-cell>
          <table:table-cell table:style-name="ACE-72" office:value-type="float" office:value="1">
            <text:p>1.0000000000</text:p>
          </table:table-cell>
          <table:table-cell table:style-name="ACE-72" office:value-type="float" office:value="0">
            <text:p>0.0000000000</text:p>
          </table:table-cell>
          <table:table-cell table:style-name="ACE-72" office:value-type="float" office:value="1.10126e-05">
            <text:p>0.0000110126</text:p>
          </table:table-cell>
          <table:table-cell table:style-name="ACE-70" office:value-type="string">
            <text:p>NA</text:p>
          </table:table-cell>
          <table:table-cell table:number-columns-repeated="120" table:style-name="ACE-71"/>
        </table:table-row>
        <table:table-row table:style-name="AROW-0" table:number-rows-repeated="64">
          <table:table-cell table:number-columns-repeated="128" table:style-name="ACE-71"/>
        </table:table-row>
        <table:named-expressions>
          <table:named-expression table:name="Print_Area" table:expression="of:=#REF!" table:base-cell-address="$'submitted results'.$A$1"/>
          <table:named-expression table:name="Sheet_Title" table:expression="of:=&quot;submitted results&quot;" table:base-cell-address="$'submitted results'.$A$1"/>
        </table:named-expressions>
        <gnm:selections gnm:cursor-col="0" gnm:cursor-row="0">
          <gnm:selection gnm:start-col="0" gnm:start-row="0" gnm:end-col="7" gnm:end-row="6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10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  <style:page-layout style:name="pl-5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6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Top 10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Pivot Table_Top_10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TTR vs Average regularity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Top 20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Pivot Table_Top_20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5" style:display-name="common UD&amp;PBC" style:page-layout-name="pl-5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6" style:display-name="submitted results" style:page-layout-name="pl-6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9-07-22T08:38:48Z</dc:date>
    <meta:creation-date>2019-07-11T12:25:59Z</meta:creation-date>
    <meta:editing-cycles>2</meta:editing-cycles>
    <meta:editing-duration>PT3H15M31S</meta:editing-duration>
    <meta:generator>gnumeric/1.12.35</meta:generator>
  </office:meta>
</office:document-meta>
</file>